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1.111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dc2300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style:font-name="Arial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00ff" style:font-name="Arial" style:font-name-asian="WenQuanYi Micro Hei" style:font-name-complex="Lohit Hindi"/>
    </style:style>
    <style:style style:name="ce14" style:family="table-cell" style:parent-style-name="Default">
      <style:text-properties fo:color="#dc2300" style:font-name="Arial" style:font-name-asian="WenQuanYi Micro Hei" style:font-name-complex="Lohit Hindi"/>
    </style:style>
    <style:style style:name="ce15" style:family="table-cell" style:parent-style-name="Default">
      <style:text-properties fo:color="#0000ff"/>
    </style:style>
    <style:style style:name="ce18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19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0" style:family="table-cell" style:parent-style-name="Default">
      <style:text-properties style:use-window-font-color="true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1" style:family="table-cell" style:parent-style-name="Default">
      <style:text-properties fo:color="#1f1c1b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12"/>
        <table:table-column table:style-name="co3" table:default-cell-style-name="Default"/>
        <table:table-column table:style-name="co2" table:default-cell-style-name="ce15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Article / Info</text:p>
          </table:table-cell>
          <table:table-cell office:value-type="string">
            <text:p>Prefix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4" office:value-type="string">
            <text:p>English</text:p>
          </table:table-cell>
          <table:table-cell/>
          <table:table-cell table:style-name="ce4" office:value-type="string">
            <text:p>Wiktionary</text:p>
          </table:table-cell>
          <table:table-cell office:value-type="string">
            <text:p>dict.leo.org</text:p>
          </table:table-cell>
          <table:table-cell office:value-type="string">
            <text:p>de.thefreedictionary.com</text:p>
          </table:table-cell>
          <table:table-cell office:value-type="string">
            <text:p>duden.de</text:p>
          </table:table-cell>
          <table:table-cell office:value-type="string">
            <text:p>canoo.net</text:p>
          </table:table-cell>
          <table:table-cell/>
          <table:table-cell office:value-type="string">
            <text:p>⍨</text:p>
          </table:table-cell>
          <table:table-cell table:style-name="ce11" office:value-type="string">
            <text:p>–</text:p>
          </table:table-cell>
        </table:table-row>
        <table:table-row table:style-name="ro2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3" table:formula="of:=HYPERLINK(CONCATENATE([.$Q$2]; [.C2]; [.$Q$3]); [.C2])" office:value-type="string" office:string-value="abhängig">
            <text:p>abhängig</text:p>
          </table:table-cell>
          <table:table-cell table:style-name="ce8" table:formula="of:=HYPERLINK(CONCATENATE([.$Q$5]; [.C2]; [.$Q$6]); [.C2])" office:value-type="string" office:string-value="abhängig">
            <text:p>abhängig</text:p>
          </table:table-cell>
          <table:table-cell table:style-name="ce8" table:formula="of:=HYPERLINK(CONCATENATE([.$Q$8]; [.C2]); [.C2])" office:value-type="string" office:string-value="abhängig">
            <text:p>abhängig</text:p>
          </table:table-cell>
          <table:table-cell table:style-name="ce8" table:formula="of:=HYPERLINK(CONCATENATE([.$Q$10]; [.C2]); [.C2])" office:value-type="string" office:string-value="abhängig">
            <text:p>abhängig</text:p>
          </table:table-cell>
          <table:table-cell table:style-name="ce19" table:formula="of:=HYPERLINK(CONCATENATE([.$Q$12]; [.C2]; [.$Q$13]); [.C2])" office:value-type="string" office:string-value="abhängig">
            <text:p>abhängig</text:p>
          </table:table-cell>
          <table:table-cell table:style-name="ce19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3" table:formula="of:=HYPERLINK(CONCATENATE([.$Q$2]; [.C3]; [.$Q$3]); [.C3])" office:value-type="string" office:string-value="acht">
            <text:p>acht</text:p>
          </table:table-cell>
          <table:table-cell table:style-name="ce8" table:formula="of:=HYPERLINK(CONCATENATE([.$Q$5]; [.C3]; [.$Q$6]); [.C3])" office:value-type="string" office:string-value="acht">
            <text:p>acht</text:p>
          </table:table-cell>
          <table:table-cell table:style-name="ce8" table:formula="of:=HYPERLINK(CONCATENATE([.$Q$8]; [.C3]); [.C3])" office:value-type="string" office:string-value="acht">
            <text:p>acht</text:p>
          </table:table-cell>
          <table:table-cell table:style-name="ce8" table:formula="of:=HYPERLINK(CONCATENATE([.$Q$10]; [.C3]); [.C3])" office:value-type="string" office:string-value="acht">
            <text:p>acht</text:p>
          </table:table-cell>
          <table:table-cell table:style-name="ce19" table:formula="of:=HYPERLINK(CONCATENATE([.$Q$12]; [.C3]; [.$Q$13]); [.C3])" office:value-type="string" office:string-value="acht">
            <text:p>acht</text:p>
          </table:table-cell>
          <table:table-cell table:style-name="ce19"/>
          <table:table-cell table:style-name="ce21" office:value-type="string">
            <text:p>#German</text:p>
          </table:table-cell>
          <table:table-cell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3" table:formula="of:=HYPERLINK(CONCATENATE([.$Q$2]; [.C4]; [.$Q$3]); [.C4])" office:value-type="string" office:string-value="Achtung">
            <text:p>Achtung</text:p>
          </table:table-cell>
          <table:table-cell table:style-name="ce8" table:formula="of:=HYPERLINK(CONCATENATE([.$Q$5]; [.C4]; [.$Q$6]); [.C4])" office:value-type="string" office:string-value="Achtung">
            <text:p>Achtung</text:p>
          </table:table-cell>
          <table:table-cell table:style-name="ce8" table:formula="of:=HYPERLINK(CONCATENATE([.$Q$8]; [.C4]); [.C4])" office:value-type="string" office:string-value="Achtung">
            <text:p>Achtung</text:p>
          </table:table-cell>
          <table:table-cell table:style-name="ce8" table:formula="of:=HYPERLINK(CONCATENATE([.$Q$10]; [.C4]); [.C4])" office:value-type="string" office:string-value="Achtung">
            <text:p>Achtung</text:p>
          </table:table-cell>
          <table:table-cell table:style-name="ce19" table:formula="of:=HYPERLINK(CONCATENATE([.$Q$12]; [.C4]; [.$Q$13]); [.C4])" office:value-type="string" office:string-value="Achtung">
            <text:p>Acht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3" table:formula="of:=HYPERLINK(CONCATENATE([.$Q$2]; [.C5]; [.$Q$3]); [.C5])" office:value-type="string" office:string-value="Administrator">
            <text:p>Administrator</text:p>
          </table:table-cell>
          <table:table-cell table:style-name="ce8" table:formula="of:=HYPERLINK(CONCATENATE([.$Q$5]; [.C5]; [.$Q$6]); [.C5])" office:value-type="string" office:string-value="Administrator">
            <text:p>Administrator</text:p>
          </table:table-cell>
          <table:table-cell table:style-name="ce8" table:formula="of:=HYPERLINK(CONCATENATE([.$Q$8]; [.C5]); [.C5])" office:value-type="string" office:string-value="Administrator">
            <text:p>Administrator</text:p>
          </table:table-cell>
          <table:table-cell table:style-name="ce8" table:formula="of:=HYPERLINK(CONCATENATE([.$Q$10]; [.C5]); [.C5])" office:value-type="string" office:string-value="Administrator">
            <text:p>Administrator</text:p>
          </table:table-cell>
          <table:table-cell table:style-name="ce19" table:formula="of:=HYPERLINK(CONCATENATE([.$Q$12]; [.C5]; [.$Q$13]); [.C5])" office:value-type="string" office:string-value="Administrator">
            <text:p>Administrator</text:p>
          </table:table-cell>
          <table:table-cell table:style-name="ce19"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3" table:formula="of:=HYPERLINK(CONCATENATE([.$Q$2]; [.C6]; [.$Q$3]); [.C6])" office:value-type="string" office:string-value="ähneln">
            <text:p>ähneln</text:p>
          </table:table-cell>
          <table:table-cell table:style-name="ce8" table:formula="of:=HYPERLINK(CONCATENATE([.$Q$5]; [.C6]; [.$Q$6]); [.C6])" office:value-type="string" office:string-value="ähneln">
            <text:p>ähneln</text:p>
          </table:table-cell>
          <table:table-cell table:style-name="ce8" table:formula="of:=HYPERLINK(CONCATENATE([.$Q$8]; [.C6]); [.C6])" office:value-type="string" office:string-value="ähneln">
            <text:p>ähneln</text:p>
          </table:table-cell>
          <table:table-cell table:style-name="ce8" table:formula="of:=HYPERLINK(CONCATENATE([.$Q$10]; [.C6]); [.C6])" office:value-type="string" office:string-value="ähneln">
            <text:p>ähneln</text:p>
          </table:table-cell>
          <table:table-cell table:style-name="ce19" table:formula="of:=HYPERLINK(CONCATENATE([.$Q$12]; [.C6]; [.$Q$13]); [.C6])" office:value-type="string" office:string-value="ähneln">
            <text:p>ähneln</text:p>
          </table:table-cell>
          <table:table-cell table:style-name="ce19"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3" table:formula="of:=HYPERLINK(CONCATENATE([.$Q$2]; [.C7]; [.$Q$3]); [.C7])" office:value-type="string" office:string-value="ähnlich">
            <text:p>ähnlich</text:p>
          </table:table-cell>
          <table:table-cell table:style-name="ce8" table:formula="of:=HYPERLINK(CONCATENATE([.$Q$5]; [.C7]; [.$Q$6]); [.C7])" office:value-type="string" office:string-value="ähnlich">
            <text:p>ähnlich</text:p>
          </table:table-cell>
          <table:table-cell table:style-name="ce8" table:formula="of:=HYPERLINK(CONCATENATE([.$Q$8]; [.C7]); [.C7])" office:value-type="string" office:string-value="ähnlich">
            <text:p>ähnlich</text:p>
          </table:table-cell>
          <table:table-cell table:style-name="ce8" table:formula="of:=HYPERLINK(CONCATENATE([.$Q$10]; [.C7]); [.C7])" office:value-type="string" office:string-value="ähnlich">
            <text:p>ähnlich</text:p>
          </table:table-cell>
          <table:table-cell table:style-name="ce19" table:formula="of:=HYPERLINK(CONCATENATE([.$Q$12]; [.C7]; [.$Q$13]); [.C7])" office:value-type="string" office:string-value="ähnlich">
            <text:p>ähnl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3" table:formula="of:=HYPERLINK(CONCATENATE([.$Q$2]; [.C8]; [.$Q$3]); [.C8])" office:value-type="string" office:string-value="aktiv">
            <text:p>aktiv</text:p>
          </table:table-cell>
          <table:table-cell table:style-name="ce8" table:formula="of:=HYPERLINK(CONCATENATE([.$Q$5]; [.C8]; [.$Q$6]); [.C8])" office:value-type="string" office:string-value="aktiv">
            <text:p>aktiv</text:p>
          </table:table-cell>
          <table:table-cell table:style-name="ce8" table:formula="of:=HYPERLINK(CONCATENATE([.$Q$8]; [.C8]); [.C8])" office:value-type="string" office:string-value="aktiv">
            <text:p>aktiv</text:p>
          </table:table-cell>
          <table:table-cell table:style-name="ce8" table:formula="of:=HYPERLINK(CONCATENATE([.$Q$10]; [.C8]); [.C8])" office:value-type="string" office:string-value="aktiv">
            <text:p>aktiv</text:p>
          </table:table-cell>
          <table:table-cell table:style-name="ce19" table:formula="of:=HYPERLINK(CONCATENATE([.$Q$12]; [.C8]; [.$Q$13]); [.C8])" office:value-type="string" office:string-value="aktiv">
            <text:p>aktiv</text:p>
          </table:table-cell>
          <table:table-cell table:style-name="ce19"/>
          <table:table-cell office:value-type="string">
            <text:p><text:a xlink:href="http://de.thefreedictionary.com/" xlink:type="simple">http://de.thefreedictionary.com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3" table:formula="of:=HYPERLINK(CONCATENATE([.$Q$2]; [.C9]; [.$Q$3]); [.C9])" office:value-type="string" office:string-value="aktuell">
            <text:p>aktuell</text:p>
          </table:table-cell>
          <table:table-cell table:style-name="ce8" table:formula="of:=HYPERLINK(CONCATENATE([.$Q$5]; [.C9]; [.$Q$6]); [.C9])" office:value-type="string" office:string-value="aktuell">
            <text:p>aktuell</text:p>
          </table:table-cell>
          <table:table-cell table:style-name="ce8" table:formula="of:=HYPERLINK(CONCATENATE([.$Q$8]; [.C9]); [.C9])" office:value-type="string" office:string-value="aktuell">
            <text:p>aktuell</text:p>
          </table:table-cell>
          <table:table-cell table:style-name="ce8" table:formula="of:=HYPERLINK(CONCATENATE([.$Q$10]; [.C9]); [.C9])" office:value-type="string" office:string-value="aktuell">
            <text:p>aktuell</text:p>
          </table:table-cell>
          <table:table-cell table:style-name="ce19" table:formula="of:=HYPERLINK(CONCATENATE([.$Q$12]; [.C9]; [.$Q$13]); [.C9])" office:value-type="string" office:string-value="aktuell">
            <text:p>aktu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3" table:formula="of:=HYPERLINK(CONCATENATE([.$Q$2]; [.C10]; [.$Q$3]); [.C10])" office:value-type="string" office:string-value="Alkohol">
            <text:p>Alkohol</text:p>
          </table:table-cell>
          <table:table-cell table:style-name="ce8" table:formula="of:=HYPERLINK(CONCATENATE([.$Q$5]; [.C10]; [.$Q$6]); [.C10])" office:value-type="string" office:string-value="Alkohol">
            <text:p>Alkohol</text:p>
          </table:table-cell>
          <table:table-cell table:style-name="ce8" table:formula="of:=HYPERLINK(CONCATENATE([.$Q$8]; [.C10]); [.C10])" office:value-type="string" office:string-value="Alkohol">
            <text:p>Alkohol</text:p>
          </table:table-cell>
          <table:table-cell table:style-name="ce8" table:formula="of:=HYPERLINK(CONCATENATE([.$Q$10]; [.C10]); [.C10])" office:value-type="string" office:string-value="Alkohol">
            <text:p>Alkohol</text:p>
          </table:table-cell>
          <table:table-cell table:style-name="ce19" table:formula="of:=HYPERLINK(CONCATENATE([.$Q$12]; [.C10]; [.$Q$13]); [.C10])" office:value-type="string" office:string-value="Alkohol">
            <text:p>Alkohol</text:p>
          </table:table-cell>
          <table:table-cell table:style-name="ce19"/>
          <table:table-cell office:value-type="string">
            <text:p>http://www.duden.de/suchen/dudenonline/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3" table:formula="of:=HYPERLINK(CONCATENATE([.$Q$2]; [.C11]; [.$Q$3]); [.C11])" office:value-type="string" office:string-value="alle">
            <text:p>alle</text:p>
          </table:table-cell>
          <table:table-cell table:style-name="ce8" table:formula="of:=HYPERLINK(CONCATENATE([.$Q$5]; [.C11]; [.$Q$6]); [.C11])" office:value-type="string" office:string-value="alle">
            <text:p>alle</text:p>
          </table:table-cell>
          <table:table-cell table:style-name="ce8" table:formula="of:=HYPERLINK(CONCATENATE([.$Q$8]; [.C11]); [.C11])" office:value-type="string" office:string-value="alle">
            <text:p>alle</text:p>
          </table:table-cell>
          <table:table-cell table:style-name="ce8" table:formula="of:=HYPERLINK(CONCATENATE([.$Q$10]; [.C11]); [.C11])" office:value-type="string" office:string-value="alle">
            <text:p>alle</text:p>
          </table:table-cell>
          <table:table-cell table:style-name="ce19" table:formula="of:=HYPERLINK(CONCATENATE([.$Q$12]; [.C11]; [.$Q$13]); [.C11])" office:value-type="string" office:string-value="alle">
            <text:p>all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3" table:formula="of:=HYPERLINK(CONCATENATE([.$Q$2]; [.C12]; [.$Q$3]); [.C12])" office:value-type="string" office:string-value="allgemein">
            <text:p>allgemein</text:p>
          </table:table-cell>
          <table:table-cell table:style-name="ce8" table:formula="of:=HYPERLINK(CONCATENATE([.$Q$5]; [.C12]; [.$Q$6]); [.C12])" office:value-type="string" office:string-value="allgemein">
            <text:p>allgemein</text:p>
          </table:table-cell>
          <table:table-cell table:style-name="ce8" table:formula="of:=HYPERLINK(CONCATENATE([.$Q$8]; [.C12]); [.C12])" office:value-type="string" office:string-value="allgemein">
            <text:p>allgemein</text:p>
          </table:table-cell>
          <table:table-cell table:style-name="ce8" table:formula="of:=HYPERLINK(CONCATENATE([.$Q$10]; [.C12]); [.C12])" office:value-type="string" office:string-value="allgemein">
            <text:p>allgemein</text:p>
          </table:table-cell>
          <table:table-cell table:style-name="ce19" table:formula="of:=HYPERLINK(CONCATENATE([.$Q$12]; [.C12]; [.$Q$13]); [.C12])" office:value-type="string" office:string-value="allgemein">
            <text:p>allgemein</text:p>
          </table:table-cell>
          <table:table-cell table:style-name="ce19"/>
          <table:table-cell office:value-type="string">
            <text:p><text:a xlink:href="http://www.canoo.net/services/Controller?input" xlink:type="simple">http://www.canoo.net/services/Controller?input</text:a>=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3" table:formula="of:=HYPERLINK(CONCATENATE([.$Q$2]; [.C13]; [.$Q$3]); [.C13])" office:value-type="string" office:string-value="alt">
            <text:p>alt</text:p>
          </table:table-cell>
          <table:table-cell table:style-name="ce8" table:formula="of:=HYPERLINK(CONCATENATE([.$Q$5]; [.C13]; [.$Q$6]); [.C13])" office:value-type="string" office:string-value="alt">
            <text:p>alt</text:p>
          </table:table-cell>
          <table:table-cell table:style-name="ce8" table:formula="of:=HYPERLINK(CONCATENATE([.$Q$8]; [.C13]); [.C13])" office:value-type="string" office:string-value="alt">
            <text:p>alt</text:p>
          </table:table-cell>
          <table:table-cell table:style-name="ce8" table:formula="of:=HYPERLINK(CONCATENATE([.$Q$10]; [.C13]); [.C13])" office:value-type="string" office:string-value="alt">
            <text:p>alt</text:p>
          </table:table-cell>
          <table:table-cell table:style-name="ce19" table:formula="of:=HYPERLINK(CONCATENATE([.$Q$12]; [.C13]; [.$Q$13]); [.C13])" office:value-type="string" office:string-value="alt">
            <text:p>alt</text:p>
          </table:table-cell>
          <table:table-cell table:style-name="ce19"/>
          <table:table-cell office:value-type="string">
            <text:p>&amp;service=inflecti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3" table:formula="of:=HYPERLINK(CONCATENATE([.$Q$2]; [.C14]; [.$Q$3]); [.C14])" office:value-type="string" office:string-value="an">
            <text:p>an</text:p>
          </table:table-cell>
          <table:table-cell table:style-name="ce8" table:formula="of:=HYPERLINK(CONCATENATE([.$Q$5]; [.C14]; [.$Q$6]); [.C14])" office:value-type="string" office:string-value="an">
            <text:p>an</text:p>
          </table:table-cell>
          <table:table-cell table:style-name="ce8" table:formula="of:=HYPERLINK(CONCATENATE([.$Q$8]; [.C14]); [.C14])" office:value-type="string" office:string-value="an">
            <text:p>an</text:p>
          </table:table-cell>
          <table:table-cell table:style-name="ce8" table:formula="of:=HYPERLINK(CONCATENATE([.$Q$10]; [.C14]); [.C14])" office:value-type="string" office:string-value="an">
            <text:p>an</text:p>
          </table:table-cell>
          <table:table-cell table:style-name="ce19" table:formula="of:=HYPERLINK(CONCATENATE([.$Q$12]; [.C14]; [.$Q$13]); [.C14])" office:value-type="string" office:string-value="an">
            <text:p>a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3" table:formula="of:=HYPERLINK(CONCATENATE([.$Q$2]; [.C15]; [.$Q$3]); [.C15])" office:value-type="string" office:string-value="ander">
            <text:p>ander</text:p>
          </table:table-cell>
          <table:table-cell table:style-name="ce8" table:formula="of:=HYPERLINK(CONCATENATE([.$Q$5]; [.C15]; [.$Q$6]); [.C15])" office:value-type="string" office:string-value="ander">
            <text:p>ander</text:p>
          </table:table-cell>
          <table:table-cell table:style-name="ce8" table:formula="of:=HYPERLINK(CONCATENATE([.$Q$8]; [.C15]); [.C15])" office:value-type="string" office:string-value="ander">
            <text:p>ander</text:p>
          </table:table-cell>
          <table:table-cell table:style-name="ce8" table:formula="of:=HYPERLINK(CONCATENATE([.$Q$10]; [.C15]); [.C15])" office:value-type="string" office:string-value="ander">
            <text:p>ander</text:p>
          </table:table-cell>
          <table:table-cell table:style-name="ce19" table:formula="of:=HYPERLINK(CONCATENATE([.$Q$12]; [.C15]; [.$Q$13]); [.C15])" office:value-type="string" office:string-value="ander">
            <text:p>an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3" table:formula="of:=HYPERLINK(CONCATENATE([.$Q$2]; [.C16]; [.$Q$3]); [.C16])" office:value-type="string" office:string-value="Änderung">
            <text:p>Änderung</text:p>
          </table:table-cell>
          <table:table-cell table:style-name="ce8" table:formula="of:=HYPERLINK(CONCATENATE([.$Q$5]; [.C16]; [.$Q$6]); [.C16])" office:value-type="string" office:string-value="Änderung">
            <text:p>Änderung</text:p>
          </table:table-cell>
          <table:table-cell table:style-name="ce8" table:formula="of:=HYPERLINK(CONCATENATE([.$Q$8]; [.C16]); [.C16])" office:value-type="string" office:string-value="Änderung">
            <text:p>Änderung</text:p>
          </table:table-cell>
          <table:table-cell table:style-name="ce8" table:formula="of:=HYPERLINK(CONCATENATE([.$Q$10]; [.C16]); [.C16])" office:value-type="string" office:string-value="Änderung">
            <text:p>Änderung</text:p>
          </table:table-cell>
          <table:table-cell table:style-name="ce19" table:formula="of:=HYPERLINK(CONCATENATE([.$Q$12]; [.C16]; [.$Q$13]); [.C16])" office:value-type="string" office:string-value="Änderung">
            <text:p>Änder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3" table:formula="of:=HYPERLINK(CONCATENATE([.$Q$2]; [.C17]; [.$Q$3]); [.C17])" office:value-type="string" office:string-value="Anfänger">
            <text:p>Anfänger</text:p>
          </table:table-cell>
          <table:table-cell table:style-name="ce8" table:formula="of:=HYPERLINK(CONCATENATE([.$Q$5]; [.C17]; [.$Q$6]); [.C17])" office:value-type="string" office:string-value="Anfänger">
            <text:p>Anfänger</text:p>
          </table:table-cell>
          <table:table-cell table:style-name="ce8" table:formula="of:=HYPERLINK(CONCATENATE([.$Q$8]; [.C17]); [.C17])" office:value-type="string" office:string-value="Anfänger">
            <text:p>Anfänger</text:p>
          </table:table-cell>
          <table:table-cell table:style-name="ce8" table:formula="of:=HYPERLINK(CONCATENATE([.$Q$10]; [.C17]); [.C17])" office:value-type="string" office:string-value="Anfänger">
            <text:p>Anfänger</text:p>
          </table:table-cell>
          <table:table-cell table:style-name="ce19" table:formula="of:=HYPERLINK(CONCATENATE([.$Q$12]; [.C17]; [.$Q$13]); [.C17])" office:value-type="string" office:string-value="Anfänger">
            <text:p>Anfäng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3" table:formula="of:=HYPERLINK(CONCATENATE([.$Q$2]; [.C18]; [.$Q$3]); [.C18])" office:value-type="string" office:string-value="Anzahl">
            <text:p>Anzahl</text:p>
          </table:table-cell>
          <table:table-cell table:style-name="ce8" table:formula="of:=HYPERLINK(CONCATENATE([.$Q$5]; [.C18]; [.$Q$6]); [.C18])" office:value-type="string" office:string-value="Anzahl">
            <text:p>Anzahl</text:p>
          </table:table-cell>
          <table:table-cell table:style-name="ce8" table:formula="of:=HYPERLINK(CONCATENATE([.$Q$8]; [.C18]); [.C18])" office:value-type="string" office:string-value="Anzahl">
            <text:p>Anzahl</text:p>
          </table:table-cell>
          <table:table-cell table:style-name="ce8" table:formula="of:=HYPERLINK(CONCATENATE([.$Q$10]; [.C18]); [.C18])" office:value-type="string" office:string-value="Anzahl">
            <text:p>Anzahl</text:p>
          </table:table-cell>
          <table:table-cell table:style-name="ce19" table:formula="of:=HYPERLINK(CONCATENATE([.$Q$12]; [.C18]; [.$Q$13]); [.C18])" office:value-type="string" office:string-value="Anzahl">
            <text:p>Anza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3" table:formula="of:=HYPERLINK(CONCATENATE([.$Q$2]; [.C19]; [.$Q$3]); [.C19])" office:value-type="string" office:string-value="Apfel">
            <text:p>Apfel</text:p>
          </table:table-cell>
          <table:table-cell table:style-name="ce8" table:formula="of:=HYPERLINK(CONCATENATE([.$Q$5]; [.C19]; [.$Q$6]); [.C19])" office:value-type="string" office:string-value="Apfel">
            <text:p>Apfel</text:p>
          </table:table-cell>
          <table:table-cell table:style-name="ce8" table:formula="of:=HYPERLINK(CONCATENATE([.$Q$8]; [.C19]); [.C19])" office:value-type="string" office:string-value="Apfel">
            <text:p>Apfel</text:p>
          </table:table-cell>
          <table:table-cell table:style-name="ce8" table:formula="of:=HYPERLINK(CONCATENATE([.$Q$10]; [.C19]); [.C19])" office:value-type="string" office:string-value="Apfel">
            <text:p>Apfel</text:p>
          </table:table-cell>
          <table:table-cell table:style-name="ce19" table:formula="of:=HYPERLINK(CONCATENATE([.$Q$12]; [.C19]; [.$Q$13]); [.C19])" office:value-type="string" office:string-value="Apfel">
            <text:p>Apf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3" table:formula="of:=HYPERLINK(CONCATENATE([.$Q$2]; [.C20]; [.$Q$3]); [.C20])" office:value-type="string" office:string-value="arbeiten">
            <text:p>arbeiten</text:p>
          </table:table-cell>
          <table:table-cell table:style-name="ce8" table:formula="of:=HYPERLINK(CONCATENATE([.$Q$5]; [.C20]; [.$Q$6]); [.C20])" office:value-type="string" office:string-value="arbeiten">
            <text:p>arbeiten</text:p>
          </table:table-cell>
          <table:table-cell table:style-name="ce8" table:formula="of:=HYPERLINK(CONCATENATE([.$Q$8]; [.C20]); [.C20])" office:value-type="string" office:string-value="arbeiten">
            <text:p>arbeiten</text:p>
          </table:table-cell>
          <table:table-cell table:style-name="ce8" table:formula="of:=HYPERLINK(CONCATENATE([.$Q$10]; [.C20]); [.C20])" office:value-type="string" office:string-value="arbeiten">
            <text:p>arbeiten</text:p>
          </table:table-cell>
          <table:table-cell table:style-name="ce19" table:formula="of:=HYPERLINK(CONCATENATE([.$Q$12]; [.C20]; [.$Q$13]); [.C20])" office:value-type="string" office:string-value="arbeiten">
            <text:p>arbei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3" table:formula="of:=HYPERLINK(CONCATENATE([.$Q$2]; [.C21]; [.$Q$3]); [.C21])" office:value-type="string" office:string-value="Arbeitgeber">
            <text:p>Arbeitgeber</text:p>
          </table:table-cell>
          <table:table-cell table:style-name="ce8" table:formula="of:=HYPERLINK(CONCATENATE([.$Q$5]; [.C21]; [.$Q$6]); [.C21])" office:value-type="string" office:string-value="Arbeitgeber">
            <text:p>Arbeitgeber</text:p>
          </table:table-cell>
          <table:table-cell table:style-name="ce8" table:formula="of:=HYPERLINK(CONCATENATE([.$Q$8]; [.C21]); [.C21])" office:value-type="string" office:string-value="Arbeitgeber">
            <text:p>Arbeitgeber</text:p>
          </table:table-cell>
          <table:table-cell table:style-name="ce8" table:formula="of:=HYPERLINK(CONCATENATE([.$Q$10]; [.C21]); [.C21])" office:value-type="string" office:string-value="Arbeitgeber">
            <text:p>Arbeitgeber</text:p>
          </table:table-cell>
          <table:table-cell table:style-name="ce19" table:formula="of:=HYPERLINK(CONCATENATE([.$Q$12]; [.C21]; [.$Q$13]); [.C21])" office:value-type="string" office:string-value="Arbeitgeber">
            <text:p>Arbeit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2]; [.$Q$3]); [.C22])" office:value-type="string" office:string-value="Arbeitnehmer">
            <text:p>Arbeitnehmer</text:p>
          </table:table-cell>
          <table:table-cell table:style-name="ce8" table:formula="of:=HYPERLINK(CONCATENATE([.$Q$5]; [.C22]; [.$Q$6]); [.C22])" office:value-type="string" office:string-value="Arbeitnehmer">
            <text:p>Arbeitnehmer</text:p>
          </table:table-cell>
          <table:table-cell table:style-name="ce8" table:formula="of:=HYPERLINK(CONCATENATE([.$Q$8]; [.C22]); [.C22])" office:value-type="string" office:string-value="Arbeitnehmer">
            <text:p>Arbeitnehmer</text:p>
          </table:table-cell>
          <table:table-cell table:style-name="ce8" table:formula="of:=HYPERLINK(CONCATENATE([.$Q$10]; [.C22]); [.C22])" office:value-type="string" office:string-value="Arbeitnehmer">
            <text:p>Arbeitnehmer</text:p>
          </table:table-cell>
          <table:table-cell table:style-name="ce19" table:formula="of:=HYPERLINK(CONCATENATE([.$Q$12]; [.C22]; [.$Q$13]); [.C22])" office:value-type="string" office:string-value="Arbeitnehmer">
            <text:p>Arbeit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3" table:formula="of:=HYPERLINK(CONCATENATE([.$Q$2]; [.C23]; [.$Q$3]); [.C23])" office:value-type="string" office:string-value="Architekt">
            <text:p>Architekt</text:p>
          </table:table-cell>
          <table:table-cell table:style-name="ce8" table:formula="of:=HYPERLINK(CONCATENATE([.$Q$5]; [.C23]; [.$Q$6]); [.C23])" office:value-type="string" office:string-value="Architekt">
            <text:p>Architekt</text:p>
          </table:table-cell>
          <table:table-cell table:style-name="ce8" table:formula="of:=HYPERLINK(CONCATENATE([.$Q$8]; [.C23]); [.C23])" office:value-type="string" office:string-value="Architekt">
            <text:p>Architekt</text:p>
          </table:table-cell>
          <table:table-cell table:style-name="ce8" table:formula="of:=HYPERLINK(CONCATENATE([.$Q$10]; [.C23]); [.C23])" office:value-type="string" office:string-value="Architekt">
            <text:p>Architekt</text:p>
          </table:table-cell>
          <table:table-cell table:style-name="ce19" table:formula="of:=HYPERLINK(CONCATENATE([.$Q$12]; [.C23]; [.$Q$13]); [.C23])" office:value-type="string" office:string-value="Architekt">
            <text:p>Architek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3" table:formula="of:=HYPERLINK(CONCATENATE([.$Q$2]; [.C24]; [.$Q$3]); [.C24])" office:value-type="string" office:string-value="Arzt">
            <text:p>Arzt</text:p>
          </table:table-cell>
          <table:table-cell table:style-name="ce8" table:formula="of:=HYPERLINK(CONCATENATE([.$Q$5]; [.C24]; [.$Q$6]); [.C24])" office:value-type="string" office:string-value="Arzt">
            <text:p>Arzt</text:p>
          </table:table-cell>
          <table:table-cell table:style-name="ce8" table:formula="of:=HYPERLINK(CONCATENATE([.$Q$8]; [.C24]); [.C24])" office:value-type="string" office:string-value="Arzt">
            <text:p>Arzt</text:p>
          </table:table-cell>
          <table:table-cell table:style-name="ce8" table:formula="of:=HYPERLINK(CONCATENATE([.$Q$10]; [.C24]); [.C24])" office:value-type="string" office:string-value="Arzt">
            <text:p>Arzt</text:p>
          </table:table-cell>
          <table:table-cell table:style-name="ce19" table:formula="of:=HYPERLINK(CONCATENATE([.$Q$12]; [.C24]; [.$Q$13]); [.C24])" office:value-type="string" office:string-value="Arzt">
            <text:p>Arz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3" table:formula="of:=HYPERLINK(CONCATENATE([.$Q$2]; [.C25]; [.$Q$3]); [.C25])" office:value-type="string" office:string-value="aus">
            <text:p>aus</text:p>
          </table:table-cell>
          <table:table-cell table:style-name="ce8" table:formula="of:=HYPERLINK(CONCATENATE([.$Q$5]; [.C25]; [.$Q$6]); [.C25])" office:value-type="string" office:string-value="aus">
            <text:p>aus</text:p>
          </table:table-cell>
          <table:table-cell table:style-name="ce8" table:formula="of:=HYPERLINK(CONCATENATE([.$Q$8]; [.C25]); [.C25])" office:value-type="string" office:string-value="aus">
            <text:p>aus</text:p>
          </table:table-cell>
          <table:table-cell table:style-name="ce8" table:formula="of:=HYPERLINK(CONCATENATE([.$Q$10]; [.C25]); [.C25])" office:value-type="string" office:string-value="aus">
            <text:p>aus</text:p>
          </table:table-cell>
          <table:table-cell table:style-name="ce19" table:formula="of:=HYPERLINK(CONCATENATE([.$Q$12]; [.C25]; [.$Q$13]); [.C25])" office:value-type="string" office:string-value="aus">
            <text:p>au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3" table:formula="of:=HYPERLINK(CONCATENATE([.$Q$2]; [.C26]; [.$Q$3]); [.C26])" office:value-type="string" office:string-value="ausgezeichnet">
            <text:p>ausgezeichnet</text:p>
          </table:table-cell>
          <table:table-cell table:style-name="ce8" table:formula="of:=HYPERLINK(CONCATENATE([.$Q$5]; [.C26]; [.$Q$6]); [.C26])" office:value-type="string" office:string-value="ausgezeichnet">
            <text:p>ausgezeichnet</text:p>
          </table:table-cell>
          <table:table-cell table:style-name="ce8" table:formula="of:=HYPERLINK(CONCATENATE([.$Q$8]; [.C26]); [.C26])" office:value-type="string" office:string-value="ausgezeichnet">
            <text:p>ausgezeichnet</text:p>
          </table:table-cell>
          <table:table-cell table:style-name="ce8" table:formula="of:=HYPERLINK(CONCATENATE([.$Q$10]; [.C26]); [.C26])" office:value-type="string" office:string-value="ausgezeichnet">
            <text:p>ausgezeichnet</text:p>
          </table:table-cell>
          <table:table-cell table:style-name="ce19" table:formula="of:=HYPERLINK(CONCATENATE([.$Q$12]; [.C26]; [.$Q$13]); [.C26])" office:value-type="string" office:string-value="ausgezeichnet">
            <text:p>ausgezeichne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3" table:formula="of:=HYPERLINK(CONCATENATE([.$Q$2]; [.C27]; [.$Q$3]); [.C27])" office:value-type="string" office:string-value="automatisch">
            <text:p>automatisch</text:p>
          </table:table-cell>
          <table:table-cell table:style-name="ce8" table:formula="of:=HYPERLINK(CONCATENATE([.$Q$5]; [.C27]; [.$Q$6]); [.C27])" office:value-type="string" office:string-value="automatisch">
            <text:p>automatisch</text:p>
          </table:table-cell>
          <table:table-cell table:style-name="ce8" table:formula="of:=HYPERLINK(CONCATENATE([.$Q$8]; [.C27]); [.C27])" office:value-type="string" office:string-value="automatisch">
            <text:p>automatisch</text:p>
          </table:table-cell>
          <table:table-cell table:style-name="ce8" table:formula="of:=HYPERLINK(CONCATENATE([.$Q$10]; [.C27]); [.C27])" office:value-type="string" office:string-value="automatisch">
            <text:p>automatisch</text:p>
          </table:table-cell>
          <table:table-cell table:style-name="ce19" table:formula="of:=HYPERLINK(CONCATENATE([.$Q$12]; [.C27]; [.$Q$13]); [.C27])" office:value-type="string" office:string-value="automatisch">
            <text:p>automa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28]; [.$Q$3]); [.C28])" office:value-type="string" office:string-value="Autor">
            <text:p>Autor</text:p>
          </table:table-cell>
          <table:table-cell table:style-name="ce8" table:formula="of:=HYPERLINK(CONCATENATE([.$Q$5]; [.C28]; [.$Q$6]); [.C28])" office:value-type="string" office:string-value="Autor">
            <text:p>Autor</text:p>
          </table:table-cell>
          <table:table-cell table:style-name="ce8" table:formula="of:=HYPERLINK(CONCATENATE([.$Q$8]; [.C28]); [.C28])" office:value-type="string" office:string-value="Autor">
            <text:p>Autor</text:p>
          </table:table-cell>
          <table:table-cell table:style-name="ce8" table:formula="of:=HYPERLINK(CONCATENATE([.$Q$10]; [.C28]); [.C28])" office:value-type="string" office:string-value="Autor">
            <text:p>Autor</text:p>
          </table:table-cell>
          <table:table-cell table:style-name="ce19" table:formula="of:=HYPERLINK(CONCATENATE([.$Q$12]; [.C28]; [.$Q$13]); [.C28])" office:value-type="string" office:string-value="Autor">
            <text:p>Auto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3" table:formula="of:=HYPERLINK(CONCATENATE([.$Q$2]; [.C29]; [.$Q$3]); [.C29])" office:value-type="string" office:string-value="Baby">
            <text:p>Baby</text:p>
          </table:table-cell>
          <table:table-cell table:style-name="ce8" table:formula="of:=HYPERLINK(CONCATENATE([.$Q$5]; [.C29]; [.$Q$6]); [.C29])" office:value-type="string" office:string-value="Baby">
            <text:p>Baby</text:p>
          </table:table-cell>
          <table:table-cell table:style-name="ce8" table:formula="of:=HYPERLINK(CONCATENATE([.$Q$8]; [.C29]); [.C29])" office:value-type="string" office:string-value="Baby">
            <text:p>Baby</text:p>
          </table:table-cell>
          <table:table-cell table:style-name="ce8" table:formula="of:=HYPERLINK(CONCATENATE([.$Q$10]; [.C29]); [.C29])" office:value-type="string" office:string-value="Baby">
            <text:p>Baby</text:p>
          </table:table-cell>
          <table:table-cell table:style-name="ce19" table:formula="of:=HYPERLINK(CONCATENATE([.$Q$12]; [.C29]; [.$Q$13]); [.C29])" office:value-type="string" office:string-value="Baby">
            <text:p>Baby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3" table:formula="of:=HYPERLINK(CONCATENATE([.$Q$2]; [.C30]; [.$Q$3]); [.C30])" office:value-type="string" office:string-value="Bad">
            <text:p>Bad</text:p>
          </table:table-cell>
          <table:table-cell table:style-name="ce8" table:formula="of:=HYPERLINK(CONCATENATE([.$Q$5]; [.C30]; [.$Q$6]); [.C30])" office:value-type="string" office:string-value="Bad">
            <text:p>Bad</text:p>
          </table:table-cell>
          <table:table-cell table:style-name="ce8" table:formula="of:=HYPERLINK(CONCATENATE([.$Q$8]; [.C30]); [.C30])" office:value-type="string" office:string-value="Bad">
            <text:p>Bad</text:p>
          </table:table-cell>
          <table:table-cell table:style-name="ce8" table:formula="of:=HYPERLINK(CONCATENATE([.$Q$10]; [.C30]); [.C30])" office:value-type="string" office:string-value="Bad">
            <text:p>Bad</text:p>
          </table:table-cell>
          <table:table-cell table:style-name="ce19" table:formula="of:=HYPERLINK(CONCATENATE([.$Q$12]; [.C30]; [.$Q$13]); [.C30])" office:value-type="string" office:string-value="Bad">
            <text:p>Ba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3" table:formula="of:=HYPERLINK(CONCATENATE([.$Q$2]; [.C31]; [.$Q$3]); [.C31])" office:value-type="string" office:string-value="bald">
            <text:p>bald</text:p>
          </table:table-cell>
          <table:table-cell table:style-name="ce8" table:formula="of:=HYPERLINK(CONCATENATE([.$Q$5]; [.C31]; [.$Q$6]); [.C31])" office:value-type="string" office:string-value="bald">
            <text:p>bald</text:p>
          </table:table-cell>
          <table:table-cell table:style-name="ce8" table:formula="of:=HYPERLINK(CONCATENATE([.$Q$8]; [.C31]); [.C31])" office:value-type="string" office:string-value="bald">
            <text:p>bald</text:p>
          </table:table-cell>
          <table:table-cell table:style-name="ce8" table:formula="of:=HYPERLINK(CONCATENATE([.$Q$10]; [.C31]); [.C31])" office:value-type="string" office:string-value="bald">
            <text:p>bald</text:p>
          </table:table-cell>
          <table:table-cell table:style-name="ce19" table:formula="of:=HYPERLINK(CONCATENATE([.$Q$12]; [.C31]; [.$Q$13]); [.C31])" office:value-type="string" office:string-value="bald">
            <text:p>bal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3" table:formula="of:=HYPERLINK(CONCATENATE([.$Q$2]; [.C32]; [.$Q$3]); [.C32])" office:value-type="string" office:string-value="Balkon">
            <text:p>Balkon</text:p>
          </table:table-cell>
          <table:table-cell table:style-name="ce8" table:formula="of:=HYPERLINK(CONCATENATE([.$Q$5]; [.C32]; [.$Q$6]); [.C32])" office:value-type="string" office:string-value="Balkon">
            <text:p>Balkon</text:p>
          </table:table-cell>
          <table:table-cell table:style-name="ce8" table:formula="of:=HYPERLINK(CONCATENATE([.$Q$8]; [.C32]); [.C32])" office:value-type="string" office:string-value="Balkon">
            <text:p>Balkon</text:p>
          </table:table-cell>
          <table:table-cell table:style-name="ce8" table:formula="of:=HYPERLINK(CONCATENATE([.$Q$10]; [.C32]); [.C32])" office:value-type="string" office:string-value="Balkon">
            <text:p>Balkon</text:p>
          </table:table-cell>
          <table:table-cell table:style-name="ce19" table:formula="of:=HYPERLINK(CONCATENATE([.$Q$12]; [.C32]; [.$Q$13]); [.C32])" office:value-type="string" office:string-value="Balkon">
            <text:p>Balk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3" table:formula="of:=HYPERLINK(CONCATENATE([.$Q$2]; [.C33]; [.$Q$3]); [.C33])" office:value-type="string" office:string-value="Bär">
            <text:p>Bär</text:p>
          </table:table-cell>
          <table:table-cell table:style-name="ce8" table:formula="of:=HYPERLINK(CONCATENATE([.$Q$5]; [.C33]; [.$Q$6]); [.C33])" office:value-type="string" office:string-value="Bär">
            <text:p>Bär</text:p>
          </table:table-cell>
          <table:table-cell table:style-name="ce8" table:formula="of:=HYPERLINK(CONCATENATE([.$Q$8]; [.C33]); [.C33])" office:value-type="string" office:string-value="Bär">
            <text:p>Bär</text:p>
          </table:table-cell>
          <table:table-cell table:style-name="ce8" table:formula="of:=HYPERLINK(CONCATENATE([.$Q$10]; [.C33]); [.C33])" office:value-type="string" office:string-value="Bär">
            <text:p>Bär</text:p>
          </table:table-cell>
          <table:table-cell table:style-name="ce19" table:formula="of:=HYPERLINK(CONCATENATE([.$Q$12]; [.C33]; [.$Q$13]); [.C33])" office:value-type="string" office:string-value="Bär">
            <text:p>Bä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3" table:formula="of:=HYPERLINK(CONCATENATE([.$Q$2]; [.C34]; [.$Q$3]); [.C34])" office:value-type="string" office:string-value="Bau">
            <text:p>Bau</text:p>
          </table:table-cell>
          <table:table-cell table:style-name="ce8" table:formula="of:=HYPERLINK(CONCATENATE([.$Q$5]; [.C34]; [.$Q$6]); [.C34])" office:value-type="string" office:string-value="Bau">
            <text:p>Bau</text:p>
          </table:table-cell>
          <table:table-cell table:style-name="ce8" table:formula="of:=HYPERLINK(CONCATENATE([.$Q$8]; [.C34]); [.C34])" office:value-type="string" office:string-value="Bau">
            <text:p>Bau</text:p>
          </table:table-cell>
          <table:table-cell table:style-name="ce8" table:formula="of:=HYPERLINK(CONCATENATE([.$Q$10]; [.C34]); [.C34])" office:value-type="string" office:string-value="Bau">
            <text:p>Bau</text:p>
          </table:table-cell>
          <table:table-cell table:style-name="ce19" table:formula="of:=HYPERLINK(CONCATENATE([.$Q$12]; [.C34]; [.$Q$13]); [.C34])" office:value-type="string" office:string-value="Bau">
            <text:p>Ba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3" table:formula="of:=HYPERLINK(CONCATENATE([.$Q$2]; [.C35]; [.$Q$3]); [.C35])" office:value-type="string" office:string-value="Bauer">
            <text:p>Bauer</text:p>
          </table:table-cell>
          <table:table-cell table:style-name="ce8" table:formula="of:=HYPERLINK(CONCATENATE([.$Q$5]; [.C35]; [.$Q$6]); [.C35])" office:value-type="string" office:string-value="Bauer">
            <text:p>Bauer</text:p>
          </table:table-cell>
          <table:table-cell table:style-name="ce8" table:formula="of:=HYPERLINK(CONCATENATE([.$Q$8]; [.C35]); [.C35])" office:value-type="string" office:string-value="Bauer">
            <text:p>Bauer</text:p>
          </table:table-cell>
          <table:table-cell table:style-name="ce8" table:formula="of:=HYPERLINK(CONCATENATE([.$Q$10]; [.C35]); [.C35])" office:value-type="string" office:string-value="Bauer">
            <text:p>Bauer</text:p>
          </table:table-cell>
          <table:table-cell table:style-name="ce19" table:formula="of:=HYPERLINK(CONCATENATE([.$Q$12]; [.C35]; [.$Q$13]); [.C35])" office:value-type="string" office:string-value="Bauer">
            <text:p>Bau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3" table:formula="of:=HYPERLINK(CONCATENATE([.$Q$2]; [.C36]; [.$Q$3]); [.C36])" office:value-type="string" office:string-value="Baum">
            <text:p>Baum</text:p>
          </table:table-cell>
          <table:table-cell table:style-name="ce8" table:formula="of:=HYPERLINK(CONCATENATE([.$Q$5]; [.C36]; [.$Q$6]); [.C36])" office:value-type="string" office:string-value="Baum">
            <text:p>Baum</text:p>
          </table:table-cell>
          <table:table-cell table:style-name="ce8" table:formula="of:=HYPERLINK(CONCATENATE([.$Q$8]; [.C36]); [.C36])" office:value-type="string" office:string-value="Baum">
            <text:p>Baum</text:p>
          </table:table-cell>
          <table:table-cell table:style-name="ce8" table:formula="of:=HYPERLINK(CONCATENATE([.$Q$10]; [.C36]); [.C36])" office:value-type="string" office:string-value="Baum">
            <text:p>Baum</text:p>
          </table:table-cell>
          <table:table-cell table:style-name="ce19" table:formula="of:=HYPERLINK(CONCATENATE([.$Q$12]; [.C36]; [.$Q$13]); [.C36])" office:value-type="string" office:string-value="Baum">
            <text:p>Bau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3" table:formula="of:=HYPERLINK(CONCATENATE([.$Q$2]; [.C37]; [.$Q$3]); [.C37])" office:value-type="string" office:string-value="Bedienung">
            <text:p>Bedienung</text:p>
          </table:table-cell>
          <table:table-cell table:style-name="ce8" table:formula="of:=HYPERLINK(CONCATENATE([.$Q$5]; [.C37]; [.$Q$6]); [.C37])" office:value-type="string" office:string-value="Bedienung">
            <text:p>Bedienung</text:p>
          </table:table-cell>
          <table:table-cell table:style-name="ce8" table:formula="of:=HYPERLINK(CONCATENATE([.$Q$8]; [.C37]); [.C37])" office:value-type="string" office:string-value="Bedienung">
            <text:p>Bedienung</text:p>
          </table:table-cell>
          <table:table-cell table:style-name="ce8" table:formula="of:=HYPERLINK(CONCATENATE([.$Q$10]; [.C37]); [.C37])" office:value-type="string" office:string-value="Bedienung">
            <text:p>Bedienung</text:p>
          </table:table-cell>
          <table:table-cell table:style-name="ce19" table:formula="of:=HYPERLINK(CONCATENATE([.$Q$12]; [.C37]; [.$Q$13]); [.C37])" office:value-type="string" office:string-value="Bedienung">
            <text:p>Bedien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3" table:formula="of:=HYPERLINK(CONCATENATE([.$Q$2]; [.C38]; [.$Q$3]); [.C38])" office:value-type="string" office:string-value="begeistert">
            <text:p>begeistert</text:p>
          </table:table-cell>
          <table:table-cell table:style-name="ce8" table:formula="of:=HYPERLINK(CONCATENATE([.$Q$5]; [.C38]; [.$Q$6]); [.C38])" office:value-type="string" office:string-value="begeistert">
            <text:p>begeistert</text:p>
          </table:table-cell>
          <table:table-cell table:style-name="ce8" table:formula="of:=HYPERLINK(CONCATENATE([.$Q$8]; [.C38]); [.C38])" office:value-type="string" office:string-value="begeistert">
            <text:p>begeistert</text:p>
          </table:table-cell>
          <table:table-cell table:style-name="ce8" table:formula="of:=HYPERLINK(CONCATENATE([.$Q$10]; [.C38]); [.C38])" office:value-type="string" office:string-value="begeistert">
            <text:p>begeistert</text:p>
          </table:table-cell>
          <table:table-cell table:style-name="ce19" table:formula="of:=HYPERLINK(CONCATENATE([.$Q$12]; [.C38]; [.$Q$13]); [.C38])" office:value-type="string" office:string-value="begeistert">
            <text:p>begeister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3" table:formula="of:=HYPERLINK(CONCATENATE([.$Q$2]; [.C39]; [.$Q$3]); [.C39])" office:value-type="string" office:string-value="beginnen">
            <text:p>beginnen</text:p>
          </table:table-cell>
          <table:table-cell table:style-name="ce8" table:formula="of:=HYPERLINK(CONCATENATE([.$Q$5]; [.C39]; [.$Q$6]); [.C39])" office:value-type="string" office:string-value="beginnen">
            <text:p>beginnen</text:p>
          </table:table-cell>
          <table:table-cell table:style-name="ce8" table:formula="of:=HYPERLINK(CONCATENATE([.$Q$8]; [.C39]); [.C39])" office:value-type="string" office:string-value="beginnen">
            <text:p>beginnen</text:p>
          </table:table-cell>
          <table:table-cell table:style-name="ce8" table:formula="of:=HYPERLINK(CONCATENATE([.$Q$10]; [.C39]); [.C39])" office:value-type="string" office:string-value="beginnen">
            <text:p>beginnen</text:p>
          </table:table-cell>
          <table:table-cell table:style-name="ce19" table:formula="of:=HYPERLINK(CONCATENATE([.$Q$12]; [.C39]; [.$Q$13]); [.C39])" office:value-type="string" office:string-value="beginnen">
            <text:p>beginn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3" table:formula="of:=HYPERLINK(CONCATENATE([.$Q$2]; [.C40]; [.$Q$3]); [.C40])" office:value-type="string" office:string-value="beide">
            <text:p>beide</text:p>
          </table:table-cell>
          <table:table-cell table:style-name="ce8" table:formula="of:=HYPERLINK(CONCATENATE([.$Q$5]; [.C40]; [.$Q$6]); [.C40])" office:value-type="string" office:string-value="beide">
            <text:p>beide</text:p>
          </table:table-cell>
          <table:table-cell table:style-name="ce8" table:formula="of:=HYPERLINK(CONCATENATE([.$Q$8]; [.C40]); [.C40])" office:value-type="string" office:string-value="beide">
            <text:p>beide</text:p>
          </table:table-cell>
          <table:table-cell table:style-name="ce8" table:formula="of:=HYPERLINK(CONCATENATE([.$Q$10]; [.C40]); [.C40])" office:value-type="string" office:string-value="beide">
            <text:p>beide</text:p>
          </table:table-cell>
          <table:table-cell table:style-name="ce19" table:formula="of:=HYPERLINK(CONCATENATE([.$Q$12]; [.C40]; [.$Q$13]); [.C40])" office:value-type="string" office:string-value="beide">
            <text:p>bei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3" table:formula="of:=HYPERLINK(CONCATENATE([.$Q$2]; [.C41]; [.$Q$3]); [.C41])" office:value-type="string" office:string-value="Bekleidung">
            <text:p>Bekleidung</text:p>
          </table:table-cell>
          <table:table-cell table:style-name="ce8" table:formula="of:=HYPERLINK(CONCATENATE([.$Q$5]; [.C41]; [.$Q$6]); [.C41])" office:value-type="string" office:string-value="Bekleidung">
            <text:p>Bekleidung</text:p>
          </table:table-cell>
          <table:table-cell table:style-name="ce8" table:formula="of:=HYPERLINK(CONCATENATE([.$Q$8]; [.C41]); [.C41])" office:value-type="string" office:string-value="Bekleidung">
            <text:p>Bekleidung</text:p>
          </table:table-cell>
          <table:table-cell table:style-name="ce8" table:formula="of:=HYPERLINK(CONCATENATE([.$Q$10]; [.C41]); [.C41])" office:value-type="string" office:string-value="Bekleidung">
            <text:p>Bekleidung</text:p>
          </table:table-cell>
          <table:table-cell table:style-name="ce19" table:formula="of:=HYPERLINK(CONCATENATE([.$Q$12]; [.C41]; [.$Q$13]); [.C41])" office:value-type="string" office:string-value="Bekleidung">
            <text:p>Bekleid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3" table:formula="of:=HYPERLINK(CONCATENATE([.$Q$2]; [.C42]; [.$Q$3]); [.C42])" office:value-type="string" office:string-value="beliebt">
            <text:p>beliebt</text:p>
          </table:table-cell>
          <table:table-cell table:style-name="ce8" table:formula="of:=HYPERLINK(CONCATENATE([.$Q$5]; [.C42]; [.$Q$6]); [.C42])" office:value-type="string" office:string-value="beliebt">
            <text:p>beliebt</text:p>
          </table:table-cell>
          <table:table-cell table:style-name="ce8" table:formula="of:=HYPERLINK(CONCATENATE([.$Q$8]; [.C42]); [.C42])" office:value-type="string" office:string-value="beliebt">
            <text:p>beliebt</text:p>
          </table:table-cell>
          <table:table-cell table:style-name="ce8" table:formula="of:=HYPERLINK(CONCATENATE([.$Q$10]; [.C42]); [.C42])" office:value-type="string" office:string-value="beliebt">
            <text:p>beliebt</text:p>
          </table:table-cell>
          <table:table-cell table:style-name="ce19" table:formula="of:=HYPERLINK(CONCATENATE([.$Q$12]; [.C42]; [.$Q$13]); [.C42])" office:value-type="string" office:string-value="beliebt">
            <text:p>belieb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Benutzern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user</text:p>
          </table:table-cell>
          <table:table-cell table:style-name="ce4"/>
          <table:table-cell table:style-name="ce13" table:formula="of:=HYPERLINK(CONCATENATE([.$Q$2]; [.C43]; [.$Q$3]); [.C43])" office:value-type="string" office:string-value="Benutzern">
            <text:p>Benutzern</text:p>
          </table:table-cell>
          <table:table-cell table:style-name="ce18" table:formula="of:=HYPERLINK(CONCATENATE([.$Q$5]; [.C43]; [.$Q$6]); [.C43])" office:value-type="string" office:string-value="Benutzern">
            <text:p>Benutzern</text:p>
          </table:table-cell>
          <table:table-cell table:style-name="ce8" table:formula="of:=HYPERLINK(CONCATENATE([.$Q$8]; [.C43]); [.C43])" office:value-type="string" office:string-value="Benutzern">
            <text:p>Benutzern</text:p>
          </table:table-cell>
          <table:table-cell table:style-name="ce8" table:formula="of:=HYPERLINK(CONCATENATE([.$Q$10]; [.C43]); [.C43])" office:value-type="string" office:string-value="Benutzern">
            <text:p>Benutzern</text:p>
          </table:table-cell>
          <table:table-cell table:style-name="ce19" table:formula="of:=HYPERLINK(CONCATENATE([.$Q$12]; [.C43]; [.$Q$13]); [.C43])" office:value-type="string" office:string-value="Benutzern">
            <text:p>Benutzer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3" table:formula="of:=HYPERLINK(CONCATENATE([.$Q$2]; [.C44]; [.$Q$3]); [.C44])" office:value-type="string" office:string-value="bequem">
            <text:p>bequem</text:p>
          </table:table-cell>
          <table:table-cell table:style-name="ce8" table:formula="of:=HYPERLINK(CONCATENATE([.$Q$5]; [.C44]; [.$Q$6]); [.C44])" office:value-type="string" office:string-value="bequem">
            <text:p>bequem</text:p>
          </table:table-cell>
          <table:table-cell table:style-name="ce8" table:formula="of:=HYPERLINK(CONCATENATE([.$Q$8]; [.C44]); [.C44])" office:value-type="string" office:string-value="bequem">
            <text:p>bequem</text:p>
          </table:table-cell>
          <table:table-cell table:style-name="ce8" table:formula="of:=HYPERLINK(CONCATENATE([.$Q$10]; [.C44]); [.C44])" office:value-type="string" office:string-value="bequem">
            <text:p>bequem</text:p>
          </table:table-cell>
          <table:table-cell table:style-name="ce19" table:formula="of:=HYPERLINK(CONCATENATE([.$Q$12]; [.C44]; [.$Q$13]); [.C44])" office:value-type="string" office:string-value="bequem">
            <text:p>bequem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3" table:formula="of:=HYPERLINK(CONCATENATE([.$Q$2]; [.C45]; [.$Q$3]); [.C45])" office:value-type="string" office:string-value="bereit">
            <text:p>bereit</text:p>
          </table:table-cell>
          <table:table-cell table:style-name="ce8" table:formula="of:=HYPERLINK(CONCATENATE([.$Q$5]; [.C45]; [.$Q$6]); [.C45])" office:value-type="string" office:string-value="bereit">
            <text:p>bereit</text:p>
          </table:table-cell>
          <table:table-cell table:style-name="ce8" table:formula="of:=HYPERLINK(CONCATENATE([.$Q$8]; [.C45]); [.C45])" office:value-type="string" office:string-value="bereit">
            <text:p>bereit</text:p>
          </table:table-cell>
          <table:table-cell table:style-name="ce8" table:formula="of:=HYPERLINK(CONCATENATE([.$Q$10]; [.C45]); [.C45])" office:value-type="string" office:string-value="bereit">
            <text:p>bereit</text:p>
          </table:table-cell>
          <table:table-cell table:style-name="ce19" table:formula="of:=HYPERLINK(CONCATENATE([.$Q$12]; [.C45]; [.$Q$13]); [.C45])" office:value-type="string" office:string-value="bereit">
            <text:p>bere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3" table:formula="of:=HYPERLINK(CONCATENATE([.$Q$2]; [.C46]; [.$Q$3]); [.C46])" office:value-type="string" office:string-value="Beruf">
            <text:p>Beruf</text:p>
          </table:table-cell>
          <table:table-cell table:style-name="ce8" table:formula="of:=HYPERLINK(CONCATENATE([.$Q$5]; [.C46]; [.$Q$6]); [.C46])" office:value-type="string" office:string-value="Beruf">
            <text:p>Beruf</text:p>
          </table:table-cell>
          <table:table-cell table:style-name="ce8" table:formula="of:=HYPERLINK(CONCATENATE([.$Q$8]; [.C46]); [.C46])" office:value-type="string" office:string-value="Beruf">
            <text:p>Beruf</text:p>
          </table:table-cell>
          <table:table-cell table:style-name="ce8" table:formula="of:=HYPERLINK(CONCATENATE([.$Q$10]; [.C46]); [.C46])" office:value-type="string" office:string-value="Beruf">
            <text:p>Beruf</text:p>
          </table:table-cell>
          <table:table-cell table:style-name="ce19" table:formula="of:=HYPERLINK(CONCATENATE([.$Q$12]; [.C46]; [.$Q$13]); [.C46])" office:value-type="string" office:string-value="Beruf">
            <text:p>Beruf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3" table:formula="of:=HYPERLINK(CONCATENATE([.$Q$2]; [.C47]; [.$Q$3]); [.C47])" office:value-type="string" office:string-value="Besucher">
            <text:p>Besucher</text:p>
          </table:table-cell>
          <table:table-cell table:style-name="ce8" table:formula="of:=HYPERLINK(CONCATENATE([.$Q$5]; [.C47]; [.$Q$6]); [.C47])" office:value-type="string" office:string-value="Besucher">
            <text:p>Besucher</text:p>
          </table:table-cell>
          <table:table-cell table:style-name="ce8" table:formula="of:=HYPERLINK(CONCATENATE([.$Q$8]; [.C47]); [.C47])" office:value-type="string" office:string-value="Besucher">
            <text:p>Besucher</text:p>
          </table:table-cell>
          <table:table-cell table:style-name="ce8" table:formula="of:=HYPERLINK(CONCATENATE([.$Q$10]; [.C47]); [.C47])" office:value-type="string" office:string-value="Besucher">
            <text:p>Besucher</text:p>
          </table:table-cell>
          <table:table-cell table:style-name="ce19" table:formula="of:=HYPERLINK(CONCATENATE([.$Q$12]; [.C47]; [.$Q$13]); [.C47])" office:value-type="string" office:string-value="Besucher">
            <text:p>Besuch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3" table:formula="of:=HYPERLINK(CONCATENATE([.$Q$2]; [.C48]; [.$Q$3]); [.C48])" office:value-type="string" office:string-value="betreffen">
            <text:p>betreffen</text:p>
          </table:table-cell>
          <table:table-cell table:style-name="ce8" table:formula="of:=HYPERLINK(CONCATENATE([.$Q$5]; [.C48]; [.$Q$6]); [.C48])" office:value-type="string" office:string-value="betreffen">
            <text:p>betreffen</text:p>
          </table:table-cell>
          <table:table-cell table:style-name="ce8" table:formula="of:=HYPERLINK(CONCATENATE([.$Q$8]; [.C48]); [.C48])" office:value-type="string" office:string-value="betreffen">
            <text:p>betreffen</text:p>
          </table:table-cell>
          <table:table-cell table:style-name="ce8" table:formula="of:=HYPERLINK(CONCATENATE([.$Q$10]; [.C48]); [.C48])" office:value-type="string" office:string-value="betreffen">
            <text:p>betreffen</text:p>
          </table:table-cell>
          <table:table-cell table:style-name="ce19" table:formula="of:=HYPERLINK(CONCATENATE([.$Q$12]; [.C48]; [.$Q$13]); [.C48])" office:value-type="string" office:string-value="betreffen">
            <text:p>betref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49]; [.$Q$3]); [.C49])" office:value-type="string" office:string-value="Bett">
            <text:p>Bett</text:p>
          </table:table-cell>
          <table:table-cell table:style-name="ce8" table:formula="of:=HYPERLINK(CONCATENATE([.$Q$5]; [.C49]; [.$Q$6]); [.C49])" office:value-type="string" office:string-value="Bett">
            <text:p>Bett</text:p>
          </table:table-cell>
          <table:table-cell table:style-name="ce8" table:formula="of:=HYPERLINK(CONCATENATE([.$Q$8]; [.C49]); [.C49])" office:value-type="string" office:string-value="Bett">
            <text:p>Bett</text:p>
          </table:table-cell>
          <table:table-cell table:style-name="ce8" table:formula="of:=HYPERLINK(CONCATENATE([.$Q$10]; [.C49]); [.C49])" office:value-type="string" office:string-value="Bett">
            <text:p>Bett</text:p>
          </table:table-cell>
          <table:table-cell table:style-name="ce19" table:formula="of:=HYPERLINK(CONCATENATE([.$Q$12]; [.C49]; [.$Q$13]); [.C49])" office:value-type="string" office:string-value="Bett">
            <text:p>Be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3" table:formula="of:=HYPERLINK(CONCATENATE([.$Q$2]; [.C50]; [.$Q$3]); [.C50])" office:value-type="string" office:string-value="Bevölkerung">
            <text:p>Bevölkerung</text:p>
          </table:table-cell>
          <table:table-cell table:style-name="ce8" table:formula="of:=HYPERLINK(CONCATENATE([.$Q$5]; [.C50]; [.$Q$6]); [.C50])" office:value-type="string" office:string-value="Bevölkerung">
            <text:p>Bevölkerung</text:p>
          </table:table-cell>
          <table:table-cell table:style-name="ce8" table:formula="of:=HYPERLINK(CONCATENATE([.$Q$8]; [.C50]); [.C50])" office:value-type="string" office:string-value="Bevölkerung">
            <text:p>Bevölkerung</text:p>
          </table:table-cell>
          <table:table-cell table:style-name="ce8" table:formula="of:=HYPERLINK(CONCATENATE([.$Q$10]; [.C50]); [.C50])" office:value-type="string" office:string-value="Bevölkerung">
            <text:p>Bevölkerung</text:p>
          </table:table-cell>
          <table:table-cell table:style-name="ce19" table:formula="of:=HYPERLINK(CONCATENATE([.$Q$12]; [.C50]; [.$Q$13]); [.C50])" office:value-type="string" office:string-value="Bevölkerung">
            <text:p>Bevölker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 table:style-name="ce8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3" table:formula="of:=HYPERLINK(CONCATENATE([.$Q$2]; [.C51]; [.$Q$3]); [.C51])" office:value-type="string" office:string-value="bezahlen">
            <text:p>bezahlen</text:p>
          </table:table-cell>
          <table:table-cell table:style-name="ce8" table:formula="of:=HYPERLINK(CONCATENATE([.$Q$5]; [.C51]; [.$Q$6]); [.C51])" office:value-type="string" office:string-value="bezahlen">
            <text:p>bezahlen</text:p>
          </table:table-cell>
          <table:table-cell table:style-name="ce8" table:formula="of:=HYPERLINK(CONCATENATE([.$Q$8]; [.C51]); [.C51])" office:value-type="string" office:string-value="bezahlen">
            <text:p>bezahlen</text:p>
          </table:table-cell>
          <table:table-cell table:style-name="ce8" table:formula="of:=HYPERLINK(CONCATENATE([.$Q$10]; [.C51]); [.C51])" office:value-type="string" office:string-value="bezahlen">
            <text:p>bezahlen</text:p>
          </table:table-cell>
          <table:table-cell table:style-name="ce19" table:formula="of:=HYPERLINK(CONCATENATE([.$Q$12]; [.C51]; [.$Q$13]); [.C51])" office:value-type="string" office:string-value="bezahlen">
            <text:p>bezah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52]; [.$Q$3]); [.C52])" office:value-type="string" office:string-value="Beziehung">
            <text:p>Beziehung</text:p>
          </table:table-cell>
          <table:table-cell table:style-name="ce8" table:formula="of:=HYPERLINK(CONCATENATE([.$Q$5]; [.C52]; [.$Q$6]); [.C52])" office:value-type="string" office:string-value="Beziehung">
            <text:p>Beziehung</text:p>
          </table:table-cell>
          <table:table-cell table:style-name="ce8" table:formula="of:=HYPERLINK(CONCATENATE([.$Q$8]; [.C52]); [.C52])" office:value-type="string" office:string-value="Beziehung">
            <text:p>Beziehung</text:p>
          </table:table-cell>
          <table:table-cell table:style-name="ce8" table:formula="of:=HYPERLINK(CONCATENATE([.$Q$10]; [.C52]); [.C52])" office:value-type="string" office:string-value="Beziehung">
            <text:p>Beziehung</text:p>
          </table:table-cell>
          <table:table-cell table:style-name="ce19" table:formula="of:=HYPERLINK(CONCATENATE([.$Q$12]; [.C52]; [.$Q$13]); [.C52])" office:value-type="string" office:string-value="Beziehung">
            <text:p>Bezieh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3" table:formula="of:=HYPERLINK(CONCATENATE([.$Q$2]; [.C53]; [.$Q$3]); [.C53])" office:value-type="string" office:string-value="bitte">
            <text:p>bitte</text:p>
          </table:table-cell>
          <table:table-cell table:style-name="ce8" table:formula="of:=HYPERLINK(CONCATENATE([.$Q$5]; [.C53]; [.$Q$6]); [.C53])" office:value-type="string" office:string-value="bitte">
            <text:p>bitte</text:p>
          </table:table-cell>
          <table:table-cell table:style-name="ce8" table:formula="of:=HYPERLINK(CONCATENATE([.$Q$8]; [.C53]); [.C53])" office:value-type="string" office:string-value="bitte">
            <text:p>bitte</text:p>
          </table:table-cell>
          <table:table-cell table:style-name="ce8" table:formula="of:=HYPERLINK(CONCATENATE([.$Q$10]; [.C53]); [.C53])" office:value-type="string" office:string-value="bitte">
            <text:p>bitte</text:p>
          </table:table-cell>
          <table:table-cell table:style-name="ce19" table:formula="of:=HYPERLINK(CONCATENATE([.$Q$12]; [.C53]; [.$Q$13]); [.C53])" office:value-type="string" office:string-value="bitte">
            <text:p>bi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3" table:formula="of:=HYPERLINK(CONCATENATE([.$Q$2]; [.C54]; [.$Q$3]); [.C54])" office:value-type="string" office:string-value="blau">
            <text:p>blau</text:p>
          </table:table-cell>
          <table:table-cell table:style-name="ce8" table:formula="of:=HYPERLINK(CONCATENATE([.$Q$5]; [.C54]; [.$Q$6]); [.C54])" office:value-type="string" office:string-value="blau">
            <text:p>blau</text:p>
          </table:table-cell>
          <table:table-cell table:style-name="ce8" table:formula="of:=HYPERLINK(CONCATENATE([.$Q$8]; [.C54]); [.C54])" office:value-type="string" office:string-value="blau">
            <text:p>blau</text:p>
          </table:table-cell>
          <table:table-cell table:style-name="ce8" table:formula="of:=HYPERLINK(CONCATENATE([.$Q$10]; [.C54]); [.C54])" office:value-type="string" office:string-value="blau">
            <text:p>blau</text:p>
          </table:table-cell>
          <table:table-cell table:style-name="ce19" table:formula="of:=HYPERLINK(CONCATENATE([.$Q$12]; [.C54]; [.$Q$13]); [.C54])" office:value-type="string" office:string-value="blau">
            <text:p>bla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3" table:formula="of:=HYPERLINK(CONCATENATE([.$Q$2]; [.C55]; [.$Q$3]); [.C55])" office:value-type="string" office:string-value="Blume">
            <text:p>Blume</text:p>
          </table:table-cell>
          <table:table-cell table:style-name="ce8" table:formula="of:=HYPERLINK(CONCATENATE([.$Q$5]; [.C55]; [.$Q$6]); [.C55])" office:value-type="string" office:string-value="Blume">
            <text:p>Blume</text:p>
          </table:table-cell>
          <table:table-cell table:style-name="ce8" table:formula="of:=HYPERLINK(CONCATENATE([.$Q$8]; [.C55]); [.C55])" office:value-type="string" office:string-value="Blume">
            <text:p>Blume</text:p>
          </table:table-cell>
          <table:table-cell table:style-name="ce8" table:formula="of:=HYPERLINK(CONCATENATE([.$Q$10]; [.C55]); [.C55])" office:value-type="string" office:string-value="Blume">
            <text:p>Blume</text:p>
          </table:table-cell>
          <table:table-cell table:style-name="ce19" table:formula="of:=HYPERLINK(CONCATENATE([.$Q$12]; [.C55]; [.$Q$13]); [.C55])" office:value-type="string" office:string-value="Blume">
            <text:p>Blu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3" table:formula="of:=HYPERLINK(CONCATENATE([.$Q$2]; [.C56]; [.$Q$3]); [.C56])" office:value-type="string" office:string-value="brauchen">
            <text:p>brauchen</text:p>
          </table:table-cell>
          <table:table-cell table:style-name="ce8" table:formula="of:=HYPERLINK(CONCATENATE([.$Q$5]; [.C56]; [.$Q$6]); [.C56])" office:value-type="string" office:string-value="brauchen">
            <text:p>brauchen</text:p>
          </table:table-cell>
          <table:table-cell table:style-name="ce8" table:formula="of:=HYPERLINK(CONCATENATE([.$Q$8]; [.C56]); [.C56])" office:value-type="string" office:string-value="brauchen">
            <text:p>brauchen</text:p>
          </table:table-cell>
          <table:table-cell table:style-name="ce8" table:formula="of:=HYPERLINK(CONCATENATE([.$Q$10]; [.C56]); [.C56])" office:value-type="string" office:string-value="brauchen">
            <text:p>brauchen</text:p>
          </table:table-cell>
          <table:table-cell table:style-name="ce19" table:formula="of:=HYPERLINK(CONCATENATE([.$Q$12]; [.C56]; [.$Q$13]); [.C56])" office:value-type="string" office:string-value="brauchen">
            <text:p>brau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3" table:formula="of:=HYPERLINK(CONCATENATE([.$Q$2]; [.C57]; [.$Q$3]); [.C57])" office:value-type="string" office:string-value="bringen">
            <text:p>bringen</text:p>
          </table:table-cell>
          <table:table-cell table:style-name="ce8" table:formula="of:=HYPERLINK(CONCATENATE([.$Q$5]; [.C57]; [.$Q$6]); [.C57])" office:value-type="string" office:string-value="bringen">
            <text:p>bringen</text:p>
          </table:table-cell>
          <table:table-cell table:style-name="ce8" table:formula="of:=HYPERLINK(CONCATENATE([.$Q$8]; [.C57]); [.C57])" office:value-type="string" office:string-value="bringen">
            <text:p>bringen</text:p>
          </table:table-cell>
          <table:table-cell table:style-name="ce8" table:formula="of:=HYPERLINK(CONCATENATE([.$Q$10]; [.C57]); [.C57])" office:value-type="string" office:string-value="bringen">
            <text:p>bringen</text:p>
          </table:table-cell>
          <table:table-cell table:style-name="ce19" table:formula="of:=HYPERLINK(CONCATENATE([.$Q$12]; [.C57]; [.$Q$13]); [.C57])" office:value-type="string" office:string-value="bringen">
            <text:p>bring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3" table:formula="of:=HYPERLINK(CONCATENATE([.$Q$2]; [.C58]; [.$Q$3]); [.C58])" office:value-type="string" office:string-value="Brot">
            <text:p>Brot</text:p>
          </table:table-cell>
          <table:table-cell table:style-name="ce8" table:formula="of:=HYPERLINK(CONCATENATE([.$Q$5]; [.C58]; [.$Q$6]); [.C58])" office:value-type="string" office:string-value="Brot">
            <text:p>Brot</text:p>
          </table:table-cell>
          <table:table-cell table:style-name="ce8" table:formula="of:=HYPERLINK(CONCATENATE([.$Q$8]; [.C58]); [.C58])" office:value-type="string" office:string-value="Brot">
            <text:p>Brot</text:p>
          </table:table-cell>
          <table:table-cell table:style-name="ce8" table:formula="of:=HYPERLINK(CONCATENATE([.$Q$10]; [.C58]); [.C58])" office:value-type="string" office:string-value="Brot">
            <text:p>Brot</text:p>
          </table:table-cell>
          <table:table-cell table:style-name="ce19" table:formula="of:=HYPERLINK(CONCATENATE([.$Q$12]; [.C58]; [.$Q$13]); [.C58])" office:value-type="string" office:string-value="Brot">
            <text:p>Bro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3" table:formula="of:=HYPERLINK(CONCATENATE([.$Q$2]; [.C59]; [.$Q$3]); [.C59])" office:value-type="string" office:string-value="Bruder">
            <text:p>Bruder</text:p>
          </table:table-cell>
          <table:table-cell table:style-name="ce8" table:formula="of:=HYPERLINK(CONCATENATE([.$Q$5]; [.C59]; [.$Q$6]); [.C59])" office:value-type="string" office:string-value="Bruder">
            <text:p>Bruder</text:p>
          </table:table-cell>
          <table:table-cell table:style-name="ce8" table:formula="of:=HYPERLINK(CONCATENATE([.$Q$8]; [.C59]); [.C59])" office:value-type="string" office:string-value="Bruder">
            <text:p>Bruder</text:p>
          </table:table-cell>
          <table:table-cell table:style-name="ce8" table:formula="of:=HYPERLINK(CONCATENATE([.$Q$10]; [.C59]); [.C59])" office:value-type="string" office:string-value="Bruder">
            <text:p>Bruder</text:p>
          </table:table-cell>
          <table:table-cell table:style-name="ce19" table:formula="of:=HYPERLINK(CONCATENATE([.$Q$12]; [.C59]; [.$Q$13]); [.C59])" office:value-type="string" office:string-value="Bruder">
            <text:p>Bru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3" table:formula="of:=HYPERLINK(CONCATENATE([.$Q$2]; [.C60]; [.$Q$3]); [.C60])" office:value-type="string" office:string-value="Buch">
            <text:p>Buch</text:p>
          </table:table-cell>
          <table:table-cell table:style-name="ce8" table:formula="of:=HYPERLINK(CONCATENATE([.$Q$5]; [.C60]; [.$Q$6]); [.C60])" office:value-type="string" office:string-value="Buch">
            <text:p>Buch</text:p>
          </table:table-cell>
          <table:table-cell table:style-name="ce8" table:formula="of:=HYPERLINK(CONCATENATE([.$Q$8]; [.C60]); [.C60])" office:value-type="string" office:string-value="Buch">
            <text:p>Buch</text:p>
          </table:table-cell>
          <table:table-cell table:style-name="ce8" table:formula="of:=HYPERLINK(CONCATENATE([.$Q$10]; [.C60]); [.C60])" office:value-type="string" office:string-value="Buch">
            <text:p>Buch</text:p>
          </table:table-cell>
          <table:table-cell table:style-name="ce19" table:formula="of:=HYPERLINK(CONCATENATE([.$Q$12]; [.C60]; [.$Q$13]); [.C60])" office:value-type="string" office:string-value="Buch">
            <text:p>Bu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3" table:formula="of:=HYPERLINK(CONCATENATE([.$Q$2]; [.C61]; [.$Q$3]); [.C61])" office:value-type="string" office:string-value="Bürger">
            <text:p>Bürger</text:p>
          </table:table-cell>
          <table:table-cell table:style-name="ce8" table:formula="of:=HYPERLINK(CONCATENATE([.$Q$5]; [.C61]; [.$Q$6]); [.C61])" office:value-type="string" office:string-value="Bürger">
            <text:p>Bürger</text:p>
          </table:table-cell>
          <table:table-cell table:style-name="ce8" table:formula="of:=HYPERLINK(CONCATENATE([.$Q$8]; [.C61]); [.C61])" office:value-type="string" office:string-value="Bürger">
            <text:p>Bürger</text:p>
          </table:table-cell>
          <table:table-cell table:style-name="ce8" table:formula="of:=HYPERLINK(CONCATENATE([.$Q$10]; [.C61]); [.C61])" office:value-type="string" office:string-value="Bürger">
            <text:p>Bürger</text:p>
          </table:table-cell>
          <table:table-cell table:style-name="ce19" table:formula="of:=HYPERLINK(CONCATENATE([.$Q$12]; [.C61]; [.$Q$13]); [.C61])" office:value-type="string" office:string-value="Bürger">
            <text:p>Bür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3" table:formula="of:=HYPERLINK(CONCATENATE([.$Q$2]; [.C62]; [.$Q$3]); [.C62])" office:value-type="string" office:string-value="clever">
            <text:p>clever</text:p>
          </table:table-cell>
          <table:table-cell table:style-name="ce8" table:formula="of:=HYPERLINK(CONCATENATE([.$Q$5]; [.C62]; [.$Q$6]); [.C62])" office:value-type="string" office:string-value="clever">
            <text:p>clever</text:p>
          </table:table-cell>
          <table:table-cell table:style-name="ce8" table:formula="of:=HYPERLINK(CONCATENATE([.$Q$8]; [.C62]); [.C62])" office:value-type="string" office:string-value="clever">
            <text:p>clever</text:p>
          </table:table-cell>
          <table:table-cell table:style-name="ce8" table:formula="of:=HYPERLINK(CONCATENATE([.$Q$10]; [.C62]); [.C62])" office:value-type="string" office:string-value="clever">
            <text:p>clever</text:p>
          </table:table-cell>
          <table:table-cell table:style-name="ce19" table:formula="of:=HYPERLINK(CONCATENATE([.$Q$12]; [.C62]; [.$Q$13]); [.C62])" office:value-type="string" office:string-value="clever">
            <text:p>clev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3" table:formula="of:=HYPERLINK(CONCATENATE([.$Q$2]; [.C63]; [.$Q$3]); [.C63])" office:value-type="string" office:string-value="Dach">
            <text:p>Dach</text:p>
          </table:table-cell>
          <table:table-cell table:style-name="ce8" table:formula="of:=HYPERLINK(CONCATENATE([.$Q$5]; [.C63]; [.$Q$6]); [.C63])" office:value-type="string" office:string-value="Dach">
            <text:p>Dach</text:p>
          </table:table-cell>
          <table:table-cell table:style-name="ce8" table:formula="of:=HYPERLINK(CONCATENATE([.$Q$8]; [.C63]); [.C63])" office:value-type="string" office:string-value="Dach">
            <text:p>Dach</text:p>
          </table:table-cell>
          <table:table-cell table:style-name="ce8" table:formula="of:=HYPERLINK(CONCATENATE([.$Q$10]; [.C63]); [.C63])" office:value-type="string" office:string-value="Dach">
            <text:p>Dach</text:p>
          </table:table-cell>
          <table:table-cell table:style-name="ce19" table:formula="of:=HYPERLINK(CONCATENATE([.$Q$12]; [.C63]; [.$Q$13]); [.C63])" office:value-type="string" office:string-value="Dach">
            <text:p>Da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3" table:formula="of:=HYPERLINK(CONCATENATE([.$Q$2]; [.C64]; [.$Q$3]); [.C64])" office:value-type="string" office:string-value="Dame">
            <text:p>Dame</text:p>
          </table:table-cell>
          <table:table-cell table:style-name="ce8" table:formula="of:=HYPERLINK(CONCATENATE([.$Q$5]; [.C64]; [.$Q$6]); [.C64])" office:value-type="string" office:string-value="Dame">
            <text:p>Dame</text:p>
          </table:table-cell>
          <table:table-cell table:style-name="ce8" table:formula="of:=HYPERLINK(CONCATENATE([.$Q$8]; [.C64]); [.C64])" office:value-type="string" office:string-value="Dame">
            <text:p>Dame</text:p>
          </table:table-cell>
          <table:table-cell table:style-name="ce8" table:formula="of:=HYPERLINK(CONCATENATE([.$Q$10]; [.C64]); [.C64])" office:value-type="string" office:string-value="Dame">
            <text:p>Dame</text:p>
          </table:table-cell>
          <table:table-cell table:style-name="ce19" table:formula="of:=HYPERLINK(CONCATENATE([.$Q$12]; [.C64]; [.$Q$13]); [.C64])" office:value-type="string" office:string-value="Dame">
            <text:p>Da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3" table:formula="of:=HYPERLINK(CONCATENATE([.$Q$2]; [.C65]; [.$Q$3]); [.C65])" office:value-type="string" office:string-value="danken">
            <text:p>danken</text:p>
          </table:table-cell>
          <table:table-cell table:style-name="ce8" table:formula="of:=HYPERLINK(CONCATENATE([.$Q$5]; [.C65]; [.$Q$6]); [.C65])" office:value-type="string" office:string-value="danken">
            <text:p>danken</text:p>
          </table:table-cell>
          <table:table-cell table:style-name="ce8" table:formula="of:=HYPERLINK(CONCATENATE([.$Q$8]; [.C65]); [.C65])" office:value-type="string" office:string-value="danken">
            <text:p>danken</text:p>
          </table:table-cell>
          <table:table-cell table:style-name="ce8" table:formula="of:=HYPERLINK(CONCATENATE([.$Q$10]; [.C65]); [.C65])" office:value-type="string" office:string-value="danken">
            <text:p>danken</text:p>
          </table:table-cell>
          <table:table-cell table:style-name="ce19" table:formula="of:=HYPERLINK(CONCATENATE([.$Q$12]; [.C65]; [.$Q$13]); [.C65])" office:value-type="string" office:string-value="danken">
            <text:p>dank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3" table:formula="of:=HYPERLINK(CONCATENATE([.$Q$2]; [.C66]; [.$Q$3]); [.C66])" office:value-type="string" office:string-value="definieren">
            <text:p>definieren</text:p>
          </table:table-cell>
          <table:table-cell table:style-name="ce8" table:formula="of:=HYPERLINK(CONCATENATE([.$Q$5]; [.C66]; [.$Q$6]); [.C66])" office:value-type="string" office:string-value="definieren">
            <text:p>definieren</text:p>
          </table:table-cell>
          <table:table-cell table:style-name="ce8" table:formula="of:=HYPERLINK(CONCATENATE([.$Q$8]; [.C66]); [.C66])" office:value-type="string" office:string-value="definieren">
            <text:p>definieren</text:p>
          </table:table-cell>
          <table:table-cell table:style-name="ce8" table:formula="of:=HYPERLINK(CONCATENATE([.$Q$10]; [.C66]); [.C66])" office:value-type="string" office:string-value="definieren">
            <text:p>definieren</text:p>
          </table:table-cell>
          <table:table-cell table:style-name="ce19" table:formula="of:=HYPERLINK(CONCATENATE([.$Q$12]; [.C66]; [.$Q$13]); [.C66])" office:value-type="string" office:string-value="definieren">
            <text:p>definier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3" table:formula="of:=HYPERLINK(CONCATENATE([.$Q$2]; [.C67]; [.$Q$3]); [.C67])" office:value-type="string" office:string-value="dein">
            <text:p>dein</text:p>
          </table:table-cell>
          <table:table-cell table:style-name="ce8" table:formula="of:=HYPERLINK(CONCATENATE([.$Q$5]; [.C67]; [.$Q$6]); [.C67])" office:value-type="string" office:string-value="dein">
            <text:p>dein</text:p>
          </table:table-cell>
          <table:table-cell table:style-name="ce8" table:formula="of:=HYPERLINK(CONCATENATE([.$Q$8]; [.C67]); [.C67])" office:value-type="string" office:string-value="dein">
            <text:p>dein</text:p>
          </table:table-cell>
          <table:table-cell table:style-name="ce8" table:formula="of:=HYPERLINK(CONCATENATE([.$Q$10]; [.C67]); [.C67])" office:value-type="string" office:string-value="dein">
            <text:p>dein</text:p>
          </table:table-cell>
          <table:table-cell table:style-name="ce19" table:formula="of:=HYPERLINK(CONCATENATE([.$Q$12]; [.C67]; [.$Q$13]); [.C67])" office:value-type="string" office:string-value="dein">
            <text:p>d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68]; [.$Q$3]); [.C68])" office:value-type="string" office:string-value="deutsch">
            <text:p>deutsch</text:p>
          </table:table-cell>
          <table:table-cell table:style-name="ce8" table:formula="of:=HYPERLINK(CONCATENATE([.$Q$5]; [.C68]; [.$Q$6]); [.C68])" office:value-type="string" office:string-value="deutsch">
            <text:p>deutsch</text:p>
          </table:table-cell>
          <table:table-cell table:style-name="ce8" table:formula="of:=HYPERLINK(CONCATENATE([.$Q$8]; [.C68]); [.C68])" office:value-type="string" office:string-value="deutsch">
            <text:p>deutsch</text:p>
          </table:table-cell>
          <table:table-cell table:style-name="ce8" table:formula="of:=HYPERLINK(CONCATENATE([.$Q$10]; [.C68]); [.C68])" office:value-type="string" office:string-value="deutsch">
            <text:p>deutsch</text:p>
          </table:table-cell>
          <table:table-cell table:style-name="ce19" table:formula="of:=HYPERLINK(CONCATENATE([.$Q$12]; [.C68]; [.$Q$13]); [.C68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69]; [.$Q$3]); [.C69])" office:value-type="string" office:string-value="Deutsch">
            <text:p>Deutsch</text:p>
          </table:table-cell>
          <table:table-cell table:style-name="ce8" table:formula="of:=HYPERLINK(CONCATENATE([.$Q$5]; [.C69]; [.$Q$6]); [.C69])" office:value-type="string" office:string-value="Deutsch">
            <text:p>Deutsch</text:p>
          </table:table-cell>
          <table:table-cell table:style-name="ce8" table:formula="of:=HYPERLINK(CONCATENATE([.$Q$8]; [.C69]); [.C69])" office:value-type="string" office:string-value="Deutsch">
            <text:p>Deutsch</text:p>
          </table:table-cell>
          <table:table-cell table:style-name="ce8" table:formula="of:=HYPERLINK(CONCATENATE([.$Q$10]; [.C69]); [.C69])" office:value-type="string" office:string-value="Deutsch">
            <text:p>Deutsch</text:p>
          </table:table-cell>
          <table:table-cell table:style-name="ce19" table:formula="of:=HYPERLINK(CONCATENATE([.$Q$12]; [.C69]; [.$Q$13]); [.C69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3" table:formula="of:=HYPERLINK(CONCATENATE([.$Q$2]; [.C70]; [.$Q$3]); [.C70])" office:value-type="string" office:string-value="Diät">
            <text:p>Diät</text:p>
          </table:table-cell>
          <table:table-cell table:style-name="ce8" table:formula="of:=HYPERLINK(CONCATENATE([.$Q$5]; [.C70]; [.$Q$6]); [.C70])" office:value-type="string" office:string-value="Diät">
            <text:p>Diät</text:p>
          </table:table-cell>
          <table:table-cell table:style-name="ce8" table:formula="of:=HYPERLINK(CONCATENATE([.$Q$8]; [.C70]); [.C70])" office:value-type="string" office:string-value="Diät">
            <text:p>Diät</text:p>
          </table:table-cell>
          <table:table-cell table:style-name="ce8" table:formula="of:=HYPERLINK(CONCATENATE([.$Q$10]; [.C70]); [.C70])" office:value-type="string" office:string-value="Diät">
            <text:p>Diät</text:p>
          </table:table-cell>
          <table:table-cell table:style-name="ce19" table:formula="of:=HYPERLINK(CONCATENATE([.$Q$12]; [.C70]; [.$Q$13]); [.C70])" office:value-type="string" office:string-value="Diät">
            <text:p>Diä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3" table:formula="of:=HYPERLINK(CONCATENATE([.$Q$2]; [.C71]; [.$Q$3]); [.C71])" office:value-type="string" office:string-value="Dienst">
            <text:p>Dienst</text:p>
          </table:table-cell>
          <table:table-cell table:style-name="ce8" table:formula="of:=HYPERLINK(CONCATENATE([.$Q$5]; [.C71]; [.$Q$6]); [.C71])" office:value-type="string" office:string-value="Dienst">
            <text:p>Dienst</text:p>
          </table:table-cell>
          <table:table-cell table:style-name="ce8" table:formula="of:=HYPERLINK(CONCATENATE([.$Q$8]; [.C71]); [.C71])" office:value-type="string" office:string-value="Dienst">
            <text:p>Dienst</text:p>
          </table:table-cell>
          <table:table-cell table:style-name="ce8" table:formula="of:=HYPERLINK(CONCATENATE([.$Q$10]; [.C71]); [.C71])" office:value-type="string" office:string-value="Dienst">
            <text:p>Dienst</text:p>
          </table:table-cell>
          <table:table-cell table:style-name="ce19" table:formula="of:=HYPERLINK(CONCATENATE([.$Q$12]; [.C71]; [.$Q$13]); [.C71])" office:value-type="string" office:string-value="Dienst">
            <text:p>Dien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3" table:formula="of:=HYPERLINK(CONCATENATE([.$Q$2]; [.C72]; [.$Q$3]); [.C72])" office:value-type="string" office:string-value="Dienstleistung">
            <text:p>Dienstleistung</text:p>
          </table:table-cell>
          <table:table-cell table:style-name="ce8" table:formula="of:=HYPERLINK(CONCATENATE([.$Q$5]; [.C72]; [.$Q$6]); [.C72])" office:value-type="string" office:string-value="Dienstleistung">
            <text:p>Dienstleistung</text:p>
          </table:table-cell>
          <table:table-cell table:style-name="ce8" table:formula="of:=HYPERLINK(CONCATENATE([.$Q$8]; [.C72]); [.C72])" office:value-type="string" office:string-value="Dienstleistung">
            <text:p>Dienstleistung</text:p>
          </table:table-cell>
          <table:table-cell table:style-name="ce8" table:formula="of:=HYPERLINK(CONCATENATE([.$Q$10]; [.C72]); [.C72])" office:value-type="string" office:string-value="Dienstleistung">
            <text:p>Dienstleistung</text:p>
          </table:table-cell>
          <table:table-cell table:style-name="ce19" table:formula="of:=HYPERLINK(CONCATENATE([.$Q$12]; [.C72]; [.$Q$13]); [.C72])" office:value-type="string" office:string-value="Dienstleistung">
            <text:p>Dienstleistun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dies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this</text:p>
          </table:table-cell>
          <table:table-cell table:style-name="ce5"/>
          <table:table-cell table:style-name="ce14" table:formula="of:=HYPERLINK(CONCATENATE([.$Q$2]; [.C73]; [.$Q$3]); [.C73])" office:value-type="string" office:string-value="dies">
            <text:p>dies</text:p>
          </table:table-cell>
          <table:table-cell table:style-name="ce14" table:formula="of:=HYPERLINK(CONCATENATE([.$Q$5]; [.C73]; [.$Q$6]); [.C73])" office:value-type="string" office:string-value="dies">
            <text:p>dies</text:p>
          </table:table-cell>
          <table:table-cell table:style-name="ce8" table:formula="of:=HYPERLINK(CONCATENATE([.$Q$8]; [.C73]); [.C73])" office:value-type="string" office:string-value="dies">
            <text:p>dies</text:p>
          </table:table-cell>
          <table:table-cell table:style-name="ce8" table:formula="of:=HYPERLINK(CONCATENATE([.$Q$10]; [.C73]); [.C73])" office:value-type="string" office:string-value="dies">
            <text:p>dies</text:p>
          </table:table-cell>
          <table:table-cell table:style-name="ce19" table:formula="of:=HYPERLINK(CONCATENATE([.$Q$12]; [.C73]; [.$Q$13]); [.C73])" office:value-type="string" office:string-value="dies">
            <text:p>die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3" table:formula="of:=HYPERLINK(CONCATENATE([.$Q$2]; [.C74]; [.$Q$3]); [.C74])" office:value-type="string" office:string-value="diese">
            <text:p>diese</text:p>
          </table:table-cell>
          <table:table-cell table:style-name="ce8" table:formula="of:=HYPERLINK(CONCATENATE([.$Q$5]; [.C74]; [.$Q$6]); [.C74])" office:value-type="string" office:string-value="diese">
            <text:p>diese</text:p>
          </table:table-cell>
          <table:table-cell table:style-name="ce8" table:formula="of:=HYPERLINK(CONCATENATE([.$Q$8]; [.C74]); [.C74])" office:value-type="string" office:string-value="diese">
            <text:p>diese</text:p>
          </table:table-cell>
          <table:table-cell table:style-name="ce8" table:formula="of:=HYPERLINK(CONCATENATE([.$Q$10]; [.C74]); [.C74])" office:value-type="string" office:string-value="diese">
            <text:p>diese</text:p>
          </table:table-cell>
          <table:table-cell table:style-name="ce19" table:formula="of:=HYPERLINK(CONCATENATE([.$Q$12]; [.C74]; [.$Q$13]); [.C74])" office:value-type="string" office:string-value="diese">
            <text:p>dies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3" table:formula="of:=HYPERLINK(CONCATENATE([.$Q$2]; [.C75]; [.$Q$3]); [.C75])" office:value-type="string" office:string-value="drei">
            <text:p>drei</text:p>
          </table:table-cell>
          <table:table-cell table:style-name="ce8" table:formula="of:=HYPERLINK(CONCATENATE([.$Q$5]; [.C75]; [.$Q$6]); [.C75])" office:value-type="string" office:string-value="drei">
            <text:p>drei</text:p>
          </table:table-cell>
          <table:table-cell table:style-name="ce8" table:formula="of:=HYPERLINK(CONCATENATE([.$Q$8]; [.C75]); [.C75])" office:value-type="string" office:string-value="drei">
            <text:p>drei</text:p>
          </table:table-cell>
          <table:table-cell table:style-name="ce8" table:formula="of:=HYPERLINK(CONCATENATE([.$Q$10]; [.C75]); [.C75])" office:value-type="string" office:string-value="drei">
            <text:p>drei</text:p>
          </table:table-cell>
          <table:table-cell table:style-name="ce19" table:formula="of:=HYPERLINK(CONCATENATE([.$Q$12]; [.C75]; [.$Q$13]); [.C75])" office:value-type="string" office:string-value="drei">
            <text:p>dre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3" table:formula="of:=HYPERLINK(CONCATENATE([.$Q$2]; [.C76]; [.$Q$3]); [.C76])" office:value-type="string" office:string-value="dritte">
            <text:p>dritte</text:p>
          </table:table-cell>
          <table:table-cell table:style-name="ce8" table:formula="of:=HYPERLINK(CONCATENATE([.$Q$5]; [.C76]; [.$Q$6]); [.C76])" office:value-type="string" office:string-value="dritte">
            <text:p>dritte</text:p>
          </table:table-cell>
          <table:table-cell table:style-name="ce8" table:formula="of:=HYPERLINK(CONCATENATE([.$Q$8]; [.C76]); [.C76])" office:value-type="string" office:string-value="dritte">
            <text:p>dritte</text:p>
          </table:table-cell>
          <table:table-cell table:style-name="ce8" table:formula="of:=HYPERLINK(CONCATENATE([.$Q$10]; [.C76]); [.C76])" office:value-type="string" office:string-value="dritte">
            <text:p>dritte</text:p>
          </table:table-cell>
          <table:table-cell table:style-name="ce19" table:formula="of:=HYPERLINK(CONCATENATE([.$Q$12]; [.C76]; [.$Q$13]); [.C76])" office:value-type="string" office:string-value="dritte">
            <text:p>dri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77]; [.$Q$3]); [.C77])" office:value-type="string" office:string-value="du">
            <text:p>du</text:p>
          </table:table-cell>
          <table:table-cell table:style-name="ce8" table:formula="of:=HYPERLINK(CONCATENATE([.$Q$5]; [.C77]; [.$Q$6]); [.C77])" office:value-type="string" office:string-value="du">
            <text:p>du</text:p>
          </table:table-cell>
          <table:table-cell table:style-name="ce8" table:formula="of:=HYPERLINK(CONCATENATE([.$Q$8]; [.C77]); [.C77])" office:value-type="string" office:string-value="du">
            <text:p>du</text:p>
          </table:table-cell>
          <table:table-cell table:style-name="ce8" table:formula="of:=HYPERLINK(CONCATENATE([.$Q$10]; [.C77]); [.C77])" office:value-type="string" office:string-value="du">
            <text:p>du</text:p>
          </table:table-cell>
          <table:table-cell table:style-name="ce19" table:formula="of:=HYPERLINK(CONCATENATE([.$Q$12]; [.C77]; [.$Q$13]); [.C77])" office:value-type="string" office:string-value="du">
            <text:p>d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3" table:formula="of:=HYPERLINK(CONCATENATE([.$Q$2]; [.C78]; [.$Q$3]); [.C78])" office:value-type="string" office:string-value="Durst">
            <text:p>Durst</text:p>
          </table:table-cell>
          <table:table-cell table:style-name="ce8" table:formula="of:=HYPERLINK(CONCATENATE([.$Q$5]; [.C78]; [.$Q$6]); [.C78])" office:value-type="string" office:string-value="Durst">
            <text:p>Durst</text:p>
          </table:table-cell>
          <table:table-cell table:style-name="ce8" table:formula="of:=HYPERLINK(CONCATENATE([.$Q$8]; [.C78]); [.C78])" office:value-type="string" office:string-value="Durst">
            <text:p>Durst</text:p>
          </table:table-cell>
          <table:table-cell table:style-name="ce8" table:formula="of:=HYPERLINK(CONCATENATE([.$Q$10]; [.C78]); [.C78])" office:value-type="string" office:string-value="Durst">
            <text:p>Durst</text:p>
          </table:table-cell>
          <table:table-cell table:style-name="ce19" table:formula="of:=HYPERLINK(CONCATENATE([.$Q$12]; [.C78]; [.$Q$13]); [.C78])" office:value-type="string" office:string-value="Durst">
            <text:p>Durs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3" table:formula="of:=HYPERLINK(CONCATENATE([.$Q$2]; [.C79]; [.$Q$3]); [.C79])" office:value-type="string" office:string-value="echt">
            <text:p>echt</text:p>
          </table:table-cell>
          <table:table-cell table:style-name="ce8" table:formula="of:=HYPERLINK(CONCATENATE([.$Q$5]; [.C79]; [.$Q$6]); [.C79])" office:value-type="string" office:string-value="echt">
            <text:p>echt</text:p>
          </table:table-cell>
          <table:table-cell table:style-name="ce8" table:formula="of:=HYPERLINK(CONCATENATE([.$Q$8]; [.C79]); [.C79])" office:value-type="string" office:string-value="echt">
            <text:p>echt</text:p>
          </table:table-cell>
          <table:table-cell table:style-name="ce8" table:formula="of:=HYPERLINK(CONCATENATE([.$Q$10]; [.C79]); [.C79])" office:value-type="string" office:string-value="echt">
            <text:p>echt</text:p>
          </table:table-cell>
          <table:table-cell table:style-name="ce19" table:formula="of:=HYPERLINK(CONCATENATE([.$Q$12]; [.C79]; [.$Q$13]); [.C79])" office:value-type="string" office:string-value="echt">
            <text:p>ech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3" table:formula="of:=HYPERLINK(CONCATENATE([.$Q$2]; [.C80]; [.$Q$3]); [.C80])" office:value-type="string" office:string-value="eher">
            <text:p>eher</text:p>
          </table:table-cell>
          <table:table-cell table:style-name="ce8" table:formula="of:=HYPERLINK(CONCATENATE([.$Q$5]; [.C80]; [.$Q$6]); [.C80])" office:value-type="string" office:string-value="eher">
            <text:p>eher</text:p>
          </table:table-cell>
          <table:table-cell table:style-name="ce8" table:formula="of:=HYPERLINK(CONCATENATE([.$Q$8]; [.C80]); [.C80])" office:value-type="string" office:string-value="eher">
            <text:p>eher</text:p>
          </table:table-cell>
          <table:table-cell table:style-name="ce8" table:formula="of:=HYPERLINK(CONCATENATE([.$Q$10]; [.C80]); [.C80])" office:value-type="string" office:string-value="eher">
            <text:p>eher</text:p>
          </table:table-cell>
          <table:table-cell table:style-name="ce19" table:formula="of:=HYPERLINK(CONCATENATE([.$Q$12]; [.C80]; [.$Q$13]); [.C80])" office:value-type="string" office:string-value="eher">
            <text:p>eh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3" table:formula="of:=HYPERLINK(CONCATENATE([.$Q$2]; [.C81]; [.$Q$3]); [.C81])" office:value-type="string" office:string-value="Ei">
            <text:p>Ei</text:p>
          </table:table-cell>
          <table:table-cell table:style-name="ce8" table:formula="of:=HYPERLINK(CONCATENATE([.$Q$5]; [.C81]; [.$Q$6]); [.C81])" office:value-type="string" office:string-value="Ei">
            <text:p>Ei</text:p>
          </table:table-cell>
          <table:table-cell table:style-name="ce8" table:formula="of:=HYPERLINK(CONCATENATE([.$Q$8]; [.C81]); [.C81])" office:value-type="string" office:string-value="Ei">
            <text:p>Ei</text:p>
          </table:table-cell>
          <table:table-cell table:style-name="ce8" table:formula="of:=HYPERLINK(CONCATENATE([.$Q$10]; [.C81]); [.C81])" office:value-type="string" office:string-value="Ei">
            <text:p>Ei</text:p>
          </table:table-cell>
          <table:table-cell table:style-name="ce19" table:formula="of:=HYPERLINK(CONCATENATE([.$Q$12]; [.C81]; [.$Q$13]); [.C81])" office:value-type="string" office:string-value="Ei">
            <text:p>Ei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3" table:formula="of:=HYPERLINK(CONCATENATE([.$Q$2]; [.C82]; [.$Q$3]); [.C82])" office:value-type="string" office:string-value="Eigentümer">
            <text:p>Eigentümer</text:p>
          </table:table-cell>
          <table:table-cell table:style-name="ce8" table:formula="of:=HYPERLINK(CONCATENATE([.$Q$5]; [.C82]; [.$Q$6]); [.C82])" office:value-type="string" office:string-value="Eigentümer">
            <text:p>Eigentümer</text:p>
          </table:table-cell>
          <table:table-cell table:style-name="ce8" table:formula="of:=HYPERLINK(CONCATENATE([.$Q$8]; [.C82]); [.C82])" office:value-type="string" office:string-value="Eigentümer">
            <text:p>Eigentümer</text:p>
          </table:table-cell>
          <table:table-cell table:style-name="ce8" table:formula="of:=HYPERLINK(CONCATENATE([.$Q$10]; [.C82]); [.C82])" office:value-type="string" office:string-value="Eigentümer">
            <text:p>Eigentümer</text:p>
          </table:table-cell>
          <table:table-cell table:style-name="ce19" table:formula="of:=HYPERLINK(CONCATENATE([.$Q$12]; [.C82]; [.$Q$13]); [.C82])" office:value-type="string" office:string-value="Eigentümer">
            <text:p>Eigentüm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3" table:formula="of:=HYPERLINK(CONCATENATE([.$Q$2]; [.C83]; [.$Q$3]); [.C83])" office:value-type="string" office:string-value="ein">
            <text:p>ein</text:p>
          </table:table-cell>
          <table:table-cell table:style-name="ce8" table:formula="of:=HYPERLINK(CONCATENATE([.$Q$5]; [.C83]; [.$Q$6]); [.C83])" office:value-type="string" office:string-value="ein">
            <text:p>ein</text:p>
          </table:table-cell>
          <table:table-cell table:style-name="ce8" table:formula="of:=HYPERLINK(CONCATENATE([.$Q$8]; [.C83]); [.C83])" office:value-type="string" office:string-value="ein">
            <text:p>ein</text:p>
          </table:table-cell>
          <table:table-cell table:style-name="ce8" table:formula="of:=HYPERLINK(CONCATENATE([.$Q$10]; [.C83]); [.C83])" office:value-type="string" office:string-value="ein">
            <text:p>ein</text:p>
          </table:table-cell>
          <table:table-cell table:style-name="ce19" table:formula="of:=HYPERLINK(CONCATENATE([.$Q$12]; [.C83]; [.$Q$13]); [.C83])" office:value-type="string" office:string-value="ein">
            <text:p>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3" table:formula="of:=HYPERLINK(CONCATENATE([.$Q$2]; [.C84]; [.$Q$3]); [.C84])" office:value-type="string" office:string-value="eindeutig">
            <text:p>eindeutig</text:p>
          </table:table-cell>
          <table:table-cell table:style-name="ce8" table:formula="of:=HYPERLINK(CONCATENATE([.$Q$5]; [.C84]; [.$Q$6]); [.C84])" office:value-type="string" office:string-value="eindeutig">
            <text:p>eindeutig</text:p>
          </table:table-cell>
          <table:table-cell table:style-name="ce8" table:formula="of:=HYPERLINK(CONCATENATE([.$Q$8]; [.C84]); [.C84])" office:value-type="string" office:string-value="eindeutig">
            <text:p>eindeutig</text:p>
          </table:table-cell>
          <table:table-cell table:style-name="ce8" table:formula="of:=HYPERLINK(CONCATENATE([.$Q$10]; [.C84]); [.C84])" office:value-type="string" office:string-value="eindeutig">
            <text:p>eindeutig</text:p>
          </table:table-cell>
          <table:table-cell table:style-name="ce19" table:formula="of:=HYPERLINK(CONCATENATE([.$Q$12]; [.C84]; [.$Q$13]); [.C84])" office:value-type="string" office:string-value="eindeutig">
            <text:p>eindeut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3" table:formula="of:=HYPERLINK(CONCATENATE([.$Q$2]; [.C85]; [.$Q$3]); [.C85])" office:value-type="string" office:string-value="einfach">
            <text:p>einfach</text:p>
          </table:table-cell>
          <table:table-cell table:style-name="ce8" table:formula="of:=HYPERLINK(CONCATENATE([.$Q$5]; [.C85]; [.$Q$6]); [.C85])" office:value-type="string" office:string-value="einfach">
            <text:p>einfach</text:p>
          </table:table-cell>
          <table:table-cell table:style-name="ce8" table:formula="of:=HYPERLINK(CONCATENATE([.$Q$8]; [.C85]); [.C85])" office:value-type="string" office:string-value="einfach">
            <text:p>einfach</text:p>
          </table:table-cell>
          <table:table-cell table:style-name="ce8" table:formula="of:=HYPERLINK(CONCATENATE([.$Q$10]; [.C85]); [.C85])" office:value-type="string" office:string-value="einfach">
            <text:p>einfach</text:p>
          </table:table-cell>
          <table:table-cell table:style-name="ce19" table:formula="of:=HYPERLINK(CONCATENATE([.$Q$12]; [.C85]; [.$Q$13]); [.C85])" office:value-type="string" office:string-value="einfach">
            <text:p>einfa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3" table:formula="of:=HYPERLINK(CONCATENATE([.$Q$2]; [.C86]; [.$Q$3]); [.C86])" office:value-type="string" office:string-value="einige">
            <text:p>einige</text:p>
          </table:table-cell>
          <table:table-cell table:style-name="ce8" table:formula="of:=HYPERLINK(CONCATENATE([.$Q$5]; [.C86]; [.$Q$6]); [.C86])" office:value-type="string" office:string-value="einige">
            <text:p>einige</text:p>
          </table:table-cell>
          <table:table-cell table:style-name="ce8" table:formula="of:=HYPERLINK(CONCATENATE([.$Q$8]; [.C86]); [.C86])" office:value-type="string" office:string-value="einige">
            <text:p>einige</text:p>
          </table:table-cell>
          <table:table-cell table:style-name="ce8" table:formula="of:=HYPERLINK(CONCATENATE([.$Q$10]; [.C86]); [.C86])" office:value-type="string" office:string-value="einige">
            <text:p>einige</text:p>
          </table:table-cell>
          <table:table-cell table:style-name="ce19" table:formula="of:=HYPERLINK(CONCATENATE([.$Q$12]; [.C86]; [.$Q$13]); [.C86])" office:value-type="string" office:string-value="einige">
            <text:p>eini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3" table:formula="of:=HYPERLINK(CONCATENATE([.$Q$2]; [.C87]; [.$Q$3]); [.C87])" office:value-type="string" office:string-value="Einrichtung">
            <text:p>Einrichtung</text:p>
          </table:table-cell>
          <table:table-cell table:style-name="ce8" table:formula="of:=HYPERLINK(CONCATENATE([.$Q$5]; [.C87]; [.$Q$6]); [.C87])" office:value-type="string" office:string-value="Einrichtung">
            <text:p>Einrichtung</text:p>
          </table:table-cell>
          <table:table-cell table:style-name="ce8" table:formula="of:=HYPERLINK(CONCATENATE([.$Q$8]; [.C87]); [.C87])" office:value-type="string" office:string-value="Einrichtung">
            <text:p>Einrichtung</text:p>
          </table:table-cell>
          <table:table-cell table:style-name="ce8" table:formula="of:=HYPERLINK(CONCATENATE([.$Q$10]; [.C87]); [.C87])" office:value-type="string" office:string-value="Einrichtung">
            <text:p>Einrichtung</text:p>
          </table:table-cell>
          <table:table-cell table:style-name="ce19" table:formula="of:=HYPERLINK(CONCATENATE([.$Q$12]; [.C87]; [.$Q$13]); [.C87])" office:value-type="string" office:string-value="Einrichtung">
            <text:p>Einricht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3" table:formula="of:=HYPERLINK(CONCATENATE([.$Q$2]; [.C88]; [.$Q$3]); [.C88])" office:value-type="string" office:string-value="eins">
            <text:p>eins</text:p>
          </table:table-cell>
          <table:table-cell table:style-name="ce8" table:formula="of:=HYPERLINK(CONCATENATE([.$Q$5]; [.C88]; [.$Q$6]); [.C88])" office:value-type="string" office:string-value="eins">
            <text:p>eins</text:p>
          </table:table-cell>
          <table:table-cell table:style-name="ce8" table:formula="of:=HYPERLINK(CONCATENATE([.$Q$8]; [.C88]); [.C88])" office:value-type="string" office:string-value="eins">
            <text:p>eins</text:p>
          </table:table-cell>
          <table:table-cell table:style-name="ce8" table:formula="of:=HYPERLINK(CONCATENATE([.$Q$10]; [.C88]); [.C88])" office:value-type="string" office:string-value="eins">
            <text:p>eins</text:p>
          </table:table-cell>
          <table:table-cell table:style-name="ce19" table:formula="of:=HYPERLINK(CONCATENATE([.$Q$12]; [.C88]; [.$Q$13]); [.C88])" office:value-type="string" office:string-value="eins">
            <text:p>ein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3" table:formula="of:=HYPERLINK(CONCATENATE([.$Q$2]; [.C89]; [.$Q$3]); [.C89])" office:value-type="string" office:string-value="Einwohner">
            <text:p>Einwohner</text:p>
          </table:table-cell>
          <table:table-cell table:style-name="ce8" table:formula="of:=HYPERLINK(CONCATENATE([.$Q$5]; [.C89]; [.$Q$6]); [.C89])" office:value-type="string" office:string-value="Einwohner">
            <text:p>Einwohner</text:p>
          </table:table-cell>
          <table:table-cell table:style-name="ce8" table:formula="of:=HYPERLINK(CONCATENATE([.$Q$8]; [.C89]); [.C89])" office:value-type="string" office:string-value="Einwohner">
            <text:p>Einwohner</text:p>
          </table:table-cell>
          <table:table-cell table:style-name="ce8" table:formula="of:=HYPERLINK(CONCATENATE([.$Q$10]; [.C89]); [.C89])" office:value-type="string" office:string-value="Einwohner">
            <text:p>Einwohner</text:p>
          </table:table-cell>
          <table:table-cell table:style-name="ce19" table:formula="of:=HYPERLINK(CONCATENATE([.$Q$12]; [.C89]; [.$Q$13]); [.C89])" office:value-type="string" office:string-value="Einwohner">
            <text:p>Einwoh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3" table:formula="of:=HYPERLINK(CONCATENATE([.$Q$2]; [.C90]; [.$Q$3]); [.C90])" office:value-type="string" office:string-value="Elefant">
            <text:p>Elefant</text:p>
          </table:table-cell>
          <table:table-cell table:style-name="ce8" table:formula="of:=HYPERLINK(CONCATENATE([.$Q$5]; [.C90]; [.$Q$6]); [.C90])" office:value-type="string" office:string-value="Elefant">
            <text:p>Elefant</text:p>
          </table:table-cell>
          <table:table-cell table:style-name="ce8" table:formula="of:=HYPERLINK(CONCATENATE([.$Q$8]; [.C90]); [.C90])" office:value-type="string" office:string-value="Elefant">
            <text:p>Elefant</text:p>
          </table:table-cell>
          <table:table-cell table:style-name="ce8" table:formula="of:=HYPERLINK(CONCATENATE([.$Q$10]; [.C90]); [.C90])" office:value-type="string" office:string-value="Elefant">
            <text:p>Elefant</text:p>
          </table:table-cell>
          <table:table-cell table:style-name="ce19" table:formula="of:=HYPERLINK(CONCATENATE([.$Q$12]; [.C90]; [.$Q$13]); [.C90])" office:value-type="string" office:string-value="Elefant">
            <text:p>Elefan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3" table:formula="of:=HYPERLINK(CONCATENATE([.$Q$2]; [.C91]; [.$Q$3]); [.C91])" office:value-type="string" office:string-value="Eltern">
            <text:p>Eltern</text:p>
          </table:table-cell>
          <table:table-cell table:style-name="ce8" table:formula="of:=HYPERLINK(CONCATENATE([.$Q$5]; [.C91]; [.$Q$6]); [.C91])" office:value-type="string" office:string-value="Eltern">
            <text:p>Eltern</text:p>
          </table:table-cell>
          <table:table-cell table:style-name="ce8" table:formula="of:=HYPERLINK(CONCATENATE([.$Q$8]; [.C91]); [.C91])" office:value-type="string" office:string-value="Eltern">
            <text:p>Eltern</text:p>
          </table:table-cell>
          <table:table-cell table:style-name="ce8" table:formula="of:=HYPERLINK(CONCATENATE([.$Q$10]; [.C91]); [.C91])" office:value-type="string" office:string-value="Eltern">
            <text:p>Eltern</text:p>
          </table:table-cell>
          <table:table-cell table:style-name="ce19" table:formula="of:=HYPERLINK(CONCATENATE([.$Q$12]; [.C91]; [.$Q$13]); [.C91])" office:value-type="string" office:string-value="Eltern">
            <text:p>Elter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3" table:formula="of:=HYPERLINK(CONCATENATE([.$Q$2]; [.C92]; [.$Q$3]); [.C92])" office:value-type="string" office:string-value="Empfänger">
            <text:p>Empfänger</text:p>
          </table:table-cell>
          <table:table-cell table:style-name="ce8" table:formula="of:=HYPERLINK(CONCATENATE([.$Q$5]; [.C92]; [.$Q$6]); [.C92])" office:value-type="string" office:string-value="Empfänger">
            <text:p>Empfänger</text:p>
          </table:table-cell>
          <table:table-cell table:style-name="ce8" table:formula="of:=HYPERLINK(CONCATENATE([.$Q$8]; [.C92]); [.C92])" office:value-type="string" office:string-value="Empfänger">
            <text:p>Empfänger</text:p>
          </table:table-cell>
          <table:table-cell table:style-name="ce8" table:formula="of:=HYPERLINK(CONCATENATE([.$Q$10]; [.C92]); [.C92])" office:value-type="string" office:string-value="Empfänger">
            <text:p>Empfänger</text:p>
          </table:table-cell>
          <table:table-cell table:style-name="ce19" table:formula="of:=HYPERLINK(CONCATENATE([.$Q$12]; [.C92]; [.$Q$13]); [.C92])" office:value-type="string" office:string-value="Empfänger">
            <text:p>Empfän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3]; [.$Q$3]); [.C93])" office:value-type="string" office:string-value="englisch">
            <text:p>englisch</text:p>
          </table:table-cell>
          <table:table-cell table:style-name="ce8" table:formula="of:=HYPERLINK(CONCATENATE([.$Q$5]; [.C93]; [.$Q$6]); [.C93])" office:value-type="string" office:string-value="englisch">
            <text:p>englisch</text:p>
          </table:table-cell>
          <table:table-cell table:style-name="ce8" table:formula="of:=HYPERLINK(CONCATENATE([.$Q$8]; [.C93]); [.C93])" office:value-type="string" office:string-value="englisch">
            <text:p>englisch</text:p>
          </table:table-cell>
          <table:table-cell table:style-name="ce8" table:formula="of:=HYPERLINK(CONCATENATE([.$Q$10]; [.C93]); [.C93])" office:value-type="string" office:string-value="englisch">
            <text:p>englisch</text:p>
          </table:table-cell>
          <table:table-cell table:style-name="ce19" table:formula="of:=HYPERLINK(CONCATENATE([.$Q$12]; [.C93]; [.$Q$13]); [.C93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4]; [.$Q$3]); [.C94])" office:value-type="string" office:string-value="Englisch">
            <text:p>Englisch</text:p>
          </table:table-cell>
          <table:table-cell table:style-name="ce8" table:formula="of:=HYPERLINK(CONCATENATE([.$Q$5]; [.C94]; [.$Q$6]); [.C94])" office:value-type="string" office:string-value="Englisch">
            <text:p>Englisch</text:p>
          </table:table-cell>
          <table:table-cell table:style-name="ce8" table:formula="of:=HYPERLINK(CONCATENATE([.$Q$8]; [.C94]); [.C94])" office:value-type="string" office:string-value="Englisch">
            <text:p>Englisch</text:p>
          </table:table-cell>
          <table:table-cell table:style-name="ce8" table:formula="of:=HYPERLINK(CONCATENATE([.$Q$10]; [.C94]); [.C94])" office:value-type="string" office:string-value="Englisch">
            <text:p>Englisch</text:p>
          </table:table-cell>
          <table:table-cell table:style-name="ce19" table:formula="of:=HYPERLINK(CONCATENATE([.$Q$12]; [.C94]; [.$Q$13]); [.C94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3" table:formula="of:=HYPERLINK(CONCATENATE([.$Q$2]; [.C95]; [.$Q$3]); [.C95])" office:value-type="string" office:string-value="Ente">
            <text:p>Ente</text:p>
          </table:table-cell>
          <table:table-cell table:style-name="ce8" table:formula="of:=HYPERLINK(CONCATENATE([.$Q$5]; [.C95]; [.$Q$6]); [.C95])" office:value-type="string" office:string-value="Ente">
            <text:p>Ente</text:p>
          </table:table-cell>
          <table:table-cell table:style-name="ce8" table:formula="of:=HYPERLINK(CONCATENATE([.$Q$8]; [.C95]); [.C95])" office:value-type="string" office:string-value="Ente">
            <text:p>Ente</text:p>
          </table:table-cell>
          <table:table-cell table:style-name="ce8" table:formula="of:=HYPERLINK(CONCATENATE([.$Q$10]; [.C95]); [.C95])" office:value-type="string" office:string-value="Ente">
            <text:p>Ente</text:p>
          </table:table-cell>
          <table:table-cell table:style-name="ce19" table:formula="of:=HYPERLINK(CONCATENATE([.$Q$12]; [.C95]; [.$Q$13]); [.C95])" office:value-type="string" office:string-value="Ente">
            <text:p>En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3" table:formula="of:=HYPERLINK(CONCATENATE([.$Q$2]; [.C96]; [.$Q$3]); [.C96])" office:value-type="string" office:string-value="enthalten">
            <text:p>enthalten</text:p>
          </table:table-cell>
          <table:table-cell table:style-name="ce8" table:formula="of:=HYPERLINK(CONCATENATE([.$Q$5]; [.C96]; [.$Q$6]); [.C96])" office:value-type="string" office:string-value="enthalten">
            <text:p>enthalten</text:p>
          </table:table-cell>
          <table:table-cell table:style-name="ce8" table:formula="of:=HYPERLINK(CONCATENATE([.$Q$8]; [.C96]); [.C96])" office:value-type="string" office:string-value="enthalten">
            <text:p>enthalten</text:p>
          </table:table-cell>
          <table:table-cell table:style-name="ce8" table:formula="of:=HYPERLINK(CONCATENATE([.$Q$10]; [.C96]); [.C96])" office:value-type="string" office:string-value="enthalten">
            <text:p>enthalten</text:p>
          </table:table-cell>
          <table:table-cell table:style-name="ce19" table:formula="of:=HYPERLINK(CONCATENATE([.$Q$12]; [.C96]; [.$Q$13]); [.C96])" office:value-type="string" office:string-value="enthalten">
            <text:p>enthal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3" table:formula="of:=HYPERLINK(CONCATENATE([.$Q$2]; [.C97]; [.$Q$3]); [.C97])" office:value-type="string" office:string-value="Entschuldigung">
            <text:p>Entschuldigung</text:p>
          </table:table-cell>
          <table:table-cell table:style-name="ce8" table:formula="of:=HYPERLINK(CONCATENATE([.$Q$5]; [.C97]; [.$Q$6]); [.C97])" office:value-type="string" office:string-value="Entschuldigung">
            <text:p>Entschuldigung</text:p>
          </table:table-cell>
          <table:table-cell table:style-name="ce8" table:formula="of:=HYPERLINK(CONCATENATE([.$Q$8]; [.C97]); [.C97])" office:value-type="string" office:string-value="Entschuldigung">
            <text:p>Entschuldigung</text:p>
          </table:table-cell>
          <table:table-cell table:style-name="ce8" table:formula="of:=HYPERLINK(CONCATENATE([.$Q$10]; [.C97]); [.C97])" office:value-type="string" office:string-value="Entschuldigung">
            <text:p>Entschuldigung</text:p>
          </table:table-cell>
          <table:table-cell table:style-name="ce19" table:formula="of:=HYPERLINK(CONCATENATE([.$Q$12]; [.C97]; [.$Q$13]); [.C97])" office:value-type="string" office:string-value="Entschuldigung">
            <text:p>Entschuldig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3" table:formula="of:=HYPERLINK(CONCATENATE([.$Q$2]; [.C98]; [.$Q$3]); [.C98])" office:value-type="string" office:string-value="Entwickler">
            <text:p>Entwickler</text:p>
          </table:table-cell>
          <table:table-cell table:style-name="ce8" table:formula="of:=HYPERLINK(CONCATENATE([.$Q$5]; [.C98]; [.$Q$6]); [.C98])" office:value-type="string" office:string-value="Entwickler">
            <text:p>Entwickler</text:p>
          </table:table-cell>
          <table:table-cell table:style-name="ce8" table:formula="of:=HYPERLINK(CONCATENATE([.$Q$8]; [.C98]); [.C98])" office:value-type="string" office:string-value="Entwickler">
            <text:p>Entwickler</text:p>
          </table:table-cell>
          <table:table-cell table:style-name="ce8" table:formula="of:=HYPERLINK(CONCATENATE([.$Q$10]; [.C98]); [.C98])" office:value-type="string" office:string-value="Entwickler">
            <text:p>Entwickler</text:p>
          </table:table-cell>
          <table:table-cell table:style-name="ce19" table:formula="of:=HYPERLINK(CONCATENATE([.$Q$12]; [.C98]; [.$Q$13]); [.C98])" office:value-type="string" office:string-value="Entwickler">
            <text:p>Entwick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3" table:formula="of:=HYPERLINK(CONCATENATE([.$Q$2]; [.C99]; [.$Q$3]); [.C99])" office:value-type="string" office:string-value="er">
            <text:p>er</text:p>
          </table:table-cell>
          <table:table-cell table:style-name="ce8" table:formula="of:=HYPERLINK(CONCATENATE([.$Q$5]; [.C99]; [.$Q$6]); [.C99])" office:value-type="string" office:string-value="er">
            <text:p>er</text:p>
          </table:table-cell>
          <table:table-cell table:style-name="ce8" table:formula="of:=HYPERLINK(CONCATENATE([.$Q$8]; [.C99]); [.C99])" office:value-type="string" office:string-value="er">
            <text:p>er</text:p>
          </table:table-cell>
          <table:table-cell table:style-name="ce8" table:formula="of:=HYPERLINK(CONCATENATE([.$Q$10]; [.C99]); [.C99])" office:value-type="string" office:string-value="er">
            <text:p>er</text:p>
          </table:table-cell>
          <table:table-cell table:style-name="ce19" table:formula="of:=HYPERLINK(CONCATENATE([.$Q$12]; [.C99]; [.$Q$13]); [.C99])" office:value-type="string" office:string-value="er">
            <text:p>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3" table:formula="of:=HYPERLINK(CONCATENATE([.$Q$2]; [.C100]; [.$Q$3]); [.C100])" office:value-type="string" office:string-value="Erde">
            <text:p>Erde</text:p>
          </table:table-cell>
          <table:table-cell table:style-name="ce8" table:formula="of:=HYPERLINK(CONCATENATE([.$Q$5]; [.C100]; [.$Q$6]); [.C100])" office:value-type="string" office:string-value="Erde">
            <text:p>Erde</text:p>
          </table:table-cell>
          <table:table-cell table:style-name="ce8" table:formula="of:=HYPERLINK(CONCATENATE([.$Q$8]; [.C100]); [.C100])" office:value-type="string" office:string-value="Erde">
            <text:p>Erde</text:p>
          </table:table-cell>
          <table:table-cell table:style-name="ce8" table:formula="of:=HYPERLINK(CONCATENATE([.$Q$10]; [.C100]); [.C100])" office:value-type="string" office:string-value="Erde">
            <text:p>Erde</text:p>
          </table:table-cell>
          <table:table-cell table:style-name="ce19" table:formula="of:=HYPERLINK(CONCATENATE([.$Q$12]; [.C100]; [.$Q$13]); [.C100])" office:value-type="string" office:string-value="Erde">
            <text:p>Erd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1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3" table:formula="of:=HYPERLINK(CONCATENATE([.$Q$2]; [.C101]; [.$Q$3]); [.C101])" office:value-type="string" office:string-value="Ernährung">
            <text:p>Ernährung</text:p>
          </table:table-cell>
          <table:table-cell table:style-name="ce8" table:formula="of:=HYPERLINK(CONCATENATE([.$Q$5]; [.C101]; [.$Q$6]); [.C101])" office:value-type="string" office:string-value="Ernährung">
            <text:p>Ernährung</text:p>
          </table:table-cell>
          <table:table-cell table:style-name="ce8" table:formula="of:=HYPERLINK(CONCATENATE([.$Q$8]; [.C101]); [.C101])" office:value-type="string" office:string-value="Ernährung">
            <text:p>Ernährung</text:p>
          </table:table-cell>
          <table:table-cell table:style-name="ce8" table:formula="of:=HYPERLINK(CONCATENATE([.$Q$10]; [.C101]); [.C101])" office:value-type="string" office:string-value="Ernährung">
            <text:p>Ernährung</text:p>
          </table:table-cell>
          <table:table-cell table:style-name="ce19" table:formula="of:=HYPERLINK(CONCATENATE([.$Q$12]; [.C101]; [.$Q$13]); [.C101])" office:value-type="string" office:string-value="Ernährung">
            <text:p>Ernähr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3" table:formula="of:=HYPERLINK(CONCATENATE([.$Q$2]; [.C102]; [.$Q$3]); [.C102])" office:value-type="string" office:string-value="erneut">
            <text:p>erneut</text:p>
          </table:table-cell>
          <table:table-cell table:style-name="ce8" table:formula="of:=HYPERLINK(CONCATENATE([.$Q$5]; [.C102]; [.$Q$6]); [.C102])" office:value-type="string" office:string-value="erneut">
            <text:p>erneut</text:p>
          </table:table-cell>
          <table:table-cell table:style-name="ce8" table:formula="of:=HYPERLINK(CONCATENATE([.$Q$8]; [.C102]); [.C102])" office:value-type="string" office:string-value="erneut">
            <text:p>erneut</text:p>
          </table:table-cell>
          <table:table-cell table:style-name="ce8" table:formula="of:=HYPERLINK(CONCATENATE([.$Q$10]; [.C102]); [.C102])" office:value-type="string" office:string-value="erneut">
            <text:p>erneut</text:p>
          </table:table-cell>
          <table:table-cell table:style-name="ce19" table:formula="of:=HYPERLINK(CONCATENATE([.$Q$12]; [.C102]; [.$Q$13]); [.C102])" office:value-type="string" office:string-value="erneut">
            <text:p>erneu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3" table:formula="of:=HYPERLINK(CONCATENATE([.$Q$2]; [.C103]; [.$Q$3]); [.C103])" office:value-type="string" office:string-value="erst">
            <text:p>erst</text:p>
          </table:table-cell>
          <table:table-cell table:style-name="ce8" table:formula="of:=HYPERLINK(CONCATENATE([.$Q$5]; [.C103]; [.$Q$6]); [.C103])" office:value-type="string" office:string-value="erst">
            <text:p>erst</text:p>
          </table:table-cell>
          <table:table-cell table:style-name="ce8" table:formula="of:=HYPERLINK(CONCATENATE([.$Q$8]; [.C103]); [.C103])" office:value-type="string" office:string-value="erst">
            <text:p>erst</text:p>
          </table:table-cell>
          <table:table-cell table:style-name="ce8" table:formula="of:=HYPERLINK(CONCATENATE([.$Q$10]; [.C103]); [.C103])" office:value-type="string" office:string-value="erst">
            <text:p>erst</text:p>
          </table:table-cell>
          <table:table-cell table:style-name="ce19" table:formula="of:=HYPERLINK(CONCATENATE([.$Q$12]; [.C103]; [.$Q$13]); [.C103])" office:value-type="string" office:string-value="erst">
            <text:p>ers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ie</text:p>
          </table:table-cell>
          <table:table-cell table:style-name="ce5"/>
          <table:table-cell table:style-name="ce5" office:value-type="string">
            <text:p>Erwachsene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adult (female)</text:p>
          </table:table-cell>
          <table:table-cell table:style-name="ce5"/>
          <table:table-cell table:style-name="ce14" table:formula="of:=HYPERLINK(CONCATENATE([.$Q$2]; [.C104]; [.$Q$3]); [.C104])" office:value-type="string" office:string-value="Erwachsene">
            <text:p>Erwachsene</text:p>
          </table:table-cell>
          <table:table-cell table:style-name="ce14" table:formula="of:=HYPERLINK(CONCATENATE([.$Q$5]; [.C104]; [.$Q$6]); [.C104])" office:value-type="string" office:string-value="Erwachsene">
            <text:p>Erwachsene</text:p>
          </table:table-cell>
          <table:table-cell table:style-name="ce8" table:formula="of:=HYPERLINK(CONCATENATE([.$Q$8]; [.C104]); [.C104])" office:value-type="string" office:string-value="Erwachsene">
            <text:p>Erwachsene</text:p>
          </table:table-cell>
          <table:table-cell table:style-name="ce8" table:formula="of:=HYPERLINK(CONCATENATE([.$Q$10]; [.C104]); [.C104])" office:value-type="string" office:string-value="Erwachsene">
            <text:p>Erwachsene</text:p>
          </table:table-cell>
          <table:table-cell table:style-name="ce19" table:formula="of:=HYPERLINK(CONCATENATE([.$Q$12]; [.C104]; [.$Q$13]); [.C104])" office:value-type="string" office:string-value="Erwachsene">
            <text:p>Erwachsen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3" table:formula="of:=HYPERLINK(CONCATENATE([.$Q$2]; [.C105]; [.$Q$3]); [.C105])" office:value-type="string" office:string-value="es">
            <text:p>es</text:p>
          </table:table-cell>
          <table:table-cell table:style-name="ce8" table:formula="of:=HYPERLINK(CONCATENATE([.$Q$5]; [.C105]; [.$Q$6]); [.C105])" office:value-type="string" office:string-value="es">
            <text:p>es</text:p>
          </table:table-cell>
          <table:table-cell table:style-name="ce8" table:formula="of:=HYPERLINK(CONCATENATE([.$Q$8]; [.C105]); [.C105])" office:value-type="string" office:string-value="es">
            <text:p>es</text:p>
          </table:table-cell>
          <table:table-cell table:style-name="ce8" table:formula="of:=HYPERLINK(CONCATENATE([.$Q$10]; [.C105]); [.C105])" office:value-type="string" office:string-value="es">
            <text:p>es</text:p>
          </table:table-cell>
          <table:table-cell table:style-name="ce19" table:formula="of:=HYPERLINK(CONCATENATE([.$Q$12]; [.C105]; [.$Q$13]); [.C105])" office:value-type="string" office:string-value="es">
            <text:p>e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3" table:formula="of:=HYPERLINK(CONCATENATE([.$Q$2]; [.C106]; [.$Q$3]); [.C106])" office:value-type="string" office:string-value="Essen">
            <text:p>Essen</text:p>
          </table:table-cell>
          <table:table-cell table:style-name="ce8" table:formula="of:=HYPERLINK(CONCATENATE([.$Q$5]; [.C106]; [.$Q$6]); [.C106])" office:value-type="string" office:string-value="Essen">
            <text:p>Essen</text:p>
          </table:table-cell>
          <table:table-cell table:style-name="ce8" table:formula="of:=HYPERLINK(CONCATENATE([.$Q$8]; [.C106]); [.C106])" office:value-type="string" office:string-value="Essen">
            <text:p>Essen</text:p>
          </table:table-cell>
          <table:table-cell table:style-name="ce8" table:formula="of:=HYPERLINK(CONCATENATE([.$Q$10]; [.C106]); [.C106])" office:value-type="string" office:string-value="Essen">
            <text:p>Essen</text:p>
          </table:table-cell>
          <table:table-cell table:style-name="ce19" table:formula="of:=HYPERLINK(CONCATENATE([.$Q$12]; [.C106]; [.$Q$13]); [.C106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3" table:formula="of:=HYPERLINK(CONCATENATE([.$Q$2]; [.C107]; [.$Q$3]); [.C107])" office:value-type="string" office:string-value="essen">
            <text:p>essen</text:p>
          </table:table-cell>
          <table:table-cell table:style-name="ce8" table:formula="of:=HYPERLINK(CONCATENATE([.$Q$5]; [.C107]; [.$Q$6]); [.C107])" office:value-type="string" office:string-value="essen">
            <text:p>essen</text:p>
          </table:table-cell>
          <table:table-cell table:style-name="ce8" table:formula="of:=HYPERLINK(CONCATENATE([.$Q$8]; [.C107]); [.C107])" office:value-type="string" office:string-value="essen">
            <text:p>essen</text:p>
          </table:table-cell>
          <table:table-cell table:style-name="ce8" table:formula="of:=HYPERLINK(CONCATENATE([.$Q$10]; [.C107]); [.C107])" office:value-type="string" office:string-value="essen">
            <text:p>essen</text:p>
          </table:table-cell>
          <table:table-cell table:style-name="ce19" table:formula="of:=HYPERLINK(CONCATENATE([.$Q$12]; [.C107]; [.$Q$13]); [.C107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3" table:formula="of:=HYPERLINK(CONCATENATE([.$Q$2]; [.C108]; [.$Q$3]); [.C108])" office:value-type="string" office:string-value="euer">
            <text:p>euer</text:p>
          </table:table-cell>
          <table:table-cell table:style-name="ce8" table:formula="of:=HYPERLINK(CONCATENATE([.$Q$5]; [.C108]; [.$Q$6]); [.C108])" office:value-type="string" office:string-value="euer">
            <text:p>euer</text:p>
          </table:table-cell>
          <table:table-cell table:style-name="ce8" table:formula="of:=HYPERLINK(CONCATENATE([.$Q$8]; [.C108]); [.C108])" office:value-type="string" office:string-value="euer">
            <text:p>euer</text:p>
          </table:table-cell>
          <table:table-cell table:style-name="ce8" table:formula="of:=HYPERLINK(CONCATENATE([.$Q$10]; [.C108]); [.C108])" office:value-type="string" office:string-value="euer">
            <text:p>euer</text:p>
          </table:table-cell>
          <table:table-cell table:style-name="ce19" table:formula="of:=HYPERLINK(CONCATENATE([.$Q$12]; [.C108]; [.$Q$13]); [.C108])" office:value-type="string" office:string-value="euer">
            <text:p>eu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3" table:formula="of:=HYPERLINK(CONCATENATE([.$Q$2]; [.C109]; [.$Q$3]); [.C109])" office:value-type="string" office:string-value="extrem">
            <text:p>extrem</text:p>
          </table:table-cell>
          <table:table-cell table:style-name="ce8" table:formula="of:=HYPERLINK(CONCATENATE([.$Q$5]; [.C109]; [.$Q$6]); [.C109])" office:value-type="string" office:string-value="extrem">
            <text:p>extrem</text:p>
          </table:table-cell>
          <table:table-cell table:style-name="ce8" table:formula="of:=HYPERLINK(CONCATENATE([.$Q$8]; [.C109]); [.C109])" office:value-type="string" office:string-value="extrem">
            <text:p>extrem</text:p>
          </table:table-cell>
          <table:table-cell table:style-name="ce8" table:formula="of:=HYPERLINK(CONCATENATE([.$Q$10]; [.C109]); [.C109])" office:value-type="string" office:string-value="extrem">
            <text:p>extrem</text:p>
          </table:table-cell>
          <table:table-cell table:style-name="ce19" table:formula="of:=HYPERLINK(CONCATENATE([.$Q$12]; [.C109]; [.$Q$13]); [.C109])" office:value-type="string" office:string-value="extrem">
            <text:p>extre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3" table:formula="of:=HYPERLINK(CONCATENATE([.$Q$2]; [.C110]; [.$Q$3]); [.C110])" office:value-type="string" office:string-value="Fahrer">
            <text:p>Fahrer</text:p>
          </table:table-cell>
          <table:table-cell table:style-name="ce8" table:formula="of:=HYPERLINK(CONCATENATE([.$Q$5]; [.C110]; [.$Q$6]); [.C110])" office:value-type="string" office:string-value="Fahrer">
            <text:p>Fahrer</text:p>
          </table:table-cell>
          <table:table-cell table:style-name="ce8" table:formula="of:=HYPERLINK(CONCATENATE([.$Q$8]; [.C110]); [.C110])" office:value-type="string" office:string-value="Fahrer">
            <text:p>Fahrer</text:p>
          </table:table-cell>
          <table:table-cell table:style-name="ce8" table:formula="of:=HYPERLINK(CONCATENATE([.$Q$10]; [.C110]); [.C110])" office:value-type="string" office:string-value="Fahrer">
            <text:p>Fahrer</text:p>
          </table:table-cell>
          <table:table-cell table:style-name="ce19" table:formula="of:=HYPERLINK(CONCATENATE([.$Q$12]; [.C110]; [.$Q$13]); [.C110])" office:value-type="string" office:string-value="Fahrer">
            <text:p>Fahr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3" table:formula="of:=HYPERLINK(CONCATENATE([.$Q$2]; [.C111]; [.$Q$3]); [.C111])" office:value-type="string" office:string-value="falsch">
            <text:p>falsch</text:p>
          </table:table-cell>
          <table:table-cell table:style-name="ce8" table:formula="of:=HYPERLINK(CONCATENATE([.$Q$5]; [.C111]; [.$Q$6]); [.C111])" office:value-type="string" office:string-value="falsch">
            <text:p>falsch</text:p>
          </table:table-cell>
          <table:table-cell table:style-name="ce8" table:formula="of:=HYPERLINK(CONCATENATE([.$Q$8]; [.C111]); [.C111])" office:value-type="string" office:string-value="falsch">
            <text:p>falsch</text:p>
          </table:table-cell>
          <table:table-cell table:style-name="ce8" table:formula="of:=HYPERLINK(CONCATENATE([.$Q$10]; [.C111]); [.C111])" office:value-type="string" office:string-value="falsch">
            <text:p>falsch</text:p>
          </table:table-cell>
          <table:table-cell table:style-name="ce19" table:formula="of:=HYPERLINK(CONCATENATE([.$Q$12]; [.C111]; [.$Q$13]); [.C111])" office:value-type="string" office:string-value="falsch">
            <text:p>fal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3" table:formula="of:=HYPERLINK(CONCATENATE([.$Q$2]; [.C112]; [.$Q$3]); [.C112])" office:value-type="string" office:string-value="Familie">
            <text:p>Familie</text:p>
          </table:table-cell>
          <table:table-cell table:style-name="ce8" table:formula="of:=HYPERLINK(CONCATENATE([.$Q$5]; [.C112]; [.$Q$6]); [.C112])" office:value-type="string" office:string-value="Familie">
            <text:p>Familie</text:p>
          </table:table-cell>
          <table:table-cell table:style-name="ce8" table:formula="of:=HYPERLINK(CONCATENATE([.$Q$8]; [.C112]); [.C112])" office:value-type="string" office:string-value="Familie">
            <text:p>Familie</text:p>
          </table:table-cell>
          <table:table-cell table:style-name="ce8" table:formula="of:=HYPERLINK(CONCATENATE([.$Q$10]; [.C112]); [.C112])" office:value-type="string" office:string-value="Familie">
            <text:p>Familie</text:p>
          </table:table-cell>
          <table:table-cell table:style-name="ce19" table:formula="of:=HYPERLINK(CONCATENATE([.$Q$12]; [.C112]; [.$Q$13]); [.C112])" office:value-type="string" office:string-value="Familie">
            <text:p>Famili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3" table:formula="of:=HYPERLINK(CONCATENATE([.$Q$2]; [.C113]; [.$Q$3]); [.C113])" office:value-type="string" office:string-value="Fan">
            <text:p>Fan</text:p>
          </table:table-cell>
          <table:table-cell table:style-name="ce8" table:formula="of:=HYPERLINK(CONCATENATE([.$Q$5]; [.C113]; [.$Q$6]); [.C113])" office:value-type="string" office:string-value="Fan">
            <text:p>Fan</text:p>
          </table:table-cell>
          <table:table-cell table:style-name="ce8" table:formula="of:=HYPERLINK(CONCATENATE([.$Q$8]; [.C113]); [.C113])" office:value-type="string" office:string-value="Fan">
            <text:p>Fan</text:p>
          </table:table-cell>
          <table:table-cell table:style-name="ce8" table:formula="of:=HYPERLINK(CONCATENATE([.$Q$10]; [.C113]); [.C113])" office:value-type="string" office:string-value="Fan">
            <text:p>Fan</text:p>
          </table:table-cell>
          <table:table-cell table:style-name="ce19" table:formula="of:=HYPERLINK(CONCATENATE([.$Q$12]; [.C113]; [.$Q$13]); [.C113])" office:value-type="string" office:string-value="Fan">
            <text:p>Fa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3" table:formula="of:=HYPERLINK(CONCATENATE([.$Q$2]; [.C114]; [.$Q$3]); [.C114])" office:value-type="string" office:string-value="Farbe">
            <text:p>Farbe</text:p>
          </table:table-cell>
          <table:table-cell table:style-name="ce8" table:formula="of:=HYPERLINK(CONCATENATE([.$Q$5]; [.C114]; [.$Q$6]); [.C114])" office:value-type="string" office:string-value="Farbe">
            <text:p>Farbe</text:p>
          </table:table-cell>
          <table:table-cell table:style-name="ce8" table:formula="of:=HYPERLINK(CONCATENATE([.$Q$8]; [.C114]); [.C114])" office:value-type="string" office:string-value="Farbe">
            <text:p>Farbe</text:p>
          </table:table-cell>
          <table:table-cell table:style-name="ce8" table:formula="of:=HYPERLINK(CONCATENATE([.$Q$10]; [.C114]); [.C114])" office:value-type="string" office:string-value="Farbe">
            <text:p>Farbe</text:p>
          </table:table-cell>
          <table:table-cell table:style-name="ce19" table:formula="of:=HYPERLINK(CONCATENATE([.$Q$12]; [.C114]; [.$Q$13]); [.C114])" office:value-type="string" office:string-value="Farbe">
            <text:p>Farb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3" table:formula="of:=HYPERLINK(CONCATENATE([.$Q$2]; [.C115]; [.$Q$3]); [.C115])" office:value-type="string" office:string-value="fehlen">
            <text:p>fehlen</text:p>
          </table:table-cell>
          <table:table-cell table:style-name="ce8" table:formula="of:=HYPERLINK(CONCATENATE([.$Q$5]; [.C115]; [.$Q$6]); [.C115])" office:value-type="string" office:string-value="fehlen">
            <text:p>fehlen</text:p>
          </table:table-cell>
          <table:table-cell table:style-name="ce8" table:formula="of:=HYPERLINK(CONCATENATE([.$Q$8]; [.C115]); [.C115])" office:value-type="string" office:string-value="fehlen">
            <text:p>fehlen</text:p>
          </table:table-cell>
          <table:table-cell table:style-name="ce8" table:formula="of:=HYPERLINK(CONCATENATE([.$Q$10]; [.C115]); [.C115])" office:value-type="string" office:string-value="fehlen">
            <text:p>fehlen</text:p>
          </table:table-cell>
          <table:table-cell table:style-name="ce19" table:formula="of:=HYPERLINK(CONCATENATE([.$Q$12]; [.C115]; [.$Q$13]); [.C115])" office:value-type="string" office:string-value="fehlen">
            <text:p>feh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3" table:formula="of:=HYPERLINK(CONCATENATE([.$Q$2]; [.C116]; [.$Q$3]); [.C116])" office:value-type="string" office:string-value="Fenster">
            <text:p>Fenster</text:p>
          </table:table-cell>
          <table:table-cell table:style-name="ce8" table:formula="of:=HYPERLINK(CONCATENATE([.$Q$5]; [.C116]; [.$Q$6]); [.C116])" office:value-type="string" office:string-value="Fenster">
            <text:p>Fenster</text:p>
          </table:table-cell>
          <table:table-cell table:style-name="ce8" table:formula="of:=HYPERLINK(CONCATENATE([.$Q$8]; [.C116]); [.C116])" office:value-type="string" office:string-value="Fenster">
            <text:p>Fenster</text:p>
          </table:table-cell>
          <table:table-cell table:style-name="ce8" table:formula="of:=HYPERLINK(CONCATENATE([.$Q$10]; [.C116]); [.C116])" office:value-type="string" office:string-value="Fenster">
            <text:p>Fenster</text:p>
          </table:table-cell>
          <table:table-cell table:style-name="ce19" table:formula="of:=HYPERLINK(CONCATENATE([.$Q$12]; [.C116]; [.$Q$13]); [.C116])" office:value-type="string" office:string-value="Fenster">
            <text:p>Fen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3" table:formula="of:=HYPERLINK(CONCATENATE([.$Q$2]; [.C117]; [.$Q$3]); [.C117])" office:value-type="string" office:string-value="Fisch">
            <text:p>Fisch</text:p>
          </table:table-cell>
          <table:table-cell table:style-name="ce8" table:formula="of:=HYPERLINK(CONCATENATE([.$Q$5]; [.C117]; [.$Q$6]); [.C117])" office:value-type="string" office:string-value="Fisch">
            <text:p>Fisch</text:p>
          </table:table-cell>
          <table:table-cell table:style-name="ce8" table:formula="of:=HYPERLINK(CONCATENATE([.$Q$8]; [.C117]); [.C117])" office:value-type="string" office:string-value="Fisch">
            <text:p>Fisch</text:p>
          </table:table-cell>
          <table:table-cell table:style-name="ce8" table:formula="of:=HYPERLINK(CONCATENATE([.$Q$10]; [.C117]); [.C117])" office:value-type="string" office:string-value="Fisch">
            <text:p>Fisch</text:p>
          </table:table-cell>
          <table:table-cell table:style-name="ce19" table:formula="of:=HYPERLINK(CONCATENATE([.$Q$12]; [.C117]; [.$Q$13]); [.C117])" office:value-type="string" office:string-value="Fisch">
            <text:p>F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3" table:formula="of:=HYPERLINK(CONCATENATE([.$Q$2]; [.C118]; [.$Q$3]); [.C118])" office:value-type="string" office:string-value="Fischer">
            <text:p>Fischer</text:p>
          </table:table-cell>
          <table:table-cell table:style-name="ce8" table:formula="of:=HYPERLINK(CONCATENATE([.$Q$5]; [.C118]; [.$Q$6]); [.C118])" office:value-type="string" office:string-value="Fischer">
            <text:p>Fischer</text:p>
          </table:table-cell>
          <table:table-cell table:style-name="ce8" table:formula="of:=HYPERLINK(CONCATENATE([.$Q$8]; [.C118]); [.C118])" office:value-type="string" office:string-value="Fischer">
            <text:p>Fischer</text:p>
          </table:table-cell>
          <table:table-cell table:style-name="ce8" table:formula="of:=HYPERLINK(CONCATENATE([.$Q$10]; [.C118]); [.C118])" office:value-type="string" office:string-value="Fischer">
            <text:p>Fischer</text:p>
          </table:table-cell>
          <table:table-cell table:style-name="ce19" table:formula="of:=HYPERLINK(CONCATENATE([.$Q$12]; [.C118]; [.$Q$13]); [.C118])" office:value-type="string" office:string-value="Fischer">
            <text:p>Fisch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3" table:formula="of:=HYPERLINK(CONCATENATE([.$Q$2]; [.C119]; [.$Q$3]); [.C119])" office:value-type="string" office:string-value="fit">
            <text:p>fit</text:p>
          </table:table-cell>
          <table:table-cell table:style-name="ce8" table:formula="of:=HYPERLINK(CONCATENATE([.$Q$5]; [.C119]; [.$Q$6]); [.C119])" office:value-type="string" office:string-value="fit">
            <text:p>fit</text:p>
          </table:table-cell>
          <table:table-cell table:style-name="ce8" table:formula="of:=HYPERLINK(CONCATENATE([.$Q$8]; [.C119]); [.C119])" office:value-type="string" office:string-value="fit">
            <text:p>fit</text:p>
          </table:table-cell>
          <table:table-cell table:style-name="ce8" table:formula="of:=HYPERLINK(CONCATENATE([.$Q$10]; [.C119]); [.C119])" office:value-type="string" office:string-value="fit">
            <text:p>fit</text:p>
          </table:table-cell>
          <table:table-cell table:style-name="ce19" table:formula="of:=HYPERLINK(CONCATENATE([.$Q$12]; [.C119]; [.$Q$13]); [.C119])" office:value-type="string" office:string-value="fit">
            <text:p>f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3" table:formula="of:=HYPERLINK(CONCATENATE([.$Q$2]; [.C120]; [.$Q$3]); [.C120])" office:value-type="string" office:string-value="Flasche">
            <text:p>Flasche</text:p>
          </table:table-cell>
          <table:table-cell table:style-name="ce8" table:formula="of:=HYPERLINK(CONCATENATE([.$Q$5]; [.C120]; [.$Q$6]); [.C120])" office:value-type="string" office:string-value="Flasche">
            <text:p>Flasche</text:p>
          </table:table-cell>
          <table:table-cell table:style-name="ce8" table:formula="of:=HYPERLINK(CONCATENATE([.$Q$8]; [.C120]); [.C120])" office:value-type="string" office:string-value="Flasche">
            <text:p>Flasche</text:p>
          </table:table-cell>
          <table:table-cell table:style-name="ce8" table:formula="of:=HYPERLINK(CONCATENATE([.$Q$10]; [.C120]); [.C120])" office:value-type="string" office:string-value="Flasche">
            <text:p>Flasche</text:p>
          </table:table-cell>
          <table:table-cell table:style-name="ce19" table:formula="of:=HYPERLINK(CONCATENATE([.$Q$12]; [.C120]; [.$Q$13]); [.C120])" office:value-type="string" office:string-value="Flasche">
            <text:p>Flasc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3" table:formula="of:=HYPERLINK(CONCATENATE([.$Q$2]; [.C121]; [.$Q$3]); [.C121])" office:value-type="string" office:string-value="Fleisch">
            <text:p>Fleisch</text:p>
          </table:table-cell>
          <table:table-cell table:style-name="ce8" table:formula="of:=HYPERLINK(CONCATENATE([.$Q$5]; [.C121]; [.$Q$6]); [.C121])" office:value-type="string" office:string-value="Fleisch">
            <text:p>Fleisch</text:p>
          </table:table-cell>
          <table:table-cell table:style-name="ce8" table:formula="of:=HYPERLINK(CONCATENATE([.$Q$8]; [.C121]); [.C121])" office:value-type="string" office:string-value="Fleisch">
            <text:p>Fleisch</text:p>
          </table:table-cell>
          <table:table-cell table:style-name="ce8" table:formula="of:=HYPERLINK(CONCATENATE([.$Q$10]; [.C121]); [.C121])" office:value-type="string" office:string-value="Fleisch">
            <text:p>Fleisch</text:p>
          </table:table-cell>
          <table:table-cell table:style-name="ce19" table:formula="of:=HYPERLINK(CONCATENATE([.$Q$12]; [.C121]; [.$Q$13]); [.C121])" office:value-type="string" office:string-value="Fleisch">
            <text:p>Fle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3" table:formula="of:=HYPERLINK(CONCATENATE([.$Q$2]; [.C122]; [.$Q$3]); [.C122])" office:value-type="string" office:string-value="Frage">
            <text:p>Frage</text:p>
          </table:table-cell>
          <table:table-cell table:style-name="ce8" table:formula="of:=HYPERLINK(CONCATENATE([.$Q$5]; [.C122]; [.$Q$6]); [.C122])" office:value-type="string" office:string-value="Frage">
            <text:p>Frage</text:p>
          </table:table-cell>
          <table:table-cell table:style-name="ce8" table:formula="of:=HYPERLINK(CONCATENATE([.$Q$8]; [.C122]); [.C122])" office:value-type="string" office:string-value="Frage">
            <text:p>Frage</text:p>
          </table:table-cell>
          <table:table-cell table:style-name="ce8" table:formula="of:=HYPERLINK(CONCATENATE([.$Q$10]; [.C122]); [.C122])" office:value-type="string" office:string-value="Frage">
            <text:p>Frage</text:p>
          </table:table-cell>
          <table:table-cell table:style-name="ce19" table:formula="of:=HYPERLINK(CONCATENATE([.$Q$12]; [.C122]; [.$Q$13]); [.C122])" office:value-type="string" office:string-value="Frage">
            <text:p>Fra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3" table:formula="of:=HYPERLINK(CONCATENATE([.$Q$2]; [.C123]; [.$Q$3]); [.C123])" office:value-type="string" office:string-value="Französisch">
            <text:p>Französisch</text:p>
          </table:table-cell>
          <table:table-cell table:style-name="ce8" table:formula="of:=HYPERLINK(CONCATENATE([.$Q$5]; [.C123]; [.$Q$6]); [.C123])" office:value-type="string" office:string-value="Französisch">
            <text:p>Französisch</text:p>
          </table:table-cell>
          <table:table-cell table:style-name="ce8" table:formula="of:=HYPERLINK(CONCATENATE([.$Q$8]; [.C123]); [.C123])" office:value-type="string" office:string-value="Französisch">
            <text:p>Französisch</text:p>
          </table:table-cell>
          <table:table-cell table:style-name="ce8" table:formula="of:=HYPERLINK(CONCATENATE([.$Q$10]; [.C123]); [.C123])" office:value-type="string" office:string-value="Französisch">
            <text:p>Französisch</text:p>
          </table:table-cell>
          <table:table-cell table:style-name="ce19" table:formula="of:=HYPERLINK(CONCATENATE([.$Q$12]; [.C123]; [.$Q$13]); [.C123])" office:value-type="string" office:string-value="Französisch">
            <text:p>Französ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3" table:formula="of:=HYPERLINK(CONCATENATE([.$Q$2]; [.C124]; [.$Q$3]); [.C124])" office:value-type="string" office:string-value="Frau">
            <text:p>Frau</text:p>
          </table:table-cell>
          <table:table-cell table:style-name="ce8" table:formula="of:=HYPERLINK(CONCATENATE([.$Q$5]; [.C124]; [.$Q$6]); [.C124])" office:value-type="string" office:string-value="Frau">
            <text:p>Frau</text:p>
          </table:table-cell>
          <table:table-cell table:style-name="ce8" table:formula="of:=HYPERLINK(CONCATENATE([.$Q$8]; [.C124]); [.C124])" office:value-type="string" office:string-value="Frau">
            <text:p>Frau</text:p>
          </table:table-cell>
          <table:table-cell table:style-name="ce8" table:formula="of:=HYPERLINK(CONCATENATE([.$Q$10]; [.C124]); [.C124])" office:value-type="string" office:string-value="Frau">
            <text:p>Frau</text:p>
          </table:table-cell>
          <table:table-cell table:style-name="ce19" table:formula="of:=HYPERLINK(CONCATENATE([.$Q$12]; [.C124]; [.$Q$13]); [.C124])" office:value-type="string" office:string-value="Frau">
            <text:p>Frau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3" table:formula="of:=HYPERLINK(CONCATENATE([.$Q$2]; [.C125]; [.$Q$3]); [.C125])" office:value-type="string" office:string-value="frei">
            <text:p>frei</text:p>
          </table:table-cell>
          <table:table-cell table:style-name="ce8" table:formula="of:=HYPERLINK(CONCATENATE([.$Q$5]; [.C125]; [.$Q$6]); [.C125])" office:value-type="string" office:string-value="frei">
            <text:p>frei</text:p>
          </table:table-cell>
          <table:table-cell table:style-name="ce8" table:formula="of:=HYPERLINK(CONCATENATE([.$Q$8]; [.C125]); [.C125])" office:value-type="string" office:string-value="frei">
            <text:p>frei</text:p>
          </table:table-cell>
          <table:table-cell table:style-name="ce8" table:formula="of:=HYPERLINK(CONCATENATE([.$Q$10]; [.C125]); [.C125])" office:value-type="string" office:string-value="frei">
            <text:p>frei</text:p>
          </table:table-cell>
          <table:table-cell table:style-name="ce19" table:formula="of:=HYPERLINK(CONCATENATE([.$Q$12]; [.C125]; [.$Q$13]); [.C125])" office:value-type="string" office:string-value="frei">
            <text:p>frei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3" table:formula="of:=HYPERLINK(CONCATENATE([.$Q$2]; [.C126]; [.$Q$3]); [.C126])" office:value-type="string" office:string-value="Freund">
            <text:p>Freund</text:p>
          </table:table-cell>
          <table:table-cell table:style-name="ce8" table:formula="of:=HYPERLINK(CONCATENATE([.$Q$5]; [.C126]; [.$Q$6]); [.C126])" office:value-type="string" office:string-value="Freund">
            <text:p>Freund</text:p>
          </table:table-cell>
          <table:table-cell table:style-name="ce8" table:formula="of:=HYPERLINK(CONCATENATE([.$Q$8]; [.C126]); [.C126])" office:value-type="string" office:string-value="Freund">
            <text:p>Freund</text:p>
          </table:table-cell>
          <table:table-cell table:style-name="ce8" table:formula="of:=HYPERLINK(CONCATENATE([.$Q$10]; [.C126]); [.C126])" office:value-type="string" office:string-value="Freund">
            <text:p>Freund</text:p>
          </table:table-cell>
          <table:table-cell table:style-name="ce19" table:formula="of:=HYPERLINK(CONCATENATE([.$Q$12]; [.C126]; [.$Q$13]); [.C126])" office:value-type="string" office:string-value="Freund">
            <text:p>Fre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3" table:formula="of:=HYPERLINK(CONCATENATE([.$Q$2]; [.C127]; [.$Q$3]); [.C127])" office:value-type="string" office:string-value="Freundin">
            <text:p>Freundin</text:p>
          </table:table-cell>
          <table:table-cell table:style-name="ce8" table:formula="of:=HYPERLINK(CONCATENATE([.$Q$5]; [.C127]; [.$Q$6]); [.C127])" office:value-type="string" office:string-value="Freundin">
            <text:p>Freundin</text:p>
          </table:table-cell>
          <table:table-cell table:style-name="ce8" table:formula="of:=HYPERLINK(CONCATENATE([.$Q$8]; [.C127]); [.C127])" office:value-type="string" office:string-value="Freundin">
            <text:p>Freundin</text:p>
          </table:table-cell>
          <table:table-cell table:style-name="ce8" table:formula="of:=HYPERLINK(CONCATENATE([.$Q$10]; [.C127]); [.C127])" office:value-type="string" office:string-value="Freundin">
            <text:p>Freundin</text:p>
          </table:table-cell>
          <table:table-cell table:style-name="ce19" table:formula="of:=HYPERLINK(CONCATENATE([.$Q$12]; [.C127]; [.$Q$13]); [.C127])" office:value-type="string" office:string-value="Freundin">
            <text:p>Freund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3" table:formula="of:=HYPERLINK(CONCATENATE([.$Q$2]; [.C128]; [.$Q$3]); [.C128])" office:value-type="string" office:string-value="früh">
            <text:p>früh</text:p>
          </table:table-cell>
          <table:table-cell table:style-name="ce8" table:formula="of:=HYPERLINK(CONCATENATE([.$Q$5]; [.C128]; [.$Q$6]); [.C128])" office:value-type="string" office:string-value="früh">
            <text:p>früh</text:p>
          </table:table-cell>
          <table:table-cell table:style-name="ce8" table:formula="of:=HYPERLINK(CONCATENATE([.$Q$8]; [.C128]); [.C128])" office:value-type="string" office:string-value="früh">
            <text:p>früh</text:p>
          </table:table-cell>
          <table:table-cell table:style-name="ce8" table:formula="of:=HYPERLINK(CONCATENATE([.$Q$10]; [.C128]); [.C128])" office:value-type="string" office:string-value="früh">
            <text:p>früh</text:p>
          </table:table-cell>
          <table:table-cell table:style-name="ce19" table:formula="of:=HYPERLINK(CONCATENATE([.$Q$12]; [.C128]; [.$Q$13]); [.C128])" office:value-type="string" office:string-value="früh">
            <text:p>frü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3" table:formula="of:=HYPERLINK(CONCATENATE([.$Q$2]; [.C129]; [.$Q$3]); [.C129])" office:value-type="string" office:string-value="Frühstück">
            <text:p>Frühstück</text:p>
          </table:table-cell>
          <table:table-cell table:style-name="ce8" table:formula="of:=HYPERLINK(CONCATENATE([.$Q$5]; [.C129]; [.$Q$6]); [.C129])" office:value-type="string" office:string-value="Frühstück">
            <text:p>Frühstück</text:p>
          </table:table-cell>
          <table:table-cell table:style-name="ce8" table:formula="of:=HYPERLINK(CONCATENATE([.$Q$8]; [.C129]); [.C129])" office:value-type="string" office:string-value="Frühstück">
            <text:p>Frühstück</text:p>
          </table:table-cell>
          <table:table-cell table:style-name="ce8" table:formula="of:=HYPERLINK(CONCATENATE([.$Q$10]; [.C129]); [.C129])" office:value-type="string" office:string-value="Frühstück">
            <text:p>Frühstück</text:p>
          </table:table-cell>
          <table:table-cell table:style-name="ce19" table:formula="of:=HYPERLINK(CONCATENATE([.$Q$12]; [.C129]; [.$Q$13]); [.C129])" office:value-type="string" office:string-value="Frühstück">
            <text:p>Frühstüc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3" table:formula="of:=HYPERLINK(CONCATENATE([.$Q$2]; [.C130]; [.$Q$3]); [.C130])" office:value-type="string" office:string-value="funktionieren">
            <text:p>funktionieren</text:p>
          </table:table-cell>
          <table:table-cell table:style-name="ce8" table:formula="of:=HYPERLINK(CONCATENATE([.$Q$5]; [.C130]; [.$Q$6]); [.C130])" office:value-type="string" office:string-value="funktionieren">
            <text:p>funktionieren</text:p>
          </table:table-cell>
          <table:table-cell table:style-name="ce8" table:formula="of:=HYPERLINK(CONCATENATE([.$Q$8]; [.C130]); [.C130])" office:value-type="string" office:string-value="funktionieren">
            <text:p>funktionieren</text:p>
          </table:table-cell>
          <table:table-cell table:style-name="ce8" table:formula="of:=HYPERLINK(CONCATENATE([.$Q$10]; [.C130]); [.C130])" office:value-type="string" office:string-value="funktionieren">
            <text:p>funktionieren</text:p>
          </table:table-cell>
          <table:table-cell table:style-name="ce19" table:formula="of:=HYPERLINK(CONCATENATE([.$Q$12]; [.C130]; [.$Q$13]); [.C130])" office:value-type="string" office:string-value="funktionieren">
            <text:p>funktionier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3" table:formula="of:=HYPERLINK(CONCATENATE([.$Q$2]; [.C131]; [.$Q$3]); [.C131])" office:value-type="string" office:string-value="fünf">
            <text:p>fünf</text:p>
          </table:table-cell>
          <table:table-cell table:style-name="ce8" table:formula="of:=HYPERLINK(CONCATENATE([.$Q$5]; [.C131]; [.$Q$6]); [.C131])" office:value-type="string" office:string-value="fünf">
            <text:p>fünf</text:p>
          </table:table-cell>
          <table:table-cell table:style-name="ce8" table:formula="of:=HYPERLINK(CONCATENATE([.$Q$8]; [.C131]); [.C131])" office:value-type="string" office:string-value="fünf">
            <text:p>fünf</text:p>
          </table:table-cell>
          <table:table-cell table:style-name="ce8" table:formula="of:=HYPERLINK(CONCATENATE([.$Q$10]; [.C131]); [.C131])" office:value-type="string" office:string-value="fünf">
            <text:p>fünf</text:p>
          </table:table-cell>
          <table:table-cell table:style-name="ce19" table:formula="of:=HYPERLINK(CONCATENATE([.$Q$12]; [.C131]; [.$Q$13]); [.C131])" office:value-type="string" office:string-value="fünf">
            <text:p>fünf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3" table:formula="of:=HYPERLINK(CONCATENATE([.$Q$2]; [.C132]; [.$Q$3]); [.C132])" office:value-type="string" office:string-value="ganz">
            <text:p>ganz</text:p>
          </table:table-cell>
          <table:table-cell table:style-name="ce8" table:formula="of:=HYPERLINK(CONCATENATE([.$Q$5]; [.C132]; [.$Q$6]); [.C132])" office:value-type="string" office:string-value="ganz">
            <text:p>ganz</text:p>
          </table:table-cell>
          <table:table-cell table:style-name="ce8" table:formula="of:=HYPERLINK(CONCATENATE([.$Q$8]; [.C132]); [.C132])" office:value-type="string" office:string-value="ganz">
            <text:p>ganz</text:p>
          </table:table-cell>
          <table:table-cell table:style-name="ce8" table:formula="of:=HYPERLINK(CONCATENATE([.$Q$10]; [.C132]); [.C132])" office:value-type="string" office:string-value="ganz">
            <text:p>ganz</text:p>
          </table:table-cell>
          <table:table-cell table:style-name="ce19" table:formula="of:=HYPERLINK(CONCATENATE([.$Q$12]; [.C132]; [.$Q$13]); [.C132])" office:value-type="string" office:string-value="ganz">
            <text:p>ganz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3" table:formula="of:=HYPERLINK(CONCATENATE([.$Q$2]; [.C133]; [.$Q$3]); [.C133])" office:value-type="string" office:string-value="Gast">
            <text:p>Gast</text:p>
          </table:table-cell>
          <table:table-cell table:style-name="ce8" table:formula="of:=HYPERLINK(CONCATENATE([.$Q$5]; [.C133]; [.$Q$6]); [.C133])" office:value-type="string" office:string-value="Gast">
            <text:p>Gast</text:p>
          </table:table-cell>
          <table:table-cell table:style-name="ce8" table:formula="of:=HYPERLINK(CONCATENATE([.$Q$8]; [.C133]); [.C133])" office:value-type="string" office:string-value="Gast">
            <text:p>Gast</text:p>
          </table:table-cell>
          <table:table-cell table:style-name="ce8" table:formula="of:=HYPERLINK(CONCATENATE([.$Q$10]; [.C133]); [.C133])" office:value-type="string" office:string-value="Gast">
            <text:p>Gast</text:p>
          </table:table-cell>
          <table:table-cell table:style-name="ce19" table:formula="of:=HYPERLINK(CONCATENATE([.$Q$12]; [.C133]; [.$Q$13]); [.C133])" office:value-type="string" office:string-value="Gast">
            <text:p>Ga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3" table:formula="of:=HYPERLINK(CONCATENATE([.$Q$2]; [.C134]; [.$Q$3]); [.C134])" office:value-type="string" office:string-value="gefallen">
            <text:p>gefallen</text:p>
          </table:table-cell>
          <table:table-cell table:style-name="ce8" table:formula="of:=HYPERLINK(CONCATENATE([.$Q$5]; [.C134]; [.$Q$6]); [.C134])" office:value-type="string" office:string-value="gefallen">
            <text:p>gefallen</text:p>
          </table:table-cell>
          <table:table-cell table:style-name="ce8" table:formula="of:=HYPERLINK(CONCATENATE([.$Q$8]; [.C134]); [.C134])" office:value-type="string" office:string-value="gefallen">
            <text:p>gefallen</text:p>
          </table:table-cell>
          <table:table-cell table:style-name="ce8" table:formula="of:=HYPERLINK(CONCATENATE([.$Q$10]; [.C134]); [.C134])" office:value-type="string" office:string-value="gefallen">
            <text:p>gefallen</text:p>
          </table:table-cell>
          <table:table-cell table:style-name="ce19" table:formula="of:=HYPERLINK(CONCATENATE([.$Q$12]; [.C134]; [.$Q$13]); [.C134])" office:value-type="string" office:string-value="gefallen">
            <text:p>gefal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3" table:formula="of:=HYPERLINK(CONCATENATE([.$Q$2]; [.C135]; [.$Q$3]); [.C135])" office:value-type="string" office:string-value="Gegner">
            <text:p>Gegner</text:p>
          </table:table-cell>
          <table:table-cell table:style-name="ce8" table:formula="of:=HYPERLINK(CONCATENATE([.$Q$5]; [.C135]; [.$Q$6]); [.C135])" office:value-type="string" office:string-value="Gegner">
            <text:p>Gegner</text:p>
          </table:table-cell>
          <table:table-cell table:style-name="ce8" table:formula="of:=HYPERLINK(CONCATENATE([.$Q$8]; [.C135]); [.C135])" office:value-type="string" office:string-value="Gegner">
            <text:p>Gegner</text:p>
          </table:table-cell>
          <table:table-cell table:style-name="ce8" table:formula="of:=HYPERLINK(CONCATENATE([.$Q$10]; [.C135]); [.C135])" office:value-type="string" office:string-value="Gegner">
            <text:p>Gegner</text:p>
          </table:table-cell>
          <table:table-cell table:style-name="ce19" table:formula="of:=HYPERLINK(CONCATENATE([.$Q$12]; [.C135]; [.$Q$13]); [.C135])" office:value-type="string" office:string-value="Gegner">
            <text:p>Geg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3" table:formula="of:=HYPERLINK(CONCATENATE([.$Q$2]; [.C136]; [.$Q$3]); [.C136])" office:value-type="string" office:string-value="gehen">
            <text:p>gehen</text:p>
          </table:table-cell>
          <table:table-cell table:style-name="ce8" table:formula="of:=HYPERLINK(CONCATENATE([.$Q$5]; [.C136]; [.$Q$6]); [.C136])" office:value-type="string" office:string-value="gehen">
            <text:p>gehen</text:p>
          </table:table-cell>
          <table:table-cell table:style-name="ce8" table:formula="of:=HYPERLINK(CONCATENATE([.$Q$8]; [.C136]); [.C136])" office:value-type="string" office:string-value="gehen">
            <text:p>gehen</text:p>
          </table:table-cell>
          <table:table-cell table:style-name="ce8" table:formula="of:=HYPERLINK(CONCATENATE([.$Q$10]; [.C136]); [.C136])" office:value-type="string" office:string-value="gehen">
            <text:p>gehen</text:p>
          </table:table-cell>
          <table:table-cell table:style-name="ce19" table:formula="of:=HYPERLINK(CONCATENATE([.$Q$12]; [.C136]; [.$Q$13]); [.C136])" office:value-type="string" office:string-value="gehen">
            <text:p>g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3" table:formula="of:=HYPERLINK(CONCATENATE([.$Q$2]; [.C137]; [.$Q$3]); [.C137])" office:value-type="string" office:string-value="gelb">
            <text:p>gelb</text:p>
          </table:table-cell>
          <table:table-cell table:style-name="ce8" table:formula="of:=HYPERLINK(CONCATENATE([.$Q$5]; [.C137]; [.$Q$6]); [.C137])" office:value-type="string" office:string-value="gelb">
            <text:p>gelb</text:p>
          </table:table-cell>
          <table:table-cell table:style-name="ce8" table:formula="of:=HYPERLINK(CONCATENATE([.$Q$8]; [.C137]); [.C137])" office:value-type="string" office:string-value="gelb">
            <text:p>gelb</text:p>
          </table:table-cell>
          <table:table-cell table:style-name="ce8" table:formula="of:=HYPERLINK(CONCATENATE([.$Q$10]; [.C137]); [.C137])" office:value-type="string" office:string-value="gelb">
            <text:p>gelb</text:p>
          </table:table-cell>
          <table:table-cell table:style-name="ce19" table:formula="of:=HYPERLINK(CONCATENATE([.$Q$12]; [.C137]; [.$Q$13]); [.C137])" office:value-type="string" office:string-value="gelb">
            <text:p>gelb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3" table:formula="of:=HYPERLINK(CONCATENATE([.$Q$2]; [.C138]; [.$Q$3]); [.C138])" office:value-type="string" office:string-value="Gemeinde">
            <text:p>Gemeinde</text:p>
          </table:table-cell>
          <table:table-cell table:style-name="ce8" table:formula="of:=HYPERLINK(CONCATENATE([.$Q$5]; [.C138]; [.$Q$6]); [.C138])" office:value-type="string" office:string-value="Gemeinde">
            <text:p>Gemeinde</text:p>
          </table:table-cell>
          <table:table-cell table:style-name="ce8" table:formula="of:=HYPERLINK(CONCATENATE([.$Q$8]; [.C138]); [.C138])" office:value-type="string" office:string-value="Gemeinde">
            <text:p>Gemeinde</text:p>
          </table:table-cell>
          <table:table-cell table:style-name="ce8" table:formula="of:=HYPERLINK(CONCATENATE([.$Q$10]; [.C138]); [.C138])" office:value-type="string" office:string-value="Gemeinde">
            <text:p>Gemeinde</text:p>
          </table:table-cell>
          <table:table-cell table:style-name="ce19" table:formula="of:=HYPERLINK(CONCATENATE([.$Q$12]; [.C138]; [.$Q$13]); [.C138])" office:value-type="string" office:string-value="Gemeinde">
            <text:p>Gemein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3" table:formula="of:=HYPERLINK(CONCATENATE([.$Q$2]; [.C139]; [.$Q$3]); [.C139])" office:value-type="string" office:string-value="General">
            <text:p>General</text:p>
          </table:table-cell>
          <table:table-cell table:style-name="ce8" table:formula="of:=HYPERLINK(CONCATENATE([.$Q$5]; [.C139]; [.$Q$6]); [.C139])" office:value-type="string" office:string-value="General">
            <text:p>General</text:p>
          </table:table-cell>
          <table:table-cell table:style-name="ce8" table:formula="of:=HYPERLINK(CONCATENATE([.$Q$8]; [.C139]); [.C139])" office:value-type="string" office:string-value="General">
            <text:p>General</text:p>
          </table:table-cell>
          <table:table-cell table:style-name="ce8" table:formula="of:=HYPERLINK(CONCATENATE([.$Q$10]; [.C139]); [.C139])" office:value-type="string" office:string-value="General">
            <text:p>General</text:p>
          </table:table-cell>
          <table:table-cell table:style-name="ce19" table:formula="of:=HYPERLINK(CONCATENATE([.$Q$12]; [.C139]; [.$Q$13]); [.C139])" office:value-type="string" office:string-value="General">
            <text:p>Gener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3" table:formula="of:=HYPERLINK(CONCATENATE([.$Q$2]; [.C140]; [.$Q$3]); [.C140])" office:value-type="string" office:string-value="Generation">
            <text:p>Generation</text:p>
          </table:table-cell>
          <table:table-cell table:style-name="ce8" table:formula="of:=HYPERLINK(CONCATENATE([.$Q$5]; [.C140]; [.$Q$6]); [.C140])" office:value-type="string" office:string-value="Generation">
            <text:p>Generation</text:p>
          </table:table-cell>
          <table:table-cell table:style-name="ce8" table:formula="of:=HYPERLINK(CONCATENATE([.$Q$8]; [.C140]); [.C140])" office:value-type="string" office:string-value="Generation">
            <text:p>Generation</text:p>
          </table:table-cell>
          <table:table-cell table:style-name="ce8" table:formula="of:=HYPERLINK(CONCATENATE([.$Q$10]; [.C140]); [.C140])" office:value-type="string" office:string-value="Generation">
            <text:p>Generation</text:p>
          </table:table-cell>
          <table:table-cell table:style-name="ce19" table:formula="of:=HYPERLINK(CONCATENATE([.$Q$12]; [.C140]; [.$Q$13]); [.C140])" office:value-type="string" office:string-value="Generation">
            <text:p>Generati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3" table:formula="of:=HYPERLINK(CONCATENATE([.$Q$2]; [.C141]; [.$Q$3]); [.C141])" office:value-type="string" office:string-value="Gerät">
            <text:p>Gerät</text:p>
          </table:table-cell>
          <table:table-cell table:style-name="ce8" table:formula="of:=HYPERLINK(CONCATENATE([.$Q$5]; [.C141]; [.$Q$6]); [.C141])" office:value-type="string" office:string-value="Gerät">
            <text:p>Gerät</text:p>
          </table:table-cell>
          <table:table-cell table:style-name="ce8" table:formula="of:=HYPERLINK(CONCATENATE([.$Q$8]; [.C141]); [.C141])" office:value-type="string" office:string-value="Gerät">
            <text:p>Gerät</text:p>
          </table:table-cell>
          <table:table-cell table:style-name="ce8" table:formula="of:=HYPERLINK(CONCATENATE([.$Q$10]; [.C141]); [.C141])" office:value-type="string" office:string-value="Gerät">
            <text:p>Gerät</text:p>
          </table:table-cell>
          <table:table-cell table:style-name="ce19" table:formula="of:=HYPERLINK(CONCATENATE([.$Q$12]; [.C141]; [.$Q$13]); [.C141])" office:value-type="string" office:string-value="Gerät">
            <text:p>Gerä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3" table:formula="of:=HYPERLINK(CONCATENATE([.$Q$2]; [.C142]; [.$Q$3]); [.C142])" office:value-type="string" office:string-value="Geschäftsführer">
            <text:p>Geschäftsführer</text:p>
          </table:table-cell>
          <table:table-cell table:style-name="ce8" table:formula="of:=HYPERLINK(CONCATENATE([.$Q$5]; [.C142]; [.$Q$6]); [.C142])" office:value-type="string" office:string-value="Geschäftsführer">
            <text:p>Geschäftsführer</text:p>
          </table:table-cell>
          <table:table-cell table:style-name="ce8" table:formula="of:=HYPERLINK(CONCATENATE([.$Q$8]; [.C142]); [.C142])" office:value-type="string" office:string-value="Geschäftsführer">
            <text:p>Geschäftsführer</text:p>
          </table:table-cell>
          <table:table-cell table:style-name="ce8" table:formula="of:=HYPERLINK(CONCATENATE([.$Q$10]; [.C142]); [.C142])" office:value-type="string" office:string-value="Geschäftsführer">
            <text:p>Geschäftsführer</text:p>
          </table:table-cell>
          <table:table-cell table:style-name="ce19" table:formula="of:=HYPERLINK(CONCATENATE([.$Q$12]; [.C142]; [.$Q$13]); [.C142])" office:value-type="string" office:string-value="Geschäftsführer">
            <text:p>Geschäftsführ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3" table:formula="of:=HYPERLINK(CONCATENATE([.$Q$2]; [.C143]; [.$Q$3]); [.C143])" office:value-type="string" office:string-value="Geschlecht">
            <text:p>Geschlecht</text:p>
          </table:table-cell>
          <table:table-cell table:style-name="ce8" table:formula="of:=HYPERLINK(CONCATENATE([.$Q$5]; [.C143]; [.$Q$6]); [.C143])" office:value-type="string" office:string-value="Geschlecht">
            <text:p>Geschlecht</text:p>
          </table:table-cell>
          <table:table-cell table:style-name="ce8" table:formula="of:=HYPERLINK(CONCATENATE([.$Q$8]; [.C143]); [.C143])" office:value-type="string" office:string-value="Geschlecht">
            <text:p>Geschlecht</text:p>
          </table:table-cell>
          <table:table-cell table:style-name="ce8" table:formula="of:=HYPERLINK(CONCATENATE([.$Q$10]; [.C143]); [.C143])" office:value-type="string" office:string-value="Geschlecht">
            <text:p>Geschlecht</text:p>
          </table:table-cell>
          <table:table-cell table:style-name="ce19" table:formula="of:=HYPERLINK(CONCATENATE([.$Q$12]; [.C143]; [.$Q$13]); [.C143])" office:value-type="string" office:string-value="Geschlecht">
            <text:p>Geschle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3" table:formula="of:=HYPERLINK(CONCATENATE([.$Q$2]; [.C144]; [.$Q$3]); [.C144])" office:value-type="string" office:string-value="Geschmack">
            <text:p>Geschmack</text:p>
          </table:table-cell>
          <table:table-cell table:style-name="ce8" table:formula="of:=HYPERLINK(CONCATENATE([.$Q$5]; [.C144]; [.$Q$6]); [.C144])" office:value-type="string" office:string-value="Geschmack">
            <text:p>Geschmack</text:p>
          </table:table-cell>
          <table:table-cell table:style-name="ce8" table:formula="of:=HYPERLINK(CONCATENATE([.$Q$8]; [.C144]); [.C144])" office:value-type="string" office:string-value="Geschmack">
            <text:p>Geschmack</text:p>
          </table:table-cell>
          <table:table-cell table:style-name="ce8" table:formula="of:=HYPERLINK(CONCATENATE([.$Q$10]; [.C144]); [.C144])" office:value-type="string" office:string-value="Geschmack">
            <text:p>Geschmack</text:p>
          </table:table-cell>
          <table:table-cell table:style-name="ce19" table:formula="of:=HYPERLINK(CONCATENATE([.$Q$12]; [.C144]; [.$Q$13]); [.C144])" office:value-type="string" office:string-value="Geschmack">
            <text:p>Geschmack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3" table:formula="of:=HYPERLINK(CONCATENATE([.$Q$2]; [.C145]; [.$Q$3]); [.C145])" office:value-type="string" office:string-value="Geschwister">
            <text:p>Geschwister</text:p>
          </table:table-cell>
          <table:table-cell table:style-name="ce8" table:formula="of:=HYPERLINK(CONCATENATE([.$Q$5]; [.C145]; [.$Q$6]); [.C145])" office:value-type="string" office:string-value="Geschwister">
            <text:p>Geschwister</text:p>
          </table:table-cell>
          <table:table-cell table:style-name="ce8" table:formula="of:=HYPERLINK(CONCATENATE([.$Q$8]; [.C145]); [.C145])" office:value-type="string" office:string-value="Geschwister">
            <text:p>Geschwister</text:p>
          </table:table-cell>
          <table:table-cell table:style-name="ce8" table:formula="of:=HYPERLINK(CONCATENATE([.$Q$10]; [.C145]); [.C145])" office:value-type="string" office:string-value="Geschwister">
            <text:p>Geschwister</text:p>
          </table:table-cell>
          <table:table-cell table:style-name="ce19" table:formula="of:=HYPERLINK(CONCATENATE([.$Q$12]; [.C145]; [.$Q$13]); [.C145])" office:value-type="string" office:string-value="Geschwister">
            <text:p>Geschwis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3" table:formula="of:=HYPERLINK(CONCATENATE([.$Q$2]; [.C146]; [.$Q$3]); [.C146])" office:value-type="string" office:string-value="gesund">
            <text:p>gesund</text:p>
          </table:table-cell>
          <table:table-cell table:style-name="ce8" table:formula="of:=HYPERLINK(CONCATENATE([.$Q$5]; [.C146]; [.$Q$6]); [.C146])" office:value-type="string" office:string-value="gesund">
            <text:p>gesund</text:p>
          </table:table-cell>
          <table:table-cell table:style-name="ce8" table:formula="of:=HYPERLINK(CONCATENATE([.$Q$8]; [.C146]); [.C146])" office:value-type="string" office:string-value="gesund">
            <text:p>gesund</text:p>
          </table:table-cell>
          <table:table-cell table:style-name="ce8" table:formula="of:=HYPERLINK(CONCATENATE([.$Q$10]; [.C146]); [.C146])" office:value-type="string" office:string-value="gesund">
            <text:p>gesund</text:p>
          </table:table-cell>
          <table:table-cell table:style-name="ce19" table:formula="of:=HYPERLINK(CONCATENATE([.$Q$12]; [.C146]; [.$Q$13]); [.C146])" office:value-type="string" office:string-value="gesund">
            <text:p>ges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3" table:formula="of:=HYPERLINK(CONCATENATE([.$Q$2]; [.C147]; [.$Q$3]); [.C147])" office:value-type="string" office:string-value="Glas">
            <text:p>Glas</text:p>
          </table:table-cell>
          <table:table-cell table:style-name="ce8" table:formula="of:=HYPERLINK(CONCATENATE([.$Q$5]; [.C147]; [.$Q$6]); [.C147])" office:value-type="string" office:string-value="Glas">
            <text:p>Glas</text:p>
          </table:table-cell>
          <table:table-cell table:style-name="ce8" table:formula="of:=HYPERLINK(CONCATENATE([.$Q$8]; [.C147]); [.C147])" office:value-type="string" office:string-value="Glas">
            <text:p>Glas</text:p>
          </table:table-cell>
          <table:table-cell table:style-name="ce8" table:formula="of:=HYPERLINK(CONCATENATE([.$Q$10]; [.C147]); [.C147])" office:value-type="string" office:string-value="Glas">
            <text:p>Glas</text:p>
          </table:table-cell>
          <table:table-cell table:style-name="ce19" table:formula="of:=HYPERLINK(CONCATENATE([.$Q$12]; [.C147]; [.$Q$13]); [.C147])" office:value-type="string" office:string-value="Glas">
            <text:p>Gla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3" table:formula="of:=HYPERLINK(CONCATENATE([.$Q$2]; [.C148]; [.$Q$3]); [.C148])" office:value-type="string" office:string-value="gleichzeitig">
            <text:p>gleichzeitig</text:p>
          </table:table-cell>
          <table:table-cell table:style-name="ce8" table:formula="of:=HYPERLINK(CONCATENATE([.$Q$5]; [.C148]; [.$Q$6]); [.C148])" office:value-type="string" office:string-value="gleichzeitig">
            <text:p>gleichzeitig</text:p>
          </table:table-cell>
          <table:table-cell table:style-name="ce8" table:formula="of:=HYPERLINK(CONCATENATE([.$Q$8]; [.C148]); [.C148])" office:value-type="string" office:string-value="gleichzeitig">
            <text:p>gleichzeitig</text:p>
          </table:table-cell>
          <table:table-cell table:style-name="ce8" table:formula="of:=HYPERLINK(CONCATENATE([.$Q$10]; [.C148]); [.C148])" office:value-type="string" office:string-value="gleichzeitig">
            <text:p>gleichzeitig</text:p>
          </table:table-cell>
          <table:table-cell table:style-name="ce19" table:formula="of:=HYPERLINK(CONCATENATE([.$Q$12]; [.C148]; [.$Q$13]); [.C148])" office:value-type="string" office:string-value="gleichzeitig">
            <text:p>gleichzeit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3" table:formula="of:=HYPERLINK(CONCATENATE([.$Q$2]; [.C149]; [.$Q$3]); [.C149])" office:value-type="string" office:string-value="groß">
            <text:p>groß</text:p>
          </table:table-cell>
          <table:table-cell table:style-name="ce8" table:formula="of:=HYPERLINK(CONCATENATE([.$Q$5]; [.C149]; [.$Q$6]); [.C149])" office:value-type="string" office:string-value="groß">
            <text:p>groß</text:p>
          </table:table-cell>
          <table:table-cell table:style-name="ce8" table:formula="of:=HYPERLINK(CONCATENATE([.$Q$8]; [.C149]); [.C149])" office:value-type="string" office:string-value="groß">
            <text:p>groß</text:p>
          </table:table-cell>
          <table:table-cell table:style-name="ce8" table:formula="of:=HYPERLINK(CONCATENATE([.$Q$10]; [.C149]); [.C149])" office:value-type="string" office:string-value="groß">
            <text:p>groß</text:p>
          </table:table-cell>
          <table:table-cell table:style-name="ce19" table:formula="of:=HYPERLINK(CONCATENATE([.$Q$12]; [.C149]; [.$Q$13]); [.C149])" office:value-type="string" office:string-value="groß">
            <text:p>groß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3" table:formula="of:=HYPERLINK(CONCATENATE([.$Q$2]; [.C150]; [.$Q$3]); [.C150])" office:value-type="string" office:string-value="Großeltern">
            <text:p>Großeltern</text:p>
          </table:table-cell>
          <table:table-cell table:style-name="ce8" table:formula="of:=HYPERLINK(CONCATENATE([.$Q$5]; [.C150]; [.$Q$6]); [.C150])" office:value-type="string" office:string-value="Großeltern">
            <text:p>Großeltern</text:p>
          </table:table-cell>
          <table:table-cell table:style-name="ce8" table:formula="of:=HYPERLINK(CONCATENATE([.$Q$8]; [.C150]); [.C150])" office:value-type="string" office:string-value="Großeltern">
            <text:p>Großeltern</text:p>
          </table:table-cell>
          <table:table-cell table:style-name="ce8" table:formula="of:=HYPERLINK(CONCATENATE([.$Q$10]; [.C150]); [.C150])" office:value-type="string" office:string-value="Großeltern">
            <text:p>Großeltern</text:p>
          </table:table-cell>
          <table:table-cell table:style-name="ce19" table:formula="of:=HYPERLINK(CONCATENATE([.$Q$12]; [.C150]; [.$Q$13]); [.C150])" office:value-type="string" office:string-value="Großeltern">
            <text:p>Großelter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3" table:formula="of:=HYPERLINK(CONCATENATE([.$Q$2]; [.C151]; [.$Q$3]); [.C151])" office:value-type="string" office:string-value="Großmutter">
            <text:p>Großmutter</text:p>
          </table:table-cell>
          <table:table-cell table:style-name="ce8" table:formula="of:=HYPERLINK(CONCATENATE([.$Q$5]; [.C151]; [.$Q$6]); [.C151])" office:value-type="string" office:string-value="Großmutter">
            <text:p>Großmutter</text:p>
          </table:table-cell>
          <table:table-cell table:style-name="ce8" table:formula="of:=HYPERLINK(CONCATENATE([.$Q$8]; [.C151]); [.C151])" office:value-type="string" office:string-value="Großmutter">
            <text:p>Großmutter</text:p>
          </table:table-cell>
          <table:table-cell table:style-name="ce8" table:formula="of:=HYPERLINK(CONCATENATE([.$Q$10]; [.C151]); [.C151])" office:value-type="string" office:string-value="Großmutter">
            <text:p>Großmutter</text:p>
          </table:table-cell>
          <table:table-cell table:style-name="ce19" table:formula="of:=HYPERLINK(CONCATENATE([.$Q$12]; [.C151]; [.$Q$13]); [.C151])" office:value-type="string" office:string-value="Großmutter">
            <text:p>Großmut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3" table:formula="of:=HYPERLINK(CONCATENATE([.$Q$2]; [.C152]; [.$Q$3]); [.C152])" office:value-type="string" office:string-value="Großvater">
            <text:p>Großvater</text:p>
          </table:table-cell>
          <table:table-cell table:style-name="ce8" table:formula="of:=HYPERLINK(CONCATENATE([.$Q$5]; [.C152]; [.$Q$6]); [.C152])" office:value-type="string" office:string-value="Großvater">
            <text:p>Großvater</text:p>
          </table:table-cell>
          <table:table-cell table:style-name="ce8" table:formula="of:=HYPERLINK(CONCATENATE([.$Q$8]; [.C152]); [.C152])" office:value-type="string" office:string-value="Großvater">
            <text:p>Großvater</text:p>
          </table:table-cell>
          <table:table-cell table:style-name="ce8" table:formula="of:=HYPERLINK(CONCATENATE([.$Q$10]; [.C152]); [.C152])" office:value-type="string" office:string-value="Großvater">
            <text:p>Großvater</text:p>
          </table:table-cell>
          <table:table-cell table:style-name="ce19" table:formula="of:=HYPERLINK(CONCATENATE([.$Q$12]; [.C152]; [.$Q$13]); [.C152])" office:value-type="string" office:string-value="Großvater">
            <text:p>Großva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3" table:formula="of:=HYPERLINK(CONCATENATE([.$Q$2]; [.C153]; [.$Q$3]); [.C153])" office:value-type="string" office:string-value="Größe">
            <text:p>Größe</text:p>
          </table:table-cell>
          <table:table-cell table:style-name="ce8" table:formula="of:=HYPERLINK(CONCATENATE([.$Q$5]; [.C153]; [.$Q$6]); [.C153])" office:value-type="string" office:string-value="Größe">
            <text:p>Größe</text:p>
          </table:table-cell>
          <table:table-cell table:style-name="ce8" table:formula="of:=HYPERLINK(CONCATENATE([.$Q$8]; [.C153]); [.C153])" office:value-type="string" office:string-value="Größe">
            <text:p>Größe</text:p>
          </table:table-cell>
          <table:table-cell table:style-name="ce8" table:formula="of:=HYPERLINK(CONCATENATE([.$Q$10]; [.C153]); [.C153])" office:value-type="string" office:string-value="Größe">
            <text:p>Größe</text:p>
          </table:table-cell>
          <table:table-cell table:style-name="ce19" table:formula="of:=HYPERLINK(CONCATENATE([.$Q$12]; [.C153]; [.$Q$13]); [.C153])" office:value-type="string" office:string-value="Größe">
            <text:p>Größ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3" table:formula="of:=HYPERLINK(CONCATENATE([.$Q$2]; [.C154]; [.$Q$3]); [.C154])" office:value-type="string" office:string-value="Gruppe">
            <text:p>Gruppe</text:p>
          </table:table-cell>
          <table:table-cell table:style-name="ce8" table:formula="of:=HYPERLINK(CONCATENATE([.$Q$5]; [.C154]; [.$Q$6]); [.C154])" office:value-type="string" office:string-value="Gruppe">
            <text:p>Gruppe</text:p>
          </table:table-cell>
          <table:table-cell table:style-name="ce8" table:formula="of:=HYPERLINK(CONCATENATE([.$Q$8]; [.C154]); [.C154])" office:value-type="string" office:string-value="Gruppe">
            <text:p>Gruppe</text:p>
          </table:table-cell>
          <table:table-cell table:style-name="ce8" table:formula="of:=HYPERLINK(CONCATENATE([.$Q$10]; [.C154]); [.C154])" office:value-type="string" office:string-value="Gruppe">
            <text:p>Gruppe</text:p>
          </table:table-cell>
          <table:table-cell table:style-name="ce19" table:formula="of:=HYPERLINK(CONCATENATE([.$Q$12]; [.C154]; [.$Q$13]); [.C154])" office:value-type="string" office:string-value="Gruppe">
            <text:p>Gru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3" table:formula="of:=HYPERLINK(CONCATENATE([.$Q$2]; [.C155]; [.$Q$3]); [.C155])" office:value-type="string" office:string-value="Gruß">
            <text:p>Gruß</text:p>
          </table:table-cell>
          <table:table-cell table:style-name="ce8" table:formula="of:=HYPERLINK(CONCATENATE([.$Q$5]; [.C155]; [.$Q$6]); [.C155])" office:value-type="string" office:string-value="Gruß">
            <text:p>Gruß</text:p>
          </table:table-cell>
          <table:table-cell table:style-name="ce8" table:formula="of:=HYPERLINK(CONCATENATE([.$Q$8]; [.C155]); [.C155])" office:value-type="string" office:string-value="Gruß">
            <text:p>Gruß</text:p>
          </table:table-cell>
          <table:table-cell table:style-name="ce8" table:formula="of:=HYPERLINK(CONCATENATE([.$Q$10]; [.C155]); [.C155])" office:value-type="string" office:string-value="Gruß">
            <text:p>Gruß</text:p>
          </table:table-cell>
          <table:table-cell table:style-name="ce19" table:formula="of:=HYPERLINK(CONCATENATE([.$Q$12]; [.C155]; [.$Q$13]); [.C155])" office:value-type="string" office:string-value="Gruß">
            <text:p>Gruß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3" table:formula="of:=HYPERLINK(CONCATENATE([.$Q$2]; [.C156]; [.$Q$3]); [.C156])" office:value-type="string" office:string-value="grün">
            <text:p>grün</text:p>
          </table:table-cell>
          <table:table-cell table:style-name="ce8" table:formula="of:=HYPERLINK(CONCATENATE([.$Q$5]; [.C156]; [.$Q$6]); [.C156])" office:value-type="string" office:string-value="grün">
            <text:p>grün</text:p>
          </table:table-cell>
          <table:table-cell table:style-name="ce8" table:formula="of:=HYPERLINK(CONCATENATE([.$Q$8]; [.C156]); [.C156])" office:value-type="string" office:string-value="grün">
            <text:p>grün</text:p>
          </table:table-cell>
          <table:table-cell table:style-name="ce8" table:formula="of:=HYPERLINK(CONCATENATE([.$Q$10]; [.C156]); [.C156])" office:value-type="string" office:string-value="grün">
            <text:p>grün</text:p>
          </table:table-cell>
          <table:table-cell table:style-name="ce19" table:formula="of:=HYPERLINK(CONCATENATE([.$Q$12]; [.C156]; [.$Q$13]); [.C156])" office:value-type="string" office:string-value="grün">
            <text:p>grü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3" table:formula="of:=HYPERLINK(CONCATENATE([.$Q$2]; [.C157]; [.$Q$3]); [.C157])" office:value-type="string" office:string-value="gut">
            <text:p>gut</text:p>
          </table:table-cell>
          <table:table-cell table:style-name="ce8" table:formula="of:=HYPERLINK(CONCATENATE([.$Q$5]; [.C157]; [.$Q$6]); [.C157])" office:value-type="string" office:string-value="gut">
            <text:p>gut</text:p>
          </table:table-cell>
          <table:table-cell table:style-name="ce8" table:formula="of:=HYPERLINK(CONCATENATE([.$Q$8]; [.C157]); [.C157])" office:value-type="string" office:string-value="gut">
            <text:p>gut</text:p>
          </table:table-cell>
          <table:table-cell table:style-name="ce8" table:formula="of:=HYPERLINK(CONCATENATE([.$Q$10]; [.C157]); [.C157])" office:value-type="string" office:string-value="gut">
            <text:p>gut</text:p>
          </table:table-cell>
          <table:table-cell table:style-name="ce19" table:formula="of:=HYPERLINK(CONCATENATE([.$Q$12]; [.C157]; [.$Q$13]); [.C157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3" table:formula="of:=HYPERLINK(CONCATENATE([.$Q$2]; [.C158]; [.$Q$3]); [.C158])" office:value-type="string" office:string-value="Gut">
            <text:p>Gut</text:p>
          </table:table-cell>
          <table:table-cell table:style-name="ce8" table:formula="of:=HYPERLINK(CONCATENATE([.$Q$5]; [.C158]; [.$Q$6]); [.C158])" office:value-type="string" office:string-value="Gut">
            <text:p>Gut</text:p>
          </table:table-cell>
          <table:table-cell table:style-name="ce8" table:formula="of:=HYPERLINK(CONCATENATE([.$Q$8]; [.C158]); [.C158])" office:value-type="string" office:string-value="Gut">
            <text:p>Gut</text:p>
          </table:table-cell>
          <table:table-cell table:style-name="ce8" table:formula="of:=HYPERLINK(CONCATENATE([.$Q$10]; [.C158]); [.C158])" office:value-type="string" office:string-value="Gut">
            <text:p>Gut</text:p>
          </table:table-cell>
          <table:table-cell table:style-name="ce19" table:formula="of:=HYPERLINK(CONCATENATE([.$Q$12]; [.C158]; [.$Q$13]); [.C158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gutg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59]; [.$Q$3]); [.C159])" office:value-type="string" office:string-value="gutgehen">
            <text:p>gutgehen</text:p>
          </table:table-cell>
          <table:table-cell table:style-name="ce14" table:formula="of:=HYPERLINK(CONCATENATE([.$Q$5]; [.C159]; [.$Q$6]); [.C159])" office:value-type="string" office:string-value="gutgehen">
            <text:p>gutgehen</text:p>
          </table:table-cell>
          <table:table-cell table:style-name="ce8" table:formula="of:=HYPERLINK(CONCATENATE([.$Q$8]; [.C159]); [.C159])" office:value-type="string" office:string-value="gutgehen">
            <text:p>gutgehen</text:p>
          </table:table-cell>
          <table:table-cell table:style-name="ce8" table:formula="of:=HYPERLINK(CONCATENATE([.$Q$10]; [.C159]); [.C159])" office:value-type="string" office:string-value="gutgehen">
            <text:p>gutgehen</text:p>
          </table:table-cell>
          <table:table-cell table:style-name="ce19" table:formula="of:=HYPERLINK(CONCATENATE([.$Q$12]; [.C159]; [.$Q$13]); [.C159])" office:value-type="string" office:string-value="gutgehen">
            <text:p>gutge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3" table:formula="of:=HYPERLINK(CONCATENATE([.$Q$2]; [.C160]; [.$Q$3]); [.C160])" office:value-type="string" office:string-value="haben">
            <text:p>haben</text:p>
          </table:table-cell>
          <table:table-cell table:style-name="ce8" table:formula="of:=HYPERLINK(CONCATENATE([.$Q$5]; [.C160]; [.$Q$6]); [.C160])" office:value-type="string" office:string-value="haben">
            <text:p>haben</text:p>
          </table:table-cell>
          <table:table-cell table:style-name="ce8" table:formula="of:=HYPERLINK(CONCATENATE([.$Q$8]; [.C160]); [.C160])" office:value-type="string" office:string-value="haben">
            <text:p>haben</text:p>
          </table:table-cell>
          <table:table-cell table:style-name="ce8" table:formula="of:=HYPERLINK(CONCATENATE([.$Q$10]; [.C160]); [.C160])" office:value-type="string" office:string-value="haben">
            <text:p>haben</text:p>
          </table:table-cell>
          <table:table-cell table:style-name="ce19" table:formula="of:=HYPERLINK(CONCATENATE([.$Q$12]; [.C160]; [.$Q$13]); [.C160])" office:value-type="string" office:string-value="haben">
            <text:p>hab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3" table:formula="of:=HYPERLINK(CONCATENATE([.$Q$2]; [.C161]; [.$Q$3]); [.C161])" office:value-type="string" office:string-value="Hähnchen">
            <text:p>Hähnchen</text:p>
          </table:table-cell>
          <table:table-cell table:style-name="ce8" table:formula="of:=HYPERLINK(CONCATENATE([.$Q$5]; [.C161]; [.$Q$6]); [.C161])" office:value-type="string" office:string-value="Hähnchen">
            <text:p>Hähnchen</text:p>
          </table:table-cell>
          <table:table-cell table:style-name="ce8" table:formula="of:=HYPERLINK(CONCATENATE([.$Q$8]; [.C161]); [.C161])" office:value-type="string" office:string-value="Hähnchen">
            <text:p>Hähnchen</text:p>
          </table:table-cell>
          <table:table-cell table:style-name="ce8" table:formula="of:=HYPERLINK(CONCATENATE([.$Q$10]; [.C161]); [.C161])" office:value-type="string" office:string-value="Hähnchen">
            <text:p>Hähnchen</text:p>
          </table:table-cell>
          <table:table-cell table:style-name="ce19" table:formula="of:=HYPERLINK(CONCATENATE([.$Q$12]; [.C161]; [.$Q$13]); [.C161])" office:value-type="string" office:string-value="Hähnchen">
            <text:p>Hähn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3" table:formula="of:=HYPERLINK(CONCATENATE([.$Q$2]; [.C162]; [.$Q$3]); [.C162])" office:value-type="string" office:string-value="Hälfte">
            <text:p>Hälfte</text:p>
          </table:table-cell>
          <table:table-cell table:style-name="ce8" table:formula="of:=HYPERLINK(CONCATENATE([.$Q$5]; [.C162]; [.$Q$6]); [.C162])" office:value-type="string" office:string-value="Hälfte">
            <text:p>Hälfte</text:p>
          </table:table-cell>
          <table:table-cell table:style-name="ce8" table:formula="of:=HYPERLINK(CONCATENATE([.$Q$8]; [.C162]); [.C162])" office:value-type="string" office:string-value="Hälfte">
            <text:p>Hälfte</text:p>
          </table:table-cell>
          <table:table-cell table:style-name="ce8" table:formula="of:=HYPERLINK(CONCATENATE([.$Q$10]; [.C162]); [.C162])" office:value-type="string" office:string-value="Hälfte">
            <text:p>Hälfte</text:p>
          </table:table-cell>
          <table:table-cell table:style-name="ce19" table:formula="of:=HYPERLINK(CONCATENATE([.$Q$12]; [.C162]; [.$Q$13]); [.C162])" office:value-type="string" office:string-value="Hälfte">
            <text:p>Hälf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3" table:formula="of:=HYPERLINK(CONCATENATE([.$Q$2]; [.C163]; [.$Q$3]); [.C163])" office:value-type="string" office:string-value="hallo">
            <text:p>hallo</text:p>
          </table:table-cell>
          <table:table-cell table:style-name="ce8" table:formula="of:=HYPERLINK(CONCATENATE([.$Q$5]; [.C163]; [.$Q$6]); [.C163])" office:value-type="string" office:string-value="hallo">
            <text:p>hallo</text:p>
          </table:table-cell>
          <table:table-cell table:style-name="ce8" table:formula="of:=HYPERLINK(CONCATENATE([.$Q$8]; [.C163]); [.C163])" office:value-type="string" office:string-value="hallo">
            <text:p>hallo</text:p>
          </table:table-cell>
          <table:table-cell table:style-name="ce8" table:formula="of:=HYPERLINK(CONCATENATE([.$Q$10]; [.C163]); [.C163])" office:value-type="string" office:string-value="hallo">
            <text:p>hallo</text:p>
          </table:table-cell>
          <table:table-cell table:style-name="ce19" table:formula="of:=HYPERLINK(CONCATENATE([.$Q$12]; [.C163]; [.$Q$13]); [.C163])" office:value-type="string" office:string-value="hallo">
            <text:p>hallo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3" table:formula="of:=HYPERLINK(CONCATENATE([.$Q$2]; [.C164]; [.$Q$3]); [.C164])" office:value-type="string" office:string-value="Händler">
            <text:p>Händler</text:p>
          </table:table-cell>
          <table:table-cell table:style-name="ce8" table:formula="of:=HYPERLINK(CONCATENATE([.$Q$5]; [.C164]; [.$Q$6]); [.C164])" office:value-type="string" office:string-value="Händler">
            <text:p>Händler</text:p>
          </table:table-cell>
          <table:table-cell table:style-name="ce8" table:formula="of:=HYPERLINK(CONCATENATE([.$Q$8]; [.C164]); [.C164])" office:value-type="string" office:string-value="Händler">
            <text:p>Händler</text:p>
          </table:table-cell>
          <table:table-cell table:style-name="ce8" table:formula="of:=HYPERLINK(CONCATENATE([.$Q$10]; [.C164]); [.C164])" office:value-type="string" office:string-value="Händler">
            <text:p>Händler</text:p>
          </table:table-cell>
          <table:table-cell table:style-name="ce19" table:formula="of:=HYPERLINK(CONCATENATE([.$Q$12]; [.C164]; [.$Q$13]); [.C164])" office:value-type="string" office:string-value="Händler">
            <text:p>Händler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Hau ab!</text:p>
          </table:table-cell>
          <table:table-cell table:style-name="ce4" table:number-columns-repeated="2"/>
          <table:table-cell table:style-name="ce4" office:value-type="string">
            <text:p>expr</text:p>
          </table:table-cell>
          <table:table-cell table:style-name="ce4"/>
          <table:table-cell table:style-name="ce4" office:value-type="float" office:value="3">
            <text:p>3</text:p>
          </table:table-cell>
          <table:table-cell office:value-type="string">
            <text:p>Get lost!, Beat it!</text:p>
          </table:table-cell>
          <table:table-cell table:style-name="ce4"/>
          <table:table-cell table:style-name="ce13" table:formula="of:=HYPERLINK(CONCATENATE([.$Q$2]; [.C165]; [.$Q$3]); [.C165])" office:value-type="string" office:string-value="Hau ab!">
            <text:p>Hau ab!</text:p>
          </table:table-cell>
          <table:table-cell table:style-name="ce18" table:formula="of:=HYPERLINK(CONCATENATE([.$Q$5]; [.C165]; [.$Q$6]); [.C165])" office:value-type="string" office:string-value="Hau ab!">
            <text:p>Hau ab!</text:p>
          </table:table-cell>
          <table:table-cell table:style-name="ce8" table:formula="of:=HYPERLINK(CONCATENATE([.$Q$8]; [.C165]); [.C165])" office:value-type="string" office:string-value="Hau ab!">
            <text:p>Hau ab!</text:p>
          </table:table-cell>
          <table:table-cell table:style-name="ce8" table:formula="of:=HYPERLINK(CONCATENATE([.$Q$10]; [.C165]); [.C165])" office:value-type="string" office:string-value="Hau ab!">
            <text:p>Hau ab!</text:p>
          </table:table-cell>
          <table:table-cell table:style-name="ce19" table:formula="of:=HYPERLINK(CONCATENATE([.$Q$12]; [.C165]; [.$Q$13]); [.C165])" office:value-type="string" office:string-value="Hau ab!">
            <text:p>Hau ab!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8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3" table:formula="of:=HYPERLINK(CONCATENATE([.$Q$2]; [.C166]; [.$Q$3]); [.C166])" office:value-type="string" office:string-value="Haus">
            <text:p>Haus</text:p>
          </table:table-cell>
          <table:table-cell table:style-name="ce8" table:formula="of:=HYPERLINK(CONCATENATE([.$Q$5]; [.C166]; [.$Q$6]); [.C166])" office:value-type="string" office:string-value="Haus">
            <text:p>Haus</text:p>
          </table:table-cell>
          <table:table-cell table:style-name="ce8" table:formula="of:=HYPERLINK(CONCATENATE([.$Q$8]; [.C166]); [.C166])" office:value-type="string" office:string-value="Haus">
            <text:p>Haus</text:p>
          </table:table-cell>
          <table:table-cell table:style-name="ce8" table:formula="of:=HYPERLINK(CONCATENATE([.$Q$10]; [.C166]); [.C166])" office:value-type="string" office:string-value="Haus">
            <text:p>Haus</text:p>
          </table:table-cell>
          <table:table-cell table:style-name="ce19" table:formula="of:=HYPERLINK(CONCATENATE([.$Q$12]; [.C166]; [.$Q$13]); [.C166])" office:value-type="string" office:string-value="Haus">
            <text:p>Hau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3" table:formula="of:=HYPERLINK(CONCATENATE([.$Q$2]; [.C167]; [.$Q$3]); [.C167])" office:value-type="string" office:string-value="Haushalt">
            <text:p>Haushalt</text:p>
          </table:table-cell>
          <table:table-cell table:style-name="ce8" table:formula="of:=HYPERLINK(CONCATENATE([.$Q$5]; [.C167]; [.$Q$6]); [.C167])" office:value-type="string" office:string-value="Haushalt">
            <text:p>Haushalt</text:p>
          </table:table-cell>
          <table:table-cell table:style-name="ce8" table:formula="of:=HYPERLINK(CONCATENATE([.$Q$8]; [.C167]); [.C167])" office:value-type="string" office:string-value="Haushalt">
            <text:p>Haushalt</text:p>
          </table:table-cell>
          <table:table-cell table:style-name="ce8" table:formula="of:=HYPERLINK(CONCATENATE([.$Q$10]; [.C167]); [.C167])" office:value-type="string" office:string-value="Haushalt">
            <text:p>Haushalt</text:p>
          </table:table-cell>
          <table:table-cell table:style-name="ce19" table:formula="of:=HYPERLINK(CONCATENATE([.$Q$12]; [.C167]; [.$Q$13]); [.C167])" office:value-type="string" office:string-value="Haushalt">
            <text:p>Haushal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Heimwerker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amateur</text:p>
          </table:table-cell>
          <table:table-cell table:style-name="ce4"/>
          <table:table-cell table:style-name="ce13" table:formula="of:=HYPERLINK(CONCATENATE([.$Q$2]; [.C168]; [.$Q$3]); [.C168])" office:value-type="string" office:string-value="Heimwerker">
            <text:p>Heimwerker</text:p>
          </table:table-cell>
          <table:table-cell table:style-name="ce18" table:formula="of:=HYPERLINK(CONCATENATE([.$Q$5]; [.C168]; [.$Q$6]); [.C168])" office:value-type="string" office:string-value="Heimwerker">
            <text:p>Heimwerker</text:p>
          </table:table-cell>
          <table:table-cell table:style-name="ce8" table:formula="of:=HYPERLINK(CONCATENATE([.$Q$8]; [.C168]); [.C168])" office:value-type="string" office:string-value="Heimwerker">
            <text:p>Heimwerker</text:p>
          </table:table-cell>
          <table:table-cell table:style-name="ce8" table:formula="of:=HYPERLINK(CONCATENATE([.$Q$10]; [.C168]); [.C168])" office:value-type="string" office:string-value="Heimwerker">
            <text:p>Heimwerker</text:p>
          </table:table-cell>
          <table:table-cell table:style-name="ce19" table:formula="of:=HYPERLINK(CONCATENATE([.$Q$12]; [.C168]; [.$Q$13]); [.C168])" office:value-type="string" office:string-value="Heimwerker">
            <text:p>Heimwerk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3" table:formula="of:=HYPERLINK(CONCATENATE([.$Q$2]; [.C169]; [.$Q$3]); [.C169])" office:value-type="string" office:string-value="Heizung">
            <text:p>Heizung</text:p>
          </table:table-cell>
          <table:table-cell table:style-name="ce8" table:formula="of:=HYPERLINK(CONCATENATE([.$Q$5]; [.C169]; [.$Q$6]); [.C169])" office:value-type="string" office:string-value="Heizung">
            <text:p>Heizung</text:p>
          </table:table-cell>
          <table:table-cell table:style-name="ce8" table:formula="of:=HYPERLINK(CONCATENATE([.$Q$8]; [.C169]); [.C169])" office:value-type="string" office:string-value="Heizung">
            <text:p>Heizung</text:p>
          </table:table-cell>
          <table:table-cell table:style-name="ce8" table:formula="of:=HYPERLINK(CONCATENATE([.$Q$10]; [.C169]); [.C169])" office:value-type="string" office:string-value="Heizung">
            <text:p>Heizung</text:p>
          </table:table-cell>
          <table:table-cell table:style-name="ce19" table:formula="of:=HYPERLINK(CONCATENATE([.$Q$12]; [.C169]; [.$Q$13]); [.C169])" office:value-type="string" office:string-value="Heizung">
            <text:p>Heiz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3" table:formula="of:=HYPERLINK(CONCATENATE([.$Q$2]; [.C170]; [.$Q$3]); [.C170])" office:value-type="string" office:string-value="helfen">
            <text:p>helfen</text:p>
          </table:table-cell>
          <table:table-cell table:style-name="ce8" table:formula="of:=HYPERLINK(CONCATENATE([.$Q$5]; [.C170]; [.$Q$6]); [.C170])" office:value-type="string" office:string-value="helfen">
            <text:p>helfen</text:p>
          </table:table-cell>
          <table:table-cell table:style-name="ce8" table:formula="of:=HYPERLINK(CONCATENATE([.$Q$8]; [.C170]); [.C170])" office:value-type="string" office:string-value="helfen">
            <text:p>helfen</text:p>
          </table:table-cell>
          <table:table-cell table:style-name="ce8" table:formula="of:=HYPERLINK(CONCATENATE([.$Q$10]; [.C170]); [.C170])" office:value-type="string" office:string-value="helfen">
            <text:p>helfen</text:p>
          </table:table-cell>
          <table:table-cell table:style-name="ce19" table:formula="of:=HYPERLINK(CONCATENATE([.$Q$12]; [.C170]; [.$Q$13]); [.C170])" office:value-type="string" office:string-value="helfen">
            <text:p>hel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3" table:formula="of:=HYPERLINK(CONCATENATE([.$Q$2]; [.C171]; [.$Q$3]); [.C171])" office:value-type="string" office:string-value="Hemd">
            <text:p>Hemd</text:p>
          </table:table-cell>
          <table:table-cell table:style-name="ce8" table:formula="of:=HYPERLINK(CONCATENATE([.$Q$5]; [.C171]; [.$Q$6]); [.C171])" office:value-type="string" office:string-value="Hemd">
            <text:p>Hemd</text:p>
          </table:table-cell>
          <table:table-cell table:style-name="ce8" table:formula="of:=HYPERLINK(CONCATENATE([.$Q$8]; [.C171]); [.C171])" office:value-type="string" office:string-value="Hemd">
            <text:p>Hemd</text:p>
          </table:table-cell>
          <table:table-cell table:style-name="ce8" table:formula="of:=HYPERLINK(CONCATENATE([.$Q$10]; [.C171]); [.C171])" office:value-type="string" office:string-value="Hemd">
            <text:p>Hemd</text:p>
          </table:table-cell>
          <table:table-cell table:style-name="ce19" table:formula="of:=HYPERLINK(CONCATENATE([.$Q$12]; [.C171]; [.$Q$13]); [.C171])" office:value-type="string" office:string-value="Hemd">
            <text:p>Hem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3" table:formula="of:=HYPERLINK(CONCATENATE([.$Q$2]; [.C172]; [.$Q$3]); [.C172])" office:value-type="string" office:string-value="Herausgeber">
            <text:p>Herausgeber</text:p>
          </table:table-cell>
          <table:table-cell table:style-name="ce8" table:formula="of:=HYPERLINK(CONCATENATE([.$Q$5]; [.C172]; [.$Q$6]); [.C172])" office:value-type="string" office:string-value="Herausgeber">
            <text:p>Herausgeber</text:p>
          </table:table-cell>
          <table:table-cell table:style-name="ce8" table:formula="of:=HYPERLINK(CONCATENATE([.$Q$8]; [.C172]); [.C172])" office:value-type="string" office:string-value="Herausgeber">
            <text:p>Herausgeber</text:p>
          </table:table-cell>
          <table:table-cell table:style-name="ce8" table:formula="of:=HYPERLINK(CONCATENATE([.$Q$10]; [.C172]); [.C172])" office:value-type="string" office:string-value="Herausgeber">
            <text:p>Herausgeber</text:p>
          </table:table-cell>
          <table:table-cell table:style-name="ce19" table:formula="of:=HYPERLINK(CONCATENATE([.$Q$12]; [.C172]; [.$Q$13]); [.C172])" office:value-type="string" office:string-value="Herausgeber">
            <text:p>Heraus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3" table:formula="of:=HYPERLINK(CONCATENATE([.$Q$2]; [.C173]; [.$Q$3]); [.C173])" office:value-type="string" office:string-value="Herr">
            <text:p>Herr</text:p>
          </table:table-cell>
          <table:table-cell table:style-name="ce8" table:formula="of:=HYPERLINK(CONCATENATE([.$Q$5]; [.C173]; [.$Q$6]); [.C173])" office:value-type="string" office:string-value="Herr">
            <text:p>Herr</text:p>
          </table:table-cell>
          <table:table-cell table:style-name="ce8" table:formula="of:=HYPERLINK(CONCATENATE([.$Q$8]; [.C173]); [.C173])" office:value-type="string" office:string-value="Herr">
            <text:p>Herr</text:p>
          </table:table-cell>
          <table:table-cell table:style-name="ce8" table:formula="of:=HYPERLINK(CONCATENATE([.$Q$10]; [.C173]); [.C173])" office:value-type="string" office:string-value="Herr">
            <text:p>Herr</text:p>
          </table:table-cell>
          <table:table-cell table:style-name="ce19" table:formula="of:=HYPERLINK(CONCATENATE([.$Q$12]; [.C173]; [.$Q$13]); [.C173])" office:value-type="string" office:string-value="Herr">
            <text:p>Her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3" table:formula="of:=HYPERLINK(CONCATENATE([.$Q$2]; [.C174]; [.$Q$3]); [.C174])" office:value-type="string" office:string-value="Hersteller">
            <text:p>Hersteller</text:p>
          </table:table-cell>
          <table:table-cell table:style-name="ce8" table:formula="of:=HYPERLINK(CONCATENATE([.$Q$5]; [.C174]; [.$Q$6]); [.C174])" office:value-type="string" office:string-value="Hersteller">
            <text:p>Hersteller</text:p>
          </table:table-cell>
          <table:table-cell table:style-name="ce8" table:formula="of:=HYPERLINK(CONCATENATE([.$Q$8]; [.C174]); [.C174])" office:value-type="string" office:string-value="Hersteller">
            <text:p>Hersteller</text:p>
          </table:table-cell>
          <table:table-cell table:style-name="ce8" table:formula="of:=HYPERLINK(CONCATENATE([.$Q$10]; [.C174]); [.C174])" office:value-type="string" office:string-value="Hersteller">
            <text:p>Hersteller</text:p>
          </table:table-cell>
          <table:table-cell table:style-name="ce19" table:formula="of:=HYPERLINK(CONCATENATE([.$Q$12]; [.C174]; [.$Q$13]); [.C174])" office:value-type="string" office:string-value="Hersteller">
            <text:p>Herstel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3" table:formula="of:=HYPERLINK(CONCATENATE([.$Q$2]; [.C175]; [.$Q$3]); [.C175])" office:value-type="string" office:string-value="herzlich">
            <text:p>herzlich</text:p>
          </table:table-cell>
          <table:table-cell table:style-name="ce8" table:formula="of:=HYPERLINK(CONCATENATE([.$Q$5]; [.C175]; [.$Q$6]); [.C175])" office:value-type="string" office:string-value="herzlich">
            <text:p>herzlich</text:p>
          </table:table-cell>
          <table:table-cell table:style-name="ce8" table:formula="of:=HYPERLINK(CONCATENATE([.$Q$8]; [.C175]); [.C175])" office:value-type="string" office:string-value="herzlich">
            <text:p>herzlich</text:p>
          </table:table-cell>
          <table:table-cell table:style-name="ce8" table:formula="of:=HYPERLINK(CONCATENATE([.$Q$10]; [.C175]); [.C175])" office:value-type="string" office:string-value="herzlich">
            <text:p>herzlich</text:p>
          </table:table-cell>
          <table:table-cell table:style-name="ce19" table:formula="of:=HYPERLINK(CONCATENATE([.$Q$12]; [.C175]; [.$Q$13]); [.C175])" office:value-type="string" office:string-value="herzlich">
            <text:p>herzlic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hilfre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useful, helpful</text:p>
          </table:table-cell>
          <table:table-cell table:style-name="ce5"/>
          <table:table-cell table:style-name="ce14" table:formula="of:=HYPERLINK(CONCATENATE([.$Q$2]; [.C176]; [.$Q$3]); [.C176])" office:value-type="string" office:string-value="hilfreich">
            <text:p>hilfreich</text:p>
          </table:table-cell>
          <table:table-cell table:style-name="ce14" table:formula="of:=HYPERLINK(CONCATENATE([.$Q$5]; [.C176]; [.$Q$6]); [.C176])" office:value-type="string" office:string-value="hilfreich">
            <text:p>hilfreich</text:p>
          </table:table-cell>
          <table:table-cell table:style-name="ce8" table:formula="of:=HYPERLINK(CONCATENATE([.$Q$8]; [.C176]); [.C176])" office:value-type="string" office:string-value="hilfreich">
            <text:p>hilfreich</text:p>
          </table:table-cell>
          <table:table-cell table:style-name="ce8" table:formula="of:=HYPERLINK(CONCATENATE([.$Q$10]; [.C176]); [.C176])" office:value-type="string" office:string-value="hilfreich">
            <text:p>hilfreich</text:p>
          </table:table-cell>
          <table:table-cell table:style-name="ce19" table:formula="of:=HYPERLINK(CONCATENATE([.$Q$12]; [.C176]; [.$Q$13]); [.C176])" office:value-type="string" office:string-value="hilfreich">
            <text:p>hilfre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3" table:formula="of:=HYPERLINK(CONCATENATE([.$Q$2]; [.C177]; [.$Q$3]); [.C177])" office:value-type="string" office:string-value="hoch">
            <text:p>hoch</text:p>
          </table:table-cell>
          <table:table-cell table:style-name="ce8" table:formula="of:=HYPERLINK(CONCATENATE([.$Q$5]; [.C177]; [.$Q$6]); [.C177])" office:value-type="string" office:string-value="hoch">
            <text:p>hoch</text:p>
          </table:table-cell>
          <table:table-cell table:style-name="ce8" table:formula="of:=HYPERLINK(CONCATENATE([.$Q$8]; [.C177]); [.C177])" office:value-type="string" office:string-value="hoch">
            <text:p>hoch</text:p>
          </table:table-cell>
          <table:table-cell table:style-name="ce8" table:formula="of:=HYPERLINK(CONCATENATE([.$Q$10]; [.C177]); [.C177])" office:value-type="string" office:string-value="hoch">
            <text:p>hoch</text:p>
          </table:table-cell>
          <table:table-cell table:style-name="ce19" table:formula="of:=HYPERLINK(CONCATENATE([.$Q$12]; [.C177]; [.$Q$13]); [.C177])" office:value-type="string" office:string-value="hoch">
            <text:p>ho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3" table:formula="of:=HYPERLINK(CONCATENATE([.$Q$2]; [.C178]; [.$Q$3]); [.C178])" office:value-type="string" office:string-value="Hochzeit">
            <text:p>Hochzeit</text:p>
          </table:table-cell>
          <table:table-cell table:style-name="ce8" table:formula="of:=HYPERLINK(CONCATENATE([.$Q$5]; [.C178]; [.$Q$6]); [.C178])" office:value-type="string" office:string-value="Hochzeit">
            <text:p>Hochzeit</text:p>
          </table:table-cell>
          <table:table-cell table:style-name="ce8" table:formula="of:=HYPERLINK(CONCATENATE([.$Q$8]; [.C178]); [.C178])" office:value-type="string" office:string-value="Hochzeit">
            <text:p>Hochzeit</text:p>
          </table:table-cell>
          <table:table-cell table:style-name="ce8" table:formula="of:=HYPERLINK(CONCATENATE([.$Q$10]; [.C178]); [.C178])" office:value-type="string" office:string-value="Hochzeit">
            <text:p>Hochzeit</text:p>
          </table:table-cell>
          <table:table-cell table:style-name="ce19" table:formula="of:=HYPERLINK(CONCATENATE([.$Q$12]; [.C178]; [.$Q$13]); [.C178])" office:value-type="string" office:string-value="Hochzeit">
            <text:p>Hochzei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ho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79]; [.$Q$3]); [.C179])" office:value-type="string" office:string-value="hoh">
            <text:p>hoh</text:p>
          </table:table-cell>
          <table:table-cell table:style-name="ce14" table:formula="of:=HYPERLINK(CONCATENATE([.$Q$5]; [.C179]; [.$Q$6]); [.C179])" office:value-type="string" office:string-value="hoh">
            <text:p>hoh</text:p>
          </table:table-cell>
          <table:table-cell table:style-name="ce8" table:formula="of:=HYPERLINK(CONCATENATE([.$Q$8]; [.C179]); [.C179])" office:value-type="string" office:string-value="hoh">
            <text:p>hoh</text:p>
          </table:table-cell>
          <table:table-cell table:style-name="ce8" table:formula="of:=HYPERLINK(CONCATENATE([.$Q$10]; [.C179]); [.C179])" office:value-type="string" office:string-value="hoh">
            <text:p>hoh</text:p>
          </table:table-cell>
          <table:table-cell table:style-name="ce19" table:formula="of:=HYPERLINK(CONCATENATE([.$Q$12]; [.C179]; [.$Q$13]); [.C179])" office:value-type="string" office:string-value="hoh">
            <text:p>ho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hohe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4"/>
          <table:table-cell table:style-name="ce13" table:formula="of:=HYPERLINK(CONCATENATE([.$Q$2]; [.C180]; [.$Q$3]); [.C180])" office:value-type="string" office:string-value="hohe">
            <text:p>hohe</text:p>
          </table:table-cell>
          <table:table-cell table:style-name="ce18" table:formula="of:=HYPERLINK(CONCATENATE([.$Q$5]; [.C180]; [.$Q$6]); [.C180])" office:value-type="string" office:string-value="hohe">
            <text:p>hohe</text:p>
          </table:table-cell>
          <table:table-cell table:style-name="ce8" table:formula="of:=HYPERLINK(CONCATENATE([.$Q$8]; [.C180]); [.C180])" office:value-type="string" office:string-value="hohe">
            <text:p>hohe</text:p>
          </table:table-cell>
          <table:table-cell table:style-name="ce8" table:formula="of:=HYPERLINK(CONCATENATE([.$Q$10]; [.C180]); [.C180])" office:value-type="string" office:string-value="hohe">
            <text:p>hohe</text:p>
          </table:table-cell>
          <table:table-cell table:style-name="ce19" table:formula="of:=HYPERLINK(CONCATENATE([.$Q$12]; [.C180]; [.$Q$13]); [.C180])" office:value-type="string" office:string-value="hohe">
            <text:p>ho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3" table:formula="of:=HYPERLINK(CONCATENATE([.$Q$2]; [.C181]; [.$Q$3]); [.C181])" office:value-type="string" office:string-value="Hose">
            <text:p>Hose</text:p>
          </table:table-cell>
          <table:table-cell table:style-name="ce8" table:formula="of:=HYPERLINK(CONCATENATE([.$Q$5]; [.C181]; [.$Q$6]); [.C181])" office:value-type="string" office:string-value="Hose">
            <text:p>Hose</text:p>
          </table:table-cell>
          <table:table-cell table:style-name="ce8" table:formula="of:=HYPERLINK(CONCATENATE([.$Q$8]; [.C181]); [.C181])" office:value-type="string" office:string-value="Hose">
            <text:p>Hose</text:p>
          </table:table-cell>
          <table:table-cell table:style-name="ce8" table:formula="of:=HYPERLINK(CONCATENATE([.$Q$10]; [.C181]); [.C181])" office:value-type="string" office:string-value="Hose">
            <text:p>Hose</text:p>
          </table:table-cell>
          <table:table-cell table:style-name="ce19" table:formula="of:=HYPERLINK(CONCATENATE([.$Q$12]; [.C181]; [.$Q$13]); [.C181])" office:value-type="string" office:string-value="Hose">
            <text:p>Hos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3" table:formula="of:=HYPERLINK(CONCATENATE([.$Q$2]; [.C182]; [.$Q$3]); [.C182])" office:value-type="string" office:string-value="Hund">
            <text:p>Hund</text:p>
          </table:table-cell>
          <table:table-cell table:style-name="ce8" table:formula="of:=HYPERLINK(CONCATENATE([.$Q$5]; [.C182]; [.$Q$6]); [.C182])" office:value-type="string" office:string-value="Hund">
            <text:p>Hund</text:p>
          </table:table-cell>
          <table:table-cell table:style-name="ce8" table:formula="of:=HYPERLINK(CONCATENATE([.$Q$8]; [.C182]); [.C182])" office:value-type="string" office:string-value="Hund">
            <text:p>Hund</text:p>
          </table:table-cell>
          <table:table-cell table:style-name="ce8" table:formula="of:=HYPERLINK(CONCATENATE([.$Q$10]; [.C182]); [.C182])" office:value-type="string" office:string-value="Hund">
            <text:p>Hund</text:p>
          </table:table-cell>
          <table:table-cell table:style-name="ce19" table:formula="of:=HYPERLINK(CONCATENATE([.$Q$12]; [.C182]; [.$Q$13]); [.C182])" office:value-type="string" office:string-value="Hund">
            <text:p>H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3" table:formula="of:=HYPERLINK(CONCATENATE([.$Q$2]; [.C183]; [.$Q$3]); [.C183])" office:value-type="string" office:string-value="Hunger">
            <text:p>Hunger</text:p>
          </table:table-cell>
          <table:table-cell table:style-name="ce8" table:formula="of:=HYPERLINK(CONCATENATE([.$Q$5]; [.C183]; [.$Q$6]); [.C183])" office:value-type="string" office:string-value="Hunger">
            <text:p>Hunger</text:p>
          </table:table-cell>
          <table:table-cell table:style-name="ce8" table:formula="of:=HYPERLINK(CONCATENATE([.$Q$8]; [.C183]); [.C183])" office:value-type="string" office:string-value="Hunger">
            <text:p>Hunger</text:p>
          </table:table-cell>
          <table:table-cell table:style-name="ce8" table:formula="of:=HYPERLINK(CONCATENATE([.$Q$10]; [.C183]); [.C183])" office:value-type="string" office:string-value="Hunger">
            <text:p>Hunger</text:p>
          </table:table-cell>
          <table:table-cell table:style-name="ce19" table:formula="of:=HYPERLINK(CONCATENATE([.$Q$12]; [.C183]; [.$Q$13]); [.C183])" office:value-type="string" office:string-value="Hunger">
            <text:p>Hung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3" table:formula="of:=HYPERLINK(CONCATENATE([.$Q$2]; [.C184]; [.$Q$3]); [.C184])" office:value-type="string" office:string-value="Hut">
            <text:p>Hut</text:p>
          </table:table-cell>
          <table:table-cell table:style-name="ce8" table:formula="of:=HYPERLINK(CONCATENATE([.$Q$5]; [.C184]; [.$Q$6]); [.C184])" office:value-type="string" office:string-value="Hut">
            <text:p>Hut</text:p>
          </table:table-cell>
          <table:table-cell table:style-name="ce8" table:formula="of:=HYPERLINK(CONCATENATE([.$Q$8]; [.C184]); [.C184])" office:value-type="string" office:string-value="Hut">
            <text:p>Hut</text:p>
          </table:table-cell>
          <table:table-cell table:style-name="ce8" table:formula="of:=HYPERLINK(CONCATENATE([.$Q$10]; [.C184]); [.C184])" office:value-type="string" office:string-value="Hut">
            <text:p>Hut</text:p>
          </table:table-cell>
          <table:table-cell table:style-name="ce19" table:formula="of:=HYPERLINK(CONCATENATE([.$Q$12]; [.C184]; [.$Q$13]); [.C184])" office:value-type="string" office:string-value="Hut">
            <text:p>Hu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3" table:formula="of:=HYPERLINK(CONCATENATE([.$Q$2]; [.C185]; [.$Q$3]); [.C185])" office:value-type="string" office:string-value="ich">
            <text:p>ich</text:p>
          </table:table-cell>
          <table:table-cell table:style-name="ce8" table:formula="of:=HYPERLINK(CONCATENATE([.$Q$5]; [.C185]; [.$Q$6]); [.C185])" office:value-type="string" office:string-value="ich">
            <text:p>ich</text:p>
          </table:table-cell>
          <table:table-cell table:style-name="ce8" table:formula="of:=HYPERLINK(CONCATENATE([.$Q$8]; [.C185]); [.C185])" office:value-type="string" office:string-value="ich">
            <text:p>ich</text:p>
          </table:table-cell>
          <table:table-cell table:style-name="ce8" table:formula="of:=HYPERLINK(CONCATENATE([.$Q$10]; [.C185]); [.C185])" office:value-type="string" office:string-value="ich">
            <text:p>ich</text:p>
          </table:table-cell>
          <table:table-cell table:style-name="ce19" table:formula="of:=HYPERLINK(CONCATENATE([.$Q$12]; [.C185]; [.$Q$13]); [.C185])" office:value-type="string" office:string-value="ich">
            <text:p>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186]; [.$Q$3]); [.C186])" office:value-type="string" office:string-value="ihr">
            <text:p>ihr</text:p>
          </table:table-cell>
          <table:table-cell table:style-name="ce8" table:formula="of:=HYPERLINK(CONCATENATE([.$Q$5]; [.C186]; [.$Q$6]); [.C186])" office:value-type="string" office:string-value="ihr">
            <text:p>ihr</text:p>
          </table:table-cell>
          <table:table-cell table:style-name="ce8" table:formula="of:=HYPERLINK(CONCATENATE([.$Q$8]; [.C186]); [.C186])" office:value-type="string" office:string-value="ihr">
            <text:p>ihr</text:p>
          </table:table-cell>
          <table:table-cell table:style-name="ce8" table:formula="of:=HYPERLINK(CONCATENATE([.$Q$10]; [.C186]); [.C186])" office:value-type="string" office:string-value="ihr">
            <text:p>ihr</text:p>
          </table:table-cell>
          <table:table-cell table:style-name="ce19" table:formula="of:=HYPERLINK(CONCATENATE([.$Q$12]; [.C186]; [.$Q$13]); [.C186])" office:value-type="string" office:string-value="ihr">
            <text:p>ih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3" table:formula="of:=HYPERLINK(CONCATENATE([.$Q$2]; [.C187]; [.$Q$3]); [.C187])" office:value-type="string" office:string-value="in">
            <text:p>in</text:p>
          </table:table-cell>
          <table:table-cell table:style-name="ce8" table:formula="of:=HYPERLINK(CONCATENATE([.$Q$5]; [.C187]; [.$Q$6]); [.C187])" office:value-type="string" office:string-value="in">
            <text:p>in</text:p>
          </table:table-cell>
          <table:table-cell table:style-name="ce8" table:formula="of:=HYPERLINK(CONCATENATE([.$Q$8]; [.C187]); [.C187])" office:value-type="string" office:string-value="in">
            <text:p>in</text:p>
          </table:table-cell>
          <table:table-cell table:style-name="ce8" table:formula="of:=HYPERLINK(CONCATENATE([.$Q$10]; [.C187]); [.C187])" office:value-type="string" office:string-value="in">
            <text:p>in</text:p>
          </table:table-cell>
          <table:table-cell table:style-name="ce19" table:formula="of:=HYPERLINK(CONCATENATE([.$Q$12]; [.C187]; [.$Q$13]); [.C187])" office:value-type="string" office:string-value="in">
            <text:p>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3" table:formula="of:=HYPERLINK(CONCATENATE([.$Q$2]; [.C188]; [.$Q$3]); [.C188])" office:value-type="string" office:string-value="individuell">
            <text:p>individuell</text:p>
          </table:table-cell>
          <table:table-cell table:style-name="ce8" table:formula="of:=HYPERLINK(CONCATENATE([.$Q$5]; [.C188]; [.$Q$6]); [.C188])" office:value-type="string" office:string-value="individuell">
            <text:p>individuell</text:p>
          </table:table-cell>
          <table:table-cell table:style-name="ce8" table:formula="of:=HYPERLINK(CONCATENATE([.$Q$8]; [.C188]); [.C188])" office:value-type="string" office:string-value="individuell">
            <text:p>individuell</text:p>
          </table:table-cell>
          <table:table-cell table:style-name="ce8" table:formula="of:=HYPERLINK(CONCATENATE([.$Q$10]; [.C188]); [.C188])" office:value-type="string" office:string-value="individuell">
            <text:p>individuell</text:p>
          </table:table-cell>
          <table:table-cell table:style-name="ce19" table:formula="of:=HYPERLINK(CONCATENATE([.$Q$12]; [.C188]; [.$Q$13]); [.C188])" office:value-type="string" office:string-value="individuell">
            <text:p>individu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3" table:formula="of:=HYPERLINK(CONCATENATE([.$Q$2]; [.C189]; [.$Q$3]); [.C189])" office:value-type="string" office:string-value="Integration">
            <text:p>Integration</text:p>
          </table:table-cell>
          <table:table-cell table:style-name="ce8" table:formula="of:=HYPERLINK(CONCATENATE([.$Q$5]; [.C189]; [.$Q$6]); [.C189])" office:value-type="string" office:string-value="Integration">
            <text:p>Integration</text:p>
          </table:table-cell>
          <table:table-cell table:style-name="ce8" table:formula="of:=HYPERLINK(CONCATENATE([.$Q$8]; [.C189]); [.C189])" office:value-type="string" office:string-value="Integration">
            <text:p>Integration</text:p>
          </table:table-cell>
          <table:table-cell table:style-name="ce8" table:formula="of:=HYPERLINK(CONCATENATE([.$Q$10]; [.C189]); [.C189])" office:value-type="string" office:string-value="Integration">
            <text:p>Integration</text:p>
          </table:table-cell>
          <table:table-cell table:style-name="ce19" table:formula="of:=HYPERLINK(CONCATENATE([.$Q$12]; [.C189]; [.$Q$13]); [.C189])" office:value-type="string" office:string-value="Integration">
            <text:p>Integratio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3" table:formula="of:=HYPERLINK(CONCATENATE([.$Q$2]; [.C190]; [.$Q$3]); [.C190])" office:value-type="string" office:string-value="interessant">
            <text:p>interessant</text:p>
          </table:table-cell>
          <table:table-cell table:style-name="ce8" table:formula="of:=HYPERLINK(CONCATENATE([.$Q$5]; [.C190]; [.$Q$6]); [.C190])" office:value-type="string" office:string-value="interessant">
            <text:p>interessant</text:p>
          </table:table-cell>
          <table:table-cell table:style-name="ce8" table:formula="of:=HYPERLINK(CONCATENATE([.$Q$8]; [.C190]); [.C190])" office:value-type="string" office:string-value="interessant">
            <text:p>interessant</text:p>
          </table:table-cell>
          <table:table-cell table:style-name="ce8" table:formula="of:=HYPERLINK(CONCATENATE([.$Q$10]; [.C190]); [.C190])" office:value-type="string" office:string-value="interessant">
            <text:p>interessant</text:p>
          </table:table-cell>
          <table:table-cell table:style-name="ce19" table:formula="of:=HYPERLINK(CONCATENATE([.$Q$12]; [.C190]; [.$Q$13]); [.C190])" office:value-type="string" office:string-value="interessant">
            <text:p>interessa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3" table:formula="of:=HYPERLINK(CONCATENATE([.$Q$2]; [.C191]; [.$Q$3]); [.C191])" office:value-type="string" office:string-value="intern">
            <text:p>intern</text:p>
          </table:table-cell>
          <table:table-cell table:style-name="ce8" table:formula="of:=HYPERLINK(CONCATENATE([.$Q$5]; [.C191]; [.$Q$6]); [.C191])" office:value-type="string" office:string-value="intern">
            <text:p>intern</text:p>
          </table:table-cell>
          <table:table-cell table:style-name="ce8" table:formula="of:=HYPERLINK(CONCATENATE([.$Q$8]; [.C191]); [.C191])" office:value-type="string" office:string-value="intern">
            <text:p>intern</text:p>
          </table:table-cell>
          <table:table-cell table:style-name="ce8" table:formula="of:=HYPERLINK(CONCATENATE([.$Q$10]; [.C191]); [.C191])" office:value-type="string" office:string-value="intern">
            <text:p>intern</text:p>
          </table:table-cell>
          <table:table-cell table:style-name="ce19" table:formula="of:=HYPERLINK(CONCATENATE([.$Q$12]; [.C191]; [.$Q$13]); [.C191])" office:value-type="string" office:string-value="intern">
            <text:p>inter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3" table:formula="of:=HYPERLINK(CONCATENATE([.$Q$2]; [.C192]; [.$Q$3]); [.C192])" office:value-type="string" office:string-value="international">
            <text:p>international</text:p>
          </table:table-cell>
          <table:table-cell table:style-name="ce8" table:formula="of:=HYPERLINK(CONCATENATE([.$Q$5]; [.C192]; [.$Q$6]); [.C192])" office:value-type="string" office:string-value="international">
            <text:p>international</text:p>
          </table:table-cell>
          <table:table-cell table:style-name="ce8" table:formula="of:=HYPERLINK(CONCATENATE([.$Q$8]; [.C192]); [.C192])" office:value-type="string" office:string-value="international">
            <text:p>international</text:p>
          </table:table-cell>
          <table:table-cell table:style-name="ce8" table:formula="of:=HYPERLINK(CONCATENATE([.$Q$10]; [.C192]); [.C192])" office:value-type="string" office:string-value="international">
            <text:p>international</text:p>
          </table:table-cell>
          <table:table-cell table:style-name="ce19" table:formula="of:=HYPERLINK(CONCATENATE([.$Q$12]; [.C192]; [.$Q$13]); [.C192])" office:value-type="string" office:string-value="international">
            <text:p>internation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3" table:formula="of:=HYPERLINK(CONCATENATE([.$Q$2]; [.C193]; [.$Q$3]); [.C193])" office:value-type="string" office:string-value="Investor">
            <text:p>Investor</text:p>
          </table:table-cell>
          <table:table-cell table:style-name="ce8" table:formula="of:=HYPERLINK(CONCATENATE([.$Q$5]; [.C193]; [.$Q$6]); [.C193])" office:value-type="string" office:string-value="Investor">
            <text:p>Investor</text:p>
          </table:table-cell>
          <table:table-cell table:style-name="ce8" table:formula="of:=HYPERLINK(CONCATENATE([.$Q$8]; [.C193]); [.C193])" office:value-type="string" office:string-value="Investor">
            <text:p>Investor</text:p>
          </table:table-cell>
          <table:table-cell table:style-name="ce8" table:formula="of:=HYPERLINK(CONCATENATE([.$Q$10]; [.C193]); [.C193])" office:value-type="string" office:string-value="Investor">
            <text:p>Investor</text:p>
          </table:table-cell>
          <table:table-cell table:style-name="ce19" table:formula="of:=HYPERLINK(CONCATENATE([.$Q$12]; [.C193]; [.$Q$13]); [.C193])" office:value-type="string" office:string-value="Investor">
            <text:p>Invest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3" table:formula="of:=HYPERLINK(CONCATENATE([.$Q$2]; [.C194]; [.$Q$3]); [.C194])" office:value-type="string" office:string-value="ja">
            <text:p>ja</text:p>
          </table:table-cell>
          <table:table-cell table:style-name="ce8" table:formula="of:=HYPERLINK(CONCATENATE([.$Q$5]; [.C194]; [.$Q$6]); [.C194])" office:value-type="string" office:string-value="ja">
            <text:p>ja</text:p>
          </table:table-cell>
          <table:table-cell table:style-name="ce8" table:formula="of:=HYPERLINK(CONCATENATE([.$Q$8]; [.C194]); [.C194])" office:value-type="string" office:string-value="ja">
            <text:p>ja</text:p>
          </table:table-cell>
          <table:table-cell table:style-name="ce8" table:formula="of:=HYPERLINK(CONCATENATE([.$Q$10]; [.C194]); [.C194])" office:value-type="string" office:string-value="ja">
            <text:p>ja</text:p>
          </table:table-cell>
          <table:table-cell table:style-name="ce19" table:formula="of:=HYPERLINK(CONCATENATE([.$Q$12]; [.C194]; [.$Q$13]); [.C194])" office:value-type="string" office:string-value="ja">
            <text:p>j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3" table:formula="of:=HYPERLINK(CONCATENATE([.$Q$2]; [.C195]; [.$Q$3]); [.C195])" office:value-type="string" office:string-value="Jacke">
            <text:p>Jacke</text:p>
          </table:table-cell>
          <table:table-cell table:style-name="ce8" table:formula="of:=HYPERLINK(CONCATENATE([.$Q$5]; [.C195]; [.$Q$6]); [.C195])" office:value-type="string" office:string-value="Jacke">
            <text:p>Jacke</text:p>
          </table:table-cell>
          <table:table-cell table:style-name="ce8" table:formula="of:=HYPERLINK(CONCATENATE([.$Q$8]; [.C195]); [.C195])" office:value-type="string" office:string-value="Jacke">
            <text:p>Jacke</text:p>
          </table:table-cell>
          <table:table-cell table:style-name="ce8" table:formula="of:=HYPERLINK(CONCATENATE([.$Q$10]; [.C195]); [.C195])" office:value-type="string" office:string-value="Jacke">
            <text:p>Jacke</text:p>
          </table:table-cell>
          <table:table-cell table:style-name="ce19" table:formula="of:=HYPERLINK(CONCATENATE([.$Q$12]; [.C195]; [.$Q$13]); [.C195])" office:value-type="string" office:string-value="Jacke">
            <text:p>Jack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4"/>
          <table:table-cell table:style-name="ce13" table:formula="of:=HYPERLINK(CONCATENATE([.$Q$2]; [.C196]; [.$Q$3]); [.C196])" office:value-type="string" office:string-value="jede">
            <text:p>jede</text:p>
          </table:table-cell>
          <table:table-cell table:style-name="ce18" table:formula="of:=HYPERLINK(CONCATENATE([.$Q$5]; [.C196]; [.$Q$6]); [.C196])" office:value-type="string" office:string-value="jede">
            <text:p>jede</text:p>
          </table:table-cell>
          <table:table-cell table:style-name="ce8" table:formula="of:=HYPERLINK(CONCATENATE([.$Q$8]; [.C196]); [.C196])" office:value-type="string" office:string-value="jede">
            <text:p>jede</text:p>
          </table:table-cell>
          <table:table-cell table:style-name="ce8" table:formula="of:=HYPERLINK(CONCATENATE([.$Q$10]; [.C196]); [.C196])" office:value-type="string" office:string-value="jede">
            <text:p>jede</text:p>
          </table:table-cell>
          <table:table-cell table:style-name="ce19" table:formula="of:=HYPERLINK(CONCATENATE([.$Q$12]; [.C196]; [.$Q$13]); [.C196])" office:value-type="string" office:string-value="jede">
            <text:p>jed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3" table:formula="of:=HYPERLINK(CONCATENATE([.$Q$2]; [.C197]; [.$Q$3]); [.C197])" office:value-type="string" office:string-value="jemand">
            <text:p>jemand</text:p>
          </table:table-cell>
          <table:table-cell table:style-name="ce8" table:formula="of:=HYPERLINK(CONCATENATE([.$Q$5]; [.C197]; [.$Q$6]); [.C197])" office:value-type="string" office:string-value="jemand">
            <text:p>jemand</text:p>
          </table:table-cell>
          <table:table-cell table:style-name="ce8" table:formula="of:=HYPERLINK(CONCATENATE([.$Q$8]; [.C197]); [.C197])" office:value-type="string" office:string-value="jemand">
            <text:p>jemand</text:p>
          </table:table-cell>
          <table:table-cell table:style-name="ce8" table:formula="of:=HYPERLINK(CONCATENATE([.$Q$10]; [.C197]); [.C197])" office:value-type="string" office:string-value="jemand">
            <text:p>jemand</text:p>
          </table:table-cell>
          <table:table-cell table:style-name="ce19" table:formula="of:=HYPERLINK(CONCATENATE([.$Q$12]; [.C197]; [.$Q$13]); [.C197])" office:value-type="string" office:string-value="jemand">
            <text:p>jem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3" table:formula="of:=HYPERLINK(CONCATENATE([.$Q$2]; [.C198]; [.$Q$3]); [.C198])" office:value-type="string" office:string-value="jung">
            <text:p>jung</text:p>
          </table:table-cell>
          <table:table-cell table:style-name="ce8" table:formula="of:=HYPERLINK(CONCATENATE([.$Q$5]; [.C198]; [.$Q$6]); [.C198])" office:value-type="string" office:string-value="jung">
            <text:p>jung</text:p>
          </table:table-cell>
          <table:table-cell table:style-name="ce8" table:formula="of:=HYPERLINK(CONCATENATE([.$Q$8]; [.C198]); [.C198])" office:value-type="string" office:string-value="jung">
            <text:p>jung</text:p>
          </table:table-cell>
          <table:table-cell table:style-name="ce8" table:formula="of:=HYPERLINK(CONCATENATE([.$Q$10]; [.C198]); [.C198])" office:value-type="string" office:string-value="jung">
            <text:p>jung</text:p>
          </table:table-cell>
          <table:table-cell table:style-name="ce19" table:formula="of:=HYPERLINK(CONCATENATE([.$Q$12]; [.C198]; [.$Q$13]); [.C198])" office:value-type="string" office:string-value="jung">
            <text:p>j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3" table:formula="of:=HYPERLINK(CONCATENATE([.$Q$2]; [.C199]; [.$Q$3]); [.C199])" office:value-type="string" office:string-value="Junge">
            <text:p>Junge</text:p>
          </table:table-cell>
          <table:table-cell table:style-name="ce8" table:formula="of:=HYPERLINK(CONCATENATE([.$Q$5]; [.C199]; [.$Q$6]); [.C199])" office:value-type="string" office:string-value="Junge">
            <text:p>Junge</text:p>
          </table:table-cell>
          <table:table-cell table:style-name="ce8" table:formula="of:=HYPERLINK(CONCATENATE([.$Q$8]; [.C199]); [.C199])" office:value-type="string" office:string-value="Junge">
            <text:p>Junge</text:p>
          </table:table-cell>
          <table:table-cell table:style-name="ce8" table:formula="of:=HYPERLINK(CONCATENATE([.$Q$10]; [.C199]); [.C199])" office:value-type="string" office:string-value="Junge">
            <text:p>Junge</text:p>
          </table:table-cell>
          <table:table-cell table:style-name="ce19" table:formula="of:=HYPERLINK(CONCATENATE([.$Q$12]; [.C199]; [.$Q$13]); [.C199])" office:value-type="string" office:string-value="Junge">
            <text:p>Jun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3" table:formula="of:=HYPERLINK(CONCATENATE([.$Q$2]; [.C200]; [.$Q$3]); [.C200])" office:value-type="string" office:string-value="Kaffee">
            <text:p>Kaffee</text:p>
          </table:table-cell>
          <table:table-cell table:style-name="ce8" table:formula="of:=HYPERLINK(CONCATENATE([.$Q$5]; [.C200]; [.$Q$6]); [.C200])" office:value-type="string" office:string-value="Kaffee">
            <text:p>Kaffee</text:p>
          </table:table-cell>
          <table:table-cell table:style-name="ce8" table:formula="of:=HYPERLINK(CONCATENATE([.$Q$8]; [.C200]); [.C200])" office:value-type="string" office:string-value="Kaffee">
            <text:p>Kaffee</text:p>
          </table:table-cell>
          <table:table-cell table:style-name="ce8" table:formula="of:=HYPERLINK(CONCATENATE([.$Q$10]; [.C200]); [.C200])" office:value-type="string" office:string-value="Kaffee">
            <text:p>Kaffee</text:p>
          </table:table-cell>
          <table:table-cell table:style-name="ce19" table:formula="of:=HYPERLINK(CONCATENATE([.$Q$12]; [.C200]; [.$Q$13]); [.C200])" office:value-type="string" office:string-value="Kaffee">
            <text:p>Kaffe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Kaiser</text:p>
          </table:table-cell>
          <table:table-cell table:style-name="ce5" office:value-type="string">
            <text:p>~s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mperor</text:p>
          </table:table-cell>
          <table:table-cell table:style-name="ce5"/>
          <table:table-cell table:style-name="ce14" table:formula="of:=HYPERLINK(CONCATENATE([.$Q$2]; [.C201]; [.$Q$3]); [.C201])" office:value-type="string" office:string-value="Kaiser">
            <text:p>Kaiser</text:p>
          </table:table-cell>
          <table:table-cell table:style-name="ce14" table:formula="of:=HYPERLINK(CONCATENATE([.$Q$5]; [.C201]; [.$Q$6]); [.C201])" office:value-type="string" office:string-value="Kaiser">
            <text:p>Kaiser</text:p>
          </table:table-cell>
          <table:table-cell table:style-name="ce8" table:formula="of:=HYPERLINK(CONCATENATE([.$Q$8]; [.C201]); [.C201])" office:value-type="string" office:string-value="Kaiser">
            <text:p>Kaiser</text:p>
          </table:table-cell>
          <table:table-cell table:style-name="ce8" table:formula="of:=HYPERLINK(CONCATENATE([.$Q$10]; [.C201]); [.C201])" office:value-type="string" office:string-value="Kaiser">
            <text:p>Kaiser</text:p>
          </table:table-cell>
          <table:table-cell table:style-name="ce19" table:formula="of:=HYPERLINK(CONCATENATE([.$Q$12]; [.C201]; [.$Q$13]); [.C201])" office:value-type="string" office:string-value="Kaiser">
            <text:p>Kais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3" table:formula="of:=HYPERLINK(CONCATENATE([.$Q$2]; [.C202]; [.$Q$3]); [.C202])" office:value-type="string" office:string-value="kalt">
            <text:p>kalt</text:p>
          </table:table-cell>
          <table:table-cell table:style-name="ce8" table:formula="of:=HYPERLINK(CONCATENATE([.$Q$5]; [.C202]; [.$Q$6]); [.C202])" office:value-type="string" office:string-value="kalt">
            <text:p>kalt</text:p>
          </table:table-cell>
          <table:table-cell table:style-name="ce8" table:formula="of:=HYPERLINK(CONCATENATE([.$Q$8]; [.C202]); [.C202])" office:value-type="string" office:string-value="kalt">
            <text:p>kalt</text:p>
          </table:table-cell>
          <table:table-cell table:style-name="ce8" table:formula="of:=HYPERLINK(CONCATENATE([.$Q$10]; [.C202]); [.C202])" office:value-type="string" office:string-value="kalt">
            <text:p>kalt</text:p>
          </table:table-cell>
          <table:table-cell table:style-name="ce19" table:formula="of:=HYPERLINK(CONCATENATE([.$Q$12]; [.C202]; [.$Q$13]); [.C202])" office:value-type="string" office:string-value="kalt">
            <text:p>kal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3" table:formula="of:=HYPERLINK(CONCATENATE([.$Q$2]; [.C203]; [.$Q$3]); [.C203])" office:value-type="string" office:string-value="kaputt">
            <text:p>kaputt</text:p>
          </table:table-cell>
          <table:table-cell table:style-name="ce8" table:formula="of:=HYPERLINK(CONCATENATE([.$Q$5]; [.C203]; [.$Q$6]); [.C203])" office:value-type="string" office:string-value="kaputt">
            <text:p>kaputt</text:p>
          </table:table-cell>
          <table:table-cell table:style-name="ce8" table:formula="of:=HYPERLINK(CONCATENATE([.$Q$8]; [.C203]); [.C203])" office:value-type="string" office:string-value="kaputt">
            <text:p>kaputt</text:p>
          </table:table-cell>
          <table:table-cell table:style-name="ce8" table:formula="of:=HYPERLINK(CONCATENATE([.$Q$10]; [.C203]); [.C203])" office:value-type="string" office:string-value="kaputt">
            <text:p>kaputt</text:p>
          </table:table-cell>
          <table:table-cell table:style-name="ce19" table:formula="of:=HYPERLINK(CONCATENATE([.$Q$12]; [.C203]; [.$Q$13]); [.C203])" office:value-type="string" office:string-value="kaputt">
            <text:p>kapu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3" table:formula="of:=HYPERLINK(CONCATENATE([.$Q$2]; [.C204]; [.$Q$3]); [.C204])" office:value-type="string" office:string-value="Käse">
            <text:p>Käse</text:p>
          </table:table-cell>
          <table:table-cell table:style-name="ce8" table:formula="of:=HYPERLINK(CONCATENATE([.$Q$5]; [.C204]; [.$Q$6]); [.C204])" office:value-type="string" office:string-value="Käse">
            <text:p>Käse</text:p>
          </table:table-cell>
          <table:table-cell table:style-name="ce8" table:formula="of:=HYPERLINK(CONCATENATE([.$Q$8]; [.C204]); [.C204])" office:value-type="string" office:string-value="Käse">
            <text:p>Käse</text:p>
          </table:table-cell>
          <table:table-cell table:style-name="ce8" table:formula="of:=HYPERLINK(CONCATENATE([.$Q$10]; [.C204]); [.C204])" office:value-type="string" office:string-value="Käse">
            <text:p>Käse</text:p>
          </table:table-cell>
          <table:table-cell table:style-name="ce19" table:formula="of:=HYPERLINK(CONCATENATE([.$Q$12]; [.C204]; [.$Q$13]); [.C204])" office:value-type="string" office:string-value="Käse">
            <text:p>Käs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3" table:formula="of:=HYPERLINK(CONCATENATE([.$Q$2]; [.C205]; [.$Q$3]); [.C205])" office:value-type="string" office:string-value="Katze">
            <text:p>Katze</text:p>
          </table:table-cell>
          <table:table-cell table:style-name="ce8" table:formula="of:=HYPERLINK(CONCATENATE([.$Q$5]; [.C205]; [.$Q$6]); [.C205])" office:value-type="string" office:string-value="Katze">
            <text:p>Katze</text:p>
          </table:table-cell>
          <table:table-cell table:style-name="ce8" table:formula="of:=HYPERLINK(CONCATENATE([.$Q$8]; [.C205]); [.C205])" office:value-type="string" office:string-value="Katze">
            <text:p>Katze</text:p>
          </table:table-cell>
          <table:table-cell table:style-name="ce8" table:formula="of:=HYPERLINK(CONCATENATE([.$Q$10]; [.C205]); [.C205])" office:value-type="string" office:string-value="Katze">
            <text:p>Katze</text:p>
          </table:table-cell>
          <table:table-cell table:style-name="ce19" table:formula="of:=HYPERLINK(CONCATENATE([.$Q$12]; [.C205]; [.$Q$13]); [.C205])" office:value-type="string" office:string-value="Katze">
            <text:p>Katz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3" table:formula="of:=HYPERLINK(CONCATENATE([.$Q$2]; [.C206]; [.$Q$3]); [.C206])" office:value-type="string" office:string-value="Käufer">
            <text:p>Käufer</text:p>
          </table:table-cell>
          <table:table-cell table:style-name="ce8" table:formula="of:=HYPERLINK(CONCATENATE([.$Q$5]; [.C206]; [.$Q$6]); [.C206])" office:value-type="string" office:string-value="Käufer">
            <text:p>Käufer</text:p>
          </table:table-cell>
          <table:table-cell table:style-name="ce8" table:formula="of:=HYPERLINK(CONCATENATE([.$Q$8]; [.C206]); [.C206])" office:value-type="string" office:string-value="Käufer">
            <text:p>Käufer</text:p>
          </table:table-cell>
          <table:table-cell table:style-name="ce8" table:formula="of:=HYPERLINK(CONCATENATE([.$Q$10]; [.C206]); [.C206])" office:value-type="string" office:string-value="Käufer">
            <text:p>Käufer</text:p>
          </table:table-cell>
          <table:table-cell table:style-name="ce19" table:formula="of:=HYPERLINK(CONCATENATE([.$Q$12]; [.C206]; [.$Q$13]); [.C206])" office:value-type="string" office:string-value="Käufer">
            <text:p>Käuf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3" table:formula="of:=HYPERLINK(CONCATENATE([.$Q$2]; [.C207]; [.$Q$3]); [.C207])" office:value-type="string" office:string-value="kein">
            <text:p>kein</text:p>
          </table:table-cell>
          <table:table-cell table:style-name="ce8" table:formula="of:=HYPERLINK(CONCATENATE([.$Q$5]; [.C207]; [.$Q$6]); [.C207])" office:value-type="string" office:string-value="kein">
            <text:p>kein</text:p>
          </table:table-cell>
          <table:table-cell table:style-name="ce8" table:formula="of:=HYPERLINK(CONCATENATE([.$Q$8]; [.C207]); [.C207])" office:value-type="string" office:string-value="kein">
            <text:p>kein</text:p>
          </table:table-cell>
          <table:table-cell table:style-name="ce8" table:formula="of:=HYPERLINK(CONCATENATE([.$Q$10]; [.C207]); [.C207])" office:value-type="string" office:string-value="kein">
            <text:p>kein</text:p>
          </table:table-cell>
          <table:table-cell table:style-name="ce19" table:formula="of:=HYPERLINK(CONCATENATE([.$Q$12]; [.C207]; [.$Q$13]); [.C207])" office:value-type="string" office:string-value="kein">
            <text:p>ke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3" table:formula="of:=HYPERLINK(CONCATENATE([.$Q$2]; [.C208]; [.$Q$3]); [.C208])" office:value-type="string" office:string-value="Keller">
            <text:p>Keller</text:p>
          </table:table-cell>
          <table:table-cell table:style-name="ce8" table:formula="of:=HYPERLINK(CONCATENATE([.$Q$5]; [.C208]; [.$Q$6]); [.C208])" office:value-type="string" office:string-value="Keller">
            <text:p>Keller</text:p>
          </table:table-cell>
          <table:table-cell table:style-name="ce8" table:formula="of:=HYPERLINK(CONCATENATE([.$Q$8]; [.C208]); [.C208])" office:value-type="string" office:string-value="Keller">
            <text:p>Keller</text:p>
          </table:table-cell>
          <table:table-cell table:style-name="ce8" table:formula="of:=HYPERLINK(CONCATENATE([.$Q$10]; [.C208]); [.C208])" office:value-type="string" office:string-value="Keller">
            <text:p>Keller</text:p>
          </table:table-cell>
          <table:table-cell table:style-name="ce19" table:formula="of:=HYPERLINK(CONCATENATE([.$Q$12]; [.C208]; [.$Q$13]); [.C208])" office:value-type="string" office:string-value="Keller">
            <text:p>Kell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209]; [.$Q$3]); [.C209])" office:value-type="string" office:string-value="kennen">
            <text:p>kennen</text:p>
          </table:table-cell>
          <table:table-cell table:style-name="ce8" table:formula="of:=HYPERLINK(CONCATENATE([.$Q$5]; [.C209]; [.$Q$6]); [.C209])" office:value-type="string" office:string-value="kennen">
            <text:p>kennen</text:p>
          </table:table-cell>
          <table:table-cell table:style-name="ce8" table:formula="of:=HYPERLINK(CONCATENATE([.$Q$8]; [.C209]); [.C209])" office:value-type="string" office:string-value="kennen">
            <text:p>kennen</text:p>
          </table:table-cell>
          <table:table-cell table:style-name="ce8" table:formula="of:=HYPERLINK(CONCATENATE([.$Q$10]; [.C209]); [.C209])" office:value-type="string" office:string-value="kennen">
            <text:p>kennen</text:p>
          </table:table-cell>
          <table:table-cell table:style-name="ce19" table:formula="of:=HYPERLINK(CONCATENATE([.$Q$12]; [.C209]; [.$Q$13]); [.C209])" office:value-type="string" office:string-value="kennen">
            <text:p>kenn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3" table:formula="of:=HYPERLINK(CONCATENATE([.$Q$2]; [.C210]; [.$Q$3]); [.C210])" office:value-type="string" office:string-value="Kind">
            <text:p>Kind</text:p>
          </table:table-cell>
          <table:table-cell table:style-name="ce8" table:formula="of:=HYPERLINK(CONCATENATE([.$Q$5]; [.C210]; [.$Q$6]); [.C210])" office:value-type="string" office:string-value="Kind">
            <text:p>Kind</text:p>
          </table:table-cell>
          <table:table-cell table:style-name="ce8" table:formula="of:=HYPERLINK(CONCATENATE([.$Q$8]; [.C210]); [.C210])" office:value-type="string" office:string-value="Kind">
            <text:p>Kind</text:p>
          </table:table-cell>
          <table:table-cell table:style-name="ce8" table:formula="of:=HYPERLINK(CONCATENATE([.$Q$10]; [.C210]); [.C210])" office:value-type="string" office:string-value="Kind">
            <text:p>Kind</text:p>
          </table:table-cell>
          <table:table-cell table:style-name="ce19" table:formula="of:=HYPERLINK(CONCATENATE([.$Q$12]; [.C210]; [.$Q$13]); [.C210])" office:value-type="string" office:string-value="Kind">
            <text:p>Ki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3" table:formula="of:=HYPERLINK(CONCATENATE([.$Q$2]; [.C211]; [.$Q$3]); [.C211])" office:value-type="string" office:string-value="klar">
            <text:p>klar</text:p>
          </table:table-cell>
          <table:table-cell table:style-name="ce8" table:formula="of:=HYPERLINK(CONCATENATE([.$Q$5]; [.C211]; [.$Q$6]); [.C211])" office:value-type="string" office:string-value="klar">
            <text:p>klar</text:p>
          </table:table-cell>
          <table:table-cell table:style-name="ce8" table:formula="of:=HYPERLINK(CONCATENATE([.$Q$8]; [.C211]); [.C211])" office:value-type="string" office:string-value="klar">
            <text:p>klar</text:p>
          </table:table-cell>
          <table:table-cell table:style-name="ce8" table:formula="of:=HYPERLINK(CONCATENATE([.$Q$10]; [.C211]); [.C211])" office:value-type="string" office:string-value="klar">
            <text:p>klar</text:p>
          </table:table-cell>
          <table:table-cell table:style-name="ce19" table:formula="of:=HYPERLINK(CONCATENATE([.$Q$12]; [.C211]; [.$Q$13]); [.C211])" office:value-type="string" office:string-value="klar">
            <text:p>kl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3" table:formula="of:=HYPERLINK(CONCATENATE([.$Q$2]; [.C212]; [.$Q$3]); [.C212])" office:value-type="string" office:string-value="Kleid">
            <text:p>Kleid</text:p>
          </table:table-cell>
          <table:table-cell table:style-name="ce8" table:formula="of:=HYPERLINK(CONCATENATE([.$Q$5]; [.C212]; [.$Q$6]); [.C212])" office:value-type="string" office:string-value="Kleid">
            <text:p>Kleid</text:p>
          </table:table-cell>
          <table:table-cell table:style-name="ce8" table:formula="of:=HYPERLINK(CONCATENATE([.$Q$8]; [.C212]); [.C212])" office:value-type="string" office:string-value="Kleid">
            <text:p>Kleid</text:p>
          </table:table-cell>
          <table:table-cell table:style-name="ce8" table:formula="of:=HYPERLINK(CONCATENATE([.$Q$10]; [.C212]); [.C212])" office:value-type="string" office:string-value="Kleid">
            <text:p>Kleid</text:p>
          </table:table-cell>
          <table:table-cell table:style-name="ce19" table:formula="of:=HYPERLINK(CONCATENATE([.$Q$12]; [.C212]; [.$Q$13]); [.C212])" office:value-type="string" office:string-value="Kleid">
            <text:p>Klei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3" table:formula="of:=HYPERLINK(CONCATENATE([.$Q$2]; [.C213]; [.$Q$3]); [.C213])" office:value-type="string" office:string-value="Kleidung">
            <text:p>Kleidung</text:p>
          </table:table-cell>
          <table:table-cell table:style-name="ce8" table:formula="of:=HYPERLINK(CONCATENATE([.$Q$5]; [.C213]; [.$Q$6]); [.C213])" office:value-type="string" office:string-value="Kleidung">
            <text:p>Kleidung</text:p>
          </table:table-cell>
          <table:table-cell table:style-name="ce8" table:formula="of:=HYPERLINK(CONCATENATE([.$Q$8]; [.C213]); [.C213])" office:value-type="string" office:string-value="Kleidung">
            <text:p>Kleidung</text:p>
          </table:table-cell>
          <table:table-cell table:style-name="ce8" table:formula="of:=HYPERLINK(CONCATENATE([.$Q$10]; [.C213]); [.C213])" office:value-type="string" office:string-value="Kleidung">
            <text:p>Kleidung</text:p>
          </table:table-cell>
          <table:table-cell table:style-name="ce19" table:formula="of:=HYPERLINK(CONCATENATE([.$Q$12]; [.C213]; [.$Q$13]); [.C213])" office:value-type="string" office:string-value="Kleidung">
            <text:p>Kleid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3" table:formula="of:=HYPERLINK(CONCATENATE([.$Q$2]; [.C214]; [.$Q$3]); [.C214])" office:value-type="string" office:string-value="klein">
            <text:p>klein</text:p>
          </table:table-cell>
          <table:table-cell table:style-name="ce8" table:formula="of:=HYPERLINK(CONCATENATE([.$Q$5]; [.C214]; [.$Q$6]); [.C214])" office:value-type="string" office:string-value="klein">
            <text:p>klein</text:p>
          </table:table-cell>
          <table:table-cell table:style-name="ce8" table:formula="of:=HYPERLINK(CONCATENATE([.$Q$8]; [.C214]); [.C214])" office:value-type="string" office:string-value="klein">
            <text:p>klein</text:p>
          </table:table-cell>
          <table:table-cell table:style-name="ce8" table:formula="of:=HYPERLINK(CONCATENATE([.$Q$10]; [.C214]); [.C214])" office:value-type="string" office:string-value="klein">
            <text:p>klein</text:p>
          </table:table-cell>
          <table:table-cell table:style-name="ce19" table:formula="of:=HYPERLINK(CONCATENATE([.$Q$12]; [.C214]; [.$Q$13]); [.C214])" office:value-type="string" office:string-value="klein">
            <text:p>kl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3" table:formula="of:=HYPERLINK(CONCATENATE([.$Q$2]; [.C215]; [.$Q$3]); [.C215])" office:value-type="string" office:string-value="knapp">
            <text:p>knapp</text:p>
          </table:table-cell>
          <table:table-cell table:style-name="ce8" table:formula="of:=HYPERLINK(CONCATENATE([.$Q$5]; [.C215]; [.$Q$6]); [.C215])" office:value-type="string" office:string-value="knapp">
            <text:p>knapp</text:p>
          </table:table-cell>
          <table:table-cell table:style-name="ce8" table:formula="of:=HYPERLINK(CONCATENATE([.$Q$8]; [.C215]); [.C215])" office:value-type="string" office:string-value="knapp">
            <text:p>knapp</text:p>
          </table:table-cell>
          <table:table-cell table:style-name="ce8" table:formula="of:=HYPERLINK(CONCATENATE([.$Q$10]; [.C215]); [.C215])" office:value-type="string" office:string-value="knapp">
            <text:p>knapp</text:p>
          </table:table-cell>
          <table:table-cell table:style-name="ce19" table:formula="of:=HYPERLINK(CONCATENATE([.$Q$12]; [.C215]; [.$Q$13]); [.C215])" office:value-type="string" office:string-value="knapp">
            <text:p>knapp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3" table:formula="of:=HYPERLINK(CONCATENATE([.$Q$2]; [.C216]; [.$Q$3]); [.C216])" office:value-type="string" office:string-value="Koch">
            <text:p>Koch</text:p>
          </table:table-cell>
          <table:table-cell table:style-name="ce8" table:formula="of:=HYPERLINK(CONCATENATE([.$Q$5]; [.C216]; [.$Q$6]); [.C216])" office:value-type="string" office:string-value="Koch">
            <text:p>Koch</text:p>
          </table:table-cell>
          <table:table-cell table:style-name="ce8" table:formula="of:=HYPERLINK(CONCATENATE([.$Q$8]; [.C216]); [.C216])" office:value-type="string" office:string-value="Koch">
            <text:p>Koch</text:p>
          </table:table-cell>
          <table:table-cell table:style-name="ce8" table:formula="of:=HYPERLINK(CONCATENATE([.$Q$10]; [.C216]); [.C216])" office:value-type="string" office:string-value="Koch">
            <text:p>Koch</text:p>
          </table:table-cell>
          <table:table-cell table:style-name="ce19" table:formula="of:=HYPERLINK(CONCATENATE([.$Q$12]; [.C216]; [.$Q$13]); [.C216])" office:value-type="string" office:string-value="Koch">
            <text:p>Ko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3" table:formula="of:=HYPERLINK(CONCATENATE([.$Q$2]; [.C217]; [.$Q$3]); [.C217])" office:value-type="string" office:string-value="kommen">
            <text:p>kommen</text:p>
          </table:table-cell>
          <table:table-cell table:style-name="ce8" table:formula="of:=HYPERLINK(CONCATENATE([.$Q$5]; [.C217]; [.$Q$6]); [.C217])" office:value-type="string" office:string-value="kommen">
            <text:p>kommen</text:p>
          </table:table-cell>
          <table:table-cell table:style-name="ce8" table:formula="of:=HYPERLINK(CONCATENATE([.$Q$8]; [.C217]); [.C217])" office:value-type="string" office:string-value="kommen">
            <text:p>kommen</text:p>
          </table:table-cell>
          <table:table-cell table:style-name="ce8" table:formula="of:=HYPERLINK(CONCATENATE([.$Q$10]; [.C217]); [.C217])" office:value-type="string" office:string-value="kommen">
            <text:p>kommen</text:p>
          </table:table-cell>
          <table:table-cell table:style-name="ce19" table:formula="of:=HYPERLINK(CONCATENATE([.$Q$12]; [.C217]; [.$Q$13]); [.C217])" office:value-type="string" office:string-value="kommen">
            <text:p>ko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218]; [.$Q$3]); [.C218])" office:value-type="string" office:string-value="komplett">
            <text:p>komplett</text:p>
          </table:table-cell>
          <table:table-cell table:style-name="ce8" table:formula="of:=HYPERLINK(CONCATENATE([.$Q$5]; [.C218]; [.$Q$6]); [.C218])" office:value-type="string" office:string-value="komplett">
            <text:p>komplett</text:p>
          </table:table-cell>
          <table:table-cell table:style-name="ce8" table:formula="of:=HYPERLINK(CONCATENATE([.$Q$8]; [.C218]); [.C218])" office:value-type="string" office:string-value="komplett">
            <text:p>komplett</text:p>
          </table:table-cell>
          <table:table-cell table:style-name="ce8" table:formula="of:=HYPERLINK(CONCATENATE([.$Q$10]; [.C218]); [.C218])" office:value-type="string" office:string-value="komplett">
            <text:p>komplett</text:p>
          </table:table-cell>
          <table:table-cell table:style-name="ce19" table:formula="of:=HYPERLINK(CONCATENATE([.$Q$12]; [.C218]; [.$Q$13]); [.C218])" office:value-type="string" office:string-value="komplett">
            <text:p>komple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3" table:formula="of:=HYPERLINK(CONCATENATE([.$Q$2]; [.C219]; [.$Q$3]); [.C219])" office:value-type="string" office:string-value="Kosmetik">
            <text:p>Kosmetik</text:p>
          </table:table-cell>
          <table:table-cell table:style-name="ce8" table:formula="of:=HYPERLINK(CONCATENATE([.$Q$5]; [.C219]; [.$Q$6]); [.C219])" office:value-type="string" office:string-value="Kosmetik">
            <text:p>Kosmetik</text:p>
          </table:table-cell>
          <table:table-cell table:style-name="ce8" table:formula="of:=HYPERLINK(CONCATENATE([.$Q$8]; [.C219]); [.C219])" office:value-type="string" office:string-value="Kosmetik">
            <text:p>Kosmetik</text:p>
          </table:table-cell>
          <table:table-cell table:style-name="ce8" table:formula="of:=HYPERLINK(CONCATENATE([.$Q$10]; [.C219]); [.C219])" office:value-type="string" office:string-value="Kosmetik">
            <text:p>Kosmetik</text:p>
          </table:table-cell>
          <table:table-cell table:style-name="ce19" table:formula="of:=HYPERLINK(CONCATENATE([.$Q$12]; [.C219]; [.$Q$13]); [.C219])" office:value-type="string" office:string-value="Kosmetik">
            <text:p>Kosmetik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3" table:formula="of:=HYPERLINK(CONCATENATE([.$Q$2]; [.C220]; [.$Q$3]); [.C220])" office:value-type="string" office:string-value="kostenlos">
            <text:p>kostenlos</text:p>
          </table:table-cell>
          <table:table-cell table:style-name="ce8" table:formula="of:=HYPERLINK(CONCATENATE([.$Q$5]; [.C220]; [.$Q$6]); [.C220])" office:value-type="string" office:string-value="kostenlos">
            <text:p>kostenlos</text:p>
          </table:table-cell>
          <table:table-cell table:style-name="ce8" table:formula="of:=HYPERLINK(CONCATENATE([.$Q$8]; [.C220]); [.C220])" office:value-type="string" office:string-value="kostenlos">
            <text:p>kostenlos</text:p>
          </table:table-cell>
          <table:table-cell table:style-name="ce8" table:formula="of:=HYPERLINK(CONCATENATE([.$Q$10]; [.C220]); [.C220])" office:value-type="string" office:string-value="kostenlos">
            <text:p>kostenlos</text:p>
          </table:table-cell>
          <table:table-cell table:style-name="ce19" table:formula="of:=HYPERLINK(CONCATENATE([.$Q$12]; [.C220]; [.$Q$13]); [.C220])" office:value-type="string" office:string-value="kostenlos">
            <text:p>kostenlo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3" table:formula="of:=HYPERLINK(CONCATENATE([.$Q$2]; [.C221]; [.$Q$3]); [.C221])" office:value-type="string" office:string-value="König">
            <text:p>König</text:p>
          </table:table-cell>
          <table:table-cell table:style-name="ce8" table:formula="of:=HYPERLINK(CONCATENATE([.$Q$5]; [.C221]; [.$Q$6]); [.C221])" office:value-type="string" office:string-value="König">
            <text:p>König</text:p>
          </table:table-cell>
          <table:table-cell table:style-name="ce8" table:formula="of:=HYPERLINK(CONCATENATE([.$Q$8]; [.C221]); [.C221])" office:value-type="string" office:string-value="König">
            <text:p>König</text:p>
          </table:table-cell>
          <table:table-cell table:style-name="ce8" table:formula="of:=HYPERLINK(CONCATENATE([.$Q$10]; [.C221]); [.C221])" office:value-type="string" office:string-value="König">
            <text:p>König</text:p>
          </table:table-cell>
          <table:table-cell table:style-name="ce19" table:formula="of:=HYPERLINK(CONCATENATE([.$Q$12]; [.C221]; [.$Q$13]); [.C221])" office:value-type="string" office:string-value="König">
            <text:p>Kön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3" table:formula="of:=HYPERLINK(CONCATENATE([.$Q$2]; [.C222]; [.$Q$3]); [.C222])" office:value-type="string" office:string-value="Krippe">
            <text:p>Krippe</text:p>
          </table:table-cell>
          <table:table-cell table:style-name="ce8" table:formula="of:=HYPERLINK(CONCATENATE([.$Q$5]; [.C222]; [.$Q$6]); [.C222])" office:value-type="string" office:string-value="Krippe">
            <text:p>Krippe</text:p>
          </table:table-cell>
          <table:table-cell table:style-name="ce8" table:formula="of:=HYPERLINK(CONCATENATE([.$Q$8]; [.C222]); [.C222])" office:value-type="string" office:string-value="Krippe">
            <text:p>Krippe</text:p>
          </table:table-cell>
          <table:table-cell table:style-name="ce8" table:formula="of:=HYPERLINK(CONCATENATE([.$Q$10]; [.C222]); [.C222])" office:value-type="string" office:string-value="Krippe">
            <text:p>Krippe</text:p>
          </table:table-cell>
          <table:table-cell table:style-name="ce19" table:formula="of:=HYPERLINK(CONCATENATE([.$Q$12]; [.C222]; [.$Q$13]); [.C222])" office:value-type="string" office:string-value="Krippe">
            <text:p>Kri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3" table:formula="of:=HYPERLINK(CONCATENATE([.$Q$2]; [.C223]; [.$Q$3]); [.C223])" office:value-type="string" office:string-value="Kritik">
            <text:p>Kritik</text:p>
          </table:table-cell>
          <table:table-cell table:style-name="ce8" table:formula="of:=HYPERLINK(CONCATENATE([.$Q$5]; [.C223]; [.$Q$6]); [.C223])" office:value-type="string" office:string-value="Kritik">
            <text:p>Kritik</text:p>
          </table:table-cell>
          <table:table-cell table:style-name="ce8" table:formula="of:=HYPERLINK(CONCATENATE([.$Q$8]; [.C223]); [.C223])" office:value-type="string" office:string-value="Kritik">
            <text:p>Kritik</text:p>
          </table:table-cell>
          <table:table-cell table:style-name="ce8" table:formula="of:=HYPERLINK(CONCATENATE([.$Q$10]; [.C223]); [.C223])" office:value-type="string" office:string-value="Kritik">
            <text:p>Kritik</text:p>
          </table:table-cell>
          <table:table-cell table:style-name="ce19" table:formula="of:=HYPERLINK(CONCATENATE([.$Q$12]; [.C223]; [.$Q$13]); [.C223])" office:value-type="string" office:string-value="Kritik">
            <text:p>Kriti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3" table:formula="of:=HYPERLINK(CONCATENATE([.$Q$2]; [.C224]; [.$Q$3]); [.C224])" office:value-type="string" office:string-value="Krone">
            <text:p>Krone</text:p>
          </table:table-cell>
          <table:table-cell table:style-name="ce8" table:formula="of:=HYPERLINK(CONCATENATE([.$Q$5]; [.C224]; [.$Q$6]); [.C224])" office:value-type="string" office:string-value="Krone">
            <text:p>Krone</text:p>
          </table:table-cell>
          <table:table-cell table:style-name="ce8" table:formula="of:=HYPERLINK(CONCATENATE([.$Q$8]; [.C224]); [.C224])" office:value-type="string" office:string-value="Krone">
            <text:p>Krone</text:p>
          </table:table-cell>
          <table:table-cell table:style-name="ce8" table:formula="of:=HYPERLINK(CONCATENATE([.$Q$10]; [.C224]); [.C224])" office:value-type="string" office:string-value="Krone">
            <text:p>Krone</text:p>
          </table:table-cell>
          <table:table-cell table:style-name="ce19" table:formula="of:=HYPERLINK(CONCATENATE([.$Q$12]; [.C224]; [.$Q$13]); [.C224])" office:value-type="string" office:string-value="Krone">
            <text:p>Kron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3" table:formula="of:=HYPERLINK(CONCATENATE([.$Q$2]; [.C225]; [.$Q$3]); [.C225])" office:value-type="string" office:string-value="kurz">
            <text:p>kurz</text:p>
          </table:table-cell>
          <table:table-cell table:style-name="ce8" table:formula="of:=HYPERLINK(CONCATENATE([.$Q$5]; [.C225]; [.$Q$6]); [.C225])" office:value-type="string" office:string-value="kurz">
            <text:p>kurz</text:p>
          </table:table-cell>
          <table:table-cell table:style-name="ce8" table:formula="of:=HYPERLINK(CONCATENATE([.$Q$8]; [.C225]); [.C225])" office:value-type="string" office:string-value="kurz">
            <text:p>kurz</text:p>
          </table:table-cell>
          <table:table-cell table:style-name="ce8" table:formula="of:=HYPERLINK(CONCATENATE([.$Q$10]; [.C225]); [.C225])" office:value-type="string" office:string-value="kurz">
            <text:p>kurz</text:p>
          </table:table-cell>
          <table:table-cell table:style-name="ce19" table:formula="of:=HYPERLINK(CONCATENATE([.$Q$12]; [.C225]; [.$Q$13]); [.C225])" office:value-type="string" office:string-value="kurz">
            <text:p>kurz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3" table:formula="of:=HYPERLINK(CONCATENATE([.$Q$2]; [.C226]; [.$Q$3]); [.C226])" office:value-type="string" office:string-value="kürzlich">
            <text:p>kürzlich</text:p>
          </table:table-cell>
          <table:table-cell table:style-name="ce8" table:formula="of:=HYPERLINK(CONCATENATE([.$Q$5]; [.C226]; [.$Q$6]); [.C226])" office:value-type="string" office:string-value="kürzlich">
            <text:p>kürzlich</text:p>
          </table:table-cell>
          <table:table-cell table:style-name="ce8" table:formula="of:=HYPERLINK(CONCATENATE([.$Q$8]; [.C226]); [.C226])" office:value-type="string" office:string-value="kürzlich">
            <text:p>kürzlich</text:p>
          </table:table-cell>
          <table:table-cell table:style-name="ce8" table:formula="of:=HYPERLINK(CONCATENATE([.$Q$10]; [.C226]); [.C226])" office:value-type="string" office:string-value="kürzlich">
            <text:p>kürzlich</text:p>
          </table:table-cell>
          <table:table-cell table:style-name="ce19" table:formula="of:=HYPERLINK(CONCATENATE([.$Q$12]; [.C226]; [.$Q$13]); [.C226])" office:value-type="string" office:string-value="kürzlich">
            <text:p>kürz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3" table:formula="of:=HYPERLINK(CONCATENATE([.$Q$2]; [.C227]; [.$Q$3]); [.C227])" office:value-type="string" office:string-value="Laden">
            <text:p>Laden</text:p>
          </table:table-cell>
          <table:table-cell table:style-name="ce8" table:formula="of:=HYPERLINK(CONCATENATE([.$Q$5]; [.C227]; [.$Q$6]); [.C227])" office:value-type="string" office:string-value="Laden">
            <text:p>Laden</text:p>
          </table:table-cell>
          <table:table-cell table:style-name="ce8" table:formula="of:=HYPERLINK(CONCATENATE([.$Q$8]; [.C227]); [.C227])" office:value-type="string" office:string-value="Laden">
            <text:p>Laden</text:p>
          </table:table-cell>
          <table:table-cell table:style-name="ce8" table:formula="of:=HYPERLINK(CONCATENATE([.$Q$10]; [.C227]); [.C227])" office:value-type="string" office:string-value="Laden">
            <text:p>Laden</text:p>
          </table:table-cell>
          <table:table-cell table:style-name="ce19" table:formula="of:=HYPERLINK(CONCATENATE([.$Q$12]; [.C227]; [.$Q$13]); [.C227])" office:value-type="string" office:string-value="Laden">
            <text:p>La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3" table:formula="of:=HYPERLINK(CONCATENATE([.$Q$2]; [.C228]; [.$Q$3]); [.C228])" office:value-type="string" office:string-value="Lampe">
            <text:p>Lampe</text:p>
          </table:table-cell>
          <table:table-cell table:style-name="ce8" table:formula="of:=HYPERLINK(CONCATENATE([.$Q$5]; [.C228]; [.$Q$6]); [.C228])" office:value-type="string" office:string-value="Lampe">
            <text:p>Lampe</text:p>
          </table:table-cell>
          <table:table-cell table:style-name="ce8" table:formula="of:=HYPERLINK(CONCATENATE([.$Q$8]; [.C228]); [.C228])" office:value-type="string" office:string-value="Lampe">
            <text:p>Lampe</text:p>
          </table:table-cell>
          <table:table-cell table:style-name="ce8" table:formula="of:=HYPERLINK(CONCATENATE([.$Q$10]; [.C228]); [.C228])" office:value-type="string" office:string-value="Lampe">
            <text:p>Lampe</text:p>
          </table:table-cell>
          <table:table-cell table:style-name="ce19" table:formula="of:=HYPERLINK(CONCATENATE([.$Q$12]; [.C228]; [.$Q$13]); [.C228])" office:value-type="string" office:string-value="Lampe">
            <text:p>Lamp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3" table:formula="of:=HYPERLINK(CONCATENATE([.$Q$2]; [.C229]; [.$Q$3]); [.C229])" office:value-type="string" office:string-value="lang">
            <text:p>lang</text:p>
          </table:table-cell>
          <table:table-cell table:style-name="ce8" table:formula="of:=HYPERLINK(CONCATENATE([.$Q$5]; [.C229]; [.$Q$6]); [.C229])" office:value-type="string" office:string-value="lang">
            <text:p>lang</text:p>
          </table:table-cell>
          <table:table-cell table:style-name="ce8" table:formula="of:=HYPERLINK(CONCATENATE([.$Q$8]; [.C229]); [.C229])" office:value-type="string" office:string-value="lang">
            <text:p>lang</text:p>
          </table:table-cell>
          <table:table-cell table:style-name="ce8" table:formula="of:=HYPERLINK(CONCATENATE([.$Q$10]; [.C229]); [.C229])" office:value-type="string" office:string-value="lang">
            <text:p>lang</text:p>
          </table:table-cell>
          <table:table-cell table:style-name="ce19" table:formula="of:=HYPERLINK(CONCATENATE([.$Q$12]; [.C229]; [.$Q$13]); [.C229])" office:value-type="string" office:string-value="lang">
            <text:p>la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3" table:formula="of:=HYPERLINK(CONCATENATE([.$Q$2]; [.C230]; [.$Q$3]); [.C230])" office:value-type="string" office:string-value="laufen">
            <text:p>laufen</text:p>
          </table:table-cell>
          <table:table-cell table:style-name="ce8" table:formula="of:=HYPERLINK(CONCATENATE([.$Q$5]; [.C230]; [.$Q$6]); [.C230])" office:value-type="string" office:string-value="laufen">
            <text:p>laufen</text:p>
          </table:table-cell>
          <table:table-cell table:style-name="ce8" table:formula="of:=HYPERLINK(CONCATENATE([.$Q$8]; [.C230]); [.C230])" office:value-type="string" office:string-value="laufen">
            <text:p>laufen</text:p>
          </table:table-cell>
          <table:table-cell table:style-name="ce8" table:formula="of:=HYPERLINK(CONCATENATE([.$Q$10]; [.C230]); [.C230])" office:value-type="string" office:string-value="laufen">
            <text:p>laufen</text:p>
          </table:table-cell>
          <table:table-cell table:style-name="ce19" table:formula="of:=HYPERLINK(CONCATENATE([.$Q$12]; [.C230]; [.$Q$13]); [.C230])" office:value-type="string" office:string-value="laufen">
            <text:p>lau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3" table:formula="of:=HYPERLINK(CONCATENATE([.$Q$2]; [.C231]; [.$Q$3]); [.C231])" office:value-type="string" office:string-value="lauten">
            <text:p>lauten</text:p>
          </table:table-cell>
          <table:table-cell table:style-name="ce8" table:formula="of:=HYPERLINK(CONCATENATE([.$Q$5]; [.C231]; [.$Q$6]); [.C231])" office:value-type="string" office:string-value="lauten">
            <text:p>lauten</text:p>
          </table:table-cell>
          <table:table-cell table:style-name="ce8" table:formula="of:=HYPERLINK(CONCATENATE([.$Q$8]; [.C231]); [.C231])" office:value-type="string" office:string-value="lauten">
            <text:p>lauten</text:p>
          </table:table-cell>
          <table:table-cell table:style-name="ce8" table:formula="of:=HYPERLINK(CONCATENATE([.$Q$10]; [.C231]); [.C231])" office:value-type="string" office:string-value="lauten">
            <text:p>lauten</text:p>
          </table:table-cell>
          <table:table-cell table:style-name="ce19" table:formula="of:=HYPERLINK(CONCATENATE([.$Q$12]; [.C231]; [.$Q$13]); [.C231])" office:value-type="string" office:string-value="lauten">
            <text:p>lau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3" table:formula="of:=HYPERLINK(CONCATENATE([.$Q$2]; [.C232]; [.$Q$3]); [.C232])" office:value-type="string" office:string-value="Lebensmittel">
            <text:p>Lebensmittel</text:p>
          </table:table-cell>
          <table:table-cell table:style-name="ce8" table:formula="of:=HYPERLINK(CONCATENATE([.$Q$5]; [.C232]; [.$Q$6]); [.C232])" office:value-type="string" office:string-value="Lebensmittel">
            <text:p>Lebensmittel</text:p>
          </table:table-cell>
          <table:table-cell table:style-name="ce8" table:formula="of:=HYPERLINK(CONCATENATE([.$Q$8]; [.C232]); [.C232])" office:value-type="string" office:string-value="Lebensmittel">
            <text:p>Lebensmittel</text:p>
          </table:table-cell>
          <table:table-cell table:style-name="ce8" table:formula="of:=HYPERLINK(CONCATENATE([.$Q$10]; [.C232]); [.C232])" office:value-type="string" office:string-value="Lebensmittel">
            <text:p>Lebensmittel</text:p>
          </table:table-cell>
          <table:table-cell table:style-name="ce19" table:formula="of:=HYPERLINK(CONCATENATE([.$Q$12]; [.C232]; [.$Q$13]); [.C232])" office:value-type="string" office:string-value="Lebensmittel">
            <text:p>Lebensmitt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3" table:formula="of:=HYPERLINK(CONCATENATE([.$Q$2]; [.C233]; [.$Q$3]); [.C233])" office:value-type="string" office:string-value="Leder">
            <text:p>Leder</text:p>
          </table:table-cell>
          <table:table-cell table:style-name="ce8" table:formula="of:=HYPERLINK(CONCATENATE([.$Q$5]; [.C233]; [.$Q$6]); [.C233])" office:value-type="string" office:string-value="Leder">
            <text:p>Leder</text:p>
          </table:table-cell>
          <table:table-cell table:style-name="ce8" table:formula="of:=HYPERLINK(CONCATENATE([.$Q$8]; [.C233]); [.C233])" office:value-type="string" office:string-value="Leder">
            <text:p>Leder</text:p>
          </table:table-cell>
          <table:table-cell table:style-name="ce8" table:formula="of:=HYPERLINK(CONCATENATE([.$Q$10]; [.C233]); [.C233])" office:value-type="string" office:string-value="Leder">
            <text:p>Leder</text:p>
          </table:table-cell>
          <table:table-cell table:style-name="ce19" table:formula="of:=HYPERLINK(CONCATENATE([.$Q$12]; [.C233]; [.$Q$13]); [.C233])" office:value-type="string" office:string-value="Leder">
            <text:p>Le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4]; [.$Q$3]); [.C234])" office:value-type="string" office:string-value="Lehrer">
            <text:p>Lehrer</text:p>
          </table:table-cell>
          <table:table-cell table:style-name="ce8" table:formula="of:=HYPERLINK(CONCATENATE([.$Q$5]; [.C234]; [.$Q$6]); [.C234])" office:value-type="string" office:string-value="Lehrer">
            <text:p>Lehrer</text:p>
          </table:table-cell>
          <table:table-cell table:style-name="ce8" table:formula="of:=HYPERLINK(CONCATENATE([.$Q$8]; [.C234]); [.C234])" office:value-type="string" office:string-value="Lehrer">
            <text:p>Lehrer</text:p>
          </table:table-cell>
          <table:table-cell table:style-name="ce8" table:formula="of:=HYPERLINK(CONCATENATE([.$Q$10]; [.C234]); [.C234])" office:value-type="string" office:string-value="Lehrer">
            <text:p>Lehrer</text:p>
          </table:table-cell>
          <table:table-cell table:style-name="ce19" table:formula="of:=HYPERLINK(CONCATENATE([.$Q$12]; [.C234]; [.$Q$13]); [.C234])" office:value-type="string" office:string-value="Lehrer">
            <text:p>Lehr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5]; [.$Q$3]); [.C235])" office:value-type="string" office:string-value="Lehrerin">
            <text:p>Lehrerin</text:p>
          </table:table-cell>
          <table:table-cell table:style-name="ce8" table:formula="of:=HYPERLINK(CONCATENATE([.$Q$5]; [.C235]; [.$Q$6]); [.C235])" office:value-type="string" office:string-value="Lehrerin">
            <text:p>Lehrerin</text:p>
          </table:table-cell>
          <table:table-cell table:style-name="ce8" table:formula="of:=HYPERLINK(CONCATENATE([.$Q$8]; [.C235]); [.C235])" office:value-type="string" office:string-value="Lehrerin">
            <text:p>Lehrerin</text:p>
          </table:table-cell>
          <table:table-cell table:style-name="ce8" table:formula="of:=HYPERLINK(CONCATENATE([.$Q$10]; [.C235]); [.C235])" office:value-type="string" office:string-value="Lehrerin">
            <text:p>Lehrerin</text:p>
          </table:table-cell>
          <table:table-cell table:style-name="ce19" table:formula="of:=HYPERLINK(CONCATENATE([.$Q$12]; [.C235]; [.$Q$13]); [.C235])" office:value-type="string" office:string-value="Lehrerin">
            <text:p>Lehrer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36]; [.$Q$3]); [.C236])" office:value-type="string" office:string-value="leicht">
            <text:p>leicht</text:p>
          </table:table-cell>
          <table:table-cell table:style-name="ce8" table:formula="of:=HYPERLINK(CONCATENATE([.$Q$5]; [.C236]; [.$Q$6]); [.C236])" office:value-type="string" office:string-value="leicht">
            <text:p>leicht</text:p>
          </table:table-cell>
          <table:table-cell table:style-name="ce8" table:formula="of:=HYPERLINK(CONCATENATE([.$Q$8]; [.C236]); [.C236])" office:value-type="string" office:string-value="leicht">
            <text:p>leicht</text:p>
          </table:table-cell>
          <table:table-cell table:style-name="ce8" table:formula="of:=HYPERLINK(CONCATENATE([.$Q$10]; [.C236]); [.C236])" office:value-type="string" office:string-value="leicht">
            <text:p>leicht</text:p>
          </table:table-cell>
          <table:table-cell table:style-name="ce19" table:formula="of:=HYPERLINK(CONCATENATE([.$Q$12]; [.C236]; [.$Q$13]); [.C236])" office:value-type="string" office:string-value="leicht">
            <text:p>lei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3" table:formula="of:=HYPERLINK(CONCATENATE([.$Q$2]; [.C237]; [.$Q$3]); [.C237])" office:value-type="string" office:string-value="Leiter">
            <text:p>Leiter</text:p>
          </table:table-cell>
          <table:table-cell table:style-name="ce8" table:formula="of:=HYPERLINK(CONCATENATE([.$Q$5]; [.C237]; [.$Q$6]); [.C237])" office:value-type="string" office:string-value="Leiter">
            <text:p>Leiter</text:p>
          </table:table-cell>
          <table:table-cell table:style-name="ce8" table:formula="of:=HYPERLINK(CONCATENATE([.$Q$8]; [.C237]); [.C237])" office:value-type="string" office:string-value="Leiter">
            <text:p>Leiter</text:p>
          </table:table-cell>
          <table:table-cell table:style-name="ce8" table:formula="of:=HYPERLINK(CONCATENATE([.$Q$10]; [.C237]); [.C237])" office:value-type="string" office:string-value="Leiter">
            <text:p>Leiter</text:p>
          </table:table-cell>
          <table:table-cell table:style-name="ce19" table:formula="of:=HYPERLINK(CONCATENATE([.$Q$12]; [.C237]; [.$Q$13]); [.C237])" office:value-type="string" office:string-value="Leiter">
            <text:p>Le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3" table:formula="of:=HYPERLINK(CONCATENATE([.$Q$2]; [.C238]; [.$Q$3]); [.C238])" office:value-type="string" office:string-value="lernen">
            <text:p>lernen</text:p>
          </table:table-cell>
          <table:table-cell table:style-name="ce8" table:formula="of:=HYPERLINK(CONCATENATE([.$Q$5]; [.C238]; [.$Q$6]); [.C238])" office:value-type="string" office:string-value="lernen">
            <text:p>lernen</text:p>
          </table:table-cell>
          <table:table-cell table:style-name="ce8" table:formula="of:=HYPERLINK(CONCATENATE([.$Q$8]; [.C238]); [.C238])" office:value-type="string" office:string-value="lernen">
            <text:p>lernen</text:p>
          </table:table-cell>
          <table:table-cell table:style-name="ce8" table:formula="of:=HYPERLINK(CONCATENATE([.$Q$10]; [.C238]); [.C238])" office:value-type="string" office:string-value="lernen">
            <text:p>lernen</text:p>
          </table:table-cell>
          <table:table-cell table:style-name="ce19" table:formula="of:=HYPERLINK(CONCATENATE([.$Q$12]; [.C238]; [.$Q$13]); [.C238])" office:value-type="string" office:string-value="lernen">
            <text:p>lern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8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3" table:formula="of:=HYPERLINK(CONCATENATE([.$Q$2]; [.C239]; [.$Q$3]); [.C239])" office:value-type="string" office:string-value="lesen">
            <text:p>lesen</text:p>
          </table:table-cell>
          <table:table-cell table:style-name="ce8" table:formula="of:=HYPERLINK(CONCATENATE([.$Q$5]; [.C239]; [.$Q$6]); [.C239])" office:value-type="string" office:string-value="lesen">
            <text:p>lesen</text:p>
          </table:table-cell>
          <table:table-cell table:style-name="ce8" table:formula="of:=HYPERLINK(CONCATENATE([.$Q$8]; [.C239]); [.C239])" office:value-type="string" office:string-value="lesen">
            <text:p>lesen</text:p>
          </table:table-cell>
          <table:table-cell table:style-name="ce8" table:formula="of:=HYPERLINK(CONCATENATE([.$Q$10]; [.C239]); [.C239])" office:value-type="string" office:string-value="lesen">
            <text:p>lesen</text:p>
          </table:table-cell>
          <table:table-cell table:style-name="ce19" table:formula="of:=HYPERLINK(CONCATENATE([.$Q$12]; [.C239]; [.$Q$13]); [.C239])" office:value-type="string" office:string-value="lesen">
            <text:p>le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40]; [.$Q$3]); [.C240])" office:value-type="string" office:string-value="Licht">
            <text:p>Licht</text:p>
          </table:table-cell>
          <table:table-cell table:style-name="ce8" table:formula="of:=HYPERLINK(CONCATENATE([.$Q$5]; [.C240]; [.$Q$6]); [.C240])" office:value-type="string" office:string-value="Licht">
            <text:p>Licht</text:p>
          </table:table-cell>
          <table:table-cell table:style-name="ce8" table:formula="of:=HYPERLINK(CONCATENATE([.$Q$8]; [.C240]); [.C240])" office:value-type="string" office:string-value="Licht">
            <text:p>Licht</text:p>
          </table:table-cell>
          <table:table-cell table:style-name="ce8" table:formula="of:=HYPERLINK(CONCATENATE([.$Q$10]; [.C240]); [.C240])" office:value-type="string" office:string-value="Licht">
            <text:p>Licht</text:p>
          </table:table-cell>
          <table:table-cell table:style-name="ce19" table:formula="of:=HYPERLINK(CONCATENATE([.$Q$12]; [.C240]; [.$Q$13]); [.C240])" office:value-type="string" office:string-value="Licht">
            <text:p>Li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3" table:formula="of:=HYPERLINK(CONCATENATE([.$Q$2]; [.C241]; [.$Q$3]); [.C241])" office:value-type="string" office:string-value="liegen">
            <text:p>liegen</text:p>
          </table:table-cell>
          <table:table-cell table:style-name="ce8" table:formula="of:=HYPERLINK(CONCATENATE([.$Q$5]; [.C241]; [.$Q$6]); [.C241])" office:value-type="string" office:string-value="liegen">
            <text:p>liegen</text:p>
          </table:table-cell>
          <table:table-cell table:style-name="ce8" table:formula="of:=HYPERLINK(CONCATENATE([.$Q$8]; [.C241]); [.C241])" office:value-type="string" office:string-value="liegen">
            <text:p>liegen</text:p>
          </table:table-cell>
          <table:table-cell table:style-name="ce8" table:formula="of:=HYPERLINK(CONCATENATE([.$Q$10]; [.C241]); [.C241])" office:value-type="string" office:string-value="liegen">
            <text:p>liegen</text:p>
          </table:table-cell>
          <table:table-cell table:style-name="ce19" table:formula="of:=HYPERLINK(CONCATENATE([.$Q$12]; [.C241]; [.$Q$13]); [.C241])" office:value-type="string" office:string-value="liegen">
            <text:p>lieg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3" table:formula="of:=HYPERLINK(CONCATENATE([.$Q$2]; [.C242]; [.$Q$3]); [.C242])" office:value-type="string" office:string-value="links">
            <text:p>links</text:p>
          </table:table-cell>
          <table:table-cell table:style-name="ce8" table:formula="of:=HYPERLINK(CONCATENATE([.$Q$5]; [.C242]; [.$Q$6]); [.C242])" office:value-type="string" office:string-value="links">
            <text:p>links</text:p>
          </table:table-cell>
          <table:table-cell table:style-name="ce8" table:formula="of:=HYPERLINK(CONCATENATE([.$Q$8]; [.C242]); [.C242])" office:value-type="string" office:string-value="links">
            <text:p>links</text:p>
          </table:table-cell>
          <table:table-cell table:style-name="ce8" table:formula="of:=HYPERLINK(CONCATENATE([.$Q$10]; [.C242]); [.C242])" office:value-type="string" office:string-value="links">
            <text:p>links</text:p>
          </table:table-cell>
          <table:table-cell table:style-name="ce19" table:formula="of:=HYPERLINK(CONCATENATE([.$Q$12]; [.C242]; [.$Q$13]); [.C242])" office:value-type="string" office:string-value="links">
            <text:p>link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3" table:formula="of:=HYPERLINK(CONCATENATE([.$Q$2]; [.C243]; [.$Q$3]); [.C243])" office:value-type="string" office:string-value="Liter">
            <text:p>Liter</text:p>
          </table:table-cell>
          <table:table-cell table:style-name="ce8" table:formula="of:=HYPERLINK(CONCATENATE([.$Q$5]; [.C243]; [.$Q$6]); [.C243])" office:value-type="string" office:string-value="Liter">
            <text:p>Liter</text:p>
          </table:table-cell>
          <table:table-cell table:style-name="ce8" table:formula="of:=HYPERLINK(CONCATENATE([.$Q$8]; [.C243]); [.C243])" office:value-type="string" office:string-value="Liter">
            <text:p>Liter</text:p>
          </table:table-cell>
          <table:table-cell table:style-name="ce8" table:formula="of:=HYPERLINK(CONCATENATE([.$Q$10]; [.C243]); [.C243])" office:value-type="string" office:string-value="Liter">
            <text:p>Liter</text:p>
          </table:table-cell>
          <table:table-cell table:style-name="ce19" table:formula="of:=HYPERLINK(CONCATENATE([.$Q$12]; [.C243]; [.$Q$13]); [.C243])" office:value-type="string" office:string-value="Liter">
            <text:p>L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3" table:formula="of:=HYPERLINK(CONCATENATE([.$Q$2]; [.C244]; [.$Q$3]); [.C244])" office:value-type="string" office:string-value="Löffel">
            <text:p>Löffel</text:p>
          </table:table-cell>
          <table:table-cell table:style-name="ce8" table:formula="of:=HYPERLINK(CONCATENATE([.$Q$5]; [.C244]; [.$Q$6]); [.C244])" office:value-type="string" office:string-value="Löffel">
            <text:p>Löffel</text:p>
          </table:table-cell>
          <table:table-cell table:style-name="ce8" table:formula="of:=HYPERLINK(CONCATENATE([.$Q$8]; [.C244]); [.C244])" office:value-type="string" office:string-value="Löffel">
            <text:p>Löffel</text:p>
          </table:table-cell>
          <table:table-cell table:style-name="ce8" table:formula="of:=HYPERLINK(CONCATENATE([.$Q$10]; [.C244]); [.C244])" office:value-type="string" office:string-value="Löffel">
            <text:p>Löffel</text:p>
          </table:table-cell>
          <table:table-cell table:style-name="ce19" table:formula="of:=HYPERLINK(CONCATENATE([.$Q$12]; [.C244]; [.$Q$13]); [.C244])" office:value-type="string" office:string-value="Löffel">
            <text:p>Löff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3" table:formula="of:=HYPERLINK(CONCATENATE([.$Q$2]; [.C245]; [.$Q$3]); [.C245])" office:value-type="string" office:string-value="machen">
            <text:p>machen</text:p>
          </table:table-cell>
          <table:table-cell table:style-name="ce8" table:formula="of:=HYPERLINK(CONCATENATE([.$Q$5]; [.C245]; [.$Q$6]); [.C245])" office:value-type="string" office:string-value="machen">
            <text:p>machen</text:p>
          </table:table-cell>
          <table:table-cell table:style-name="ce8" table:formula="of:=HYPERLINK(CONCATENATE([.$Q$8]; [.C245]); [.C245])" office:value-type="string" office:string-value="machen">
            <text:p>machen</text:p>
          </table:table-cell>
          <table:table-cell table:style-name="ce8" table:formula="of:=HYPERLINK(CONCATENATE([.$Q$10]; [.C245]); [.C245])" office:value-type="string" office:string-value="machen">
            <text:p>machen</text:p>
          </table:table-cell>
          <table:table-cell table:style-name="ce19" table:formula="of:=HYPERLINK(CONCATENATE([.$Q$12]; [.C245]; [.$Q$13]); [.C245])" office:value-type="string" office:string-value="machen">
            <text:p>ma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3" table:formula="of:=HYPERLINK(CONCATENATE([.$Q$2]; [.C246]; [.$Q$3]); [.C246])" office:value-type="string" office:string-value="Mädchen">
            <text:p>Mädchen</text:p>
          </table:table-cell>
          <table:table-cell table:style-name="ce8" table:formula="of:=HYPERLINK(CONCATENATE([.$Q$5]; [.C246]; [.$Q$6]); [.C246])" office:value-type="string" office:string-value="Mädchen">
            <text:p>Mädchen</text:p>
          </table:table-cell>
          <table:table-cell table:style-name="ce8" table:formula="of:=HYPERLINK(CONCATENATE([.$Q$8]; [.C246]); [.C246])" office:value-type="string" office:string-value="Mädchen">
            <text:p>Mädchen</text:p>
          </table:table-cell>
          <table:table-cell table:style-name="ce8" table:formula="of:=HYPERLINK(CONCATENATE([.$Q$10]; [.C246]); [.C246])" office:value-type="string" office:string-value="Mädchen">
            <text:p>Mädchen</text:p>
          </table:table-cell>
          <table:table-cell table:style-name="ce19" table:formula="of:=HYPERLINK(CONCATENATE([.$Q$12]; [.C246]; [.$Q$13]); [.C246])" office:value-type="string" office:string-value="Mädchen">
            <text:p>Mädc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3" table:formula="of:=HYPERLINK(CONCATENATE([.$Q$2]; [.C247]; [.$Q$3]); [.C247])" office:value-type="string" office:string-value="man">
            <text:p>man</text:p>
          </table:table-cell>
          <table:table-cell table:style-name="ce8" table:formula="of:=HYPERLINK(CONCATENATE([.$Q$5]; [.C247]; [.$Q$6]); [.C247])" office:value-type="string" office:string-value="man">
            <text:p>man</text:p>
          </table:table-cell>
          <table:table-cell table:style-name="ce8" table:formula="of:=HYPERLINK(CONCATENATE([.$Q$8]; [.C247]); [.C247])" office:value-type="string" office:string-value="man">
            <text:p>man</text:p>
          </table:table-cell>
          <table:table-cell table:style-name="ce8" table:formula="of:=HYPERLINK(CONCATENATE([.$Q$10]; [.C247]); [.C247])" office:value-type="string" office:string-value="man">
            <text:p>man</text:p>
          </table:table-cell>
          <table:table-cell table:style-name="ce19" table:formula="of:=HYPERLINK(CONCATENATE([.$Q$12]; [.C247]; [.$Q$13]); [.C247])" office:value-type="string" office:string-value="man">
            <text:p>ma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3" table:formula="of:=HYPERLINK(CONCATENATE([.$Q$2]; [.C248]; [.$Q$3]); [.C248])" office:value-type="string" office:string-value="Manager">
            <text:p>Manager</text:p>
          </table:table-cell>
          <table:table-cell table:style-name="ce8" table:formula="of:=HYPERLINK(CONCATENATE([.$Q$5]; [.C248]; [.$Q$6]); [.C248])" office:value-type="string" office:string-value="Manager">
            <text:p>Manager</text:p>
          </table:table-cell>
          <table:table-cell table:style-name="ce8" table:formula="of:=HYPERLINK(CONCATENATE([.$Q$8]; [.C248]); [.C248])" office:value-type="string" office:string-value="Manager">
            <text:p>Manager</text:p>
          </table:table-cell>
          <table:table-cell table:style-name="ce8" table:formula="of:=HYPERLINK(CONCATENATE([.$Q$10]; [.C248]); [.C248])" office:value-type="string" office:string-value="Manager">
            <text:p>Manager</text:p>
          </table:table-cell>
          <table:table-cell table:style-name="ce19" table:formula="of:=HYPERLINK(CONCATENATE([.$Q$12]; [.C248]; [.$Q$13]); [.C248])" office:value-type="string" office:string-value="Manager">
            <text:p>Mana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3" table:formula="of:=HYPERLINK(CONCATENATE([.$Q$2]; [.C249]; [.$Q$3]); [.C249])" office:value-type="string" office:string-value="manch">
            <text:p>manch</text:p>
          </table:table-cell>
          <table:table-cell table:style-name="ce8" table:formula="of:=HYPERLINK(CONCATENATE([.$Q$5]; [.C249]; [.$Q$6]); [.C249])" office:value-type="string" office:string-value="manch">
            <text:p>manch</text:p>
          </table:table-cell>
          <table:table-cell table:style-name="ce8" table:formula="of:=HYPERLINK(CONCATENATE([.$Q$8]; [.C249]); [.C249])" office:value-type="string" office:string-value="manch">
            <text:p>manch</text:p>
          </table:table-cell>
          <table:table-cell table:style-name="ce8" table:formula="of:=HYPERLINK(CONCATENATE([.$Q$10]; [.C249]); [.C249])" office:value-type="string" office:string-value="manch">
            <text:p>manch</text:p>
          </table:table-cell>
          <table:table-cell table:style-name="ce19" table:formula="of:=HYPERLINK(CONCATENATE([.$Q$12]; [.C249]; [.$Q$13]); [.C249])" office:value-type="string" office:string-value="manch">
            <text:p>man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8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3" table:formula="of:=HYPERLINK(CONCATENATE([.$Q$2]; [.C250]; [.$Q$3]); [.C250])" office:value-type="string" office:string-value="Mann">
            <text:p>Mann</text:p>
          </table:table-cell>
          <table:table-cell table:style-name="ce8" table:formula="of:=HYPERLINK(CONCATENATE([.$Q$5]; [.C250]; [.$Q$6]); [.C250])" office:value-type="string" office:string-value="Mann">
            <text:p>Mann</text:p>
          </table:table-cell>
          <table:table-cell table:style-name="ce8" table:formula="of:=HYPERLINK(CONCATENATE([.$Q$8]; [.C250]); [.C250])" office:value-type="string" office:string-value="Mann">
            <text:p>Mann</text:p>
          </table:table-cell>
          <table:table-cell table:style-name="ce8" table:formula="of:=HYPERLINK(CONCATENATE([.$Q$10]; [.C250]); [.C250])" office:value-type="string" office:string-value="Mann">
            <text:p>Mann</text:p>
          </table:table-cell>
          <table:table-cell table:style-name="ce19" table:formula="of:=HYPERLINK(CONCATENATE([.$Q$12]; [.C250]; [.$Q$13]); [.C250])" office:value-type="string" office:string-value="Mann">
            <text:p>Man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3" table:formula="of:=HYPERLINK(CONCATENATE([.$Q$2]; [.C251]; [.$Q$3]); [.C251])" office:value-type="string" office:string-value="Mannschaft">
            <text:p>Mannschaft</text:p>
          </table:table-cell>
          <table:table-cell table:style-name="ce8" table:formula="of:=HYPERLINK(CONCATENATE([.$Q$5]; [.C251]; [.$Q$6]); [.C251])" office:value-type="string" office:string-value="Mannschaft">
            <text:p>Mannschaft</text:p>
          </table:table-cell>
          <table:table-cell table:style-name="ce8" table:formula="of:=HYPERLINK(CONCATENATE([.$Q$8]; [.C251]); [.C251])" office:value-type="string" office:string-value="Mannschaft">
            <text:p>Mannschaft</text:p>
          </table:table-cell>
          <table:table-cell table:style-name="ce8" table:formula="of:=HYPERLINK(CONCATENATE([.$Q$10]; [.C251]); [.C251])" office:value-type="string" office:string-value="Mannschaft">
            <text:p>Mannschaft</text:p>
          </table:table-cell>
          <table:table-cell table:style-name="ce19" table:formula="of:=HYPERLINK(CONCATENATE([.$Q$12]; [.C251]; [.$Q$13]); [.C251])" office:value-type="string" office:string-value="Mannschaft">
            <text:p>Mannscha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3" table:formula="of:=HYPERLINK(CONCATENATE([.$Q$2]; [.C252]; [.$Q$3]); [.C252])" office:value-type="string" office:string-value="Mantel">
            <text:p>Mantel</text:p>
          </table:table-cell>
          <table:table-cell table:style-name="ce8" table:formula="of:=HYPERLINK(CONCATENATE([.$Q$5]; [.C252]; [.$Q$6]); [.C252])" office:value-type="string" office:string-value="Mantel">
            <text:p>Mantel</text:p>
          </table:table-cell>
          <table:table-cell table:style-name="ce8" table:formula="of:=HYPERLINK(CONCATENATE([.$Q$8]; [.C252]); [.C252])" office:value-type="string" office:string-value="Mantel">
            <text:p>Mantel</text:p>
          </table:table-cell>
          <table:table-cell table:style-name="ce8" table:formula="of:=HYPERLINK(CONCATENATE([.$Q$10]; [.C252]); [.C252])" office:value-type="string" office:string-value="Mantel">
            <text:p>Mantel</text:p>
          </table:table-cell>
          <table:table-cell table:style-name="ce19" table:formula="of:=HYPERLINK(CONCATENATE([.$Q$12]; [.C252]; [.$Q$13]); [.C252])" office:value-type="string" office:string-value="Mantel">
            <text:p>Mant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3" table:formula="of:=HYPERLINK(CONCATENATE([.$Q$2]; [.C253]; [.$Q$3]); [.C253])" office:value-type="string" office:string-value="Maß">
            <text:p>Maß</text:p>
          </table:table-cell>
          <table:table-cell table:style-name="ce8" table:formula="of:=HYPERLINK(CONCATENATE([.$Q$5]; [.C253]; [.$Q$6]); [.C253])" office:value-type="string" office:string-value="Maß">
            <text:p>Maß</text:p>
          </table:table-cell>
          <table:table-cell table:style-name="ce8" table:formula="of:=HYPERLINK(CONCATENATE([.$Q$8]; [.C253]); [.C253])" office:value-type="string" office:string-value="Maß">
            <text:p>Maß</text:p>
          </table:table-cell>
          <table:table-cell table:style-name="ce8" table:formula="of:=HYPERLINK(CONCATENATE([.$Q$10]; [.C253]); [.C253])" office:value-type="string" office:string-value="Maß">
            <text:p>Maß</text:p>
          </table:table-cell>
          <table:table-cell table:style-name="ce19" table:formula="of:=HYPERLINK(CONCATENATE([.$Q$12]; [.C253]; [.$Q$13]); [.C253])" office:value-type="string" office:string-value="Maß">
            <text:p>Maß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3" table:formula="of:=HYPERLINK(CONCATENATE([.$Q$2]; [.C254]; [.$Q$3]); [.C254])" office:value-type="string" office:string-value="Maßnahme">
            <text:p>Maßnahme</text:p>
          </table:table-cell>
          <table:table-cell table:style-name="ce8" table:formula="of:=HYPERLINK(CONCATENATE([.$Q$5]; [.C254]; [.$Q$6]); [.C254])" office:value-type="string" office:string-value="Maßnahme">
            <text:p>Maßnahme</text:p>
          </table:table-cell>
          <table:table-cell table:style-name="ce8" table:formula="of:=HYPERLINK(CONCATENATE([.$Q$8]; [.C254]); [.C254])" office:value-type="string" office:string-value="Maßnahme">
            <text:p>Maßnahme</text:p>
          </table:table-cell>
          <table:table-cell table:style-name="ce8" table:formula="of:=HYPERLINK(CONCATENATE([.$Q$10]; [.C254]); [.C254])" office:value-type="string" office:string-value="Maßnahme">
            <text:p>Maßnahme</text:p>
          </table:table-cell>
          <table:table-cell table:style-name="ce19" table:formula="of:=HYPERLINK(CONCATENATE([.$Q$12]; [.C254]; [.$Q$13]); [.C254])" office:value-type="string" office:string-value="Maßnahme">
            <text:p>Maßnah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3" table:formula="of:=HYPERLINK(CONCATENATE([.$Q$2]; [.C255]; [.$Q$3]); [.C255])" office:value-type="string" office:string-value="Maus">
            <text:p>Maus</text:p>
          </table:table-cell>
          <table:table-cell table:style-name="ce8" table:formula="of:=HYPERLINK(CONCATENATE([.$Q$5]; [.C255]; [.$Q$6]); [.C255])" office:value-type="string" office:string-value="Maus">
            <text:p>Maus</text:p>
          </table:table-cell>
          <table:table-cell table:style-name="ce8" table:formula="of:=HYPERLINK(CONCATENATE([.$Q$8]; [.C255]); [.C255])" office:value-type="string" office:string-value="Maus">
            <text:p>Maus</text:p>
          </table:table-cell>
          <table:table-cell table:style-name="ce8" table:formula="of:=HYPERLINK(CONCATENATE([.$Q$10]; [.C255]); [.C255])" office:value-type="string" office:string-value="Maus">
            <text:p>Maus</text:p>
          </table:table-cell>
          <table:table-cell table:style-name="ce19" table:formula="of:=HYPERLINK(CONCATENATE([.$Q$12]; [.C255]; [.$Q$13]); [.C255])" office:value-type="string" office:string-value="Maus">
            <text:p>Mau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3" table:formula="of:=HYPERLINK(CONCATENATE([.$Q$2]; [.C256]; [.$Q$3]); [.C256])" office:value-type="string" office:string-value="mein">
            <text:p>mein</text:p>
          </table:table-cell>
          <table:table-cell table:style-name="ce8" table:formula="of:=HYPERLINK(CONCATENATE([.$Q$5]; [.C256]; [.$Q$6]); [.C256])" office:value-type="string" office:string-value="mein">
            <text:p>mein</text:p>
          </table:table-cell>
          <table:table-cell table:style-name="ce8" table:formula="of:=HYPERLINK(CONCATENATE([.$Q$8]; [.C256]); [.C256])" office:value-type="string" office:string-value="mein">
            <text:p>mein</text:p>
          </table:table-cell>
          <table:table-cell table:style-name="ce8" table:formula="of:=HYPERLINK(CONCATENATE([.$Q$10]; [.C256]); [.C256])" office:value-type="string" office:string-value="mein">
            <text:p>mein</text:p>
          </table:table-cell>
          <table:table-cell table:style-name="ce19" table:formula="of:=HYPERLINK(CONCATENATE([.$Q$12]; [.C256]; [.$Q$13]); [.C256])" office:value-type="string" office:string-value="mein">
            <text:p>m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3" table:formula="of:=HYPERLINK(CONCATENATE([.$Q$2]; [.C257]; [.$Q$3]); [.C257])" office:value-type="string" office:string-value="meist">
            <text:p>meist</text:p>
          </table:table-cell>
          <table:table-cell table:style-name="ce8" table:formula="of:=HYPERLINK(CONCATENATE([.$Q$5]; [.C257]; [.$Q$6]); [.C257])" office:value-type="string" office:string-value="meist">
            <text:p>meist</text:p>
          </table:table-cell>
          <table:table-cell table:style-name="ce8" table:formula="of:=HYPERLINK(CONCATENATE([.$Q$8]; [.C257]); [.C257])" office:value-type="string" office:string-value="meist">
            <text:p>meist</text:p>
          </table:table-cell>
          <table:table-cell table:style-name="ce8" table:formula="of:=HYPERLINK(CONCATENATE([.$Q$10]; [.C257]); [.C257])" office:value-type="string" office:string-value="meist">
            <text:p>meist</text:p>
          </table:table-cell>
          <table:table-cell table:style-name="ce19" table:formula="of:=HYPERLINK(CONCATENATE([.$Q$12]; [.C257]; [.$Q$13]); [.C257])" office:value-type="string" office:string-value="meist">
            <text:p>mei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3" table:formula="of:=HYPERLINK(CONCATENATE([.$Q$2]; [.C258]; [.$Q$3]); [.C258])" office:value-type="string" office:string-value="Meister">
            <text:p>Meister</text:p>
          </table:table-cell>
          <table:table-cell table:style-name="ce8" table:formula="of:=HYPERLINK(CONCATENATE([.$Q$5]; [.C258]; [.$Q$6]); [.C258])" office:value-type="string" office:string-value="Meister">
            <text:p>Meister</text:p>
          </table:table-cell>
          <table:table-cell table:style-name="ce8" table:formula="of:=HYPERLINK(CONCATENATE([.$Q$8]; [.C258]); [.C258])" office:value-type="string" office:string-value="Meister">
            <text:p>Meister</text:p>
          </table:table-cell>
          <table:table-cell table:style-name="ce8" table:formula="of:=HYPERLINK(CONCATENATE([.$Q$10]; [.C258]); [.C258])" office:value-type="string" office:string-value="Meister">
            <text:p>Meister</text:p>
          </table:table-cell>
          <table:table-cell table:style-name="ce19" table:formula="of:=HYPERLINK(CONCATENATE([.$Q$12]; [.C258]; [.$Q$13]); [.C258])" office:value-type="string" office:string-value="Meister">
            <text:p>Mei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3" table:formula="of:=HYPERLINK(CONCATENATE([.$Q$2]; [.C259]; [.$Q$3]); [.C259])" office:value-type="string" office:string-value="Mensch">
            <text:p>Mensch</text:p>
          </table:table-cell>
          <table:table-cell table:style-name="ce8" table:formula="of:=HYPERLINK(CONCATENATE([.$Q$5]; [.C259]; [.$Q$6]); [.C259])" office:value-type="string" office:string-value="Mensch">
            <text:p>Mensch</text:p>
          </table:table-cell>
          <table:table-cell table:style-name="ce8" table:formula="of:=HYPERLINK(CONCATENATE([.$Q$8]; [.C259]); [.C259])" office:value-type="string" office:string-value="Mensch">
            <text:p>Mensch</text:p>
          </table:table-cell>
          <table:table-cell table:style-name="ce8" table:formula="of:=HYPERLINK(CONCATENATE([.$Q$10]; [.C259]); [.C259])" office:value-type="string" office:string-value="Mensch">
            <text:p>Mensch</text:p>
          </table:table-cell>
          <table:table-cell table:style-name="ce19" table:formula="of:=HYPERLINK(CONCATENATE([.$Q$12]; [.C259]; [.$Q$13]); [.C259])" office:value-type="string" office:string-value="Mensch">
            <text:p>Men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3" table:formula="of:=HYPERLINK(CONCATENATE([.$Q$2]; [.C260]; [.$Q$3]); [.C260])" office:value-type="string" office:string-value="Meter">
            <text:p>Meter</text:p>
          </table:table-cell>
          <table:table-cell table:style-name="ce8" table:formula="of:=HYPERLINK(CONCATENATE([.$Q$5]; [.C260]; [.$Q$6]); [.C260])" office:value-type="string" office:string-value="Meter">
            <text:p>Meter</text:p>
          </table:table-cell>
          <table:table-cell table:style-name="ce8" table:formula="of:=HYPERLINK(CONCATENATE([.$Q$8]; [.C260]); [.C260])" office:value-type="string" office:string-value="Meter">
            <text:p>Meter</text:p>
          </table:table-cell>
          <table:table-cell table:style-name="ce8" table:formula="of:=HYPERLINK(CONCATENATE([.$Q$10]; [.C260]); [.C260])" office:value-type="string" office:string-value="Meter">
            <text:p>Meter</text:p>
          </table:table-cell>
          <table:table-cell table:style-name="ce19" table:formula="of:=HYPERLINK(CONCATENATE([.$Q$12]; [.C260]; [.$Q$13]); [.C260])" office:value-type="string" office:string-value="Meter">
            <text:p>Me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3" table:formula="of:=HYPERLINK(CONCATENATE([.$Q$2]; [.C261]; [.$Q$3]); [.C261])" office:value-type="string" office:string-value="Milch">
            <text:p>Milch</text:p>
          </table:table-cell>
          <table:table-cell table:style-name="ce8" table:formula="of:=HYPERLINK(CONCATENATE([.$Q$5]; [.C261]; [.$Q$6]); [.C261])" office:value-type="string" office:string-value="Milch">
            <text:p>Milch</text:p>
          </table:table-cell>
          <table:table-cell table:style-name="ce8" table:formula="of:=HYPERLINK(CONCATENATE([.$Q$8]; [.C261]); [.C261])" office:value-type="string" office:string-value="Milch">
            <text:p>Milch</text:p>
          </table:table-cell>
          <table:table-cell table:style-name="ce8" table:formula="of:=HYPERLINK(CONCATENATE([.$Q$10]; [.C261]); [.C261])" office:value-type="string" office:string-value="Milch">
            <text:p>Milch</text:p>
          </table:table-cell>
          <table:table-cell table:style-name="ce19" table:formula="of:=HYPERLINK(CONCATENATE([.$Q$12]; [.C261]; [.$Q$13]); [.C261])" office:value-type="string" office:string-value="Milch">
            <text:p>Mil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3" table:formula="of:=HYPERLINK(CONCATENATE([.$Q$2]; [.C262]; [.$Q$3]); [.C262])" office:value-type="string" office:string-value="Milliarde">
            <text:p>Milliarde</text:p>
          </table:table-cell>
          <table:table-cell table:style-name="ce8" table:formula="of:=HYPERLINK(CONCATENATE([.$Q$5]; [.C262]; [.$Q$6]); [.C262])" office:value-type="string" office:string-value="Milliarde">
            <text:p>Milliarde</text:p>
          </table:table-cell>
          <table:table-cell table:style-name="ce8" table:formula="of:=HYPERLINK(CONCATENATE([.$Q$8]; [.C262]); [.C262])" office:value-type="string" office:string-value="Milliarde">
            <text:p>Milliarde</text:p>
          </table:table-cell>
          <table:table-cell table:style-name="ce8" table:formula="of:=HYPERLINK(CONCATENATE([.$Q$10]; [.C262]); [.C262])" office:value-type="string" office:string-value="Milliarde">
            <text:p>Milliarde</text:p>
          </table:table-cell>
          <table:table-cell table:style-name="ce19" table:formula="of:=HYPERLINK(CONCATENATE([.$Q$12]; [.C262]; [.$Q$13]); [.C262])" office:value-type="string" office:string-value="Milliarde">
            <text:p>Milliar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3" table:formula="of:=HYPERLINK(CONCATENATE([.$Q$2]; [.C263]; [.$Q$3]); [.C263])" office:value-type="string" office:string-value="Million">
            <text:p>Million</text:p>
          </table:table-cell>
          <table:table-cell table:style-name="ce8" table:formula="of:=HYPERLINK(CONCATENATE([.$Q$5]; [.C263]; [.$Q$6]); [.C263])" office:value-type="string" office:string-value="Million">
            <text:p>Million</text:p>
          </table:table-cell>
          <table:table-cell table:style-name="ce8" table:formula="of:=HYPERLINK(CONCATENATE([.$Q$8]; [.C263]); [.C263])" office:value-type="string" office:string-value="Million">
            <text:p>Million</text:p>
          </table:table-cell>
          <table:table-cell table:style-name="ce8" table:formula="of:=HYPERLINK(CONCATENATE([.$Q$10]; [.C263]); [.C263])" office:value-type="string" office:string-value="Million">
            <text:p>Million</text:p>
          </table:table-cell>
          <table:table-cell table:style-name="ce19" table:formula="of:=HYPERLINK(CONCATENATE([.$Q$12]; [.C263]; [.$Q$13]); [.C263])" office:value-type="string" office:string-value="Million">
            <text:p>Million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Mini</text:p>
          </table:table-cell>
          <table:table-cell table:number-columns-repeated="2"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office:value-type="string">
            <text:p>mini skirt</text:p>
          </table:table-cell>
          <table:table-cell table:style-name="ce4"/>
          <table:table-cell table:style-name="ce13" table:formula="of:=HYPERLINK(CONCATENATE([.$Q$2]; [.C264]; [.$Q$3]); [.C264])" office:value-type="string" office:string-value="Mini">
            <text:p>Mini</text:p>
          </table:table-cell>
          <table:table-cell table:style-name="ce18" table:formula="of:=HYPERLINK(CONCATENATE([.$Q$5]; [.C264]; [.$Q$6]); [.C264])" office:value-type="string" office:string-value="Mini">
            <text:p>Mini</text:p>
          </table:table-cell>
          <table:table-cell table:style-name="ce18" table:formula="of:=HYPERLINK(CONCATENATE([.$Q$8]; [.C264]); [.C264])" office:value-type="string" office:string-value="Mini">
            <text:p>Mini</text:p>
          </table:table-cell>
          <table:table-cell table:style-name="ce18" table:formula="of:=HYPERLINK(CONCATENATE([.$Q$10]; [.C264]); [.C264])" office:value-type="string" office:string-value="Mini">
            <text:p>Mini</text:p>
          </table:table-cell>
          <table:table-cell table:style-name="ce20" table:formula="of:=HYPERLINK(CONCATENATE([.$Q$12]; [.C264]; [.$Q$13]); [.C264])" office:value-type="string" office:string-value="Mini">
            <text:p>Min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3" table:formula="of:=HYPERLINK(CONCATENATE([.$Q$2]; [.C265]; [.$Q$3]); [.C265])" office:value-type="string" office:string-value="mit">
            <text:p>mit</text:p>
          </table:table-cell>
          <table:table-cell table:style-name="ce8" table:formula="of:=HYPERLINK(CONCATENATE([.$Q$5]; [.C265]; [.$Q$6]); [.C265])" office:value-type="string" office:string-value="mit">
            <text:p>mit</text:p>
          </table:table-cell>
          <table:table-cell table:style-name="ce8" table:formula="of:=HYPERLINK(CONCATENATE([.$Q$8]; [.C265]); [.C265])" office:value-type="string" office:string-value="mit">
            <text:p>mit</text:p>
          </table:table-cell>
          <table:table-cell table:style-name="ce8" table:formula="of:=HYPERLINK(CONCATENATE([.$Q$10]; [.C265]); [.C265])" office:value-type="string" office:string-value="mit">
            <text:p>mit</text:p>
          </table:table-cell>
          <table:table-cell table:style-name="ce19" table:formula="of:=HYPERLINK(CONCATENATE([.$Q$12]; [.C265]; [.$Q$13]); [.C265])" office:value-type="string" office:string-value="mit">
            <text:p>m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66]; [.$Q$3]); [.C266])" office:value-type="string" office:string-value="Mitarbeiter">
            <text:p>Mitarbeiter</text:p>
          </table:table-cell>
          <table:table-cell table:style-name="ce8" table:formula="of:=HYPERLINK(CONCATENATE([.$Q$5]; [.C266]; [.$Q$6]); [.C266])" office:value-type="string" office:string-value="Mitarbeiter">
            <text:p>Mitarbeiter</text:p>
          </table:table-cell>
          <table:table-cell table:style-name="ce8" table:formula="of:=HYPERLINK(CONCATENATE([.$Q$8]; [.C266]); [.C266])" office:value-type="string" office:string-value="Mitarbeiter">
            <text:p>Mitarbeiter</text:p>
          </table:table-cell>
          <table:table-cell table:style-name="ce8" table:formula="of:=HYPERLINK(CONCATENATE([.$Q$10]; [.C266]); [.C266])" office:value-type="string" office:string-value="Mitarbeiter">
            <text:p>Mitarbeiter</text:p>
          </table:table-cell>
          <table:table-cell table:style-name="ce19" table:formula="of:=HYPERLINK(CONCATENATE([.$Q$12]; [.C266]; [.$Q$13]); [.C266])" office:value-type="string" office:string-value="Mitarbeiter">
            <text:p>Mitarbe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3" table:formula="of:=HYPERLINK(CONCATENATE([.$Q$2]; [.C267]; [.$Q$3]); [.C267])" office:value-type="string" office:string-value="Mitglied">
            <text:p>Mitglied</text:p>
          </table:table-cell>
          <table:table-cell table:style-name="ce8" table:formula="of:=HYPERLINK(CONCATENATE([.$Q$5]; [.C267]; [.$Q$6]); [.C267])" office:value-type="string" office:string-value="Mitglied">
            <text:p>Mitglied</text:p>
          </table:table-cell>
          <table:table-cell table:style-name="ce8" table:formula="of:=HYPERLINK(CONCATENATE([.$Q$8]; [.C267]); [.C267])" office:value-type="string" office:string-value="Mitglied">
            <text:p>Mitglied</text:p>
          </table:table-cell>
          <table:table-cell table:style-name="ce8" table:formula="of:=HYPERLINK(CONCATENATE([.$Q$10]; [.C267]); [.C267])" office:value-type="string" office:string-value="Mitglied">
            <text:p>Mitglied</text:p>
          </table:table-cell>
          <table:table-cell table:style-name="ce19" table:formula="of:=HYPERLINK(CONCATENATE([.$Q$12]; [.C267]; [.$Q$13]); [.C267])" office:value-type="string" office:string-value="Mitglied">
            <text:p>Mitglie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3" table:formula="of:=HYPERLINK(CONCATENATE([.$Q$2]; [.C268]; [.$Q$3]); [.C268])" office:value-type="string" office:string-value="Mittag">
            <text:p>Mittag</text:p>
          </table:table-cell>
          <table:table-cell table:style-name="ce8" table:formula="of:=HYPERLINK(CONCATENATE([.$Q$5]; [.C268]; [.$Q$6]); [.C268])" office:value-type="string" office:string-value="Mittag">
            <text:p>Mittag</text:p>
          </table:table-cell>
          <table:table-cell table:style-name="ce8" table:formula="of:=HYPERLINK(CONCATENATE([.$Q$8]; [.C268]); [.C268])" office:value-type="string" office:string-value="Mittag">
            <text:p>Mittag</text:p>
          </table:table-cell>
          <table:table-cell table:style-name="ce8" table:formula="of:=HYPERLINK(CONCATENATE([.$Q$10]; [.C268]); [.C268])" office:value-type="string" office:string-value="Mittag">
            <text:p>Mittag</text:p>
          </table:table-cell>
          <table:table-cell table:style-name="ce19" table:formula="of:=HYPERLINK(CONCATENATE([.$Q$12]; [.C268]; [.$Q$13]); [.C268])" office:value-type="string" office:string-value="Mittag">
            <text:p>Mitta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3" table:formula="of:=HYPERLINK(CONCATENATE([.$Q$2]; [.C269]; [.$Q$3]); [.C269])" office:value-type="string" office:string-value="mitunter">
            <text:p>mitunter</text:p>
          </table:table-cell>
          <table:table-cell table:style-name="ce8" table:formula="of:=HYPERLINK(CONCATENATE([.$Q$5]; [.C269]; [.$Q$6]); [.C269])" office:value-type="string" office:string-value="mitunter">
            <text:p>mitunter</text:p>
          </table:table-cell>
          <table:table-cell table:style-name="ce8" table:formula="of:=HYPERLINK(CONCATENATE([.$Q$8]; [.C269]); [.C269])" office:value-type="string" office:string-value="mitunter">
            <text:p>mitunter</text:p>
          </table:table-cell>
          <table:table-cell table:style-name="ce8" table:formula="of:=HYPERLINK(CONCATENATE([.$Q$10]; [.C269]); [.C269])" office:value-type="string" office:string-value="mitunter">
            <text:p>mitunter</text:p>
          </table:table-cell>
          <table:table-cell table:style-name="ce19" table:formula="of:=HYPERLINK(CONCATENATE([.$Q$12]; [.C269]; [.$Q$13]); [.C269])" office:value-type="string" office:string-value="mitunter">
            <text:p>mitun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3" table:formula="of:=HYPERLINK(CONCATENATE([.$Q$2]; [.C270]; [.$Q$3]); [.C270])" office:value-type="string" office:string-value="Möbel">
            <text:p>Möbel</text:p>
          </table:table-cell>
          <table:table-cell table:style-name="ce8" table:formula="of:=HYPERLINK(CONCATENATE([.$Q$5]; [.C270]; [.$Q$6]); [.C270])" office:value-type="string" office:string-value="Möbel">
            <text:p>Möbel</text:p>
          </table:table-cell>
          <table:table-cell table:style-name="ce8" table:formula="of:=HYPERLINK(CONCATENATE([.$Q$8]; [.C270]); [.C270])" office:value-type="string" office:string-value="Möbel">
            <text:p>Möbel</text:p>
          </table:table-cell>
          <table:table-cell table:style-name="ce8" table:formula="of:=HYPERLINK(CONCATENATE([.$Q$10]; [.C270]); [.C270])" office:value-type="string" office:string-value="Möbel">
            <text:p>Möbel</text:p>
          </table:table-cell>
          <table:table-cell table:style-name="ce19" table:formula="of:=HYPERLINK(CONCATENATE([.$Q$12]; [.C270]; [.$Q$13]); [.C270])" office:value-type="string" office:string-value="Möbel">
            <text:p>Möb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3" table:formula="of:=HYPERLINK(CONCATENATE([.$Q$2]; [.C271]; [.$Q$3]); [.C271])" office:value-type="string" office:string-value="mögen">
            <text:p>mögen</text:p>
          </table:table-cell>
          <table:table-cell table:style-name="ce8" table:formula="of:=HYPERLINK(CONCATENATE([.$Q$5]; [.C271]; [.$Q$6]); [.C271])" office:value-type="string" office:string-value="mögen">
            <text:p>mögen</text:p>
          </table:table-cell>
          <table:table-cell table:style-name="ce8" table:formula="of:=HYPERLINK(CONCATENATE([.$Q$8]; [.C271]); [.C271])" office:value-type="string" office:string-value="mögen">
            <text:p>mögen</text:p>
          </table:table-cell>
          <table:table-cell table:style-name="ce8" table:formula="of:=HYPERLINK(CONCATENATE([.$Q$10]; [.C271]); [.C271])" office:value-type="string" office:string-value="mögen">
            <text:p>mögen</text:p>
          </table:table-cell>
          <table:table-cell table:style-name="ce19" table:formula="of:=HYPERLINK(CONCATENATE([.$Q$12]; [.C271]; [.$Q$13]); [.C271])" office:value-type="string" office:string-value="mögen">
            <text:p>mög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3" table:formula="of:=HYPERLINK(CONCATENATE([.$Q$2]; [.C272]; [.$Q$3]); [.C272])" office:value-type="string" office:string-value="möglich">
            <text:p>möglich</text:p>
          </table:table-cell>
          <table:table-cell table:style-name="ce8" table:formula="of:=HYPERLINK(CONCATENATE([.$Q$5]; [.C272]; [.$Q$6]); [.C272])" office:value-type="string" office:string-value="möglich">
            <text:p>möglich</text:p>
          </table:table-cell>
          <table:table-cell table:style-name="ce8" table:formula="of:=HYPERLINK(CONCATENATE([.$Q$8]; [.C272]); [.C272])" office:value-type="string" office:string-value="möglich">
            <text:p>möglich</text:p>
          </table:table-cell>
          <table:table-cell table:style-name="ce8" table:formula="of:=HYPERLINK(CONCATENATE([.$Q$10]; [.C272]); [.C272])" office:value-type="string" office:string-value="möglich">
            <text:p>möglich</text:p>
          </table:table-cell>
          <table:table-cell table:style-name="ce19" table:formula="of:=HYPERLINK(CONCATENATE([.$Q$12]; [.C272]; [.$Q$13]); [.C272])" office:value-type="string" office:string-value="möglich">
            <text:p>mög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3" table:formula="of:=HYPERLINK(CONCATENATE([.$Q$2]; [.C273]; [.$Q$3]); [.C273])" office:value-type="string" office:string-value="Mutter">
            <text:p>Mutter</text:p>
          </table:table-cell>
          <table:table-cell table:style-name="ce8" table:formula="of:=HYPERLINK(CONCATENATE([.$Q$5]; [.C273]; [.$Q$6]); [.C273])" office:value-type="string" office:string-value="Mutter">
            <text:p>Mutter</text:p>
          </table:table-cell>
          <table:table-cell table:style-name="ce8" table:formula="of:=HYPERLINK(CONCATENATE([.$Q$8]; [.C273]); [.C273])" office:value-type="string" office:string-value="Mutter">
            <text:p>Mutter</text:p>
          </table:table-cell>
          <table:table-cell table:style-name="ce8" table:formula="of:=HYPERLINK(CONCATENATE([.$Q$10]; [.C273]); [.C273])" office:value-type="string" office:string-value="Mutter">
            <text:p>Mutter</text:p>
          </table:table-cell>
          <table:table-cell table:style-name="ce19" table:formula="of:=HYPERLINK(CONCATENATE([.$Q$12]; [.C273]; [.$Q$13]); [.C273])" office:value-type="string" office:string-value="Mutter">
            <text:p>Mut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3" table:formula="of:=HYPERLINK(CONCATENATE([.$Q$2]; [.C274]; [.$Q$3]); [.C274])" office:value-type="string" office:string-value="Name">
            <text:p>Name</text:p>
          </table:table-cell>
          <table:table-cell table:style-name="ce8" table:formula="of:=HYPERLINK(CONCATENATE([.$Q$5]; [.C274]; [.$Q$6]); [.C274])" office:value-type="string" office:string-value="Name">
            <text:p>Name</text:p>
          </table:table-cell>
          <table:table-cell table:style-name="ce8" table:formula="of:=HYPERLINK(CONCATENATE([.$Q$8]; [.C274]); [.C274])" office:value-type="string" office:string-value="Name">
            <text:p>Name</text:p>
          </table:table-cell>
          <table:table-cell table:style-name="ce8" table:formula="of:=HYPERLINK(CONCATENATE([.$Q$10]; [.C274]); [.C274])" office:value-type="string" office:string-value="Name">
            <text:p>Name</text:p>
          </table:table-cell>
          <table:table-cell table:style-name="ce19" table:formula="of:=HYPERLINK(CONCATENATE([.$Q$12]; [.C274]; [.$Q$13]); [.C274])" office:value-type="string" office:string-value="Name">
            <text:p>Nam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3" table:formula="of:=HYPERLINK(CONCATENATE([.$Q$2]; [.C275]; [.$Q$3]); [.C275])" office:value-type="string" office:string-value="nein">
            <text:p>nein</text:p>
          </table:table-cell>
          <table:table-cell table:style-name="ce8" table:formula="of:=HYPERLINK(CONCATENATE([.$Q$5]; [.C275]; [.$Q$6]); [.C275])" office:value-type="string" office:string-value="nein">
            <text:p>nein</text:p>
          </table:table-cell>
          <table:table-cell table:style-name="ce8" table:formula="of:=HYPERLINK(CONCATENATE([.$Q$8]; [.C275]); [.C275])" office:value-type="string" office:string-value="nein">
            <text:p>nein</text:p>
          </table:table-cell>
          <table:table-cell table:style-name="ce8" table:formula="of:=HYPERLINK(CONCATENATE([.$Q$10]; [.C275]); [.C275])" office:value-type="string" office:string-value="nein">
            <text:p>nein</text:p>
          </table:table-cell>
          <table:table-cell table:style-name="ce19" table:formula="of:=HYPERLINK(CONCATENATE([.$Q$12]; [.C275]; [.$Q$13]); [.C275])" office:value-type="string" office:string-value="nein">
            <text:p>n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3" table:formula="of:=HYPERLINK(CONCATENATE([.$Q$2]; [.C276]; [.$Q$3]); [.C276])" office:value-type="string" office:string-value="neu">
            <text:p>neu</text:p>
          </table:table-cell>
          <table:table-cell table:style-name="ce8" table:formula="of:=HYPERLINK(CONCATENATE([.$Q$5]; [.C276]; [.$Q$6]); [.C276])" office:value-type="string" office:string-value="neu">
            <text:p>neu</text:p>
          </table:table-cell>
          <table:table-cell table:style-name="ce8" table:formula="of:=HYPERLINK(CONCATENATE([.$Q$8]; [.C276]); [.C276])" office:value-type="string" office:string-value="neu">
            <text:p>neu</text:p>
          </table:table-cell>
          <table:table-cell table:style-name="ce8" table:formula="of:=HYPERLINK(CONCATENATE([.$Q$10]; [.C276]); [.C276])" office:value-type="string" office:string-value="neu">
            <text:p>neu</text:p>
          </table:table-cell>
          <table:table-cell table:style-name="ce19" table:formula="of:=HYPERLINK(CONCATENATE([.$Q$12]; [.C276]; [.$Q$13]); [.C276])" office:value-type="string" office:string-value="neu">
            <text:p>neu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3" table:formula="of:=HYPERLINK(CONCATENATE([.$Q$2]; [.C277]; [.$Q$3]); [.C277])" office:value-type="string" office:string-value="neun">
            <text:p>neun</text:p>
          </table:table-cell>
          <table:table-cell table:style-name="ce8" table:formula="of:=HYPERLINK(CONCATENATE([.$Q$5]; [.C277]; [.$Q$6]); [.C277])" office:value-type="string" office:string-value="neun">
            <text:p>neun</text:p>
          </table:table-cell>
          <table:table-cell table:style-name="ce8" table:formula="of:=HYPERLINK(CONCATENATE([.$Q$8]; [.C277]); [.C277])" office:value-type="string" office:string-value="neun">
            <text:p>neun</text:p>
          </table:table-cell>
          <table:table-cell table:style-name="ce8" table:formula="of:=HYPERLINK(CONCATENATE([.$Q$10]; [.C277]); [.C277])" office:value-type="string" office:string-value="neun">
            <text:p>neun</text:p>
          </table:table-cell>
          <table:table-cell table:style-name="ce19" table:formula="of:=HYPERLINK(CONCATENATE([.$Q$12]; [.C277]; [.$Q$13]); [.C277])" office:value-type="string" office:string-value="neun">
            <text:p>neu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3" table:formula="of:=HYPERLINK(CONCATENATE([.$Q$2]; [.C278]; [.$Q$3]); [.C278])" office:value-type="string" office:string-value="nicht">
            <text:p>nicht</text:p>
          </table:table-cell>
          <table:table-cell table:style-name="ce8" table:formula="of:=HYPERLINK(CONCATENATE([.$Q$5]; [.C278]; [.$Q$6]); [.C278])" office:value-type="string" office:string-value="nicht">
            <text:p>nicht</text:p>
          </table:table-cell>
          <table:table-cell table:style-name="ce8" table:formula="of:=HYPERLINK(CONCATENATE([.$Q$8]; [.C278]); [.C278])" office:value-type="string" office:string-value="nicht">
            <text:p>nicht</text:p>
          </table:table-cell>
          <table:table-cell table:style-name="ce8" table:formula="of:=HYPERLINK(CONCATENATE([.$Q$10]; [.C278]); [.C278])" office:value-type="string" office:string-value="nicht">
            <text:p>nicht</text:p>
          </table:table-cell>
          <table:table-cell table:style-name="ce19" table:formula="of:=HYPERLINK(CONCATENATE([.$Q$12]; [.C278]; [.$Q$13]); [.C278])" office:value-type="string" office:string-value="nicht">
            <text:p>nich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3" table:formula="of:=HYPERLINK(CONCATENATE([.$Q$2]; [.C279]; [.$Q$3]); [.C279])" office:value-type="string" office:string-value="nichts">
            <text:p>nichts</text:p>
          </table:table-cell>
          <table:table-cell table:style-name="ce8" table:formula="of:=HYPERLINK(CONCATENATE([.$Q$5]; [.C279]; [.$Q$6]); [.C279])" office:value-type="string" office:string-value="nichts">
            <text:p>nichts</text:p>
          </table:table-cell>
          <table:table-cell table:style-name="ce8" table:formula="of:=HYPERLINK(CONCATENATE([.$Q$8]; [.C279]); [.C279])" office:value-type="string" office:string-value="nichts">
            <text:p>nichts</text:p>
          </table:table-cell>
          <table:table-cell table:style-name="ce8" table:formula="of:=HYPERLINK(CONCATENATE([.$Q$10]; [.C279]); [.C279])" office:value-type="string" office:string-value="nichts">
            <text:p>nichts</text:p>
          </table:table-cell>
          <table:table-cell table:style-name="ce19" table:formula="of:=HYPERLINK(CONCATENATE([.$Q$12]; [.C279]; [.$Q$13]); [.C279])" office:value-type="string" office:string-value="nichts">
            <text:p>nicht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3" table:formula="of:=HYPERLINK(CONCATENATE([.$Q$2]; [.C280]; [.$Q$3]); [.C280])" office:value-type="string" office:string-value="niemand">
            <text:p>niemand</text:p>
          </table:table-cell>
          <table:table-cell table:style-name="ce8" table:formula="of:=HYPERLINK(CONCATENATE([.$Q$5]; [.C280]; [.$Q$6]); [.C280])" office:value-type="string" office:string-value="niemand">
            <text:p>niemand</text:p>
          </table:table-cell>
          <table:table-cell table:style-name="ce8" table:formula="of:=HYPERLINK(CONCATENATE([.$Q$8]; [.C280]); [.C280])" office:value-type="string" office:string-value="niemand">
            <text:p>niemand</text:p>
          </table:table-cell>
          <table:table-cell table:style-name="ce8" table:formula="of:=HYPERLINK(CONCATENATE([.$Q$10]; [.C280]); [.C280])" office:value-type="string" office:string-value="niemand">
            <text:p>niemand</text:p>
          </table:table-cell>
          <table:table-cell table:style-name="ce19" table:formula="of:=HYPERLINK(CONCATENATE([.$Q$12]; [.C280]; [.$Q$13]); [.C280])" office:value-type="string" office:string-value="niemand">
            <text:p>niem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3" table:formula="of:=HYPERLINK(CONCATENATE([.$Q$2]; [.C281]; [.$Q$3]); [.C281])" office:value-type="string" office:string-value="normal">
            <text:p>normal</text:p>
          </table:table-cell>
          <table:table-cell table:style-name="ce8" table:formula="of:=HYPERLINK(CONCATENATE([.$Q$5]; [.C281]; [.$Q$6]); [.C281])" office:value-type="string" office:string-value="normal">
            <text:p>normal</text:p>
          </table:table-cell>
          <table:table-cell table:style-name="ce8" table:formula="of:=HYPERLINK(CONCATENATE([.$Q$8]; [.C281]); [.C281])" office:value-type="string" office:string-value="normal">
            <text:p>normal</text:p>
          </table:table-cell>
          <table:table-cell table:style-name="ce8" table:formula="of:=HYPERLINK(CONCATENATE([.$Q$10]; [.C281]); [.C281])" office:value-type="string" office:string-value="normal">
            <text:p>normal</text:p>
          </table:table-cell>
          <table:table-cell table:style-name="ce19" table:formula="of:=HYPERLINK(CONCATENATE([.$Q$12]; [.C281]; [.$Q$13]); [.C281])" office:value-type="string" office:string-value="normal">
            <text:p>norm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3" table:formula="of:=HYPERLINK(CONCATENATE([.$Q$2]; [.C282]; [.$Q$3]); [.C282])" office:value-type="string" office:string-value="notwendig">
            <text:p>notwendig</text:p>
          </table:table-cell>
          <table:table-cell table:style-name="ce8" table:formula="of:=HYPERLINK(CONCATENATE([.$Q$5]; [.C282]; [.$Q$6]); [.C282])" office:value-type="string" office:string-value="notwendig">
            <text:p>notwendig</text:p>
          </table:table-cell>
          <table:table-cell table:style-name="ce8" table:formula="of:=HYPERLINK(CONCATENATE([.$Q$8]; [.C282]); [.C282])" office:value-type="string" office:string-value="notwendig">
            <text:p>notwendig</text:p>
          </table:table-cell>
          <table:table-cell table:style-name="ce8" table:formula="of:=HYPERLINK(CONCATENATE([.$Q$10]; [.C282]); [.C282])" office:value-type="string" office:string-value="notwendig">
            <text:p>notwendig</text:p>
          </table:table-cell>
          <table:table-cell table:style-name="ce19" table:formula="of:=HYPERLINK(CONCATENATE([.$Q$12]; [.C282]; [.$Q$13]); [.C282])" office:value-type="string" office:string-value="notwendig">
            <text:p>notwend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3" table:formula="of:=HYPERLINK(CONCATENATE([.$Q$2]; [.C283]; [.$Q$3]); [.C283])" office:value-type="string" office:string-value="Nudel">
            <text:p>Nudel</text:p>
          </table:table-cell>
          <table:table-cell table:style-name="ce8" table:formula="of:=HYPERLINK(CONCATENATE([.$Q$5]; [.C283]; [.$Q$6]); [.C283])" office:value-type="string" office:string-value="Nudel">
            <text:p>Nudel</text:p>
          </table:table-cell>
          <table:table-cell table:style-name="ce8" table:formula="of:=HYPERLINK(CONCATENATE([.$Q$8]; [.C283]); [.C283])" office:value-type="string" office:string-value="Nudel">
            <text:p>Nudel</text:p>
          </table:table-cell>
          <table:table-cell table:style-name="ce8" table:formula="of:=HYPERLINK(CONCATENATE([.$Q$10]; [.C283]); [.C283])" office:value-type="string" office:string-value="Nudel">
            <text:p>Nudel</text:p>
          </table:table-cell>
          <table:table-cell table:style-name="ce19" table:formula="of:=HYPERLINK(CONCATENATE([.$Q$12]; [.C283]; [.$Q$13]); [.C283])" office:value-type="string" office:string-value="Nudel">
            <text:p>Nud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3" table:formula="of:=HYPERLINK(CONCATENATE([.$Q$2]; [.C284]; [.$Q$3]); [.C284])" office:value-type="string" office:string-value="Nummer">
            <text:p>Nummer</text:p>
          </table:table-cell>
          <table:table-cell table:style-name="ce8" table:formula="of:=HYPERLINK(CONCATENATE([.$Q$5]; [.C284]; [.$Q$6]); [.C284])" office:value-type="string" office:string-value="Nummer">
            <text:p>Nummer</text:p>
          </table:table-cell>
          <table:table-cell table:style-name="ce8" table:formula="of:=HYPERLINK(CONCATENATE([.$Q$8]; [.C284]); [.C284])" office:value-type="string" office:string-value="Nummer">
            <text:p>Nummer</text:p>
          </table:table-cell>
          <table:table-cell table:style-name="ce8" table:formula="of:=HYPERLINK(CONCATENATE([.$Q$10]; [.C284]); [.C284])" office:value-type="string" office:string-value="Nummer">
            <text:p>Nummer</text:p>
          </table:table-cell>
          <table:table-cell table:style-name="ce19" table:formula="of:=HYPERLINK(CONCATENATE([.$Q$12]; [.C284]; [.$Q$13]); [.C284])" office:value-type="string" office:string-value="Nummer">
            <text:p>Num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3" table:formula="of:=HYPERLINK(CONCATENATE([.$Q$2]; [.C285]; [.$Q$3]); [.C285])" office:value-type="string" office:string-value="Nutzer">
            <text:p>Nutzer</text:p>
          </table:table-cell>
          <table:table-cell table:style-name="ce8" table:formula="of:=HYPERLINK(CONCATENATE([.$Q$5]; [.C285]; [.$Q$6]); [.C285])" office:value-type="string" office:string-value="Nutzer">
            <text:p>Nutzer</text:p>
          </table:table-cell>
          <table:table-cell table:style-name="ce8" table:formula="of:=HYPERLINK(CONCATENATE([.$Q$8]; [.C285]); [.C285])" office:value-type="string" office:string-value="Nutzer">
            <text:p>Nutzer</text:p>
          </table:table-cell>
          <table:table-cell table:style-name="ce8" table:formula="of:=HYPERLINK(CONCATENATE([.$Q$10]; [.C285]); [.C285])" office:value-type="string" office:string-value="Nutzer">
            <text:p>Nutzer</text:p>
          </table:table-cell>
          <table:table-cell table:style-name="ce19" table:formula="of:=HYPERLINK(CONCATENATE([.$Q$12]; [.C285]; [.$Q$13]); [.C285])" office:value-type="string" office:string-value="Nutzer">
            <text:p>Nutz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3" table:formula="of:=HYPERLINK(CONCATENATE([.$Q$2]; [.C286]; [.$Q$3]); [.C286])" office:value-type="string" office:string-value="offen">
            <text:p>offen</text:p>
          </table:table-cell>
          <table:table-cell table:style-name="ce8" table:formula="of:=HYPERLINK(CONCATENATE([.$Q$5]; [.C286]; [.$Q$6]); [.C286])" office:value-type="string" office:string-value="offen">
            <text:p>offen</text:p>
          </table:table-cell>
          <table:table-cell table:style-name="ce8" table:formula="of:=HYPERLINK(CONCATENATE([.$Q$8]; [.C286]); [.C286])" office:value-type="string" office:string-value="offen">
            <text:p>offen</text:p>
          </table:table-cell>
          <table:table-cell table:style-name="ce8" table:formula="of:=HYPERLINK(CONCATENATE([.$Q$10]; [.C286]); [.C286])" office:value-type="string" office:string-value="offen">
            <text:p>offen</text:p>
          </table:table-cell>
          <table:table-cell table:style-name="ce19" table:formula="of:=HYPERLINK(CONCATENATE([.$Q$12]; [.C286]; [.$Q$13]); [.C286])" office:value-type="string" office:string-value="offen">
            <text:p>of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3" table:formula="of:=HYPERLINK(CONCATENATE([.$Q$2]; [.C287]; [.$Q$3]); [.C287])" office:value-type="string" office:string-value="Orange">
            <text:p>Orange</text:p>
          </table:table-cell>
          <table:table-cell table:style-name="ce8" table:formula="of:=HYPERLINK(CONCATENATE([.$Q$5]; [.C287]; [.$Q$6]); [.C287])" office:value-type="string" office:string-value="Orange">
            <text:p>Orange</text:p>
          </table:table-cell>
          <table:table-cell table:style-name="ce8" table:formula="of:=HYPERLINK(CONCATENATE([.$Q$8]; [.C287]); [.C287])" office:value-type="string" office:string-value="Orange">
            <text:p>Orange</text:p>
          </table:table-cell>
          <table:table-cell table:style-name="ce8" table:formula="of:=HYPERLINK(CONCATENATE([.$Q$10]; [.C287]); [.C287])" office:value-type="string" office:string-value="Orange">
            <text:p>Orange</text:p>
          </table:table-cell>
          <table:table-cell table:style-name="ce19" table:formula="of:=HYPERLINK(CONCATENATE([.$Q$12]; [.C287]; [.$Q$13]); [.C287])" office:value-type="string" office:string-value="Orange">
            <text:p>Orang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3" table:formula="of:=HYPERLINK(CONCATENATE([.$Q$2]; [.C288]; [.$Q$3]); [.C288])" office:value-type="string" office:string-value="original">
            <text:p>original</text:p>
          </table:table-cell>
          <table:table-cell table:style-name="ce8" table:formula="of:=HYPERLINK(CONCATENATE([.$Q$5]; [.C288]; [.$Q$6]); [.C288])" office:value-type="string" office:string-value="original">
            <text:p>original</text:p>
          </table:table-cell>
          <table:table-cell table:style-name="ce8" table:formula="of:=HYPERLINK(CONCATENATE([.$Q$8]; [.C288]); [.C288])" office:value-type="string" office:string-value="original">
            <text:p>original</text:p>
          </table:table-cell>
          <table:table-cell table:style-name="ce8" table:formula="of:=HYPERLINK(CONCATENATE([.$Q$10]; [.C288]); [.C288])" office:value-type="string" office:string-value="original">
            <text:p>original</text:p>
          </table:table-cell>
          <table:table-cell table:style-name="ce19" table:formula="of:=HYPERLINK(CONCATENATE([.$Q$12]; [.C288]; [.$Q$13]); [.C288])" office:value-type="string" office:string-value="original">
            <text:p>origin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89]; [.$Q$3]); [.C289])" office:value-type="string" office:string-value="öffentlich">
            <text:p>öffentlich</text:p>
          </table:table-cell>
          <table:table-cell table:style-name="ce8" table:formula="of:=HYPERLINK(CONCATENATE([.$Q$5]; [.C289]; [.$Q$6]); [.C289])" office:value-type="string" office:string-value="öffentlich">
            <text:p>öffentlich</text:p>
          </table:table-cell>
          <table:table-cell table:style-name="ce8" table:formula="of:=HYPERLINK(CONCATENATE([.$Q$8]; [.C289]); [.C289])" office:value-type="string" office:string-value="öffentlich">
            <text:p>öffentlich</text:p>
          </table:table-cell>
          <table:table-cell table:style-name="ce8" table:formula="of:=HYPERLINK(CONCATENATE([.$Q$10]; [.C289]); [.C289])" office:value-type="string" office:string-value="öffentlich">
            <text:p>öffentlich</text:p>
          </table:table-cell>
          <table:table-cell table:style-name="ce19" table:formula="of:=HYPERLINK(CONCATENATE([.$Q$12]; [.C289]; [.$Q$13]); [.C289])" office:value-type="string" office:string-value="öffentlich">
            <text:p>öffent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90]; [.$Q$3]); [.C290])" office:value-type="string" office:string-value="Öffentlichkeit">
            <text:p>Öffentlichkeit</text:p>
          </table:table-cell>
          <table:table-cell table:style-name="ce8" table:formula="of:=HYPERLINK(CONCATENATE([.$Q$5]; [.C290]; [.$Q$6]); [.C290])" office:value-type="string" office:string-value="Öffentlichkeit">
            <text:p>Öffentlichkeit</text:p>
          </table:table-cell>
          <table:table-cell table:style-name="ce8" table:formula="of:=HYPERLINK(CONCATENATE([.$Q$8]; [.C290]); [.C290])" office:value-type="string" office:string-value="Öffentlichkeit">
            <text:p>Öffentlichkeit</text:p>
          </table:table-cell>
          <table:table-cell table:style-name="ce8" table:formula="of:=HYPERLINK(CONCATENATE([.$Q$10]; [.C290]); [.C290])" office:value-type="string" office:string-value="Öffentlichkeit">
            <text:p>Öffentlichkeit</text:p>
          </table:table-cell>
          <table:table-cell table:style-name="ce19" table:formula="of:=HYPERLINK(CONCATENATE([.$Q$12]; [.C290]; [.$Q$13]); [.C290])" office:value-type="string" office:string-value="Öffentlichkeit">
            <text:p>Öffentlichke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3" table:formula="of:=HYPERLINK(CONCATENATE([.$Q$2]; [.C291]; [.$Q$3]); [.C291])" office:value-type="string" office:string-value="Paar">
            <text:p>Paar</text:p>
          </table:table-cell>
          <table:table-cell table:style-name="ce8" table:formula="of:=HYPERLINK(CONCATENATE([.$Q$5]; [.C291]; [.$Q$6]); [.C291])" office:value-type="string" office:string-value="Paar">
            <text:p>Paar</text:p>
          </table:table-cell>
          <table:table-cell table:style-name="ce8" table:formula="of:=HYPERLINK(CONCATENATE([.$Q$8]; [.C291]); [.C291])" office:value-type="string" office:string-value="Paar">
            <text:p>Paar</text:p>
          </table:table-cell>
          <table:table-cell table:style-name="ce8" table:formula="of:=HYPERLINK(CONCATENATE([.$Q$10]; [.C291]); [.C291])" office:value-type="string" office:string-value="Paar">
            <text:p>Paar</text:p>
          </table:table-cell>
          <table:table-cell table:style-name="ce19" table:formula="of:=HYPERLINK(CONCATENATE([.$Q$12]; [.C291]; [.$Q$13]); [.C291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3" table:formula="of:=HYPERLINK(CONCATENATE([.$Q$2]; [.C292]; [.$Q$3]); [.C292])" office:value-type="string" office:string-value="paar">
            <text:p>paar</text:p>
          </table:table-cell>
          <table:table-cell table:style-name="ce8" table:formula="of:=HYPERLINK(CONCATENATE([.$Q$5]; [.C292]; [.$Q$6]); [.C292])" office:value-type="string" office:string-value="paar">
            <text:p>paar</text:p>
          </table:table-cell>
          <table:table-cell table:style-name="ce8" table:formula="of:=HYPERLINK(CONCATENATE([.$Q$8]; [.C292]); [.C292])" office:value-type="string" office:string-value="paar">
            <text:p>paar</text:p>
          </table:table-cell>
          <table:table-cell table:style-name="ce8" table:formula="of:=HYPERLINK(CONCATENATE([.$Q$10]; [.C292]); [.C292])" office:value-type="string" office:string-value="paar">
            <text:p>paar</text:p>
          </table:table-cell>
          <table:table-cell table:style-name="ce19" table:formula="of:=HYPERLINK(CONCATENATE([.$Q$12]; [.C292]; [.$Q$13]); [.C292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3" table:formula="of:=HYPERLINK(CONCATENATE([.$Q$2]; [.C293]; [.$Q$3]); [.C293])" office:value-type="string" office:string-value="Partner">
            <text:p>Partner</text:p>
          </table:table-cell>
          <table:table-cell table:style-name="ce8" table:formula="of:=HYPERLINK(CONCATENATE([.$Q$5]; [.C293]; [.$Q$6]); [.C293])" office:value-type="string" office:string-value="Partner">
            <text:p>Partner</text:p>
          </table:table-cell>
          <table:table-cell table:style-name="ce8" table:formula="of:=HYPERLINK(CONCATENATE([.$Q$8]; [.C293]); [.C293])" office:value-type="string" office:string-value="Partner">
            <text:p>Partner</text:p>
          </table:table-cell>
          <table:table-cell table:style-name="ce8" table:formula="of:=HYPERLINK(CONCATENATE([.$Q$10]; [.C293]); [.C293])" office:value-type="string" office:string-value="Partner">
            <text:p>Partner</text:p>
          </table:table-cell>
          <table:table-cell table:style-name="ce19" table:formula="of:=HYPERLINK(CONCATENATE([.$Q$12]; [.C293]; [.$Q$13]); [.C293])" office:value-type="string" office:string-value="Partner">
            <text:p>Partn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3" table:formula="of:=HYPERLINK(CONCATENATE([.$Q$2]; [.C294]; [.$Q$3]); [.C294])" office:value-type="string" office:string-value="perfekt">
            <text:p>perfekt</text:p>
          </table:table-cell>
          <table:table-cell table:style-name="ce8" table:formula="of:=HYPERLINK(CONCATENATE([.$Q$5]; [.C294]; [.$Q$6]); [.C294])" office:value-type="string" office:string-value="perfekt">
            <text:p>perfekt</text:p>
          </table:table-cell>
          <table:table-cell table:style-name="ce8" table:formula="of:=HYPERLINK(CONCATENATE([.$Q$8]; [.C294]); [.C294])" office:value-type="string" office:string-value="perfekt">
            <text:p>perfekt</text:p>
          </table:table-cell>
          <table:table-cell table:style-name="ce8" table:formula="of:=HYPERLINK(CONCATENATE([.$Q$10]; [.C294]); [.C294])" office:value-type="string" office:string-value="perfekt">
            <text:p>perfekt</text:p>
          </table:table-cell>
          <table:table-cell table:style-name="ce19" table:formula="of:=HYPERLINK(CONCATENATE([.$Q$12]; [.C294]; [.$Q$13]); [.C294])" office:value-type="string" office:string-value="perfekt">
            <text:p>perfek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3" table:formula="of:=HYPERLINK(CONCATENATE([.$Q$2]; [.C295]; [.$Q$3]); [.C295])" office:value-type="string" office:string-value="Person">
            <text:p>Person</text:p>
          </table:table-cell>
          <table:table-cell table:style-name="ce8" table:formula="of:=HYPERLINK(CONCATENATE([.$Q$5]; [.C295]; [.$Q$6]); [.C295])" office:value-type="string" office:string-value="Person">
            <text:p>Person</text:p>
          </table:table-cell>
          <table:table-cell table:style-name="ce8" table:formula="of:=HYPERLINK(CONCATENATE([.$Q$8]; [.C295]); [.C295])" office:value-type="string" office:string-value="Person">
            <text:p>Person</text:p>
          </table:table-cell>
          <table:table-cell table:style-name="ce8" table:formula="of:=HYPERLINK(CONCATENATE([.$Q$10]; [.C295]); [.C295])" office:value-type="string" office:string-value="Person">
            <text:p>Person</text:p>
          </table:table-cell>
          <table:table-cell table:style-name="ce19" table:formula="of:=HYPERLINK(CONCATENATE([.$Q$12]; [.C295]; [.$Q$13]); [.C295])" office:value-type="string" office:string-value="Person">
            <text:p>Pers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3" table:formula="of:=HYPERLINK(CONCATENATE([.$Q$2]; [.C296]; [.$Q$3]); [.C296])" office:value-type="string" office:string-value="Personal">
            <text:p>Personal</text:p>
          </table:table-cell>
          <table:table-cell table:style-name="ce8" table:formula="of:=HYPERLINK(CONCATENATE([.$Q$5]; [.C296]; [.$Q$6]); [.C296])" office:value-type="string" office:string-value="Personal">
            <text:p>Personal</text:p>
          </table:table-cell>
          <table:table-cell table:style-name="ce8" table:formula="of:=HYPERLINK(CONCATENATE([.$Q$8]; [.C296]); [.C296])" office:value-type="string" office:string-value="Personal">
            <text:p>Personal</text:p>
          </table:table-cell>
          <table:table-cell table:style-name="ce8" table:formula="of:=HYPERLINK(CONCATENATE([.$Q$10]; [.C296]); [.C296])" office:value-type="string" office:string-value="Personal">
            <text:p>Personal</text:p>
          </table:table-cell>
          <table:table-cell table:style-name="ce19" table:formula="of:=HYPERLINK(CONCATENATE([.$Q$12]; [.C296]; [.$Q$13]); [.C296])" office:value-type="string" office:string-value="Personal">
            <text:p>Person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3" table:formula="of:=HYPERLINK(CONCATENATE([.$Q$2]; [.C297]; [.$Q$3]); [.C297])" office:value-type="string" office:string-value="persönlich">
            <text:p>persönlich</text:p>
          </table:table-cell>
          <table:table-cell table:style-name="ce8" table:formula="of:=HYPERLINK(CONCATENATE([.$Q$5]; [.C297]; [.$Q$6]); [.C297])" office:value-type="string" office:string-value="persönlich">
            <text:p>persönlich</text:p>
          </table:table-cell>
          <table:table-cell table:style-name="ce8" table:formula="of:=HYPERLINK(CONCATENATE([.$Q$8]; [.C297]); [.C297])" office:value-type="string" office:string-value="persönlich">
            <text:p>persönlich</text:p>
          </table:table-cell>
          <table:table-cell table:style-name="ce8" table:formula="of:=HYPERLINK(CONCATENATE([.$Q$10]; [.C297]); [.C297])" office:value-type="string" office:string-value="persönlich">
            <text:p>persönlich</text:p>
          </table:table-cell>
          <table:table-cell table:style-name="ce19" table:formula="of:=HYPERLINK(CONCATENATE([.$Q$12]; [.C297]; [.$Q$13]); [.C297])" office:value-type="string" office:string-value="persönlich">
            <text:p>persön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3" table:formula="of:=HYPERLINK(CONCATENATE([.$Q$2]; [.C298]; [.$Q$3]); [.C298])" office:value-type="string" office:string-value="Pferd">
            <text:p>Pferd</text:p>
          </table:table-cell>
          <table:table-cell table:style-name="ce8" table:formula="of:=HYPERLINK(CONCATENATE([.$Q$5]; [.C298]; [.$Q$6]); [.C298])" office:value-type="string" office:string-value="Pferd">
            <text:p>Pferd</text:p>
          </table:table-cell>
          <table:table-cell table:style-name="ce8" table:formula="of:=HYPERLINK(CONCATENATE([.$Q$8]; [.C298]); [.C298])" office:value-type="string" office:string-value="Pferd">
            <text:p>Pferd</text:p>
          </table:table-cell>
          <table:table-cell table:style-name="ce8" table:formula="of:=HYPERLINK(CONCATENATE([.$Q$10]; [.C298]); [.C298])" office:value-type="string" office:string-value="Pferd">
            <text:p>Pferd</text:p>
          </table:table-cell>
          <table:table-cell table:style-name="ce19" table:formula="of:=HYPERLINK(CONCATENATE([.$Q$12]; [.C298]; [.$Q$13]); [.C298])" office:value-type="string" office:string-value="Pferd">
            <text:p>Pfer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3" table:formula="of:=HYPERLINK(CONCATENATE([.$Q$2]; [.C299]; [.$Q$3]); [.C299])" office:value-type="string" office:string-value="plötzlich">
            <text:p>plötzlich</text:p>
          </table:table-cell>
          <table:table-cell table:style-name="ce8" table:formula="of:=HYPERLINK(CONCATENATE([.$Q$5]; [.C299]; [.$Q$6]); [.C299])" office:value-type="string" office:string-value="plötzlich">
            <text:p>plötzlich</text:p>
          </table:table-cell>
          <table:table-cell table:style-name="ce8" table:formula="of:=HYPERLINK(CONCATENATE([.$Q$8]; [.C299]); [.C299])" office:value-type="string" office:string-value="plötzlich">
            <text:p>plötzlich</text:p>
          </table:table-cell>
          <table:table-cell table:style-name="ce8" table:formula="of:=HYPERLINK(CONCATENATE([.$Q$10]; [.C299]); [.C299])" office:value-type="string" office:string-value="plötzlich">
            <text:p>plötzlich</text:p>
          </table:table-cell>
          <table:table-cell table:style-name="ce19" table:formula="of:=HYPERLINK(CONCATENATE([.$Q$12]; [.C299]; [.$Q$13]); [.C299])" office:value-type="string" office:string-value="plötzlich">
            <text:p>plötz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3" table:formula="of:=HYPERLINK(CONCATENATE([.$Q$2]; [.C300]; [.$Q$3]); [.C300])" office:value-type="string" office:string-value="positiv">
            <text:p>positiv</text:p>
          </table:table-cell>
          <table:table-cell table:style-name="ce8" table:formula="of:=HYPERLINK(CONCATENATE([.$Q$5]; [.C300]; [.$Q$6]); [.C300])" office:value-type="string" office:string-value="positiv">
            <text:p>positiv</text:p>
          </table:table-cell>
          <table:table-cell table:style-name="ce8" table:formula="of:=HYPERLINK(CONCATENATE([.$Q$8]; [.C300]); [.C300])" office:value-type="string" office:string-value="positiv">
            <text:p>positiv</text:p>
          </table:table-cell>
          <table:table-cell table:style-name="ce8" table:formula="of:=HYPERLINK(CONCATENATE([.$Q$10]; [.C300]); [.C300])" office:value-type="string" office:string-value="positiv">
            <text:p>positiv</text:p>
          </table:table-cell>
          <table:table-cell table:style-name="ce19" table:formula="of:=HYPERLINK(CONCATENATE([.$Q$12]; [.C300]; [.$Q$13]); [.C300])" office:value-type="string" office:string-value="positiv">
            <text:p>positiv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3" table:formula="of:=HYPERLINK(CONCATENATE([.$Q$2]; [.C301]; [.$Q$3]); [.C301])" office:value-type="string" office:string-value="Posten">
            <text:p>Posten</text:p>
          </table:table-cell>
          <table:table-cell table:style-name="ce8" table:formula="of:=HYPERLINK(CONCATENATE([.$Q$5]; [.C301]; [.$Q$6]); [.C301])" office:value-type="string" office:string-value="Posten">
            <text:p>Posten</text:p>
          </table:table-cell>
          <table:table-cell table:style-name="ce8" table:formula="of:=HYPERLINK(CONCATENATE([.$Q$8]; [.C301]); [.C301])" office:value-type="string" office:string-value="Posten">
            <text:p>Posten</text:p>
          </table:table-cell>
          <table:table-cell table:style-name="ce8" table:formula="of:=HYPERLINK(CONCATENATE([.$Q$10]; [.C301]); [.C301])" office:value-type="string" office:string-value="Posten">
            <text:p>Posten</text:p>
          </table:table-cell>
          <table:table-cell table:style-name="ce19" table:formula="of:=HYPERLINK(CONCATENATE([.$Q$12]; [.C301]; [.$Q$13]); [.C301])" office:value-type="string" office:string-value="Posten">
            <text:p>Post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3" table:formula="of:=HYPERLINK(CONCATENATE([.$Q$2]; [.C302]; [.$Q$3]); [.C302])" office:value-type="string" office:string-value="praktisch">
            <text:p>praktisch</text:p>
          </table:table-cell>
          <table:table-cell table:style-name="ce8" table:formula="of:=HYPERLINK(CONCATENATE([.$Q$5]; [.C302]; [.$Q$6]); [.C302])" office:value-type="string" office:string-value="praktisch">
            <text:p>praktisch</text:p>
          </table:table-cell>
          <table:table-cell table:style-name="ce8" table:formula="of:=HYPERLINK(CONCATENATE([.$Q$8]; [.C302]); [.C302])" office:value-type="string" office:string-value="praktisch">
            <text:p>praktisch</text:p>
          </table:table-cell>
          <table:table-cell table:style-name="ce8" table:formula="of:=HYPERLINK(CONCATENATE([.$Q$10]; [.C302]); [.C302])" office:value-type="string" office:string-value="praktisch">
            <text:p>praktisch</text:p>
          </table:table-cell>
          <table:table-cell table:style-name="ce19" table:formula="of:=HYPERLINK(CONCATENATE([.$Q$12]; [.C302]; [.$Q$13]); [.C302])" office:value-type="string" office:string-value="praktisch">
            <text:p>prak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3" table:formula="of:=HYPERLINK(CONCATENATE([.$Q$2]; [.C303]; [.$Q$3]); [.C303])" office:value-type="string" office:string-value="Präsident">
            <text:p>Präsident</text:p>
          </table:table-cell>
          <table:table-cell table:style-name="ce8" table:formula="of:=HYPERLINK(CONCATENATE([.$Q$5]; [.C303]; [.$Q$6]); [.C303])" office:value-type="string" office:string-value="Präsident">
            <text:p>Präsident</text:p>
          </table:table-cell>
          <table:table-cell table:style-name="ce8" table:formula="of:=HYPERLINK(CONCATENATE([.$Q$8]; [.C303]); [.C303])" office:value-type="string" office:string-value="Präsident">
            <text:p>Präsident</text:p>
          </table:table-cell>
          <table:table-cell table:style-name="ce8" table:formula="of:=HYPERLINK(CONCATENATE([.$Q$10]; [.C303]); [.C303])" office:value-type="string" office:string-value="Präsident">
            <text:p>Präsident</text:p>
          </table:table-cell>
          <table:table-cell table:style-name="ce19" table:formula="of:=HYPERLINK(CONCATENATE([.$Q$12]; [.C303]; [.$Q$13]); [.C303])" office:value-type="string" office:string-value="Präsident">
            <text:p>Präside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3" table:formula="of:=HYPERLINK(CONCATENATE([.$Q$2]; [.C304]; [.$Q$3]); [.C304])" office:value-type="string" office:string-value="prinzipiell">
            <text:p>prinzipiell</text:p>
          </table:table-cell>
          <table:table-cell table:style-name="ce8" table:formula="of:=HYPERLINK(CONCATENATE([.$Q$5]; [.C304]; [.$Q$6]); [.C304])" office:value-type="string" office:string-value="prinzipiell">
            <text:p>prinzipiell</text:p>
          </table:table-cell>
          <table:table-cell table:style-name="ce8" table:formula="of:=HYPERLINK(CONCATENATE([.$Q$8]; [.C304]); [.C304])" office:value-type="string" office:string-value="prinzipiell">
            <text:p>prinzipiell</text:p>
          </table:table-cell>
          <table:table-cell table:style-name="ce8" table:formula="of:=HYPERLINK(CONCATENATE([.$Q$10]; [.C304]); [.C304])" office:value-type="string" office:string-value="prinzipiell">
            <text:p>prinzipiell</text:p>
          </table:table-cell>
          <table:table-cell table:style-name="ce19" table:formula="of:=HYPERLINK(CONCATENATE([.$Q$12]; [.C304]; [.$Q$13]); [.C304])" office:value-type="string" office:string-value="prinzipiell">
            <text:p>prinzipie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3" table:formula="of:=HYPERLINK(CONCATENATE([.$Q$2]; [.C305]; [.$Q$3]); [.C305])" office:value-type="string" office:string-value="privat">
            <text:p>privat</text:p>
          </table:table-cell>
          <table:table-cell table:style-name="ce8" table:formula="of:=HYPERLINK(CONCATENATE([.$Q$5]; [.C305]; [.$Q$6]); [.C305])" office:value-type="string" office:string-value="privat">
            <text:p>privat</text:p>
          </table:table-cell>
          <table:table-cell table:style-name="ce8" table:formula="of:=HYPERLINK(CONCATENATE([.$Q$8]; [.C305]); [.C305])" office:value-type="string" office:string-value="privat">
            <text:p>privat</text:p>
          </table:table-cell>
          <table:table-cell table:style-name="ce8" table:formula="of:=HYPERLINK(CONCATENATE([.$Q$10]; [.C305]); [.C305])" office:value-type="string" office:string-value="privat">
            <text:p>privat</text:p>
          </table:table-cell>
          <table:table-cell table:style-name="ce19" table:formula="of:=HYPERLINK(CONCATENATE([.$Q$12]; [.C305]; [.$Q$13]); [.C305])" office:value-type="string" office:string-value="privat">
            <text:p>priva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3" table:formula="of:=HYPERLINK(CONCATENATE([.$Q$2]; [.C306]; [.$Q$3]); [.C306])" office:value-type="string" office:string-value="Professor">
            <text:p>Professor</text:p>
          </table:table-cell>
          <table:table-cell table:style-name="ce8" table:formula="of:=HYPERLINK(CONCATENATE([.$Q$5]; [.C306]; [.$Q$6]); [.C306])" office:value-type="string" office:string-value="Professor">
            <text:p>Professor</text:p>
          </table:table-cell>
          <table:table-cell table:style-name="ce8" table:formula="of:=HYPERLINK(CONCATENATE([.$Q$8]; [.C306]); [.C306])" office:value-type="string" office:string-value="Professor">
            <text:p>Professor</text:p>
          </table:table-cell>
          <table:table-cell table:style-name="ce8" table:formula="of:=HYPERLINK(CONCATENATE([.$Q$10]; [.C306]); [.C306])" office:value-type="string" office:string-value="Professor">
            <text:p>Professor</text:p>
          </table:table-cell>
          <table:table-cell table:style-name="ce19" table:formula="of:=HYPERLINK(CONCATENATE([.$Q$12]; [.C306]; [.$Q$13]); [.C306])" office:value-type="string" office:string-value="Professor">
            <text:p>Professo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3" table:formula="of:=HYPERLINK(CONCATENATE([.$Q$2]; [.C307]; [.$Q$3]); [.C307])" office:value-type="string" office:string-value="Prozent">
            <text:p>Prozent</text:p>
          </table:table-cell>
          <table:table-cell table:style-name="ce8" table:formula="of:=HYPERLINK(CONCATENATE([.$Q$5]; [.C307]; [.$Q$6]); [.C307])" office:value-type="string" office:string-value="Prozent">
            <text:p>Prozent</text:p>
          </table:table-cell>
          <table:table-cell table:style-name="ce8" table:formula="of:=HYPERLINK(CONCATENATE([.$Q$8]; [.C307]); [.C307])" office:value-type="string" office:string-value="Prozent">
            <text:p>Prozent</text:p>
          </table:table-cell>
          <table:table-cell table:style-name="ce8" table:formula="of:=HYPERLINK(CONCATENATE([.$Q$10]; [.C307]); [.C307])" office:value-type="string" office:string-value="Prozent">
            <text:p>Prozent</text:p>
          </table:table-cell>
          <table:table-cell table:style-name="ce19" table:formula="of:=HYPERLINK(CONCATENATE([.$Q$12]; [.C307]; [.$Q$13]); [.C307])" office:value-type="string" office:string-value="Prozent">
            <text:p>Prozen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as</text:p>
          </table:table-cell>
          <table:table-cell table:style-name="ce5"/>
          <table:table-cell table:style-name="ce5" office:value-type="string">
            <text:p>Publikum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n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udience</text:p>
          </table:table-cell>
          <table:table-cell table:style-name="ce5"/>
          <table:table-cell table:style-name="ce14" table:formula="of:=HYPERLINK(CONCATENATE([.$Q$2]; [.C308]; [.$Q$3]); [.C308])" office:value-type="string" office:string-value="Publikum">
            <text:p>Publikum</text:p>
          </table:table-cell>
          <table:table-cell table:style-name="ce14" table:formula="of:=HYPERLINK(CONCATENATE([.$Q$5]; [.C308]; [.$Q$6]); [.C308])" office:value-type="string" office:string-value="Publikum">
            <text:p>Publikum</text:p>
          </table:table-cell>
          <table:table-cell table:style-name="ce8" table:formula="of:=HYPERLINK(CONCATENATE([.$Q$8]; [.C308]); [.C308])" office:value-type="string" office:string-value="Publikum">
            <text:p>Publikum</text:p>
          </table:table-cell>
          <table:table-cell table:style-name="ce8" table:formula="of:=HYPERLINK(CONCATENATE([.$Q$10]; [.C308]); [.C308])" office:value-type="string" office:string-value="Publikum">
            <text:p>Publikum</text:p>
          </table:table-cell>
          <table:table-cell table:style-name="ce19" table:formula="of:=HYPERLINK(CONCATENATE([.$Q$12]; [.C308]; [.$Q$13]); [.C308])" office:value-type="string" office:string-value="Publikum">
            <text:p>Publiku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3" table:formula="of:=HYPERLINK(CONCATENATE([.$Q$2]; [.C309]; [.$Q$3]); [.C309])" office:value-type="string" office:string-value="Quote">
            <text:p>Quote</text:p>
          </table:table-cell>
          <table:table-cell table:style-name="ce8" table:formula="of:=HYPERLINK(CONCATENATE([.$Q$5]; [.C309]; [.$Q$6]); [.C309])" office:value-type="string" office:string-value="Quote">
            <text:p>Quote</text:p>
          </table:table-cell>
          <table:table-cell table:style-name="ce8" table:formula="of:=HYPERLINK(CONCATENATE([.$Q$8]; [.C309]); [.C309])" office:value-type="string" office:string-value="Quote">
            <text:p>Quote</text:p>
          </table:table-cell>
          <table:table-cell table:style-name="ce8" table:formula="of:=HYPERLINK(CONCATENATE([.$Q$10]; [.C309]); [.C309])" office:value-type="string" office:string-value="Quote">
            <text:p>Quote</text:p>
          </table:table-cell>
          <table:table-cell table:style-name="ce19" table:formula="of:=HYPERLINK(CONCATENATE([.$Q$12]; [.C309]; [.$Q$13]); [.C309])" office:value-type="string" office:string-value="Quote">
            <text:p>Quot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3" table:formula="of:=HYPERLINK(CONCATENATE([.$Q$2]; [.C310]; [.$Q$3]); [.C310])" office:value-type="string" office:string-value="Ratgeber">
            <text:p>Ratgeber</text:p>
          </table:table-cell>
          <table:table-cell table:style-name="ce8" table:formula="of:=HYPERLINK(CONCATENATE([.$Q$5]; [.C310]; [.$Q$6]); [.C310])" office:value-type="string" office:string-value="Ratgeber">
            <text:p>Ratgeber</text:p>
          </table:table-cell>
          <table:table-cell table:style-name="ce8" table:formula="of:=HYPERLINK(CONCATENATE([.$Q$8]; [.C310]); [.C310])" office:value-type="string" office:string-value="Ratgeber">
            <text:p>Ratgeber</text:p>
          </table:table-cell>
          <table:table-cell table:style-name="ce8" table:formula="of:=HYPERLINK(CONCATENATE([.$Q$10]; [.C310]); [.C310])" office:value-type="string" office:string-value="Ratgeber">
            <text:p>Ratgeber</text:p>
          </table:table-cell>
          <table:table-cell table:style-name="ce19" table:formula="of:=HYPERLINK(CONCATENATE([.$Q$12]; [.C310]; [.$Q$13]); [.C310])" office:value-type="string" office:string-value="Ratgeber">
            <text:p>Rat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3" table:formula="of:=HYPERLINK(CONCATENATE([.$Q$2]; [.C311]; [.$Q$3]); [.C311])" office:value-type="string" office:string-value="Raum">
            <text:p>Raum</text:p>
          </table:table-cell>
          <table:table-cell table:style-name="ce8" table:formula="of:=HYPERLINK(CONCATENATE([.$Q$5]; [.C311]; [.$Q$6]); [.C311])" office:value-type="string" office:string-value="Raum">
            <text:p>Raum</text:p>
          </table:table-cell>
          <table:table-cell table:style-name="ce8" table:formula="of:=HYPERLINK(CONCATENATE([.$Q$8]; [.C311]); [.C311])" office:value-type="string" office:string-value="Raum">
            <text:p>Raum</text:p>
          </table:table-cell>
          <table:table-cell table:style-name="ce8" table:formula="of:=HYPERLINK(CONCATENATE([.$Q$10]; [.C311]); [.C311])" office:value-type="string" office:string-value="Raum">
            <text:p>Raum</text:p>
          </table:table-cell>
          <table:table-cell table:style-name="ce19" table:formula="of:=HYPERLINK(CONCATENATE([.$Q$12]; [.C311]; [.$Q$13]); [.C311])" office:value-type="string" office:string-value="Raum">
            <text:p>Raum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3" table:formula="of:=HYPERLINK(CONCATENATE([.$Q$2]; [.C312]; [.$Q$3]); [.C312])" office:value-type="string" office:string-value="rechts">
            <text:p>rechts</text:p>
          </table:table-cell>
          <table:table-cell table:style-name="ce8" table:formula="of:=HYPERLINK(CONCATENATE([.$Q$5]; [.C312]; [.$Q$6]); [.C312])" office:value-type="string" office:string-value="rechts">
            <text:p>rechts</text:p>
          </table:table-cell>
          <table:table-cell table:style-name="ce8" table:formula="of:=HYPERLINK(CONCATENATE([.$Q$8]; [.C312]); [.C312])" office:value-type="string" office:string-value="rechts">
            <text:p>rechts</text:p>
          </table:table-cell>
          <table:table-cell table:style-name="ce8" table:formula="of:=HYPERLINK(CONCATENATE([.$Q$10]; [.C312]); [.C312])" office:value-type="string" office:string-value="rechts">
            <text:p>rechts</text:p>
          </table:table-cell>
          <table:table-cell table:style-name="ce19" table:formula="of:=HYPERLINK(CONCATENATE([.$Q$12]; [.C312]; [.$Q$13]); [.C312])" office:value-type="string" office:string-value="rechts">
            <text:p>recht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3" table:formula="of:=HYPERLINK(CONCATENATE([.$Q$2]; [.C313]; [.$Q$3]); [.C313])" office:value-type="string" office:string-value="regional">
            <text:p>regional</text:p>
          </table:table-cell>
          <table:table-cell table:style-name="ce8" table:formula="of:=HYPERLINK(CONCATENATE([.$Q$5]; [.C313]; [.$Q$6]); [.C313])" office:value-type="string" office:string-value="regional">
            <text:p>regional</text:p>
          </table:table-cell>
          <table:table-cell table:style-name="ce8" table:formula="of:=HYPERLINK(CONCATENATE([.$Q$8]; [.C313]); [.C313])" office:value-type="string" office:string-value="regional">
            <text:p>regional</text:p>
          </table:table-cell>
          <table:table-cell table:style-name="ce8" table:formula="of:=HYPERLINK(CONCATENATE([.$Q$10]; [.C313]); [.C313])" office:value-type="string" office:string-value="regional">
            <text:p>regional</text:p>
          </table:table-cell>
          <table:table-cell table:style-name="ce19" table:formula="of:=HYPERLINK(CONCATENATE([.$Q$12]; [.C313]; [.$Q$13]); [.C313])" office:value-type="string" office:string-value="regional">
            <text:p>region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3" table:formula="of:=HYPERLINK(CONCATENATE([.$Q$2]; [.C314]; [.$Q$3]); [.C314])" office:value-type="string" office:string-value="reichen">
            <text:p>reichen</text:p>
          </table:table-cell>
          <table:table-cell table:style-name="ce8" table:formula="of:=HYPERLINK(CONCATENATE([.$Q$5]; [.C314]; [.$Q$6]); [.C314])" office:value-type="string" office:string-value="reichen">
            <text:p>reichen</text:p>
          </table:table-cell>
          <table:table-cell table:style-name="ce8" table:formula="of:=HYPERLINK(CONCATENATE([.$Q$8]; [.C314]); [.C314])" office:value-type="string" office:string-value="reichen">
            <text:p>reichen</text:p>
          </table:table-cell>
          <table:table-cell table:style-name="ce8" table:formula="of:=HYPERLINK(CONCATENATE([.$Q$10]; [.C314]); [.C314])" office:value-type="string" office:string-value="reichen">
            <text:p>reichen</text:p>
          </table:table-cell>
          <table:table-cell table:style-name="ce19" table:formula="of:=HYPERLINK(CONCATENATE([.$Q$12]; [.C314]; [.$Q$13]); [.C314])" office:value-type="string" office:string-value="reichen">
            <text:p>rei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3" table:formula="of:=HYPERLINK(CONCATENATE([.$Q$2]; [.C315]; [.$Q$3]); [.C315])" office:value-type="string" office:string-value="Reinigung">
            <text:p>Reinigung</text:p>
          </table:table-cell>
          <table:table-cell table:style-name="ce8" table:formula="of:=HYPERLINK(CONCATENATE([.$Q$5]; [.C315]; [.$Q$6]); [.C315])" office:value-type="string" office:string-value="Reinigung">
            <text:p>Reinigung</text:p>
          </table:table-cell>
          <table:table-cell table:style-name="ce8" table:formula="of:=HYPERLINK(CONCATENATE([.$Q$8]; [.C315]); [.C315])" office:value-type="string" office:string-value="Reinigung">
            <text:p>Reinigung</text:p>
          </table:table-cell>
          <table:table-cell table:style-name="ce8" table:formula="of:=HYPERLINK(CONCATENATE([.$Q$10]; [.C315]); [.C315])" office:value-type="string" office:string-value="Reinigung">
            <text:p>Reinigung</text:p>
          </table:table-cell>
          <table:table-cell table:style-name="ce19" table:formula="of:=HYPERLINK(CONCATENATE([.$Q$12]; [.C315]; [.$Q$13]); [.C315])" office:value-type="string" office:string-value="Reinigung">
            <text:p>Reinig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3" table:formula="of:=HYPERLINK(CONCATENATE([.$Q$2]; [.C316]; [.$Q$3]); [.C316])" office:value-type="string" office:string-value="Reis">
            <text:p>Reis</text:p>
          </table:table-cell>
          <table:table-cell table:style-name="ce8" table:formula="of:=HYPERLINK(CONCATENATE([.$Q$5]; [.C316]; [.$Q$6]); [.C316])" office:value-type="string" office:string-value="Reis">
            <text:p>Reis</text:p>
          </table:table-cell>
          <table:table-cell table:style-name="ce8" table:formula="of:=HYPERLINK(CONCATENATE([.$Q$8]; [.C316]); [.C316])" office:value-type="string" office:string-value="Reis">
            <text:p>Reis</text:p>
          </table:table-cell>
          <table:table-cell table:style-name="ce8" table:formula="of:=HYPERLINK(CONCATENATE([.$Q$10]; [.C316]); [.C316])" office:value-type="string" office:string-value="Reis">
            <text:p>Reis</text:p>
          </table:table-cell>
          <table:table-cell table:style-name="ce19" table:formula="of:=HYPERLINK(CONCATENATE([.$Q$12]; [.C316]; [.$Q$13]); [.C316])" office:value-type="string" office:string-value="Reis">
            <text:p>Rei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3" table:formula="of:=HYPERLINK(CONCATENATE([.$Q$2]; [.C317]; [.$Q$3]); [.C317])" office:value-type="string" office:string-value="Reiseführer">
            <text:p>Reiseführer</text:p>
          </table:table-cell>
          <table:table-cell table:style-name="ce8" table:formula="of:=HYPERLINK(CONCATENATE([.$Q$5]; [.C317]; [.$Q$6]); [.C317])" office:value-type="string" office:string-value="Reiseführer">
            <text:p>Reiseführer</text:p>
          </table:table-cell>
          <table:table-cell table:style-name="ce8" table:formula="of:=HYPERLINK(CONCATENATE([.$Q$8]; [.C317]); [.C317])" office:value-type="string" office:string-value="Reiseführer">
            <text:p>Reiseführer</text:p>
          </table:table-cell>
          <table:table-cell table:style-name="ce8" table:formula="of:=HYPERLINK(CONCATENATE([.$Q$10]; [.C317]); [.C317])" office:value-type="string" office:string-value="Reiseführer">
            <text:p>Reiseführer</text:p>
          </table:table-cell>
          <table:table-cell table:style-name="ce19" table:formula="of:=HYPERLINK(CONCATENATE([.$Q$12]; [.C317]; [.$Q$13]); [.C317])" office:value-type="string" office:string-value="Reiseführer">
            <text:p>Reiseführ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3" table:formula="of:=HYPERLINK(CONCATENATE([.$Q$2]; [.C318]; [.$Q$3]); [.C318])" office:value-type="string" office:string-value="relativ">
            <text:p>relativ</text:p>
          </table:table-cell>
          <table:table-cell table:style-name="ce8" table:formula="of:=HYPERLINK(CONCATENATE([.$Q$5]; [.C318]; [.$Q$6]); [.C318])" office:value-type="string" office:string-value="relativ">
            <text:p>relativ</text:p>
          </table:table-cell>
          <table:table-cell table:style-name="ce8" table:formula="of:=HYPERLINK(CONCATENATE([.$Q$8]; [.C318]); [.C318])" office:value-type="string" office:string-value="relativ">
            <text:p>relativ</text:p>
          </table:table-cell>
          <table:table-cell table:style-name="ce8" table:formula="of:=HYPERLINK(CONCATENATE([.$Q$10]; [.C318]); [.C318])" office:value-type="string" office:string-value="relativ">
            <text:p>relativ</text:p>
          </table:table-cell>
          <table:table-cell table:style-name="ce19" table:formula="of:=HYPERLINK(CONCATENATE([.$Q$12]; [.C318]; [.$Q$13]); [.C318])" office:value-type="string" office:string-value="relativ">
            <text:p>relativ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3" table:formula="of:=HYPERLINK(CONCATENATE([.$Q$2]; [.C319]; [.$Q$3]); [.C319])" office:value-type="string" office:string-value="Restaurant">
            <text:p>Restaurant</text:p>
          </table:table-cell>
          <table:table-cell table:style-name="ce8" table:formula="of:=HYPERLINK(CONCATENATE([.$Q$5]; [.C319]; [.$Q$6]); [.C319])" office:value-type="string" office:string-value="Restaurant">
            <text:p>Restaurant</text:p>
          </table:table-cell>
          <table:table-cell table:style-name="ce8" table:formula="of:=HYPERLINK(CONCATENATE([.$Q$8]; [.C319]); [.C319])" office:value-type="string" office:string-value="Restaurant">
            <text:p>Restaurant</text:p>
          </table:table-cell>
          <table:table-cell table:style-name="ce8" table:formula="of:=HYPERLINK(CONCATENATE([.$Q$10]; [.C319]); [.C319])" office:value-type="string" office:string-value="Restaurant">
            <text:p>Restaurant</text:p>
          </table:table-cell>
          <table:table-cell table:style-name="ce19" table:formula="of:=HYPERLINK(CONCATENATE([.$Q$12]; [.C319]; [.$Q$13]); [.C319])" office:value-type="string" office:string-value="Restaurant">
            <text:p>Restauran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3" table:formula="of:=HYPERLINK(CONCATENATE([.$Q$2]; [.C320]; [.$Q$3]); [.C320])" office:value-type="string" office:string-value="Rezept">
            <text:p>Rezept</text:p>
          </table:table-cell>
          <table:table-cell table:style-name="ce8" table:formula="of:=HYPERLINK(CONCATENATE([.$Q$5]; [.C320]; [.$Q$6]); [.C320])" office:value-type="string" office:string-value="Rezept">
            <text:p>Rezept</text:p>
          </table:table-cell>
          <table:table-cell table:style-name="ce8" table:formula="of:=HYPERLINK(CONCATENATE([.$Q$8]; [.C320]); [.C320])" office:value-type="string" office:string-value="Rezept">
            <text:p>Rezept</text:p>
          </table:table-cell>
          <table:table-cell table:style-name="ce8" table:formula="of:=HYPERLINK(CONCATENATE([.$Q$10]; [.C320]); [.C320])" office:value-type="string" office:string-value="Rezept">
            <text:p>Rezept</text:p>
          </table:table-cell>
          <table:table-cell table:style-name="ce19" table:formula="of:=HYPERLINK(CONCATENATE([.$Q$12]; [.C320]; [.$Q$13]); [.C320])" office:value-type="string" office:string-value="Rezept">
            <text:p>Rezep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3" table:formula="of:=HYPERLINK(CONCATENATE([.$Q$2]; [.C321]; [.$Q$3]); [.C321])" office:value-type="string" office:string-value="Richter">
            <text:p>Richter</text:p>
          </table:table-cell>
          <table:table-cell table:style-name="ce8" table:formula="of:=HYPERLINK(CONCATENATE([.$Q$5]; [.C321]; [.$Q$6]); [.C321])" office:value-type="string" office:string-value="Richter">
            <text:p>Richter</text:p>
          </table:table-cell>
          <table:table-cell table:style-name="ce8" table:formula="of:=HYPERLINK(CONCATENATE([.$Q$8]; [.C321]); [.C321])" office:value-type="string" office:string-value="Richter">
            <text:p>Richter</text:p>
          </table:table-cell>
          <table:table-cell table:style-name="ce8" table:formula="of:=HYPERLINK(CONCATENATE([.$Q$10]; [.C321]); [.C321])" office:value-type="string" office:string-value="Richter">
            <text:p>Richter</text:p>
          </table:table-cell>
          <table:table-cell table:style-name="ce19" table:formula="of:=HYPERLINK(CONCATENATE([.$Q$12]; [.C321]; [.$Q$13]); [.C321])" office:value-type="string" office:string-value="Richter">
            <text:p>Rich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3" table:formula="of:=HYPERLINK(CONCATENATE([.$Q$2]; [.C322]; [.$Q$3]); [.C322])" office:value-type="string" office:string-value="richtig">
            <text:p>richtig</text:p>
          </table:table-cell>
          <table:table-cell table:style-name="ce8" table:formula="of:=HYPERLINK(CONCATENATE([.$Q$5]; [.C322]; [.$Q$6]); [.C322])" office:value-type="string" office:string-value="richtig">
            <text:p>richtig</text:p>
          </table:table-cell>
          <table:table-cell table:style-name="ce8" table:formula="of:=HYPERLINK(CONCATENATE([.$Q$8]; [.C322]); [.C322])" office:value-type="string" office:string-value="richtig">
            <text:p>richtig</text:p>
          </table:table-cell>
          <table:table-cell table:style-name="ce8" table:formula="of:=HYPERLINK(CONCATENATE([.$Q$10]; [.C322]); [.C322])" office:value-type="string" office:string-value="richtig">
            <text:p>richtig</text:p>
          </table:table-cell>
          <table:table-cell table:style-name="ce19" table:formula="of:=HYPERLINK(CONCATENATE([.$Q$12]; [.C322]; [.$Q$13]); [.C322])" office:value-type="string" office:string-value="richtig">
            <text:p>richt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8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3" table:formula="of:=HYPERLINK(CONCATENATE([.$Q$2]; [.C323]; [.$Q$3]); [.C323])" office:value-type="string" office:string-value="Rock">
            <text:p>Rock</text:p>
          </table:table-cell>
          <table:table-cell table:style-name="ce8" table:formula="of:=HYPERLINK(CONCATENATE([.$Q$5]; [.C323]; [.$Q$6]); [.C323])" office:value-type="string" office:string-value="Rock">
            <text:p>Rock</text:p>
          </table:table-cell>
          <table:table-cell table:style-name="ce8" table:formula="of:=HYPERLINK(CONCATENATE([.$Q$8]; [.C323]); [.C323])" office:value-type="string" office:string-value="Rock">
            <text:p>Rock</text:p>
          </table:table-cell>
          <table:table-cell table:style-name="ce8" table:formula="of:=HYPERLINK(CONCATENATE([.$Q$10]; [.C323]); [.C323])" office:value-type="string" office:string-value="Rock">
            <text:p>Rock</text:p>
          </table:table-cell>
          <table:table-cell table:style-name="ce19" table:formula="of:=HYPERLINK(CONCATENATE([.$Q$12]; [.C323]; [.$Q$13]); [.C323])" office:value-type="string" office:string-value="Rock">
            <text:p>Rock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3" table:formula="of:=HYPERLINK(CONCATENATE([.$Q$2]; [.C324]; [.$Q$3]); [.C324])" office:value-type="string" office:string-value="rot">
            <text:p>rot</text:p>
          </table:table-cell>
          <table:table-cell table:style-name="ce8" table:formula="of:=HYPERLINK(CONCATENATE([.$Q$5]; [.C324]; [.$Q$6]); [.C324])" office:value-type="string" office:string-value="rot">
            <text:p>rot</text:p>
          </table:table-cell>
          <table:table-cell table:style-name="ce8" table:formula="of:=HYPERLINK(CONCATENATE([.$Q$8]; [.C324]); [.C324])" office:value-type="string" office:string-value="rot">
            <text:p>rot</text:p>
          </table:table-cell>
          <table:table-cell table:style-name="ce8" table:formula="of:=HYPERLINK(CONCATENATE([.$Q$10]; [.C324]); [.C324])" office:value-type="string" office:string-value="rot">
            <text:p>rot</text:p>
          </table:table-cell>
          <table:table-cell table:style-name="ce19" table:formula="of:=HYPERLINK(CONCATENATE([.$Q$12]; [.C324]; [.$Q$13]); [.C324])" office:value-type="string" office:string-value="rot">
            <text:p>ro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royal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royal</text:p>
          </table:table-cell>
          <table:table-cell table:style-name="ce5"/>
          <table:table-cell table:style-name="ce14" table:formula="of:=HYPERLINK(CONCATENATE([.$Q$2]; [.C325]; [.$Q$3]); [.C325])" office:value-type="string" office:string-value="royal">
            <text:p>royal</text:p>
          </table:table-cell>
          <table:table-cell table:style-name="ce14" table:formula="of:=HYPERLINK(CONCATENATE([.$Q$5]; [.C325]; [.$Q$6]); [.C325])" office:value-type="string" office:string-value="royal">
            <text:p>royal</text:p>
          </table:table-cell>
          <table:table-cell table:style-name="ce8" table:formula="of:=HYPERLINK(CONCATENATE([.$Q$8]; [.C325]); [.C325])" office:value-type="string" office:string-value="royal">
            <text:p>royal</text:p>
          </table:table-cell>
          <table:table-cell table:style-name="ce8" table:formula="of:=HYPERLINK(CONCATENATE([.$Q$10]; [.C325]); [.C325])" office:value-type="string" office:string-value="royal">
            <text:p>royal</text:p>
          </table:table-cell>
          <table:table-cell table:style-name="ce19" table:formula="of:=HYPERLINK(CONCATENATE([.$Q$12]; [.C325]; [.$Q$13]); [.C325])" office:value-type="string" office:string-value="royal">
            <text:p>roy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3" table:formula="of:=HYPERLINK(CONCATENATE([.$Q$2]; [.C326]; [.$Q$3]); [.C326])" office:value-type="string" office:string-value="Saft">
            <text:p>Saft</text:p>
          </table:table-cell>
          <table:table-cell table:style-name="ce8" table:formula="of:=HYPERLINK(CONCATENATE([.$Q$5]; [.C326]; [.$Q$6]); [.C326])" office:value-type="string" office:string-value="Saft">
            <text:p>Saft</text:p>
          </table:table-cell>
          <table:table-cell table:style-name="ce8" table:formula="of:=HYPERLINK(CONCATENATE([.$Q$8]; [.C326]); [.C326])" office:value-type="string" office:string-value="Saft">
            <text:p>Saft</text:p>
          </table:table-cell>
          <table:table-cell table:style-name="ce8" table:formula="of:=HYPERLINK(CONCATENATE([.$Q$10]; [.C326]); [.C326])" office:value-type="string" office:string-value="Saft">
            <text:p>Saft</text:p>
          </table:table-cell>
          <table:table-cell table:style-name="ce19" table:formula="of:=HYPERLINK(CONCATENATE([.$Q$12]; [.C326]; [.$Q$13]); [.C326])" office:value-type="string" office:string-value="Saft">
            <text:p>Sa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3" table:formula="of:=HYPERLINK(CONCATENATE([.$Q$2]; [.C327]; [.$Q$3]); [.C327])" office:value-type="string" office:string-value="Salz">
            <text:p>Salz</text:p>
          </table:table-cell>
          <table:table-cell table:style-name="ce8" table:formula="of:=HYPERLINK(CONCATENATE([.$Q$5]; [.C327]; [.$Q$6]); [.C327])" office:value-type="string" office:string-value="Salz">
            <text:p>Salz</text:p>
          </table:table-cell>
          <table:table-cell table:style-name="ce8" table:formula="of:=HYPERLINK(CONCATENATE([.$Q$8]; [.C327]); [.C327])" office:value-type="string" office:string-value="Salz">
            <text:p>Salz</text:p>
          </table:table-cell>
          <table:table-cell table:style-name="ce8" table:formula="of:=HYPERLINK(CONCATENATE([.$Q$10]; [.C327]); [.C327])" office:value-type="string" office:string-value="Salz">
            <text:p>Salz</text:p>
          </table:table-cell>
          <table:table-cell table:style-name="ce19" table:formula="of:=HYPERLINK(CONCATENATE([.$Q$12]; [.C327]; [.$Q$13]); [.C327])" office:value-type="string" office:string-value="Salz">
            <text:p>Salz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3" table:formula="of:=HYPERLINK(CONCATENATE([.$Q$2]; [.C328]; [.$Q$3]); [.C328])" office:value-type="string" office:string-value="Sandwich">
            <text:p>Sandwich</text:p>
          </table:table-cell>
          <table:table-cell table:style-name="ce8" table:formula="of:=HYPERLINK(CONCATENATE([.$Q$5]; [.C328]; [.$Q$6]); [.C328])" office:value-type="string" office:string-value="Sandwich">
            <text:p>Sandwich</text:p>
          </table:table-cell>
          <table:table-cell table:style-name="ce8" table:formula="of:=HYPERLINK(CONCATENATE([.$Q$8]; [.C328]); [.C328])" office:value-type="string" office:string-value="Sandwich">
            <text:p>Sandwich</text:p>
          </table:table-cell>
          <table:table-cell table:style-name="ce8" table:formula="of:=HYPERLINK(CONCATENATE([.$Q$10]; [.C328]); [.C328])" office:value-type="string" office:string-value="Sandwich">
            <text:p>Sandwich</text:p>
          </table:table-cell>
          <table:table-cell table:style-name="ce19" table:formula="of:=HYPERLINK(CONCATENATE([.$Q$12]; [.C328]; [.$Q$13]); [.C328])" office:value-type="string" office:string-value="Sandwich">
            <text:p>Sandw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3" table:formula="of:=HYPERLINK(CONCATENATE([.$Q$2]; [.C329]; [.$Q$3]); [.C329])" office:value-type="string" office:string-value="Schlaf">
            <text:p>Schlaf</text:p>
          </table:table-cell>
          <table:table-cell table:style-name="ce8" table:formula="of:=HYPERLINK(CONCATENATE([.$Q$5]; [.C329]; [.$Q$6]); [.C329])" office:value-type="string" office:string-value="Schlaf">
            <text:p>Schlaf</text:p>
          </table:table-cell>
          <table:table-cell table:style-name="ce8" table:formula="of:=HYPERLINK(CONCATENATE([.$Q$8]; [.C329]); [.C329])" office:value-type="string" office:string-value="Schlaf">
            <text:p>Schlaf</text:p>
          </table:table-cell>
          <table:table-cell table:style-name="ce8" table:formula="of:=HYPERLINK(CONCATENATE([.$Q$10]; [.C329]); [.C329])" office:value-type="string" office:string-value="Schlaf">
            <text:p>Schlaf</text:p>
          </table:table-cell>
          <table:table-cell table:style-name="ce19" table:formula="of:=HYPERLINK(CONCATENATE([.$Q$12]; [.C329]; [.$Q$13]); [.C329])" office:value-type="string" office:string-value="Schlaf">
            <text:p>Schlaf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3" table:formula="of:=HYPERLINK(CONCATENATE([.$Q$2]; [.C330]; [.$Q$3]); [.C330])" office:value-type="string" office:string-value="schlafen">
            <text:p>schlafen</text:p>
          </table:table-cell>
          <table:table-cell table:style-name="ce8" table:formula="of:=HYPERLINK(CONCATENATE([.$Q$5]; [.C330]; [.$Q$6]); [.C330])" office:value-type="string" office:string-value="schlafen">
            <text:p>schlafen</text:p>
          </table:table-cell>
          <table:table-cell table:style-name="ce8" table:formula="of:=HYPERLINK(CONCATENATE([.$Q$8]; [.C330]); [.C330])" office:value-type="string" office:string-value="schlafen">
            <text:p>schlafen</text:p>
          </table:table-cell>
          <table:table-cell table:style-name="ce8" table:formula="of:=HYPERLINK(CONCATENATE([.$Q$10]; [.C330]); [.C330])" office:value-type="string" office:string-value="schlafen">
            <text:p>schlafen</text:p>
          </table:table-cell>
          <table:table-cell table:style-name="ce19" table:formula="of:=HYPERLINK(CONCATENATE([.$Q$12]; [.C330]; [.$Q$13]); [.C330])" office:value-type="string" office:string-value="schlafen">
            <text:p>schlaf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331]; [.$Q$3]); [.C331])" office:value-type="string" office:string-value="schlecht">
            <text:p>schlecht</text:p>
          </table:table-cell>
          <table:table-cell table:style-name="ce8" table:formula="of:=HYPERLINK(CONCATENATE([.$Q$5]; [.C331]; [.$Q$6]); [.C331])" office:value-type="string" office:string-value="schlecht">
            <text:p>schlecht</text:p>
          </table:table-cell>
          <table:table-cell table:style-name="ce8" table:formula="of:=HYPERLINK(CONCATENATE([.$Q$8]; [.C331]); [.C331])" office:value-type="string" office:string-value="schlecht">
            <text:p>schlecht</text:p>
          </table:table-cell>
          <table:table-cell table:style-name="ce8" table:formula="of:=HYPERLINK(CONCATENATE([.$Q$10]; [.C331]); [.C331])" office:value-type="string" office:string-value="schlecht">
            <text:p>schlecht</text:p>
          </table:table-cell>
          <table:table-cell table:style-name="ce19" table:formula="of:=HYPERLINK(CONCATENATE([.$Q$12]; [.C331]; [.$Q$13]); [.C331])" office:value-type="string" office:string-value="schlecht">
            <text:p>schle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3" table:formula="of:=HYPERLINK(CONCATENATE([.$Q$2]; [.C332]; [.$Q$3]); [.C332])" office:value-type="string" office:string-value="Schlüssel">
            <text:p>Schlüssel</text:p>
          </table:table-cell>
          <table:table-cell table:style-name="ce8" table:formula="of:=HYPERLINK(CONCATENATE([.$Q$5]; [.C332]; [.$Q$6]); [.C332])" office:value-type="string" office:string-value="Schlüssel">
            <text:p>Schlüssel</text:p>
          </table:table-cell>
          <table:table-cell table:style-name="ce8" table:formula="of:=HYPERLINK(CONCATENATE([.$Q$8]; [.C332]); [.C332])" office:value-type="string" office:string-value="Schlüssel">
            <text:p>Schlüssel</text:p>
          </table:table-cell>
          <table:table-cell table:style-name="ce8" table:formula="of:=HYPERLINK(CONCATENATE([.$Q$10]; [.C332]); [.C332])" office:value-type="string" office:string-value="Schlüssel">
            <text:p>Schlüssel</text:p>
          </table:table-cell>
          <table:table-cell table:style-name="ce19" table:formula="of:=HYPERLINK(CONCATENATE([.$Q$12]; [.C332]; [.$Q$13]); [.C332])" office:value-type="string" office:string-value="Schlüssel">
            <text:p>Schlüss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3" table:formula="of:=HYPERLINK(CONCATENATE([.$Q$2]; [.C333]; [.$Q$3]); [.C333])" office:value-type="string" office:string-value="Schmuck">
            <text:p>Schmuck</text:p>
          </table:table-cell>
          <table:table-cell table:style-name="ce8" table:formula="of:=HYPERLINK(CONCATENATE([.$Q$5]; [.C333]; [.$Q$6]); [.C333])" office:value-type="string" office:string-value="Schmuck">
            <text:p>Schmuck</text:p>
          </table:table-cell>
          <table:table-cell table:style-name="ce8" table:formula="of:=HYPERLINK(CONCATENATE([.$Q$8]; [.C333]); [.C333])" office:value-type="string" office:string-value="Schmuck">
            <text:p>Schmuck</text:p>
          </table:table-cell>
          <table:table-cell table:style-name="ce8" table:formula="of:=HYPERLINK(CONCATENATE([.$Q$10]; [.C333]); [.C333])" office:value-type="string" office:string-value="Schmuck">
            <text:p>Schmuck</text:p>
          </table:table-cell>
          <table:table-cell table:style-name="ce19" table:formula="of:=HYPERLINK(CONCATENATE([.$Q$12]; [.C333]; [.$Q$13]); [.C333])" office:value-type="string" office:string-value="Schmuck">
            <text:p>Schmuc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3" table:formula="of:=HYPERLINK(CONCATENATE([.$Q$2]; [.C334]; [.$Q$3]); [.C334])" office:value-type="string" office:string-value="Schneider">
            <text:p>Schneider</text:p>
          </table:table-cell>
          <table:table-cell table:style-name="ce8" table:formula="of:=HYPERLINK(CONCATENATE([.$Q$5]; [.C334]; [.$Q$6]); [.C334])" office:value-type="string" office:string-value="Schneider">
            <text:p>Schneider</text:p>
          </table:table-cell>
          <table:table-cell table:style-name="ce8" table:formula="of:=HYPERLINK(CONCATENATE([.$Q$8]; [.C334]); [.C334])" office:value-type="string" office:string-value="Schneider">
            <text:p>Schneider</text:p>
          </table:table-cell>
          <table:table-cell table:style-name="ce8" table:formula="of:=HYPERLINK(CONCATENATE([.$Q$10]; [.C334]); [.C334])" office:value-type="string" office:string-value="Schneider">
            <text:p>Schneider</text:p>
          </table:table-cell>
          <table:table-cell table:style-name="ce19" table:formula="of:=HYPERLINK(CONCATENATE([.$Q$12]; [.C334]; [.$Q$13]); [.C334])" office:value-type="string" office:string-value="Schneider">
            <text:p>Schneid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3" table:formula="of:=HYPERLINK(CONCATENATE([.$Q$2]; [.C335]; [.$Q$3]); [.C335])" office:value-type="string" office:string-value="schnell">
            <text:p>schnell</text:p>
          </table:table-cell>
          <table:table-cell table:style-name="ce8" table:formula="of:=HYPERLINK(CONCATENATE([.$Q$5]; [.C335]; [.$Q$6]); [.C335])" office:value-type="string" office:string-value="schnell">
            <text:p>schnell</text:p>
          </table:table-cell>
          <table:table-cell table:style-name="ce8" table:formula="of:=HYPERLINK(CONCATENATE([.$Q$8]; [.C335]); [.C335])" office:value-type="string" office:string-value="schnell">
            <text:p>schnell</text:p>
          </table:table-cell>
          <table:table-cell table:style-name="ce8" table:formula="of:=HYPERLINK(CONCATENATE([.$Q$10]; [.C335]); [.C335])" office:value-type="string" office:string-value="schnell">
            <text:p>schnell</text:p>
          </table:table-cell>
          <table:table-cell table:style-name="ce19" table:formula="of:=HYPERLINK(CONCATENATE([.$Q$12]; [.C335]; [.$Q$13]); [.C335])" office:value-type="string" office:string-value="schnell">
            <text:p>schne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3" table:formula="of:=HYPERLINK(CONCATENATE([.$Q$2]; [.C336]; [.$Q$3]); [.C336])" office:value-type="string" office:string-value="schön">
            <text:p>schön</text:p>
          </table:table-cell>
          <table:table-cell table:style-name="ce8" table:formula="of:=HYPERLINK(CONCATENATE([.$Q$5]; [.C336]; [.$Q$6]); [.C336])" office:value-type="string" office:string-value="schön">
            <text:p>schön</text:p>
          </table:table-cell>
          <table:table-cell table:style-name="ce8" table:formula="of:=HYPERLINK(CONCATENATE([.$Q$8]; [.C336]); [.C336])" office:value-type="string" office:string-value="schön">
            <text:p>schön</text:p>
          </table:table-cell>
          <table:table-cell table:style-name="ce8" table:formula="of:=HYPERLINK(CONCATENATE([.$Q$10]; [.C336]); [.C336])" office:value-type="string" office:string-value="schön">
            <text:p>schön</text:p>
          </table:table-cell>
          <table:table-cell table:style-name="ce19" table:formula="of:=HYPERLINK(CONCATENATE([.$Q$12]; [.C336]; [.$Q$13]); [.C336])" office:value-type="string" office:string-value="schön">
            <text:p>schö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3" table:formula="of:=HYPERLINK(CONCATENATE([.$Q$2]; [.C337]; [.$Q$3]); [.C337])" office:value-type="string" office:string-value="schreiben">
            <text:p>schreiben</text:p>
          </table:table-cell>
          <table:table-cell table:style-name="ce8" table:formula="of:=HYPERLINK(CONCATENATE([.$Q$5]; [.C337]; [.$Q$6]); [.C337])" office:value-type="string" office:string-value="schreiben">
            <text:p>schreiben</text:p>
          </table:table-cell>
          <table:table-cell table:style-name="ce8" table:formula="of:=HYPERLINK(CONCATENATE([.$Q$8]; [.C337]); [.C337])" office:value-type="string" office:string-value="schreiben">
            <text:p>schreiben</text:p>
          </table:table-cell>
          <table:table-cell table:style-name="ce8" table:formula="of:=HYPERLINK(CONCATENATE([.$Q$10]; [.C337]); [.C337])" office:value-type="string" office:string-value="schreiben">
            <text:p>schreiben</text:p>
          </table:table-cell>
          <table:table-cell table:style-name="ce19" table:formula="of:=HYPERLINK(CONCATENATE([.$Q$12]; [.C337]; [.$Q$13]); [.C337])" office:value-type="string" office:string-value="schreiben">
            <text:p>schreib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3" table:formula="of:=HYPERLINK(CONCATENATE([.$Q$2]; [.C338]; [.$Q$3]); [.C338])" office:value-type="string" office:string-value="Schuh">
            <text:p>Schuh</text:p>
          </table:table-cell>
          <table:table-cell table:style-name="ce8" table:formula="of:=HYPERLINK(CONCATENATE([.$Q$5]; [.C338]; [.$Q$6]); [.C338])" office:value-type="string" office:string-value="Schuh">
            <text:p>Schuh</text:p>
          </table:table-cell>
          <table:table-cell table:style-name="ce8" table:formula="of:=HYPERLINK(CONCATENATE([.$Q$8]; [.C338]); [.C338])" office:value-type="string" office:string-value="Schuh">
            <text:p>Schuh</text:p>
          </table:table-cell>
          <table:table-cell table:style-name="ce8" table:formula="of:=HYPERLINK(CONCATENATE([.$Q$10]; [.C338]); [.C338])" office:value-type="string" office:string-value="Schuh">
            <text:p>Schuh</text:p>
          </table:table-cell>
          <table:table-cell table:style-name="ce19" table:formula="of:=HYPERLINK(CONCATENATE([.$Q$12]; [.C338]; [.$Q$13]); [.C338])" office:value-type="string" office:string-value="Schuh">
            <text:p>Schu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39]; [.$Q$3]); [.C339])" office:value-type="string" office:string-value="Schüler">
            <text:p>Schüler</text:p>
          </table:table-cell>
          <table:table-cell table:style-name="ce8" table:formula="of:=HYPERLINK(CONCATENATE([.$Q$5]; [.C339]; [.$Q$6]); [.C339])" office:value-type="string" office:string-value="Schüler">
            <text:p>Schüler</text:p>
          </table:table-cell>
          <table:table-cell table:style-name="ce8" table:formula="of:=HYPERLINK(CONCATENATE([.$Q$8]; [.C339]); [.C339])" office:value-type="string" office:string-value="Schüler">
            <text:p>Schüler</text:p>
          </table:table-cell>
          <table:table-cell table:style-name="ce8" table:formula="of:=HYPERLINK(CONCATENATE([.$Q$10]; [.C339]); [.C339])" office:value-type="string" office:string-value="Schüler">
            <text:p>Schüler</text:p>
          </table:table-cell>
          <table:table-cell table:style-name="ce19" table:formula="of:=HYPERLINK(CONCATENATE([.$Q$12]; [.C339]; [.$Q$13]); [.C339])" office:value-type="string" office:string-value="Schüler">
            <text:p>Schül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40]; [.$Q$3]); [.C340])" office:value-type="string" office:string-value="Schülerin">
            <text:p>Schülerin</text:p>
          </table:table-cell>
          <table:table-cell table:style-name="ce8" table:formula="of:=HYPERLINK(CONCATENATE([.$Q$5]; [.C340]; [.$Q$6]); [.C340])" office:value-type="string" office:string-value="Schülerin">
            <text:p>Schülerin</text:p>
          </table:table-cell>
          <table:table-cell table:style-name="ce8" table:formula="of:=HYPERLINK(CONCATENATE([.$Q$8]; [.C340]); [.C340])" office:value-type="string" office:string-value="Schülerin">
            <text:p>Schülerin</text:p>
          </table:table-cell>
          <table:table-cell table:style-name="ce8" table:formula="of:=HYPERLINK(CONCATENATE([.$Q$10]; [.C340]); [.C340])" office:value-type="string" office:string-value="Schülerin">
            <text:p>Schülerin</text:p>
          </table:table-cell>
          <table:table-cell table:style-name="ce19" table:formula="of:=HYPERLINK(CONCATENATE([.$Q$12]; [.C340]; [.$Q$13]); [.C340])" office:value-type="string" office:string-value="Schülerin">
            <text:p>Schüler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3" table:formula="of:=HYPERLINK(CONCATENATE([.$Q$2]; [.C341]; [.$Q$3]); [.C341])" office:value-type="string" office:string-value="schwanger">
            <text:p>schwanger</text:p>
          </table:table-cell>
          <table:table-cell table:style-name="ce8" table:formula="of:=HYPERLINK(CONCATENATE([.$Q$5]; [.C341]; [.$Q$6]); [.C341])" office:value-type="string" office:string-value="schwanger">
            <text:p>schwanger</text:p>
          </table:table-cell>
          <table:table-cell table:style-name="ce8" table:formula="of:=HYPERLINK(CONCATENATE([.$Q$8]; [.C341]); [.C341])" office:value-type="string" office:string-value="schwanger">
            <text:p>schwanger</text:p>
          </table:table-cell>
          <table:table-cell table:style-name="ce8" table:formula="of:=HYPERLINK(CONCATENATE([.$Q$10]; [.C341]); [.C341])" office:value-type="string" office:string-value="schwanger">
            <text:p>schwanger</text:p>
          </table:table-cell>
          <table:table-cell table:style-name="ce19" table:formula="of:=HYPERLINK(CONCATENATE([.$Q$12]; [.C341]; [.$Q$13]); [.C341])" office:value-type="string" office:string-value="schwanger">
            <text:p>schwan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3" table:formula="of:=HYPERLINK(CONCATENATE([.$Q$2]; [.C342]; [.$Q$3]); [.C342])" office:value-type="string" office:string-value="schwarz">
            <text:p>schwarz</text:p>
          </table:table-cell>
          <table:table-cell table:style-name="ce8" table:formula="of:=HYPERLINK(CONCATENATE([.$Q$5]; [.C342]; [.$Q$6]); [.C342])" office:value-type="string" office:string-value="schwarz">
            <text:p>schwarz</text:p>
          </table:table-cell>
          <table:table-cell table:style-name="ce8" table:formula="of:=HYPERLINK(CONCATENATE([.$Q$8]; [.C342]); [.C342])" office:value-type="string" office:string-value="schwarz">
            <text:p>schwarz</text:p>
          </table:table-cell>
          <table:table-cell table:style-name="ce8" table:formula="of:=HYPERLINK(CONCATENATE([.$Q$10]; [.C342]); [.C342])" office:value-type="string" office:string-value="schwarz">
            <text:p>schwarz</text:p>
          </table:table-cell>
          <table:table-cell table:style-name="ce19" table:formula="of:=HYPERLINK(CONCATENATE([.$Q$12]; [.C342]; [.$Q$13]); [.C342])" office:value-type="string" office:string-value="schwarz">
            <text:p>schwarz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3" table:formula="of:=HYPERLINK(CONCATENATE([.$Q$2]; [.C343]; [.$Q$3]); [.C343])" office:value-type="string" office:string-value="schwer">
            <text:p>schwer</text:p>
          </table:table-cell>
          <table:table-cell table:style-name="ce8" table:formula="of:=HYPERLINK(CONCATENATE([.$Q$5]; [.C343]; [.$Q$6]); [.C343])" office:value-type="string" office:string-value="schwer">
            <text:p>schwer</text:p>
          </table:table-cell>
          <table:table-cell table:style-name="ce8" table:formula="of:=HYPERLINK(CONCATENATE([.$Q$8]; [.C343]); [.C343])" office:value-type="string" office:string-value="schwer">
            <text:p>schwer</text:p>
          </table:table-cell>
          <table:table-cell table:style-name="ce8" table:formula="of:=HYPERLINK(CONCATENATE([.$Q$10]; [.C343]); [.C343])" office:value-type="string" office:string-value="schwer">
            <text:p>schwer</text:p>
          </table:table-cell>
          <table:table-cell table:style-name="ce19" table:formula="of:=HYPERLINK(CONCATENATE([.$Q$12]; [.C343]; [.$Q$13]); [.C343])" office:value-type="string" office:string-value="schwer">
            <text:p>schw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3" table:formula="of:=HYPERLINK(CONCATENATE([.$Q$2]; [.C344]; [.$Q$3]); [.C344])" office:value-type="string" office:string-value="Schwester">
            <text:p>Schwester</text:p>
          </table:table-cell>
          <table:table-cell table:style-name="ce8" table:formula="of:=HYPERLINK(CONCATENATE([.$Q$5]; [.C344]; [.$Q$6]); [.C344])" office:value-type="string" office:string-value="Schwester">
            <text:p>Schwester</text:p>
          </table:table-cell>
          <table:table-cell table:style-name="ce8" table:formula="of:=HYPERLINK(CONCATENATE([.$Q$8]; [.C344]); [.C344])" office:value-type="string" office:string-value="Schwester">
            <text:p>Schwester</text:p>
          </table:table-cell>
          <table:table-cell table:style-name="ce8" table:formula="of:=HYPERLINK(CONCATENATE([.$Q$10]; [.C344]); [.C344])" office:value-type="string" office:string-value="Schwester">
            <text:p>Schwester</text:p>
          </table:table-cell>
          <table:table-cell table:style-name="ce19" table:formula="of:=HYPERLINK(CONCATENATE([.$Q$12]; [.C344]; [.$Q$13]); [.C344])" office:value-type="string" office:string-value="Schwester">
            <text:p>Schwe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3" table:formula="of:=HYPERLINK(CONCATENATE([.$Q$2]; [.C345]; [.$Q$3]); [.C345])" office:value-type="string" office:string-value="schwimmen">
            <text:p>schwimmen</text:p>
          </table:table-cell>
          <table:table-cell table:style-name="ce8" table:formula="of:=HYPERLINK(CONCATENATE([.$Q$5]; [.C345]; [.$Q$6]); [.C345])" office:value-type="string" office:string-value="schwimmen">
            <text:p>schwimmen</text:p>
          </table:table-cell>
          <table:table-cell table:style-name="ce8" table:formula="of:=HYPERLINK(CONCATENATE([.$Q$8]; [.C345]); [.C345])" office:value-type="string" office:string-value="schwimmen">
            <text:p>schwimmen</text:p>
          </table:table-cell>
          <table:table-cell table:style-name="ce8" table:formula="of:=HYPERLINK(CONCATENATE([.$Q$10]; [.C345]); [.C345])" office:value-type="string" office:string-value="schwimmen">
            <text:p>schwimmen</text:p>
          </table:table-cell>
          <table:table-cell table:style-name="ce19" table:formula="of:=HYPERLINK(CONCATENATE([.$Q$12]; [.C345]; [.$Q$13]); [.C345])" office:value-type="string" office:string-value="schwimmen">
            <text:p>schwi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3" table:formula="of:=HYPERLINK(CONCATENATE([.$Q$2]; [.C346]; [.$Q$3]); [.C346])" office:value-type="string" office:string-value="sechs">
            <text:p>sechs</text:p>
          </table:table-cell>
          <table:table-cell table:style-name="ce8" table:formula="of:=HYPERLINK(CONCATENATE([.$Q$5]; [.C346]; [.$Q$6]); [.C346])" office:value-type="string" office:string-value="sechs">
            <text:p>sechs</text:p>
          </table:table-cell>
          <table:table-cell table:style-name="ce8" table:formula="of:=HYPERLINK(CONCATENATE([.$Q$8]; [.C346]); [.C346])" office:value-type="string" office:string-value="sechs">
            <text:p>sechs</text:p>
          </table:table-cell>
          <table:table-cell table:style-name="ce8" table:formula="of:=HYPERLINK(CONCATENATE([.$Q$10]; [.C346]); [.C346])" office:value-type="string" office:string-value="sechs">
            <text:p>sechs</text:p>
          </table:table-cell>
          <table:table-cell table:style-name="ce19" table:formula="of:=HYPERLINK(CONCATENATE([.$Q$12]; [.C346]; [.$Q$13]); [.C346])" office:value-type="string" office:string-value="sechs">
            <text:p>sech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3" table:formula="of:=HYPERLINK(CONCATENATE([.$Q$2]; [.C347]; [.$Q$3]); [.C347])" office:value-type="string" office:string-value="sehen">
            <text:p>sehen</text:p>
          </table:table-cell>
          <table:table-cell table:style-name="ce8" table:formula="of:=HYPERLINK(CONCATENATE([.$Q$5]; [.C347]; [.$Q$6]); [.C347])" office:value-type="string" office:string-value="sehen">
            <text:p>sehen</text:p>
          </table:table-cell>
          <table:table-cell table:style-name="ce8" table:formula="of:=HYPERLINK(CONCATENATE([.$Q$8]; [.C347]); [.C347])" office:value-type="string" office:string-value="sehen">
            <text:p>sehen</text:p>
          </table:table-cell>
          <table:table-cell table:style-name="ce8" table:formula="of:=HYPERLINK(CONCATENATE([.$Q$10]; [.C347]); [.C347])" office:value-type="string" office:string-value="sehen">
            <text:p>sehen</text:p>
          </table:table-cell>
          <table:table-cell table:style-name="ce19" table:formula="of:=HYPERLINK(CONCATENATE([.$Q$12]; [.C347]; [.$Q$13]); [.C347])" office:value-type="string" office:string-value="sehen">
            <text:p>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3" table:formula="of:=HYPERLINK(CONCATENATE([.$Q$2]; [.C348]; [.$Q$3]); [.C348])" office:value-type="string" office:string-value="sehr">
            <text:p>sehr</text:p>
          </table:table-cell>
          <table:table-cell table:style-name="ce8" table:formula="of:=HYPERLINK(CONCATENATE([.$Q$5]; [.C348]; [.$Q$6]); [.C348])" office:value-type="string" office:string-value="sehr">
            <text:p>sehr</text:p>
          </table:table-cell>
          <table:table-cell table:style-name="ce8" table:formula="of:=HYPERLINK(CONCATENATE([.$Q$8]; [.C348]); [.C348])" office:value-type="string" office:string-value="sehr">
            <text:p>sehr</text:p>
          </table:table-cell>
          <table:table-cell table:style-name="ce8" table:formula="of:=HYPERLINK(CONCATENATE([.$Q$10]; [.C348]); [.C348])" office:value-type="string" office:string-value="sehr">
            <text:p>sehr</text:p>
          </table:table-cell>
          <table:table-cell table:style-name="ce19" table:formula="of:=HYPERLINK(CONCATENATE([.$Q$12]; [.C348]; [.$Q$13]); [.C348])" office:value-type="string" office:string-value="sehr">
            <text:p>seh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3" table:formula="of:=HYPERLINK(CONCATENATE([.$Q$2]; [.C349]; [.$Q$3]); [.C349])" office:value-type="string" office:string-value="sein">
            <text:p>sein</text:p>
          </table:table-cell>
          <table:table-cell table:style-name="ce8" table:formula="of:=HYPERLINK(CONCATENATE([.$Q$5]; [.C349]; [.$Q$6]); [.C349])" office:value-type="string" office:string-value="sein">
            <text:p>sein</text:p>
          </table:table-cell>
          <table:table-cell table:style-name="ce8" table:formula="of:=HYPERLINK(CONCATENATE([.$Q$8]; [.C349]); [.C349])" office:value-type="string" office:string-value="sein">
            <text:p>sein</text:p>
          </table:table-cell>
          <table:table-cell table:style-name="ce8" table:formula="of:=HYPERLINK(CONCATENATE([.$Q$10]; [.C349]); [.C349])" office:value-type="string" office:string-value="sein">
            <text:p>sein</text:p>
          </table:table-cell>
          <table:table-cell table:style-name="ce19" table:formula="of:=HYPERLINK(CONCATENATE([.$Q$12]; [.C349]; [.$Q$13]); [.C349])" office:value-type="string" office:string-value="sein">
            <text:p>s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3" table:formula="of:=HYPERLINK(CONCATENATE([.$Q$2]; [.C350]; [.$Q$3]); [.C350])" office:value-type="string" office:string-value="selbstverständlich">
            <text:p>selbstverständlich</text:p>
          </table:table-cell>
          <table:table-cell table:style-name="ce8" table:formula="of:=HYPERLINK(CONCATENATE([.$Q$5]; [.C350]; [.$Q$6]); [.C350])" office:value-type="string" office:string-value="selbstverständlich">
            <text:p>selbstverständlich</text:p>
          </table:table-cell>
          <table:table-cell table:style-name="ce8" table:formula="of:=HYPERLINK(CONCATENATE([.$Q$8]; [.C350]); [.C350])" office:value-type="string" office:string-value="selbstverständlich">
            <text:p>selbstverständlich</text:p>
          </table:table-cell>
          <table:table-cell table:style-name="ce8" table:formula="of:=HYPERLINK(CONCATENATE([.$Q$10]; [.C350]); [.C350])" office:value-type="string" office:string-value="selbstverständlich">
            <text:p>selbstverständlich</text:p>
          </table:table-cell>
          <table:table-cell table:style-name="ce19" table:formula="of:=HYPERLINK(CONCATENATE([.$Q$12]; [.C350]; [.$Q$13]); [.C350])" office:value-type="string" office:string-value="selbstverständlich">
            <text:p>selbstverständ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3" table:formula="of:=HYPERLINK(CONCATENATE([.$Q$2]; [.C351]; [.$Q$3]); [.C351])" office:value-type="string" office:string-value="Senior">
            <text:p>Senior</text:p>
          </table:table-cell>
          <table:table-cell table:style-name="ce8" table:formula="of:=HYPERLINK(CONCATENATE([.$Q$5]; [.C351]; [.$Q$6]); [.C351])" office:value-type="string" office:string-value="Senior">
            <text:p>Senior</text:p>
          </table:table-cell>
          <table:table-cell table:style-name="ce8" table:formula="of:=HYPERLINK(CONCATENATE([.$Q$8]; [.C351]); [.C351])" office:value-type="string" office:string-value="Senior">
            <text:p>Senior</text:p>
          </table:table-cell>
          <table:table-cell table:style-name="ce8" table:formula="of:=HYPERLINK(CONCATENATE([.$Q$10]; [.C351]); [.C351])" office:value-type="string" office:string-value="Senior">
            <text:p>Senior</text:p>
          </table:table-cell>
          <table:table-cell table:style-name="ce19" table:formula="of:=HYPERLINK(CONCATENATE([.$Q$12]; [.C351]; [.$Q$13]); [.C351])" office:value-type="string" office:string-value="Senior">
            <text:p>Seni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3" table:formula="of:=HYPERLINK(CONCATENATE([.$Q$2]; [.C352]; [.$Q$3]); [.C352])" office:value-type="string" office:string-value="sichtbar">
            <text:p>sichtbar</text:p>
          </table:table-cell>
          <table:table-cell table:style-name="ce8" table:formula="of:=HYPERLINK(CONCATENATE([.$Q$5]; [.C352]; [.$Q$6]); [.C352])" office:value-type="string" office:string-value="sichtbar">
            <text:p>sichtbar</text:p>
          </table:table-cell>
          <table:table-cell table:style-name="ce8" table:formula="of:=HYPERLINK(CONCATENATE([.$Q$8]; [.C352]); [.C352])" office:value-type="string" office:string-value="sichtbar">
            <text:p>sichtbar</text:p>
          </table:table-cell>
          <table:table-cell table:style-name="ce8" table:formula="of:=HYPERLINK(CONCATENATE([.$Q$10]; [.C352]); [.C352])" office:value-type="string" office:string-value="sichtbar">
            <text:p>sichtbar</text:p>
          </table:table-cell>
          <table:table-cell table:style-name="ce19" table:formula="of:=HYPERLINK(CONCATENATE([.$Q$12]; [.C352]; [.$Q$13]); [.C352])" office:value-type="string" office:string-value="sichtbar">
            <text:p>sichtba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3" table:formula="of:=HYPERLINK(CONCATENATE([.$Q$2]; [.C353]; [.$Q$3]); [.C353])" office:value-type="string" office:string-value="sie">
            <text:p>sie</text:p>
          </table:table-cell>
          <table:table-cell table:style-name="ce8" table:formula="of:=HYPERLINK(CONCATENATE([.$Q$5]; [.C353]; [.$Q$6]); [.C353])" office:value-type="string" office:string-value="sie">
            <text:p>sie</text:p>
          </table:table-cell>
          <table:table-cell table:style-name="ce8" table:formula="of:=HYPERLINK(CONCATENATE([.$Q$8]; [.C353]); [.C353])" office:value-type="string" office:string-value="sie">
            <text:p>sie</text:p>
          </table:table-cell>
          <table:table-cell table:style-name="ce8" table:formula="of:=HYPERLINK(CONCATENATE([.$Q$10]; [.C353]); [.C353])" office:value-type="string" office:string-value="sie">
            <text:p>sie</text:p>
          </table:table-cell>
          <table:table-cell table:style-name="ce19" table:formula="of:=HYPERLINK(CONCATENATE([.$Q$12]; [.C353]; [.$Q$13]); [.C353])" office:value-type="string" office:string-value="sie">
            <text:p>si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3" table:formula="of:=HYPERLINK(CONCATENATE([.$Q$2]; [.C354]; [.$Q$3]); [.C354])" office:value-type="string" office:string-value="sieben">
            <text:p>sieben</text:p>
          </table:table-cell>
          <table:table-cell table:style-name="ce8" table:formula="of:=HYPERLINK(CONCATENATE([.$Q$5]; [.C354]; [.$Q$6]); [.C354])" office:value-type="string" office:string-value="sieben">
            <text:p>sieben</text:p>
          </table:table-cell>
          <table:table-cell table:style-name="ce8" table:formula="of:=HYPERLINK(CONCATENATE([.$Q$8]; [.C354]); [.C354])" office:value-type="string" office:string-value="sieben">
            <text:p>sieben</text:p>
          </table:table-cell>
          <table:table-cell table:style-name="ce8" table:formula="of:=HYPERLINK(CONCATENATE([.$Q$10]; [.C354]); [.C354])" office:value-type="string" office:string-value="sieben">
            <text:p>sieben</text:p>
          </table:table-cell>
          <table:table-cell table:style-name="ce19" table:formula="of:=HYPERLINK(CONCATENATE([.$Q$12]; [.C354]; [.$Q$13]); [.C354])" office:value-type="string" office:string-value="sieben">
            <text:p>sieb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3" table:formula="of:=HYPERLINK(CONCATENATE([.$Q$2]; [.C355]; [.$Q$3]); [.C355])" office:value-type="string" office:string-value="sinnvoll">
            <text:p>sinnvoll</text:p>
          </table:table-cell>
          <table:table-cell table:style-name="ce8" table:formula="of:=HYPERLINK(CONCATENATE([.$Q$5]; [.C355]; [.$Q$6]); [.C355])" office:value-type="string" office:string-value="sinnvoll">
            <text:p>sinnvoll</text:p>
          </table:table-cell>
          <table:table-cell table:style-name="ce8" table:formula="of:=HYPERLINK(CONCATENATE([.$Q$8]; [.C355]); [.C355])" office:value-type="string" office:string-value="sinnvoll">
            <text:p>sinnvoll</text:p>
          </table:table-cell>
          <table:table-cell table:style-name="ce8" table:formula="of:=HYPERLINK(CONCATENATE([.$Q$10]; [.C355]); [.C355])" office:value-type="string" office:string-value="sinnvoll">
            <text:p>sinnvoll</text:p>
          </table:table-cell>
          <table:table-cell table:style-name="ce19" table:formula="of:=HYPERLINK(CONCATENATE([.$Q$12]; [.C355]; [.$Q$13]); [.C355])" office:value-type="string" office:string-value="sinnvoll">
            <text:p>sinnvo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3" table:formula="of:=HYPERLINK(CONCATENATE([.$Q$2]; [.C356]; [.$Q$3]); [.C356])" office:value-type="string" office:string-value="Sofa">
            <text:p>Sofa</text:p>
          </table:table-cell>
          <table:table-cell table:style-name="ce8" table:formula="of:=HYPERLINK(CONCATENATE([.$Q$5]; [.C356]; [.$Q$6]); [.C356])" office:value-type="string" office:string-value="Sofa">
            <text:p>Sofa</text:p>
          </table:table-cell>
          <table:table-cell table:style-name="ce8" table:formula="of:=HYPERLINK(CONCATENATE([.$Q$8]; [.C356]); [.C356])" office:value-type="string" office:string-value="Sofa">
            <text:p>Sofa</text:p>
          </table:table-cell>
          <table:table-cell table:style-name="ce8" table:formula="of:=HYPERLINK(CONCATENATE([.$Q$10]; [.C356]); [.C356])" office:value-type="string" office:string-value="Sofa">
            <text:p>Sofa</text:p>
          </table:table-cell>
          <table:table-cell table:style-name="ce19" table:formula="of:=HYPERLINK(CONCATENATE([.$Q$12]; [.C356]; [.$Q$13]); [.C356])" office:value-type="string" office:string-value="Sofa">
            <text:p>Sof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3" table:formula="of:=HYPERLINK(CONCATENATE([.$Q$2]; [.C357]; [.$Q$3]); [.C357])" office:value-type="string" office:string-value="Sohn">
            <text:p>Sohn</text:p>
          </table:table-cell>
          <table:table-cell table:style-name="ce8" table:formula="of:=HYPERLINK(CONCATENATE([.$Q$5]; [.C357]; [.$Q$6]); [.C357])" office:value-type="string" office:string-value="Sohn">
            <text:p>Sohn</text:p>
          </table:table-cell>
          <table:table-cell table:style-name="ce8" table:formula="of:=HYPERLINK(CONCATENATE([.$Q$8]; [.C357]); [.C357])" office:value-type="string" office:string-value="Sohn">
            <text:p>Sohn</text:p>
          </table:table-cell>
          <table:table-cell table:style-name="ce8" table:formula="of:=HYPERLINK(CONCATENATE([.$Q$10]; [.C357]); [.C357])" office:value-type="string" office:string-value="Sohn">
            <text:p>Sohn</text:p>
          </table:table-cell>
          <table:table-cell table:style-name="ce19" table:formula="of:=HYPERLINK(CONCATENATE([.$Q$12]; [.C357]; [.$Q$13]); [.C357])" office:value-type="string" office:string-value="Sohn">
            <text:p>Soh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3" table:formula="of:=HYPERLINK(CONCATENATE([.$Q$2]; [.C358]; [.$Q$3]); [.C358])" office:value-type="string" office:string-value="solch">
            <text:p>solch</text:p>
          </table:table-cell>
          <table:table-cell table:style-name="ce8" table:formula="of:=HYPERLINK(CONCATENATE([.$Q$5]; [.C358]; [.$Q$6]); [.C358])" office:value-type="string" office:string-value="solch">
            <text:p>solch</text:p>
          </table:table-cell>
          <table:table-cell table:style-name="ce8" table:formula="of:=HYPERLINK(CONCATENATE([.$Q$8]; [.C358]); [.C358])" office:value-type="string" office:string-value="solch">
            <text:p>solch</text:p>
          </table:table-cell>
          <table:table-cell table:style-name="ce8" table:formula="of:=HYPERLINK(CONCATENATE([.$Q$10]; [.C358]); [.C358])" office:value-type="string" office:string-value="solch">
            <text:p>solch</text:p>
          </table:table-cell>
          <table:table-cell table:style-name="ce19" table:formula="of:=HYPERLINK(CONCATENATE([.$Q$12]; [.C358]; [.$Q$13]); [.C358])" office:value-type="string" office:string-value="solch">
            <text:p>sol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3" table:formula="of:=HYPERLINK(CONCATENATE([.$Q$2]; [.C359]; [.$Q$3]); [.C359])" office:value-type="string" office:string-value="speziell">
            <text:p>speziell</text:p>
          </table:table-cell>
          <table:table-cell table:style-name="ce8" table:formula="of:=HYPERLINK(CONCATENATE([.$Q$5]; [.C359]; [.$Q$6]); [.C359])" office:value-type="string" office:string-value="speziell">
            <text:p>speziell</text:p>
          </table:table-cell>
          <table:table-cell table:style-name="ce8" table:formula="of:=HYPERLINK(CONCATENATE([.$Q$8]; [.C359]); [.C359])" office:value-type="string" office:string-value="speziell">
            <text:p>speziell</text:p>
          </table:table-cell>
          <table:table-cell table:style-name="ce8" table:formula="of:=HYPERLINK(CONCATENATE([.$Q$10]; [.C359]); [.C359])" office:value-type="string" office:string-value="speziell">
            <text:p>speziell</text:p>
          </table:table-cell>
          <table:table-cell table:style-name="ce19" table:formula="of:=HYPERLINK(CONCATENATE([.$Q$12]; [.C359]; [.$Q$13]); [.C359])" office:value-type="string" office:string-value="speziell">
            <text:p>spezi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3" table:formula="of:=HYPERLINK(CONCATENATE([.$Q$2]; [.C360]; [.$Q$3]); [.C360])" office:value-type="string" office:string-value="Spiegel">
            <text:p>Spiegel</text:p>
          </table:table-cell>
          <table:table-cell table:style-name="ce8" table:formula="of:=HYPERLINK(CONCATENATE([.$Q$5]; [.C360]; [.$Q$6]); [.C360])" office:value-type="string" office:string-value="Spiegel">
            <text:p>Spiegel</text:p>
          </table:table-cell>
          <table:table-cell table:style-name="ce8" table:formula="of:=HYPERLINK(CONCATENATE([.$Q$8]; [.C360]); [.C360])" office:value-type="string" office:string-value="Spiegel">
            <text:p>Spiegel</text:p>
          </table:table-cell>
          <table:table-cell table:style-name="ce8" table:formula="of:=HYPERLINK(CONCATENATE([.$Q$10]; [.C360]); [.C360])" office:value-type="string" office:string-value="Spiegel">
            <text:p>Spiegel</text:p>
          </table:table-cell>
          <table:table-cell table:style-name="ce19" table:formula="of:=HYPERLINK(CONCATENATE([.$Q$12]; [.C360]; [.$Q$13]); [.C360])" office:value-type="string" office:string-value="Spiegel">
            <text:p>Spieg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3" table:formula="of:=HYPERLINK(CONCATENATE([.$Q$2]; [.C361]; [.$Q$3]); [.C361])" office:value-type="string" office:string-value="spielen">
            <text:p>spielen</text:p>
          </table:table-cell>
          <table:table-cell table:style-name="ce8" table:formula="of:=HYPERLINK(CONCATENATE([.$Q$5]; [.C361]; [.$Q$6]); [.C361])" office:value-type="string" office:string-value="spielen">
            <text:p>spielen</text:p>
          </table:table-cell>
          <table:table-cell table:style-name="ce8" table:formula="of:=HYPERLINK(CONCATENATE([.$Q$8]; [.C361]); [.C361])" office:value-type="string" office:string-value="spielen">
            <text:p>spielen</text:p>
          </table:table-cell>
          <table:table-cell table:style-name="ce8" table:formula="of:=HYPERLINK(CONCATENATE([.$Q$10]; [.C361]); [.C361])" office:value-type="string" office:string-value="spielen">
            <text:p>spielen</text:p>
          </table:table-cell>
          <table:table-cell table:style-name="ce19" table:formula="of:=HYPERLINK(CONCATENATE([.$Q$12]; [.C361]; [.$Q$13]); [.C361])" office:value-type="string" office:string-value="spielen">
            <text:p>spie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3" table:formula="of:=HYPERLINK(CONCATENATE([.$Q$2]; [.C362]; [.$Q$3]); [.C362])" office:value-type="string" office:string-value="Spielzeug">
            <text:p>Spielzeug</text:p>
          </table:table-cell>
          <table:table-cell table:style-name="ce8" table:formula="of:=HYPERLINK(CONCATENATE([.$Q$5]; [.C362]; [.$Q$6]); [.C362])" office:value-type="string" office:string-value="Spielzeug">
            <text:p>Spielzeug</text:p>
          </table:table-cell>
          <table:table-cell table:style-name="ce8" table:formula="of:=HYPERLINK(CONCATENATE([.$Q$8]; [.C362]); [.C362])" office:value-type="string" office:string-value="Spielzeug">
            <text:p>Spielzeug</text:p>
          </table:table-cell>
          <table:table-cell table:style-name="ce8" table:formula="of:=HYPERLINK(CONCATENATE([.$Q$10]; [.C362]); [.C362])" office:value-type="string" office:string-value="Spielzeug">
            <text:p>Spielzeug</text:p>
          </table:table-cell>
          <table:table-cell table:style-name="ce19" table:formula="of:=HYPERLINK(CONCATENATE([.$Q$12]; [.C362]; [.$Q$13]); [.C362])" office:value-type="string" office:string-value="Spielzeug">
            <text:p>Spielzeu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3" table:formula="of:=HYPERLINK(CONCATENATE([.$Q$2]; [.C363]; [.$Q$3]); [.C363])" office:value-type="string" office:string-value="sprechen">
            <text:p>sprechen</text:p>
          </table:table-cell>
          <table:table-cell table:style-name="ce8" table:formula="of:=HYPERLINK(CONCATENATE([.$Q$5]; [.C363]; [.$Q$6]); [.C363])" office:value-type="string" office:string-value="sprechen">
            <text:p>sprechen</text:p>
          </table:table-cell>
          <table:table-cell table:style-name="ce8" table:formula="of:=HYPERLINK(CONCATENATE([.$Q$8]; [.C363]); [.C363])" office:value-type="string" office:string-value="sprechen">
            <text:p>sprechen</text:p>
          </table:table-cell>
          <table:table-cell table:style-name="ce8" table:formula="of:=HYPERLINK(CONCATENATE([.$Q$10]; [.C363]); [.C363])" office:value-type="string" office:string-value="sprechen">
            <text:p>sprechen</text:p>
          </table:table-cell>
          <table:table-cell table:style-name="ce19" table:formula="of:=HYPERLINK(CONCATENATE([.$Q$12]; [.C363]; [.$Q$13]); [.C363])" office:value-type="string" office:string-value="sprechen">
            <text:p>sprec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3" table:formula="of:=HYPERLINK(CONCATENATE([.$Q$2]; [.C364]; [.$Q$3]); [.C364])" office:value-type="string" office:string-value="ständig">
            <text:p>ständig</text:p>
          </table:table-cell>
          <table:table-cell table:style-name="ce8" table:formula="of:=HYPERLINK(CONCATENATE([.$Q$5]; [.C364]; [.$Q$6]); [.C364])" office:value-type="string" office:string-value="ständig">
            <text:p>ständig</text:p>
          </table:table-cell>
          <table:table-cell table:style-name="ce8" table:formula="of:=HYPERLINK(CONCATENATE([.$Q$8]; [.C364]); [.C364])" office:value-type="string" office:string-value="ständig">
            <text:p>ständig</text:p>
          </table:table-cell>
          <table:table-cell table:style-name="ce8" table:formula="of:=HYPERLINK(CONCATENATE([.$Q$10]; [.C364]); [.C364])" office:value-type="string" office:string-value="ständig">
            <text:p>ständig</text:p>
          </table:table-cell>
          <table:table-cell table:style-name="ce19" table:formula="of:=HYPERLINK(CONCATENATE([.$Q$12]; [.C364]; [.$Q$13]); [.C364])" office:value-type="string" office:string-value="ständig">
            <text:p>ständ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3" table:formula="of:=HYPERLINK(CONCATENATE([.$Q$2]; [.C365]; [.$Q$3]); [.C365])" office:value-type="string" office:string-value="stark">
            <text:p>stark</text:p>
          </table:table-cell>
          <table:table-cell table:style-name="ce8" table:formula="of:=HYPERLINK(CONCATENATE([.$Q$5]; [.C365]; [.$Q$6]); [.C365])" office:value-type="string" office:string-value="stark">
            <text:p>stark</text:p>
          </table:table-cell>
          <table:table-cell table:style-name="ce8" table:formula="of:=HYPERLINK(CONCATENATE([.$Q$8]; [.C365]); [.C365])" office:value-type="string" office:string-value="stark">
            <text:p>stark</text:p>
          </table:table-cell>
          <table:table-cell table:style-name="ce8" table:formula="of:=HYPERLINK(CONCATENATE([.$Q$10]; [.C365]); [.C365])" office:value-type="string" office:string-value="stark">
            <text:p>stark</text:p>
          </table:table-cell>
          <table:table-cell table:style-name="ce19" table:formula="of:=HYPERLINK(CONCATENATE([.$Q$12]; [.C365]; [.$Q$13]); [.C365])" office:value-type="string" office:string-value="stark">
            <text:p>star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3" table:formula="of:=HYPERLINK(CONCATENATE([.$Q$2]; [.C366]; [.$Q$3]); [.C366])" office:value-type="string" office:string-value="stehen">
            <text:p>stehen</text:p>
          </table:table-cell>
          <table:table-cell table:style-name="ce8" table:formula="of:=HYPERLINK(CONCATENATE([.$Q$5]; [.C366]; [.$Q$6]); [.C366])" office:value-type="string" office:string-value="stehen">
            <text:p>stehen</text:p>
          </table:table-cell>
          <table:table-cell table:style-name="ce8" table:formula="of:=HYPERLINK(CONCATENATE([.$Q$8]; [.C366]); [.C366])" office:value-type="string" office:string-value="stehen">
            <text:p>stehen</text:p>
          </table:table-cell>
          <table:table-cell table:style-name="ce8" table:formula="of:=HYPERLINK(CONCATENATE([.$Q$10]; [.C366]); [.C366])" office:value-type="string" office:string-value="stehen">
            <text:p>stehen</text:p>
          </table:table-cell>
          <table:table-cell table:style-name="ce19" table:formula="of:=HYPERLINK(CONCATENATE([.$Q$12]; [.C366]; [.$Q$13]); [.C366])" office:value-type="string" office:string-value="stehen">
            <text:p>ste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3" table:formula="of:=HYPERLINK(CONCATENATE([.$Q$2]; [.C367]; [.$Q$3]); [.C367])" office:value-type="string" office:string-value="Stift">
            <text:p>Stift</text:p>
          </table:table-cell>
          <table:table-cell table:style-name="ce8" table:formula="of:=HYPERLINK(CONCATENATE([.$Q$5]; [.C367]; [.$Q$6]); [.C367])" office:value-type="string" office:string-value="Stift">
            <text:p>Stift</text:p>
          </table:table-cell>
          <table:table-cell table:style-name="ce8" table:formula="of:=HYPERLINK(CONCATENATE([.$Q$8]; [.C367]); [.C367])" office:value-type="string" office:string-value="Stift">
            <text:p>Stift</text:p>
          </table:table-cell>
          <table:table-cell table:style-name="ce8" table:formula="of:=HYPERLINK(CONCATENATE([.$Q$10]; [.C367]); [.C367])" office:value-type="string" office:string-value="Stift">
            <text:p>Stift</text:p>
          </table:table-cell>
          <table:table-cell table:style-name="ce19" table:formula="of:=HYPERLINK(CONCATENATE([.$Q$12]; [.C367]; [.$Q$13]); [.C367])" office:value-type="string" office:string-value="Stift">
            <text:p>Sti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3" table:formula="of:=HYPERLINK(CONCATENATE([.$Q$2]; [.C368]; [.$Q$3]); [.C368])" office:value-type="string" office:string-value="stimmen">
            <text:p>stimmen</text:p>
          </table:table-cell>
          <table:table-cell table:style-name="ce8" table:formula="of:=HYPERLINK(CONCATENATE([.$Q$5]; [.C368]; [.$Q$6]); [.C368])" office:value-type="string" office:string-value="stimmen">
            <text:p>stimmen</text:p>
          </table:table-cell>
          <table:table-cell table:style-name="ce8" table:formula="of:=HYPERLINK(CONCATENATE([.$Q$8]; [.C368]); [.C368])" office:value-type="string" office:string-value="stimmen">
            <text:p>stimmen</text:p>
          </table:table-cell>
          <table:table-cell table:style-name="ce8" table:formula="of:=HYPERLINK(CONCATENATE([.$Q$10]; [.C368]); [.C368])" office:value-type="string" office:string-value="stimmen">
            <text:p>stimmen</text:p>
          </table:table-cell>
          <table:table-cell table:style-name="ce19" table:formula="of:=HYPERLINK(CONCATENATE([.$Q$12]; [.C368]; [.$Q$13]); [.C368])" office:value-type="string" office:string-value="stimmen">
            <text:p>sti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3" table:formula="of:=HYPERLINK(CONCATENATE([.$Q$2]; [.C369]; [.$Q$3]); [.C369])" office:value-type="string" office:string-value="stressig">
            <text:p>stressig</text:p>
          </table:table-cell>
          <table:table-cell table:style-name="ce8" table:formula="of:=HYPERLINK(CONCATENATE([.$Q$5]; [.C369]; [.$Q$6]); [.C369])" office:value-type="string" office:string-value="stressig">
            <text:p>stressig</text:p>
          </table:table-cell>
          <table:table-cell table:style-name="ce8" table:formula="of:=HYPERLINK(CONCATENATE([.$Q$8]; [.C369]); [.C369])" office:value-type="string" office:string-value="stressig">
            <text:p>stressig</text:p>
          </table:table-cell>
          <table:table-cell table:style-name="ce8" table:formula="of:=HYPERLINK(CONCATENATE([.$Q$10]; [.C369]); [.C369])" office:value-type="string" office:string-value="stressig">
            <text:p>stressig</text:p>
          </table:table-cell>
          <table:table-cell table:style-name="ce19" table:formula="of:=HYPERLINK(CONCATENATE([.$Q$12]; [.C369]; [.$Q$13]); [.C369])" office:value-type="string" office:string-value="stressig">
            <text:p>stress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0]; [.$Q$3]); [.C370])" office:value-type="string" office:string-value="Student">
            <text:p>Student</text:p>
          </table:table-cell>
          <table:table-cell table:style-name="ce8" table:formula="of:=HYPERLINK(CONCATENATE([.$Q$5]; [.C370]; [.$Q$6]); [.C370])" office:value-type="string" office:string-value="Student">
            <text:p>Student</text:p>
          </table:table-cell>
          <table:table-cell table:style-name="ce8" table:formula="of:=HYPERLINK(CONCATENATE([.$Q$8]; [.C370]); [.C370])" office:value-type="string" office:string-value="Student">
            <text:p>Student</text:p>
          </table:table-cell>
          <table:table-cell table:style-name="ce8" table:formula="of:=HYPERLINK(CONCATENATE([.$Q$10]; [.C370]); [.C370])" office:value-type="string" office:string-value="Student">
            <text:p>Student</text:p>
          </table:table-cell>
          <table:table-cell table:style-name="ce19" table:formula="of:=HYPERLINK(CONCATENATE([.$Q$12]; [.C370]; [.$Q$13]); [.C370])" office:value-type="string" office:string-value="Student">
            <text:p>Studen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1]; [.$Q$3]); [.C371])" office:value-type="string" office:string-value="Studentin">
            <text:p>Studentin</text:p>
          </table:table-cell>
          <table:table-cell table:style-name="ce8" table:formula="of:=HYPERLINK(CONCATENATE([.$Q$5]; [.C371]; [.$Q$6]); [.C371])" office:value-type="string" office:string-value="Studentin">
            <text:p>Studentin</text:p>
          </table:table-cell>
          <table:table-cell table:style-name="ce8" table:formula="of:=HYPERLINK(CONCATENATE([.$Q$8]; [.C371]); [.C371])" office:value-type="string" office:string-value="Studentin">
            <text:p>Studentin</text:p>
          </table:table-cell>
          <table:table-cell table:style-name="ce8" table:formula="of:=HYPERLINK(CONCATENATE([.$Q$10]; [.C371]); [.C371])" office:value-type="string" office:string-value="Studentin">
            <text:p>Studentin</text:p>
          </table:table-cell>
          <table:table-cell table:style-name="ce19" table:formula="of:=HYPERLINK(CONCATENATE([.$Q$12]; [.C371]; [.$Q$13]); [.C371])" office:value-type="string" office:string-value="Studentin">
            <text:p>Student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3" table:formula="of:=HYPERLINK(CONCATENATE([.$Q$2]; [.C372]; [.$Q$3]); [.C372])" office:value-type="string" office:string-value="Stuhl">
            <text:p>Stuhl</text:p>
          </table:table-cell>
          <table:table-cell table:style-name="ce8" table:formula="of:=HYPERLINK(CONCATENATE([.$Q$5]; [.C372]; [.$Q$6]); [.C372])" office:value-type="string" office:string-value="Stuhl">
            <text:p>Stuhl</text:p>
          </table:table-cell>
          <table:table-cell table:style-name="ce8" table:formula="of:=HYPERLINK(CONCATENATE([.$Q$8]; [.C372]); [.C372])" office:value-type="string" office:string-value="Stuhl">
            <text:p>Stuhl</text:p>
          </table:table-cell>
          <table:table-cell table:style-name="ce8" table:formula="of:=HYPERLINK(CONCATENATE([.$Q$10]; [.C372]); [.C372])" office:value-type="string" office:string-value="Stuhl">
            <text:p>Stuhl</text:p>
          </table:table-cell>
          <table:table-cell table:style-name="ce19" table:formula="of:=HYPERLINK(CONCATENATE([.$Q$12]; [.C372]; [.$Q$13]); [.C372])" office:value-type="string" office:string-value="Stuhl">
            <text:p>Stu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3" table:formula="of:=HYPERLINK(CONCATENATE([.$Q$2]; [.C373]; [.$Q$3]); [.C373])" office:value-type="string" office:string-value="Summe">
            <text:p>Summe</text:p>
          </table:table-cell>
          <table:table-cell table:style-name="ce8" table:formula="of:=HYPERLINK(CONCATENATE([.$Q$5]; [.C373]; [.$Q$6]); [.C373])" office:value-type="string" office:string-value="Summe">
            <text:p>Summe</text:p>
          </table:table-cell>
          <table:table-cell table:style-name="ce8" table:formula="of:=HYPERLINK(CONCATENATE([.$Q$8]; [.C373]); [.C373])" office:value-type="string" office:string-value="Summe">
            <text:p>Summe</text:p>
          </table:table-cell>
          <table:table-cell table:style-name="ce8" table:formula="of:=HYPERLINK(CONCATENATE([.$Q$10]; [.C373]); [.C373])" office:value-type="string" office:string-value="Summe">
            <text:p>Summe</text:p>
          </table:table-cell>
          <table:table-cell table:style-name="ce19" table:formula="of:=HYPERLINK(CONCATENATE([.$Q$12]; [.C373]; [.$Q$13]); [.C373])" office:value-type="string" office:string-value="Summe">
            <text:p>Summ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3" table:formula="of:=HYPERLINK(CONCATENATE([.$Q$2]; [.C374]; [.$Q$3]); [.C374])" office:value-type="string" office:string-value="super">
            <text:p>super</text:p>
          </table:table-cell>
          <table:table-cell table:style-name="ce8" table:formula="of:=HYPERLINK(CONCATENATE([.$Q$5]; [.C374]; [.$Q$6]); [.C374])" office:value-type="string" office:string-value="super">
            <text:p>super</text:p>
          </table:table-cell>
          <table:table-cell table:style-name="ce8" table:formula="of:=HYPERLINK(CONCATENATE([.$Q$8]; [.C374]); [.C374])" office:value-type="string" office:string-value="super">
            <text:p>super</text:p>
          </table:table-cell>
          <table:table-cell table:style-name="ce8" table:formula="of:=HYPERLINK(CONCATENATE([.$Q$10]; [.C374]); [.C374])" office:value-type="string" office:string-value="super">
            <text:p>super</text:p>
          </table:table-cell>
          <table:table-cell table:style-name="ce19" table:formula="of:=HYPERLINK(CONCATENATE([.$Q$12]; [.C374]; [.$Q$13]); [.C374])" office:value-type="string" office:string-value="super">
            <text:p>sup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3" table:formula="of:=HYPERLINK(CONCATENATE([.$Q$2]; [.C375]; [.$Q$3]); [.C375])" office:value-type="string" office:string-value="Suppe">
            <text:p>Suppe</text:p>
          </table:table-cell>
          <table:table-cell table:style-name="ce8" table:formula="of:=HYPERLINK(CONCATENATE([.$Q$5]; [.C375]; [.$Q$6]); [.C375])" office:value-type="string" office:string-value="Suppe">
            <text:p>Suppe</text:p>
          </table:table-cell>
          <table:table-cell table:style-name="ce8" table:formula="of:=HYPERLINK(CONCATENATE([.$Q$8]; [.C375]); [.C375])" office:value-type="string" office:string-value="Suppe">
            <text:p>Suppe</text:p>
          </table:table-cell>
          <table:table-cell table:style-name="ce8" table:formula="of:=HYPERLINK(CONCATENATE([.$Q$10]; [.C375]); [.C375])" office:value-type="string" office:string-value="Suppe">
            <text:p>Suppe</text:p>
          </table:table-cell>
          <table:table-cell table:style-name="ce19" table:formula="of:=HYPERLINK(CONCATENATE([.$Q$12]; [.C375]; [.$Q$13]); [.C375])" office:value-type="string" office:string-value="Suppe">
            <text:p>Su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3" table:formula="of:=HYPERLINK(CONCATENATE([.$Q$2]; [.C376]; [.$Q$3]); [.C376])" office:value-type="string" office:string-value="Tasche">
            <text:p>Tasche</text:p>
          </table:table-cell>
          <table:table-cell table:style-name="ce8" table:formula="of:=HYPERLINK(CONCATENATE([.$Q$5]; [.C376]; [.$Q$6]); [.C376])" office:value-type="string" office:string-value="Tasche">
            <text:p>Tasche</text:p>
          </table:table-cell>
          <table:table-cell table:style-name="ce8" table:formula="of:=HYPERLINK(CONCATENATE([.$Q$8]; [.C376]); [.C376])" office:value-type="string" office:string-value="Tasche">
            <text:p>Tasche</text:p>
          </table:table-cell>
          <table:table-cell table:style-name="ce8" table:formula="of:=HYPERLINK(CONCATENATE([.$Q$10]; [.C376]); [.C376])" office:value-type="string" office:string-value="Tasche">
            <text:p>Tasche</text:p>
          </table:table-cell>
          <table:table-cell table:style-name="ce19" table:formula="of:=HYPERLINK(CONCATENATE([.$Q$12]; [.C376]; [.$Q$13]); [.C376])" office:value-type="string" office:string-value="Tasche">
            <text:p>Tasc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3" table:formula="of:=HYPERLINK(CONCATENATE([.$Q$2]; [.C377]; [.$Q$3]); [.C377])" office:value-type="string" office:string-value="Tasse">
            <text:p>Tasse</text:p>
          </table:table-cell>
          <table:table-cell table:style-name="ce8" table:formula="of:=HYPERLINK(CONCATENATE([.$Q$5]; [.C377]; [.$Q$6]); [.C377])" office:value-type="string" office:string-value="Tasse">
            <text:p>Tasse</text:p>
          </table:table-cell>
          <table:table-cell table:style-name="ce8" table:formula="of:=HYPERLINK(CONCATENATE([.$Q$8]; [.C377]); [.C377])" office:value-type="string" office:string-value="Tasse">
            <text:p>Tasse</text:p>
          </table:table-cell>
          <table:table-cell table:style-name="ce8" table:formula="of:=HYPERLINK(CONCATENATE([.$Q$10]; [.C377]); [.C377])" office:value-type="string" office:string-value="Tasse">
            <text:p>Tasse</text:p>
          </table:table-cell>
          <table:table-cell table:style-name="ce19" table:formula="of:=HYPERLINK(CONCATENATE([.$Q$12]; [.C377]; [.$Q$13]); [.C377])" office:value-type="string" office:string-value="Tasse">
            <text:p>Tass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3" table:formula="of:=HYPERLINK(CONCATENATE([.$Q$2]; [.C378]; [.$Q$3]); [.C378])" office:value-type="string" office:string-value="tatsächlich">
            <text:p>tatsächlich</text:p>
          </table:table-cell>
          <table:table-cell table:style-name="ce8" table:formula="of:=HYPERLINK(CONCATENATE([.$Q$5]; [.C378]; [.$Q$6]); [.C378])" office:value-type="string" office:string-value="tatsächlich">
            <text:p>tatsächlich</text:p>
          </table:table-cell>
          <table:table-cell table:style-name="ce8" table:formula="of:=HYPERLINK(CONCATENATE([.$Q$8]; [.C378]); [.C378])" office:value-type="string" office:string-value="tatsächlich">
            <text:p>tatsächlich</text:p>
          </table:table-cell>
          <table:table-cell table:style-name="ce8" table:formula="of:=HYPERLINK(CONCATENATE([.$Q$10]; [.C378]); [.C378])" office:value-type="string" office:string-value="tatsächlich">
            <text:p>tatsächlich</text:p>
          </table:table-cell>
          <table:table-cell table:style-name="ce19" table:formula="of:=HYPERLINK(CONCATENATE([.$Q$12]; [.C378]; [.$Q$13]); [.C378])" office:value-type="string" office:string-value="tatsächlich">
            <text:p>tatsäch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3" table:formula="of:=HYPERLINK(CONCATENATE([.$Q$2]; [.C379]; [.$Q$3]); [.C379])" office:value-type="string" office:string-value="Teilnehmer">
            <text:p>Teilnehmer</text:p>
          </table:table-cell>
          <table:table-cell table:style-name="ce8" table:formula="of:=HYPERLINK(CONCATENATE([.$Q$5]; [.C379]; [.$Q$6]); [.C379])" office:value-type="string" office:string-value="Teilnehmer">
            <text:p>Teilnehmer</text:p>
          </table:table-cell>
          <table:table-cell table:style-name="ce8" table:formula="of:=HYPERLINK(CONCATENATE([.$Q$8]; [.C379]); [.C379])" office:value-type="string" office:string-value="Teilnehmer">
            <text:p>Teilnehmer</text:p>
          </table:table-cell>
          <table:table-cell table:style-name="ce8" table:formula="of:=HYPERLINK(CONCATENATE([.$Q$10]; [.C379]); [.C379])" office:value-type="string" office:string-value="Teilnehmer">
            <text:p>Teilnehmer</text:p>
          </table:table-cell>
          <table:table-cell table:style-name="ce19" table:formula="of:=HYPERLINK(CONCATENATE([.$Q$12]; [.C379]; [.$Q$13]); [.C379])" office:value-type="string" office:string-value="Teilnehmer">
            <text:p>Teil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3" table:formula="of:=HYPERLINK(CONCATENATE([.$Q$2]; [.C380]; [.$Q$3]); [.C380])" office:value-type="string" office:string-value="Teller">
            <text:p>Teller</text:p>
          </table:table-cell>
          <table:table-cell table:style-name="ce8" table:formula="of:=HYPERLINK(CONCATENATE([.$Q$5]; [.C380]; [.$Q$6]); [.C380])" office:value-type="string" office:string-value="Teller">
            <text:p>Teller</text:p>
          </table:table-cell>
          <table:table-cell table:style-name="ce8" table:formula="of:=HYPERLINK(CONCATENATE([.$Q$8]; [.C380]); [.C380])" office:value-type="string" office:string-value="Teller">
            <text:p>Teller</text:p>
          </table:table-cell>
          <table:table-cell table:style-name="ce8" table:formula="of:=HYPERLINK(CONCATENATE([.$Q$10]; [.C380]); [.C380])" office:value-type="string" office:string-value="Teller">
            <text:p>Teller</text:p>
          </table:table-cell>
          <table:table-cell table:style-name="ce19" table:formula="of:=HYPERLINK(CONCATENATE([.$Q$12]; [.C380]; [.$Q$13]); [.C380])" office:value-type="string" office:string-value="Teller">
            <text:p>Tel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3" table:formula="of:=HYPERLINK(CONCATENATE([.$Q$2]; [.C381]; [.$Q$3]); [.C381])" office:value-type="string" office:string-value="teuer">
            <text:p>teuer</text:p>
          </table:table-cell>
          <table:table-cell table:style-name="ce8" table:formula="of:=HYPERLINK(CONCATENATE([.$Q$5]; [.C381]; [.$Q$6]); [.C381])" office:value-type="string" office:string-value="teuer">
            <text:p>teuer</text:p>
          </table:table-cell>
          <table:table-cell table:style-name="ce8" table:formula="of:=HYPERLINK(CONCATENATE([.$Q$8]; [.C381]); [.C381])" office:value-type="string" office:string-value="teuer">
            <text:p>teuer</text:p>
          </table:table-cell>
          <table:table-cell table:style-name="ce8" table:formula="of:=HYPERLINK(CONCATENATE([.$Q$10]; [.C381]); [.C381])" office:value-type="string" office:string-value="teuer">
            <text:p>teuer</text:p>
          </table:table-cell>
          <table:table-cell table:style-name="ce19" table:formula="of:=HYPERLINK(CONCATENATE([.$Q$12]; [.C381]; [.$Q$13]); [.C381])" office:value-type="string" office:string-value="teuer">
            <text:p>teu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3" table:formula="of:=HYPERLINK(CONCATENATE([.$Q$2]; [.C382]; [.$Q$3]); [.C382])" office:value-type="string" office:string-value="Tier">
            <text:p>Tier</text:p>
          </table:table-cell>
          <table:table-cell table:style-name="ce8" table:formula="of:=HYPERLINK(CONCATENATE([.$Q$5]; [.C382]; [.$Q$6]); [.C382])" office:value-type="string" office:string-value="Tier">
            <text:p>Tier</text:p>
          </table:table-cell>
          <table:table-cell table:style-name="ce8" table:formula="of:=HYPERLINK(CONCATENATE([.$Q$8]; [.C382]); [.C382])" office:value-type="string" office:string-value="Tier">
            <text:p>Tier</text:p>
          </table:table-cell>
          <table:table-cell table:style-name="ce8" table:formula="of:=HYPERLINK(CONCATENATE([.$Q$10]; [.C382]); [.C382])" office:value-type="string" office:string-value="Tier">
            <text:p>Tier</text:p>
          </table:table-cell>
          <table:table-cell table:style-name="ce19" table:formula="of:=HYPERLINK(CONCATENATE([.$Q$12]; [.C382]; [.$Q$13]); [.C382])" office:value-type="string" office:string-value="Tier">
            <text:p>Ti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3" table:formula="of:=HYPERLINK(CONCATENATE([.$Q$2]; [.C383]; [.$Q$3]); [.C383])" office:value-type="string" office:string-value="Tisch">
            <text:p>Tisch</text:p>
          </table:table-cell>
          <table:table-cell table:style-name="ce8" table:formula="of:=HYPERLINK(CONCATENATE([.$Q$5]; [.C383]; [.$Q$6]); [.C383])" office:value-type="string" office:string-value="Tisch">
            <text:p>Tisch</text:p>
          </table:table-cell>
          <table:table-cell table:style-name="ce8" table:formula="of:=HYPERLINK(CONCATENATE([.$Q$8]; [.C383]); [.C383])" office:value-type="string" office:string-value="Tisch">
            <text:p>Tisch</text:p>
          </table:table-cell>
          <table:table-cell table:style-name="ce8" table:formula="of:=HYPERLINK(CONCATENATE([.$Q$10]; [.C383]); [.C383])" office:value-type="string" office:string-value="Tisch">
            <text:p>Tisch</text:p>
          </table:table-cell>
          <table:table-cell table:style-name="ce19" table:formula="of:=HYPERLINK(CONCATENATE([.$Q$12]; [.C383]; [.$Q$13]); [.C383])" office:value-type="string" office:string-value="Tisch">
            <text:p>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3" table:formula="of:=HYPERLINK(CONCATENATE([.$Q$2]; [.C384]; [.$Q$3]); [.C384])" office:value-type="string" office:string-value="Tochter">
            <text:p>Tochter</text:p>
          </table:table-cell>
          <table:table-cell table:style-name="ce8" table:formula="of:=HYPERLINK(CONCATENATE([.$Q$5]; [.C384]; [.$Q$6]); [.C384])" office:value-type="string" office:string-value="Tochter">
            <text:p>Tochter</text:p>
          </table:table-cell>
          <table:table-cell table:style-name="ce8" table:formula="of:=HYPERLINK(CONCATENATE([.$Q$8]; [.C384]); [.C384])" office:value-type="string" office:string-value="Tochter">
            <text:p>Tochter</text:p>
          </table:table-cell>
          <table:table-cell table:style-name="ce8" table:formula="of:=HYPERLINK(CONCATENATE([.$Q$10]; [.C384]); [.C384])" office:value-type="string" office:string-value="Tochter">
            <text:p>Tochter</text:p>
          </table:table-cell>
          <table:table-cell table:style-name="ce19" table:formula="of:=HYPERLINK(CONCATENATE([.$Q$12]; [.C384]; [.$Q$13]); [.C384])" office:value-type="string" office:string-value="Tochter">
            <text:p>Toch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3" table:formula="of:=HYPERLINK(CONCATENATE([.$Q$2]; [.C385]; [.$Q$3]); [.C385])" office:value-type="string" office:string-value="Toilette">
            <text:p>Toilette</text:p>
          </table:table-cell>
          <table:table-cell table:style-name="ce8" table:formula="of:=HYPERLINK(CONCATENATE([.$Q$5]; [.C385]; [.$Q$6]); [.C385])" office:value-type="string" office:string-value="Toilette">
            <text:p>Toilette</text:p>
          </table:table-cell>
          <table:table-cell table:style-name="ce8" table:formula="of:=HYPERLINK(CONCATENATE([.$Q$8]; [.C385]); [.C385])" office:value-type="string" office:string-value="Toilette">
            <text:p>Toilette</text:p>
          </table:table-cell>
          <table:table-cell table:style-name="ce8" table:formula="of:=HYPERLINK(CONCATENATE([.$Q$10]; [.C385]); [.C385])" office:value-type="string" office:string-value="Toilette">
            <text:p>Toilette</text:p>
          </table:table-cell>
          <table:table-cell table:style-name="ce19" table:formula="of:=HYPERLINK(CONCATENATE([.$Q$12]; [.C385]; [.$Q$13]); [.C385])" office:value-type="string" office:string-value="Toilette">
            <text:p>Toile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3" table:formula="of:=HYPERLINK(CONCATENATE([.$Q$2]; [.C386]; [.$Q$3]); [.C386])" office:value-type="string" office:string-value="toll">
            <text:p>toll</text:p>
          </table:table-cell>
          <table:table-cell table:style-name="ce8" table:formula="of:=HYPERLINK(CONCATENATE([.$Q$5]; [.C386]; [.$Q$6]); [.C386])" office:value-type="string" office:string-value="toll">
            <text:p>toll</text:p>
          </table:table-cell>
          <table:table-cell table:style-name="ce8" table:formula="of:=HYPERLINK(CONCATENATE([.$Q$8]; [.C386]); [.C386])" office:value-type="string" office:string-value="toll">
            <text:p>toll</text:p>
          </table:table-cell>
          <table:table-cell table:style-name="ce8" table:formula="of:=HYPERLINK(CONCATENATE([.$Q$10]; [.C386]); [.C386])" office:value-type="string" office:string-value="toll">
            <text:p>toll</text:p>
          </table:table-cell>
          <table:table-cell table:style-name="ce19" table:formula="of:=HYPERLINK(CONCATENATE([.$Q$12]; [.C386]; [.$Q$13]); [.C386])" office:value-type="string" office:string-value="toll">
            <text:p>to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3" table:formula="of:=HYPERLINK(CONCATENATE([.$Q$2]; [.C387]; [.$Q$3]); [.C387])" office:value-type="string" office:string-value="Tor">
            <text:p>Tor</text:p>
          </table:table-cell>
          <table:table-cell table:style-name="ce8" table:formula="of:=HYPERLINK(CONCATENATE([.$Q$5]; [.C387]; [.$Q$6]); [.C387])" office:value-type="string" office:string-value="Tor">
            <text:p>Tor</text:p>
          </table:table-cell>
          <table:table-cell table:style-name="ce8" table:formula="of:=HYPERLINK(CONCATENATE([.$Q$8]; [.C387]); [.C387])" office:value-type="string" office:string-value="Tor">
            <text:p>Tor</text:p>
          </table:table-cell>
          <table:table-cell table:style-name="ce8" table:formula="of:=HYPERLINK(CONCATENATE([.$Q$10]; [.C387]); [.C387])" office:value-type="string" office:string-value="Tor">
            <text:p>Tor</text:p>
          </table:table-cell>
          <table:table-cell table:style-name="ce19" table:formula="of:=HYPERLINK(CONCATENATE([.$Q$12]; [.C387]; [.$Q$13]); [.C387])" office:value-type="string" office:string-value="Tor">
            <text:p>T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3" table:formula="of:=HYPERLINK(CONCATENATE([.$Q$2]; [.C388]; [.$Q$3]); [.C388])" office:value-type="string" office:string-value="tragen">
            <text:p>tragen</text:p>
          </table:table-cell>
          <table:table-cell table:style-name="ce8" table:formula="of:=HYPERLINK(CONCATENATE([.$Q$5]; [.C388]; [.$Q$6]); [.C388])" office:value-type="string" office:string-value="tragen">
            <text:p>tragen</text:p>
          </table:table-cell>
          <table:table-cell table:style-name="ce8" table:formula="of:=HYPERLINK(CONCATENATE([.$Q$8]; [.C388]); [.C388])" office:value-type="string" office:string-value="tragen">
            <text:p>tragen</text:p>
          </table:table-cell>
          <table:table-cell table:style-name="ce8" table:formula="of:=HYPERLINK(CONCATENATE([.$Q$10]; [.C388]); [.C388])" office:value-type="string" office:string-value="tragen">
            <text:p>tragen</text:p>
          </table:table-cell>
          <table:table-cell table:style-name="ce19" table:formula="of:=HYPERLINK(CONCATENATE([.$Q$12]; [.C388]; [.$Q$13]); [.C388])" office:value-type="string" office:string-value="tragen">
            <text:p>trag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3" table:formula="of:=HYPERLINK(CONCATENATE([.$Q$2]; [.C389]; [.$Q$3]); [.C389])" office:value-type="string" office:string-value="Trainer">
            <text:p>Trainer</text:p>
          </table:table-cell>
          <table:table-cell table:style-name="ce8" table:formula="of:=HYPERLINK(CONCATENATE([.$Q$5]; [.C389]; [.$Q$6]); [.C389])" office:value-type="string" office:string-value="Trainer">
            <text:p>Trainer</text:p>
          </table:table-cell>
          <table:table-cell table:style-name="ce8" table:formula="of:=HYPERLINK(CONCATENATE([.$Q$8]; [.C389]); [.C389])" office:value-type="string" office:string-value="Trainer">
            <text:p>Trainer</text:p>
          </table:table-cell>
          <table:table-cell table:style-name="ce8" table:formula="of:=HYPERLINK(CONCATENATE([.$Q$10]; [.C389]); [.C389])" office:value-type="string" office:string-value="Trainer">
            <text:p>Trainer</text:p>
          </table:table-cell>
          <table:table-cell table:style-name="ce19" table:formula="of:=HYPERLINK(CONCATENATE([.$Q$12]; [.C389]; [.$Q$13]); [.C389])" office:value-type="string" office:string-value="Trainer">
            <text:p>Trai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3" table:formula="of:=HYPERLINK(CONCATENATE([.$Q$2]; [.C390]; [.$Q$3]); [.C390])" office:value-type="string" office:string-value="trinken">
            <text:p>trinken</text:p>
          </table:table-cell>
          <table:table-cell table:style-name="ce8" table:formula="of:=HYPERLINK(CONCATENATE([.$Q$5]; [.C390]; [.$Q$6]); [.C390])" office:value-type="string" office:string-value="trinken">
            <text:p>trinken</text:p>
          </table:table-cell>
          <table:table-cell table:style-name="ce8" table:formula="of:=HYPERLINK(CONCATENATE([.$Q$8]; [.C390]); [.C390])" office:value-type="string" office:string-value="trinken">
            <text:p>trinken</text:p>
          </table:table-cell>
          <table:table-cell table:style-name="ce8" table:formula="of:=HYPERLINK(CONCATENATE([.$Q$10]; [.C390]); [.C390])" office:value-type="string" office:string-value="trinken">
            <text:p>trinken</text:p>
          </table:table-cell>
          <table:table-cell table:style-name="ce19" table:formula="of:=HYPERLINK(CONCATENATE([.$Q$12]; [.C390]; [.$Q$13]); [.C390])" office:value-type="string" office:string-value="trinken">
            <text:p>trink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3" table:formula="of:=HYPERLINK(CONCATENATE([.$Q$2]; [.C391]; [.$Q$3]); [.C391])" office:value-type="string" office:string-value="tschüss">
            <text:p>tschüss</text:p>
          </table:table-cell>
          <table:table-cell table:style-name="ce8" table:formula="of:=HYPERLINK(CONCATENATE([.$Q$5]; [.C391]; [.$Q$6]); [.C391])" office:value-type="string" office:string-value="tschüss">
            <text:p>tschüss</text:p>
          </table:table-cell>
          <table:table-cell table:style-name="ce8" table:formula="of:=HYPERLINK(CONCATENATE([.$Q$8]; [.C391]); [.C391])" office:value-type="string" office:string-value="tschüss">
            <text:p>tschüss</text:p>
          </table:table-cell>
          <table:table-cell table:style-name="ce8" table:formula="of:=HYPERLINK(CONCATENATE([.$Q$10]; [.C391]); [.C391])" office:value-type="string" office:string-value="tschüss">
            <text:p>tschüss</text:p>
          </table:table-cell>
          <table:table-cell table:style-name="ce19" table:formula="of:=HYPERLINK(CONCATENATE([.$Q$12]; [.C391]; [.$Q$13]); [.C391])" office:value-type="string" office:string-value="tschüss">
            <text:p>tschüs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3" table:formula="of:=HYPERLINK(CONCATENATE([.$Q$2]; [.C392]; [.$Q$3]); [.C392])" office:value-type="string" office:string-value="Tür">
            <text:p>Tür</text:p>
          </table:table-cell>
          <table:table-cell table:style-name="ce8" table:formula="of:=HYPERLINK(CONCATENATE([.$Q$5]; [.C392]; [.$Q$6]); [.C392])" office:value-type="string" office:string-value="Tür">
            <text:p>Tür</text:p>
          </table:table-cell>
          <table:table-cell table:style-name="ce8" table:formula="of:=HYPERLINK(CONCATENATE([.$Q$8]; [.C392]); [.C392])" office:value-type="string" office:string-value="Tür">
            <text:p>Tür</text:p>
          </table:table-cell>
          <table:table-cell table:style-name="ce8" table:formula="of:=HYPERLINK(CONCATENATE([.$Q$10]; [.C392]); [.C392])" office:value-type="string" office:string-value="Tür">
            <text:p>Tür</text:p>
          </table:table-cell>
          <table:table-cell table:style-name="ce19" table:formula="of:=HYPERLINK(CONCATENATE([.$Q$12]; [.C392]; [.$Q$13]); [.C392])" office:value-type="string" office:string-value="Tür">
            <text:p>Tü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3" table:formula="of:=HYPERLINK(CONCATENATE([.$Q$2]; [.C393]; [.$Q$3]); [.C393])" office:value-type="string" office:string-value="Umzug">
            <text:p>Umzug</text:p>
          </table:table-cell>
          <table:table-cell table:style-name="ce8" table:formula="of:=HYPERLINK(CONCATENATE([.$Q$5]; [.C393]; [.$Q$6]); [.C393])" office:value-type="string" office:string-value="Umzug">
            <text:p>Umzug</text:p>
          </table:table-cell>
          <table:table-cell table:style-name="ce8" table:formula="of:=HYPERLINK(CONCATENATE([.$Q$8]; [.C393]); [.C393])" office:value-type="string" office:string-value="Umzug">
            <text:p>Umzug</text:p>
          </table:table-cell>
          <table:table-cell table:style-name="ce8" table:formula="of:=HYPERLINK(CONCATENATE([.$Q$10]; [.C393]); [.C393])" office:value-type="string" office:string-value="Umzug">
            <text:p>Umzug</text:p>
          </table:table-cell>
          <table:table-cell table:style-name="ce19" table:formula="of:=HYPERLINK(CONCATENATE([.$Q$12]; [.C393]; [.$Q$13]); [.C393])" office:value-type="string" office:string-value="Umzug">
            <text:p>Umzu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3" table:formula="of:=HYPERLINK(CONCATENATE([.$Q$2]; [.C394]; [.$Q$3]); [.C394])" office:value-type="string" office:string-value="unabhängig">
            <text:p>unabhängig</text:p>
          </table:table-cell>
          <table:table-cell table:style-name="ce8" table:formula="of:=HYPERLINK(CONCATENATE([.$Q$5]; [.C394]; [.$Q$6]); [.C394])" office:value-type="string" office:string-value="unabhängig">
            <text:p>unabhängig</text:p>
          </table:table-cell>
          <table:table-cell table:style-name="ce8" table:formula="of:=HYPERLINK(CONCATENATE([.$Q$8]; [.C394]); [.C394])" office:value-type="string" office:string-value="unabhängig">
            <text:p>unabhängig</text:p>
          </table:table-cell>
          <table:table-cell table:style-name="ce8" table:formula="of:=HYPERLINK(CONCATENATE([.$Q$10]; [.C394]); [.C394])" office:value-type="string" office:string-value="unabhängig">
            <text:p>unabhängig</text:p>
          </table:table-cell>
          <table:table-cell table:style-name="ce19" table:formula="of:=HYPERLINK(CONCATENATE([.$Q$12]; [.C394]; [.$Q$13]); [.C394])" office:value-type="string" office:string-value="unabhängig">
            <text:p>unabhäng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3" table:formula="of:=HYPERLINK(CONCATENATE([.$Q$2]; [.C395]; [.$Q$3]); [.C395])" office:value-type="string" office:string-value="unbedingt">
            <text:p>unbedingt</text:p>
          </table:table-cell>
          <table:table-cell table:style-name="ce8" table:formula="of:=HYPERLINK(CONCATENATE([.$Q$5]; [.C395]; [.$Q$6]); [.C395])" office:value-type="string" office:string-value="unbedingt">
            <text:p>unbedingt</text:p>
          </table:table-cell>
          <table:table-cell table:style-name="ce8" table:formula="of:=HYPERLINK(CONCATENATE([.$Q$8]; [.C395]); [.C395])" office:value-type="string" office:string-value="unbedingt">
            <text:p>unbedingt</text:p>
          </table:table-cell>
          <table:table-cell table:style-name="ce8" table:formula="of:=HYPERLINK(CONCATENATE([.$Q$10]; [.C395]); [.C395])" office:value-type="string" office:string-value="unbedingt">
            <text:p>unbedingt</text:p>
          </table:table-cell>
          <table:table-cell table:style-name="ce19" table:formula="of:=HYPERLINK(CONCATENATE([.$Q$12]; [.C395]; [.$Q$13]); [.C395])" office:value-type="string" office:string-value="unbedingt">
            <text:p>unbeding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3" table:formula="of:=HYPERLINK(CONCATENATE([.$Q$2]; [.C396]; [.$Q$3]); [.C396])" office:value-type="string" office:string-value="unbekannt">
            <text:p>unbekannt</text:p>
          </table:table-cell>
          <table:table-cell table:style-name="ce8" table:formula="of:=HYPERLINK(CONCATENATE([.$Q$5]; [.C396]; [.$Q$6]); [.C396])" office:value-type="string" office:string-value="unbekannt">
            <text:p>unbekannt</text:p>
          </table:table-cell>
          <table:table-cell table:style-name="ce8" table:formula="of:=HYPERLINK(CONCATENATE([.$Q$8]; [.C396]); [.C396])" office:value-type="string" office:string-value="unbekannt">
            <text:p>unbekannt</text:p>
          </table:table-cell>
          <table:table-cell table:style-name="ce8" table:formula="of:=HYPERLINK(CONCATENATE([.$Q$10]; [.C396]); [.C396])" office:value-type="string" office:string-value="unbekannt">
            <text:p>unbekannt</text:p>
          </table:table-cell>
          <table:table-cell table:style-name="ce19" table:formula="of:=HYPERLINK(CONCATENATE([.$Q$12]; [.C396]; [.$Q$13]); [.C396])" office:value-type="string" office:string-value="unbekannt">
            <text:p>unbekan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3" table:formula="of:=HYPERLINK(CONCATENATE([.$Q$2]; [.C397]; [.$Q$3]); [.C397])" office:value-type="string" office:string-value="unser">
            <text:p>unser</text:p>
          </table:table-cell>
          <table:table-cell table:style-name="ce8" table:formula="of:=HYPERLINK(CONCATENATE([.$Q$5]; [.C397]; [.$Q$6]); [.C397])" office:value-type="string" office:string-value="unser">
            <text:p>unser</text:p>
          </table:table-cell>
          <table:table-cell table:style-name="ce8" table:formula="of:=HYPERLINK(CONCATENATE([.$Q$8]; [.C397]); [.C397])" office:value-type="string" office:string-value="unser">
            <text:p>unser</text:p>
          </table:table-cell>
          <table:table-cell table:style-name="ce8" table:formula="of:=HYPERLINK(CONCATENATE([.$Q$10]; [.C397]); [.C397])" office:value-type="string" office:string-value="unser">
            <text:p>unser</text:p>
          </table:table-cell>
          <table:table-cell table:style-name="ce19" table:formula="of:=HYPERLINK(CONCATENATE([.$Q$12]; [.C397]; [.$Q$13]); [.C397])" office:value-type="string" office:string-value="unser">
            <text:p>uns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3" table:formula="of:=HYPERLINK(CONCATENATE([.$Q$2]; [.C398]; [.$Q$3]); [.C398])" office:value-type="string" office:string-value="Unternehmer">
            <text:p>Unternehmer</text:p>
          </table:table-cell>
          <table:table-cell table:style-name="ce8" table:formula="of:=HYPERLINK(CONCATENATE([.$Q$5]; [.C398]; [.$Q$6]); [.C398])" office:value-type="string" office:string-value="Unternehmer">
            <text:p>Unternehmer</text:p>
          </table:table-cell>
          <table:table-cell table:style-name="ce8" table:formula="of:=HYPERLINK(CONCATENATE([.$Q$8]; [.C398]); [.C398])" office:value-type="string" office:string-value="Unternehmer">
            <text:p>Unternehmer</text:p>
          </table:table-cell>
          <table:table-cell table:style-name="ce8" table:formula="of:=HYPERLINK(CONCATENATE([.$Q$10]; [.C398]); [.C398])" office:value-type="string" office:string-value="Unternehmer">
            <text:p>Unternehmer</text:p>
          </table:table-cell>
          <table:table-cell table:style-name="ce19" table:formula="of:=HYPERLINK(CONCATENATE([.$Q$12]; [.C398]; [.$Q$13]); [.C398])" office:value-type="string" office:string-value="Unternehmer">
            <text:p>Unter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3" table:formula="of:=HYPERLINK(CONCATENATE([.$Q$2]; [.C399]; [.$Q$3]); [.C399])" office:value-type="string" office:string-value="Vater">
            <text:p>Vater</text:p>
          </table:table-cell>
          <table:table-cell table:style-name="ce8" table:formula="of:=HYPERLINK(CONCATENATE([.$Q$5]; [.C399]; [.$Q$6]); [.C399])" office:value-type="string" office:string-value="Vater">
            <text:p>Vater</text:p>
          </table:table-cell>
          <table:table-cell table:style-name="ce8" table:formula="of:=HYPERLINK(CONCATENATE([.$Q$8]; [.C399]); [.C399])" office:value-type="string" office:string-value="Vater">
            <text:p>Vater</text:p>
          </table:table-cell>
          <table:table-cell table:style-name="ce8" table:formula="of:=HYPERLINK(CONCATENATE([.$Q$10]; [.C399]); [.C399])" office:value-type="string" office:string-value="Vater">
            <text:p>Vater</text:p>
          </table:table-cell>
          <table:table-cell table:style-name="ce19" table:formula="of:=HYPERLINK(CONCATENATE([.$Q$12]; [.C399]; [.$Q$13]); [.C399])" office:value-type="string" office:string-value="Vater">
            <text:p>Va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3" table:formula="of:=HYPERLINK(CONCATENATE([.$Q$2]; [.C400]; [.$Q$3]); [.C400])" office:value-type="string" office:string-value="Veranstalter">
            <text:p>Veranstalter</text:p>
          </table:table-cell>
          <table:table-cell table:style-name="ce8" table:formula="of:=HYPERLINK(CONCATENATE([.$Q$5]; [.C400]; [.$Q$6]); [.C400])" office:value-type="string" office:string-value="Veranstalter">
            <text:p>Veranstalter</text:p>
          </table:table-cell>
          <table:table-cell table:style-name="ce8" table:formula="of:=HYPERLINK(CONCATENATE([.$Q$8]; [.C400]); [.C400])" office:value-type="string" office:string-value="Veranstalter">
            <text:p>Veranstalter</text:p>
          </table:table-cell>
          <table:table-cell table:style-name="ce8" table:formula="of:=HYPERLINK(CONCATENATE([.$Q$10]; [.C400]); [.C400])" office:value-type="string" office:string-value="Veranstalter">
            <text:p>Veranstalter</text:p>
          </table:table-cell>
          <table:table-cell table:style-name="ce19" table:formula="of:=HYPERLINK(CONCATENATE([.$Q$12]; [.C400]; [.$Q$13]); [.C400])" office:value-type="string" office:string-value="Veranstalter">
            <text:p>Veranstal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01]; [.$Q$3]); [.C401])" office:value-type="string" office:string-value="verantwortlich">
            <text:p>verantwortlich</text:p>
          </table:table-cell>
          <table:table-cell table:style-name="ce8" table:formula="of:=HYPERLINK(CONCATENATE([.$Q$5]; [.C401]; [.$Q$6]); [.C401])" office:value-type="string" office:string-value="verantwortlich">
            <text:p>verantwortlich</text:p>
          </table:table-cell>
          <table:table-cell table:style-name="ce8" table:formula="of:=HYPERLINK(CONCATENATE([.$Q$8]; [.C401]); [.C401])" office:value-type="string" office:string-value="verantwortlich">
            <text:p>verantwortlich</text:p>
          </table:table-cell>
          <table:table-cell table:style-name="ce8" table:formula="of:=HYPERLINK(CONCATENATE([.$Q$10]; [.C401]); [.C401])" office:value-type="string" office:string-value="verantwortlich">
            <text:p>verantwortlich</text:p>
          </table:table-cell>
          <table:table-cell table:style-name="ce19" table:formula="of:=HYPERLINK(CONCATENATE([.$Q$12]; [.C401]; [.$Q$13]); [.C401])" office:value-type="string" office:string-value="verantwortlich">
            <text:p>verantwort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3" table:formula="of:=HYPERLINK(CONCATENATE([.$Q$2]; [.C402]; [.$Q$3]); [.C402])" office:value-type="string" office:string-value="Verbindung">
            <text:p>Verbindung</text:p>
          </table:table-cell>
          <table:table-cell table:style-name="ce8" table:formula="of:=HYPERLINK(CONCATENATE([.$Q$5]; [.C402]; [.$Q$6]); [.C402])" office:value-type="string" office:string-value="Verbindung">
            <text:p>Verbindung</text:p>
          </table:table-cell>
          <table:table-cell table:style-name="ce8" table:formula="of:=HYPERLINK(CONCATENATE([.$Q$8]; [.C402]); [.C402])" office:value-type="string" office:string-value="Verbindung">
            <text:p>Verbindung</text:p>
          </table:table-cell>
          <table:table-cell table:style-name="ce8" table:formula="of:=HYPERLINK(CONCATENATE([.$Q$10]; [.C402]); [.C402])" office:value-type="string" office:string-value="Verbindung">
            <text:p>Verbindung</text:p>
          </table:table-cell>
          <table:table-cell table:style-name="ce19" table:formula="of:=HYPERLINK(CONCATENATE([.$Q$12]; [.C402]; [.$Q$13]); [.C402])" office:value-type="string" office:string-value="Verbindung">
            <text:p>Verbind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3" table:formula="of:=HYPERLINK(CONCATENATE([.$Q$2]; [.C403]; [.$Q$3]); [.C403])" office:value-type="string" office:string-value="Verbraucher">
            <text:p>Verbraucher</text:p>
          </table:table-cell>
          <table:table-cell table:style-name="ce8" table:formula="of:=HYPERLINK(CONCATENATE([.$Q$5]; [.C403]; [.$Q$6]); [.C403])" office:value-type="string" office:string-value="Verbraucher">
            <text:p>Verbraucher</text:p>
          </table:table-cell>
          <table:table-cell table:style-name="ce8" table:formula="of:=HYPERLINK(CONCATENATE([.$Q$8]; [.C403]); [.C403])" office:value-type="string" office:string-value="Verbraucher">
            <text:p>Verbraucher</text:p>
          </table:table-cell>
          <table:table-cell table:style-name="ce8" table:formula="of:=HYPERLINK(CONCATENATE([.$Q$10]; [.C403]); [.C403])" office:value-type="string" office:string-value="Verbraucher">
            <text:p>Verbraucher</text:p>
          </table:table-cell>
          <table:table-cell table:style-name="ce19" table:formula="of:=HYPERLINK(CONCATENATE([.$Q$12]; [.C403]; [.$Q$13]); [.C403])" office:value-type="string" office:string-value="Verbraucher">
            <text:p>Verbrauch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3" table:formula="of:=HYPERLINK(CONCATENATE([.$Q$2]; [.C404]; [.$Q$3]); [.C404])" office:value-type="string" office:string-value="Verein">
            <text:p>Verein</text:p>
          </table:table-cell>
          <table:table-cell table:style-name="ce8" table:formula="of:=HYPERLINK(CONCATENATE([.$Q$5]; [.C404]; [.$Q$6]); [.C404])" office:value-type="string" office:string-value="Verein">
            <text:p>Verein</text:p>
          </table:table-cell>
          <table:table-cell table:style-name="ce8" table:formula="of:=HYPERLINK(CONCATENATE([.$Q$8]; [.C404]); [.C404])" office:value-type="string" office:string-value="Verein">
            <text:p>Verein</text:p>
          </table:table-cell>
          <table:table-cell table:style-name="ce8" table:formula="of:=HYPERLINK(CONCATENATE([.$Q$10]; [.C404]); [.C404])" office:value-type="string" office:string-value="Verein">
            <text:p>Verein</text:p>
          </table:table-cell>
          <table:table-cell table:style-name="ce19" table:formula="of:=HYPERLINK(CONCATENATE([.$Q$12]; [.C404]; [.$Q$13]); [.C404])" office:value-type="string" office:string-value="Verein">
            <text:p>Vere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405]; [.$Q$3]); [.C405])" office:value-type="string" office:string-value="Verfasser">
            <text:p>Verfasser</text:p>
          </table:table-cell>
          <table:table-cell table:style-name="ce8" table:formula="of:=HYPERLINK(CONCATENATE([.$Q$5]; [.C405]; [.$Q$6]); [.C405])" office:value-type="string" office:string-value="Verfasser">
            <text:p>Verfasser</text:p>
          </table:table-cell>
          <table:table-cell table:style-name="ce8" table:formula="of:=HYPERLINK(CONCATENATE([.$Q$8]; [.C405]); [.C405])" office:value-type="string" office:string-value="Verfasser">
            <text:p>Verfasser</text:p>
          </table:table-cell>
          <table:table-cell table:style-name="ce8" table:formula="of:=HYPERLINK(CONCATENATE([.$Q$10]; [.C405]); [.C405])" office:value-type="string" office:string-value="Verfasser">
            <text:p>Verfasser</text:p>
          </table:table-cell>
          <table:table-cell table:style-name="ce19" table:formula="of:=HYPERLINK(CONCATENATE([.$Q$12]; [.C405]; [.$Q$13]); [.C405])" office:value-type="string" office:string-value="Verfasser">
            <text:p>Verfass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3" table:formula="of:=HYPERLINK(CONCATENATE([.$Q$2]; [.C406]; [.$Q$3]); [.C406])" office:value-type="string" office:string-value="verfügbar">
            <text:p>verfügbar</text:p>
          </table:table-cell>
          <table:table-cell table:style-name="ce8" table:formula="of:=HYPERLINK(CONCATENATE([.$Q$5]; [.C406]; [.$Q$6]); [.C406])" office:value-type="string" office:string-value="verfügbar">
            <text:p>verfügbar</text:p>
          </table:table-cell>
          <table:table-cell table:style-name="ce8" table:formula="of:=HYPERLINK(CONCATENATE([.$Q$8]; [.C406]); [.C406])" office:value-type="string" office:string-value="verfügbar">
            <text:p>verfügbar</text:p>
          </table:table-cell>
          <table:table-cell table:style-name="ce8" table:formula="of:=HYPERLINK(CONCATENATE([.$Q$10]; [.C406]); [.C406])" office:value-type="string" office:string-value="verfügbar">
            <text:p>verfügbar</text:p>
          </table:table-cell>
          <table:table-cell table:style-name="ce19" table:formula="of:=HYPERLINK(CONCATENATE([.$Q$12]; [.C406]; [.$Q$13]); [.C406])" office:value-type="string" office:string-value="verfügbar">
            <text:p>verfügb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407]; [.$Q$3]); [.C407])" office:value-type="string" office:string-value="Verhältnis">
            <text:p>Verhältnis</text:p>
          </table:table-cell>
          <table:table-cell table:style-name="ce8" table:formula="of:=HYPERLINK(CONCATENATE([.$Q$5]; [.C407]; [.$Q$6]); [.C407])" office:value-type="string" office:string-value="Verhältnis">
            <text:p>Verhältnis</text:p>
          </table:table-cell>
          <table:table-cell table:style-name="ce8" table:formula="of:=HYPERLINK(CONCATENATE([.$Q$8]; [.C407]); [.C407])" office:value-type="string" office:string-value="Verhältnis">
            <text:p>Verhältnis</text:p>
          </table:table-cell>
          <table:table-cell table:style-name="ce8" table:formula="of:=HYPERLINK(CONCATENATE([.$Q$10]; [.C407]); [.C407])" office:value-type="string" office:string-value="Verhältnis">
            <text:p>Verhältnis</text:p>
          </table:table-cell>
          <table:table-cell table:style-name="ce19" table:formula="of:=HYPERLINK(CONCATENATE([.$Q$12]; [.C407]; [.$Q$13]); [.C407])" office:value-type="string" office:string-value="Verhältnis">
            <text:p>Verhältni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3" table:formula="of:=HYPERLINK(CONCATENATE([.$Q$2]; [.C408]; [.$Q$3]); [.C408])" office:value-type="string" office:string-value="Verkäufer">
            <text:p>Verkäufer</text:p>
          </table:table-cell>
          <table:table-cell table:style-name="ce8" table:formula="of:=HYPERLINK(CONCATENATE([.$Q$5]; [.C408]; [.$Q$6]); [.C408])" office:value-type="string" office:string-value="Verkäufer">
            <text:p>Verkäufer</text:p>
          </table:table-cell>
          <table:table-cell table:style-name="ce8" table:formula="of:=HYPERLINK(CONCATENATE([.$Q$8]; [.C408]); [.C408])" office:value-type="string" office:string-value="Verkäufer">
            <text:p>Verkäufer</text:p>
          </table:table-cell>
          <table:table-cell table:style-name="ce8" table:formula="of:=HYPERLINK(CONCATENATE([.$Q$10]; [.C408]); [.C408])" office:value-type="string" office:string-value="Verkäufer">
            <text:p>Verkäufer</text:p>
          </table:table-cell>
          <table:table-cell table:style-name="ce19" table:formula="of:=HYPERLINK(CONCATENATE([.$Q$12]; [.C408]; [.$Q$13]); [.C408])" office:value-type="string" office:string-value="Verkäufer">
            <text:p>Verkäufer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verpflichtet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09]; [.$Q$3]); [.C409])" office:value-type="string" office:string-value="verpflichtet">
            <text:p>verpflichtet</text:p>
          </table:table-cell>
          <table:table-cell table:style-name="ce14" table:formula="of:=HYPERLINK(CONCATENATE([.$Q$5]; [.C409]; [.$Q$6]); [.C409])" office:value-type="string" office:string-value="verpflichtet">
            <text:p>verpflichtet</text:p>
          </table:table-cell>
          <table:table-cell table:style-name="ce8" table:formula="of:=HYPERLINK(CONCATENATE([.$Q$8]; [.C409]); [.C409])" office:value-type="string" office:string-value="verpflichtet">
            <text:p>verpflichtet</text:p>
          </table:table-cell>
          <table:table-cell table:style-name="ce8" table:formula="of:=HYPERLINK(CONCATENATE([.$Q$10]; [.C409]); [.C409])" office:value-type="string" office:string-value="verpflichtet">
            <text:p>verpflichtet</text:p>
          </table:table-cell>
          <table:table-cell table:style-name="ce19" table:formula="of:=HYPERLINK(CONCATENATE([.$Q$12]; [.C409]; [.$Q$13]); [.C409])" office:value-type="string" office:string-value="verpflichtet">
            <text:p>verpflichte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3" table:formula="of:=HYPERLINK(CONCATENATE([.$Q$2]; [.C410]; [.$Q$3]); [.C410])" office:value-type="string" office:string-value="Vertreter">
            <text:p>Vertreter</text:p>
          </table:table-cell>
          <table:table-cell table:style-name="ce8" table:formula="of:=HYPERLINK(CONCATENATE([.$Q$5]; [.C410]; [.$Q$6]); [.C410])" office:value-type="string" office:string-value="Vertreter">
            <text:p>Vertreter</text:p>
          </table:table-cell>
          <table:table-cell table:style-name="ce8" table:formula="of:=HYPERLINK(CONCATENATE([.$Q$8]; [.C410]); [.C410])" office:value-type="string" office:string-value="Vertreter">
            <text:p>Vertreter</text:p>
          </table:table-cell>
          <table:table-cell table:style-name="ce8" table:formula="of:=HYPERLINK(CONCATENATE([.$Q$10]; [.C410]); [.C410])" office:value-type="string" office:string-value="Vertreter">
            <text:p>Vertreter</text:p>
          </table:table-cell>
          <table:table-cell table:style-name="ce19" table:formula="of:=HYPERLINK(CONCATENATE([.$Q$12]; [.C410]; [.$Q$13]); [.C410])" office:value-type="string" office:string-value="Vertreter">
            <text:p>Vertre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3" table:formula="of:=HYPERLINK(CONCATENATE([.$Q$2]; [.C411]; [.$Q$3]); [.C411])" office:value-type="string" office:string-value="viel">
            <text:p>viel</text:p>
          </table:table-cell>
          <table:table-cell table:style-name="ce8" table:formula="of:=HYPERLINK(CONCATENATE([.$Q$5]; [.C411]; [.$Q$6]); [.C411])" office:value-type="string" office:string-value="viel">
            <text:p>viel</text:p>
          </table:table-cell>
          <table:table-cell table:style-name="ce8" table:formula="of:=HYPERLINK(CONCATENATE([.$Q$8]; [.C411]); [.C411])" office:value-type="string" office:string-value="viel">
            <text:p>viel</text:p>
          </table:table-cell>
          <table:table-cell table:style-name="ce8" table:formula="of:=HYPERLINK(CONCATENATE([.$Q$10]; [.C411]); [.C411])" office:value-type="string" office:string-value="viel">
            <text:p>viel</text:p>
          </table:table-cell>
          <table:table-cell table:style-name="ce19" table:formula="of:=HYPERLINK(CONCATENATE([.$Q$12]; [.C411]; [.$Q$13]); [.C411])" office:value-type="string" office:string-value="viel">
            <text:p>vie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3" table:formula="of:=HYPERLINK(CONCATENATE([.$Q$2]; [.C412]; [.$Q$3]); [.C412])" office:value-type="string" office:string-value="vier">
            <text:p>vier</text:p>
          </table:table-cell>
          <table:table-cell table:style-name="ce8" table:formula="of:=HYPERLINK(CONCATENATE([.$Q$5]; [.C412]; [.$Q$6]); [.C412])" office:value-type="string" office:string-value="vier">
            <text:p>vier</text:p>
          </table:table-cell>
          <table:table-cell table:style-name="ce8" table:formula="of:=HYPERLINK(CONCATENATE([.$Q$8]; [.C412]); [.C412])" office:value-type="string" office:string-value="vier">
            <text:p>vier</text:p>
          </table:table-cell>
          <table:table-cell table:style-name="ce8" table:formula="of:=HYPERLINK(CONCATENATE([.$Q$10]; [.C412]); [.C412])" office:value-type="string" office:string-value="vier">
            <text:p>vier</text:p>
          </table:table-cell>
          <table:table-cell table:style-name="ce19" table:formula="of:=HYPERLINK(CONCATENATE([.$Q$12]; [.C412]; [.$Q$13]); [.C412])" office:value-type="string" office:string-value="vier">
            <text:p>vi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3" table:formula="of:=HYPERLINK(CONCATENATE([.$Q$2]; [.C413]; [.$Q$3]); [.C413])" office:value-type="string" office:string-value="Villa">
            <text:p>Villa</text:p>
          </table:table-cell>
          <table:table-cell table:style-name="ce8" table:formula="of:=HYPERLINK(CONCATENATE([.$Q$5]; [.C413]; [.$Q$6]); [.C413])" office:value-type="string" office:string-value="Villa">
            <text:p>Villa</text:p>
          </table:table-cell>
          <table:table-cell table:style-name="ce8" table:formula="of:=HYPERLINK(CONCATENATE([.$Q$8]; [.C413]); [.C413])" office:value-type="string" office:string-value="Villa">
            <text:p>Villa</text:p>
          </table:table-cell>
          <table:table-cell table:style-name="ce8" table:formula="of:=HYPERLINK(CONCATENATE([.$Q$10]; [.C413]); [.C413])" office:value-type="string" office:string-value="Villa">
            <text:p>Villa</text:p>
          </table:table-cell>
          <table:table-cell table:style-name="ce19" table:formula="of:=HYPERLINK(CONCATENATE([.$Q$12]; [.C413]; [.$Q$13]); [.C413])" office:value-type="string" office:string-value="Villa">
            <text:p>Vill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3" table:formula="of:=HYPERLINK(CONCATENATE([.$Q$2]; [.C414]; [.$Q$3]); [.C414])" office:value-type="string" office:string-value="Vogel">
            <text:p>Vogel</text:p>
          </table:table-cell>
          <table:table-cell table:style-name="ce8" table:formula="of:=HYPERLINK(CONCATENATE([.$Q$5]; [.C414]; [.$Q$6]); [.C414])" office:value-type="string" office:string-value="Vogel">
            <text:p>Vogel</text:p>
          </table:table-cell>
          <table:table-cell table:style-name="ce8" table:formula="of:=HYPERLINK(CONCATENATE([.$Q$8]; [.C414]); [.C414])" office:value-type="string" office:string-value="Vogel">
            <text:p>Vogel</text:p>
          </table:table-cell>
          <table:table-cell table:style-name="ce8" table:formula="of:=HYPERLINK(CONCATENATE([.$Q$10]; [.C414]); [.C414])" office:value-type="string" office:string-value="Vogel">
            <text:p>Vogel</text:p>
          </table:table-cell>
          <table:table-cell table:style-name="ce19" table:formula="of:=HYPERLINK(CONCATENATE([.$Q$12]; [.C414]; [.$Q$13]); [.C414])" office:value-type="string" office:string-value="Vogel">
            <text:p>Voge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3" table:formula="of:=HYPERLINK(CONCATENATE([.$Q$2]; [.C415]; [.$Q$3]); [.C415])" office:value-type="string" office:string-value="voll">
            <text:p>voll</text:p>
          </table:table-cell>
          <table:table-cell table:style-name="ce8" table:formula="of:=HYPERLINK(CONCATENATE([.$Q$5]; [.C415]; [.$Q$6]); [.C415])" office:value-type="string" office:string-value="voll">
            <text:p>voll</text:p>
          </table:table-cell>
          <table:table-cell table:style-name="ce8" table:formula="of:=HYPERLINK(CONCATENATE([.$Q$8]; [.C415]); [.C415])" office:value-type="string" office:string-value="voll">
            <text:p>voll</text:p>
          </table:table-cell>
          <table:table-cell table:style-name="ce8" table:formula="of:=HYPERLINK(CONCATENATE([.$Q$10]; [.C415]); [.C415])" office:value-type="string" office:string-value="voll">
            <text:p>voll</text:p>
          </table:table-cell>
          <table:table-cell table:style-name="ce19" table:formula="of:=HYPERLINK(CONCATENATE([.$Q$12]; [.C415]; [.$Q$13]); [.C415])" office:value-type="string" office:string-value="voll">
            <text:p>vo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3" table:formula="of:=HYPERLINK(CONCATENATE([.$Q$2]; [.C416]; [.$Q$3]); [.C416])" office:value-type="string" office:string-value="vollständig">
            <text:p>vollständig</text:p>
          </table:table-cell>
          <table:table-cell table:style-name="ce8" table:formula="of:=HYPERLINK(CONCATENATE([.$Q$5]; [.C416]; [.$Q$6]); [.C416])" office:value-type="string" office:string-value="vollständig">
            <text:p>vollständig</text:p>
          </table:table-cell>
          <table:table-cell table:style-name="ce8" table:formula="of:=HYPERLINK(CONCATENATE([.$Q$8]; [.C416]); [.C416])" office:value-type="string" office:string-value="vollständig">
            <text:p>vollständig</text:p>
          </table:table-cell>
          <table:table-cell table:style-name="ce8" table:formula="of:=HYPERLINK(CONCATENATE([.$Q$10]; [.C416]); [.C416])" office:value-type="string" office:string-value="vollständig">
            <text:p>vollständig</text:p>
          </table:table-cell>
          <table:table-cell table:style-name="ce19" table:formula="of:=HYPERLINK(CONCATENATE([.$Q$12]; [.C416]; [.$Q$13]); [.C416])" office:value-type="string" office:string-value="vollständig">
            <text:p>vollständi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vorges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17]; [.$Q$3]); [.C417])" office:value-type="string" office:string-value="vorgesehen">
            <text:p>vorgesehen</text:p>
          </table:table-cell>
          <table:table-cell table:style-name="ce14" table:formula="of:=HYPERLINK(CONCATENATE([.$Q$5]; [.C417]; [.$Q$6]); [.C417])" office:value-type="string" office:string-value="vorgesehen">
            <text:p>vorgesehen</text:p>
          </table:table-cell>
          <table:table-cell table:style-name="ce8" table:formula="of:=HYPERLINK(CONCATENATE([.$Q$8]; [.C417]); [.C417])" office:value-type="string" office:string-value="vorgesehen">
            <text:p>vorgesehen</text:p>
          </table:table-cell>
          <table:table-cell table:style-name="ce8" table:formula="of:=HYPERLINK(CONCATENATE([.$Q$10]; [.C417]); [.C417])" office:value-type="string" office:string-value="vorgesehen">
            <text:p>vorgesehen</text:p>
          </table:table-cell>
          <table:table-cell table:style-name="ce19" table:formula="of:=HYPERLINK(CONCATENATE([.$Q$12]; [.C417]; [.$Q$13]); [.C417])" office:value-type="string" office:string-value="vorgesehen">
            <text:p>vorge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3" table:formula="of:=HYPERLINK(CONCATENATE([.$Q$2]; [.C418]; [.$Q$3]); [.C418])" office:value-type="string" office:string-value="vorhanden">
            <text:p>vorhanden</text:p>
          </table:table-cell>
          <table:table-cell table:style-name="ce8" table:formula="of:=HYPERLINK(CONCATENATE([.$Q$5]; [.C418]; [.$Q$6]); [.C418])" office:value-type="string" office:string-value="vorhanden">
            <text:p>vorhanden</text:p>
          </table:table-cell>
          <table:table-cell table:style-name="ce8" table:formula="of:=HYPERLINK(CONCATENATE([.$Q$8]; [.C418]); [.C418])" office:value-type="string" office:string-value="vorhanden">
            <text:p>vorhanden</text:p>
          </table:table-cell>
          <table:table-cell table:style-name="ce8" table:formula="of:=HYPERLINK(CONCATENATE([.$Q$10]; [.C418]); [.C418])" office:value-type="string" office:string-value="vorhanden">
            <text:p>vorhanden</text:p>
          </table:table-cell>
          <table:table-cell table:style-name="ce19" table:formula="of:=HYPERLINK(CONCATENATE([.$Q$12]; [.C418]; [.$Q$13]); [.C418])" office:value-type="string" office:string-value="vorhanden">
            <text:p>vorhan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3" table:formula="of:=HYPERLINK(CONCATENATE([.$Q$2]; [.C419]; [.$Q$3]); [.C419])" office:value-type="string" office:string-value="Vorname">
            <text:p>Vorname</text:p>
          </table:table-cell>
          <table:table-cell table:style-name="ce8" table:formula="of:=HYPERLINK(CONCATENATE([.$Q$5]; [.C419]; [.$Q$6]); [.C419])" office:value-type="string" office:string-value="Vorname">
            <text:p>Vorname</text:p>
          </table:table-cell>
          <table:table-cell table:style-name="ce8" table:formula="of:=HYPERLINK(CONCATENATE([.$Q$8]; [.C419]); [.C419])" office:value-type="string" office:string-value="Vorname">
            <text:p>Vorname</text:p>
          </table:table-cell>
          <table:table-cell table:style-name="ce8" table:formula="of:=HYPERLINK(CONCATENATE([.$Q$10]; [.C419]); [.C419])" office:value-type="string" office:string-value="Vorname">
            <text:p>Vorname</text:p>
          </table:table-cell>
          <table:table-cell table:style-name="ce19" table:formula="of:=HYPERLINK(CONCATENATE([.$Q$12]; [.C419]; [.$Q$13]); [.C419])" office:value-type="string" office:string-value="Vorname">
            <text:p>Vornam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Vorsitz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20]; [.$Q$3]); [.C420])" office:value-type="string" office:string-value="Vorsitz">
            <text:p>Vorsitz</text:p>
          </table:table-cell>
          <table:table-cell table:style-name="ce14" table:formula="of:=HYPERLINK(CONCATENATE([.$Q$5]; [.C420]; [.$Q$6]); [.C420])" office:value-type="string" office:string-value="Vorsitz">
            <text:p>Vorsitz</text:p>
          </table:table-cell>
          <table:table-cell table:style-name="ce8" table:formula="of:=HYPERLINK(CONCATENATE([.$Q$8]; [.C420]); [.C420])" office:value-type="string" office:string-value="Vorsitz">
            <text:p>Vorsitz</text:p>
          </table:table-cell>
          <table:table-cell table:style-name="ce8" table:formula="of:=HYPERLINK(CONCATENATE([.$Q$10]; [.C420]); [.C420])" office:value-type="string" office:string-value="Vorsitz">
            <text:p>Vorsitz</text:p>
          </table:table-cell>
          <table:table-cell table:style-name="ce19" table:formula="of:=HYPERLINK(CONCATENATE([.$Q$12]; [.C420]; [.$Q$13]); [.C420])" office:value-type="string" office:string-value="Vorsitz">
            <text:p>Vorsitz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Vorsitzende</text:p>
          </table:table-cell>
          <table:table-cell table:style-name="ce4" office:value-type="string">
            <text:p>~n</text:p>
          </table:table-cell>
          <table:table-cell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3">
            <text:p>3</text:p>
          </table:table-cell>
          <table:table-cell office:value-type="string">
            <text:p>chairman</text:p>
          </table:table-cell>
          <table:table-cell table:style-name="ce4"/>
          <table:table-cell table:style-name="ce13" table:formula="of:=HYPERLINK(CONCATENATE([.$Q$2]; [.C421]; [.$Q$3]); [.C421])" office:value-type="string" office:string-value="Vorsitzende">
            <text:p>Vorsitzende</text:p>
          </table:table-cell>
          <table:table-cell table:style-name="ce18" table:formula="of:=HYPERLINK(CONCATENATE([.$Q$5]; [.C421]; [.$Q$6]); [.C421])" office:value-type="string" office:string-value="Vorsitzende">
            <text:p>Vorsitzende</text:p>
          </table:table-cell>
          <table:table-cell table:style-name="ce8" table:formula="of:=HYPERLINK(CONCATENATE([.$Q$8]; [.C421]); [.C421])" office:value-type="string" office:string-value="Vorsitzende">
            <text:p>Vorsitzende</text:p>
          </table:table-cell>
          <table:table-cell table:style-name="ce8" table:formula="of:=HYPERLINK(CONCATENATE([.$Q$10]; [.C421]); [.C421])" office:value-type="string" office:string-value="Vorsitzende">
            <text:p>Vorsitzende</text:p>
          </table:table-cell>
          <table:table-cell table:style-name="ce19" table:formula="of:=HYPERLINK(CONCATENATE([.$Q$12]; [.C421]; [.$Q$13]); [.C421])" office:value-type="string" office:string-value="Vorsitzende">
            <text:p>Vorsitzen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3" table:formula="of:=HYPERLINK(CONCATENATE([.$Q$2]; [.C422]; [.$Q$3]); [.C422])" office:value-type="string" office:string-value="Vorstand">
            <text:p>Vorstand</text:p>
          </table:table-cell>
          <table:table-cell table:style-name="ce8" table:formula="of:=HYPERLINK(CONCATENATE([.$Q$5]; [.C422]; [.$Q$6]); [.C422])" office:value-type="string" office:string-value="Vorstand">
            <text:p>Vorstand</text:p>
          </table:table-cell>
          <table:table-cell table:style-name="ce8" table:formula="of:=HYPERLINK(CONCATENATE([.$Q$8]; [.C422]); [.C422])" office:value-type="string" office:string-value="Vorstand">
            <text:p>Vorstand</text:p>
          </table:table-cell>
          <table:table-cell table:style-name="ce8" table:formula="of:=HYPERLINK(CONCATENATE([.$Q$10]; [.C422]); [.C422])" office:value-type="string" office:string-value="Vorstand">
            <text:p>Vorstand</text:p>
          </table:table-cell>
          <table:table-cell table:style-name="ce19" table:formula="of:=HYPERLINK(CONCATENATE([.$Q$12]; [.C422]; [.$Q$13]); [.C422])" office:value-type="string" office:string-value="Vorstand">
            <text:p>Vorst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423]; [.$Q$3]); [.C423])" office:value-type="string" office:string-value="völlig">
            <text:p>völlig</text:p>
          </table:table-cell>
          <table:table-cell table:style-name="ce8" table:formula="of:=HYPERLINK(CONCATENATE([.$Q$5]; [.C423]; [.$Q$6]); [.C423])" office:value-type="string" office:string-value="völlig">
            <text:p>völlig</text:p>
          </table:table-cell>
          <table:table-cell table:style-name="ce8" table:formula="of:=HYPERLINK(CONCATENATE([.$Q$8]; [.C423]); [.C423])" office:value-type="string" office:string-value="völlig">
            <text:p>völlig</text:p>
          </table:table-cell>
          <table:table-cell table:style-name="ce8" table:formula="of:=HYPERLINK(CONCATENATE([.$Q$10]; [.C423]); [.C423])" office:value-type="string" office:string-value="völlig">
            <text:p>völlig</text:p>
          </table:table-cell>
          <table:table-cell table:style-name="ce19" table:formula="of:=HYPERLINK(CONCATENATE([.$Q$12]; [.C423]; [.$Q$13]); [.C423])" office:value-type="string" office:string-value="völlig">
            <text:p>völl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3" table:formula="of:=HYPERLINK(CONCATENATE([.$Q$2]; [.C424]; [.$Q$3]); [.C424])" office:value-type="string" office:string-value="Wand">
            <text:p>Wand</text:p>
          </table:table-cell>
          <table:table-cell table:style-name="ce8" table:formula="of:=HYPERLINK(CONCATENATE([.$Q$5]; [.C424]; [.$Q$6]); [.C424])" office:value-type="string" office:string-value="Wand">
            <text:p>Wand</text:p>
          </table:table-cell>
          <table:table-cell table:style-name="ce8" table:formula="of:=HYPERLINK(CONCATENATE([.$Q$8]; [.C424]); [.C424])" office:value-type="string" office:string-value="Wand">
            <text:p>Wand</text:p>
          </table:table-cell>
          <table:table-cell table:style-name="ce8" table:formula="of:=HYPERLINK(CONCATENATE([.$Q$10]; [.C424]); [.C424])" office:value-type="string" office:string-value="Wand">
            <text:p>Wand</text:p>
          </table:table-cell>
          <table:table-cell table:style-name="ce19" table:formula="of:=HYPERLINK(CONCATENATE([.$Q$12]; [.C424]; [.$Q$13]); [.C424])" office:value-type="string" office:string-value="Wand">
            <text:p>W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3" table:formula="of:=HYPERLINK(CONCATENATE([.$Q$2]; [.C425]; [.$Q$3]); [.C425])" office:value-type="string" office:string-value="was">
            <text:p>was</text:p>
          </table:table-cell>
          <table:table-cell table:style-name="ce8" table:formula="of:=HYPERLINK(CONCATENATE([.$Q$5]; [.C425]; [.$Q$6]); [.C425])" office:value-type="string" office:string-value="was">
            <text:p>was</text:p>
          </table:table-cell>
          <table:table-cell table:style-name="ce8" table:formula="of:=HYPERLINK(CONCATENATE([.$Q$8]; [.C425]); [.C425])" office:value-type="string" office:string-value="was">
            <text:p>was</text:p>
          </table:table-cell>
          <table:table-cell table:style-name="ce8" table:formula="of:=HYPERLINK(CONCATENATE([.$Q$10]; [.C425]); [.C425])" office:value-type="string" office:string-value="was">
            <text:p>was</text:p>
          </table:table-cell>
          <table:table-cell table:style-name="ce19" table:formula="of:=HYPERLINK(CONCATENATE([.$Q$12]; [.C425]; [.$Q$13]); [.C425])" office:value-type="string" office:string-value="was">
            <text:p>wa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3" table:formula="of:=HYPERLINK(CONCATENATE([.$Q$2]; [.C426]; [.$Q$3]); [.C426])" office:value-type="string" office:string-value="Wasser">
            <text:p>Wasser</text:p>
          </table:table-cell>
          <table:table-cell table:style-name="ce8" table:formula="of:=HYPERLINK(CONCATENATE([.$Q$5]; [.C426]; [.$Q$6]); [.C426])" office:value-type="string" office:string-value="Wasser">
            <text:p>Wasser</text:p>
          </table:table-cell>
          <table:table-cell table:style-name="ce8" table:formula="of:=HYPERLINK(CONCATENATE([.$Q$8]; [.C426]); [.C426])" office:value-type="string" office:string-value="Wasser">
            <text:p>Wasser</text:p>
          </table:table-cell>
          <table:table-cell table:style-name="ce8" table:formula="of:=HYPERLINK(CONCATENATE([.$Q$10]; [.C426]); [.C426])" office:value-type="string" office:string-value="Wasser">
            <text:p>Wasser</text:p>
          </table:table-cell>
          <table:table-cell table:style-name="ce19" table:formula="of:=HYPERLINK(CONCATENATE([.$Q$12]; [.C426]; [.$Q$13]); [.C426])" office:value-type="string" office:string-value="Wasser">
            <text:p>Wass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3" table:formula="of:=HYPERLINK(CONCATENATE([.$Q$2]; [.C427]; [.$Q$3]); [.C427])" office:value-type="string" office:string-value="Weber">
            <text:p>Weber</text:p>
          </table:table-cell>
          <table:table-cell table:style-name="ce8" table:formula="of:=HYPERLINK(CONCATENATE([.$Q$5]; [.C427]; [.$Q$6]); [.C427])" office:value-type="string" office:string-value="Weber">
            <text:p>Weber</text:p>
          </table:table-cell>
          <table:table-cell table:style-name="ce8" table:formula="of:=HYPERLINK(CONCATENATE([.$Q$8]; [.C427]); [.C427])" office:value-type="string" office:string-value="Weber">
            <text:p>Weber</text:p>
          </table:table-cell>
          <table:table-cell table:style-name="ce8" table:formula="of:=HYPERLINK(CONCATENATE([.$Q$10]; [.C427]); [.C427])" office:value-type="string" office:string-value="Weber">
            <text:p>Weber</text:p>
          </table:table-cell>
          <table:table-cell table:style-name="ce19" table:formula="of:=HYPERLINK(CONCATENATE([.$Q$12]; [.C427]; [.$Q$13]); [.C427])" office:value-type="string" office:string-value="Weber">
            <text:p>W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3" table:formula="of:=HYPERLINK(CONCATENATE([.$Q$2]; [.C428]; [.$Q$3]); [.C428])" office:value-type="string" office:string-value="Wein">
            <text:p>Wein</text:p>
          </table:table-cell>
          <table:table-cell table:style-name="ce8" table:formula="of:=HYPERLINK(CONCATENATE([.$Q$5]; [.C428]; [.$Q$6]); [.C428])" office:value-type="string" office:string-value="Wein">
            <text:p>Wein</text:p>
          </table:table-cell>
          <table:table-cell table:style-name="ce8" table:formula="of:=HYPERLINK(CONCATENATE([.$Q$8]; [.C428]); [.C428])" office:value-type="string" office:string-value="Wein">
            <text:p>Wein</text:p>
          </table:table-cell>
          <table:table-cell table:style-name="ce8" table:formula="of:=HYPERLINK(CONCATENATE([.$Q$10]; [.C428]); [.C428])" office:value-type="string" office:string-value="Wein">
            <text:p>Wein</text:p>
          </table:table-cell>
          <table:table-cell table:style-name="ce19" table:formula="of:=HYPERLINK(CONCATENATE([.$Q$12]; [.C428]; [.$Q$13]); [.C428])" office:value-type="string" office:string-value="Wein">
            <text:p>W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3" table:formula="of:=HYPERLINK(CONCATENATE([.$Q$2]; [.C429]; [.$Q$3]); [.C429])" office:value-type="string" office:string-value="weiß">
            <text:p>weiß</text:p>
          </table:table-cell>
          <table:table-cell table:style-name="ce8" table:formula="of:=HYPERLINK(CONCATENATE([.$Q$5]; [.C429]; [.$Q$6]); [.C429])" office:value-type="string" office:string-value="weiß">
            <text:p>weiß</text:p>
          </table:table-cell>
          <table:table-cell table:style-name="ce8" table:formula="of:=HYPERLINK(CONCATENATE([.$Q$8]; [.C429]); [.C429])" office:value-type="string" office:string-value="weiß">
            <text:p>weiß</text:p>
          </table:table-cell>
          <table:table-cell table:style-name="ce8" table:formula="of:=HYPERLINK(CONCATENATE([.$Q$10]; [.C429]); [.C429])" office:value-type="string" office:string-value="weiß">
            <text:p>weiß</text:p>
          </table:table-cell>
          <table:table-cell table:style-name="ce19" table:formula="of:=HYPERLINK(CONCATENATE([.$Q$12]; [.C429]; [.$Q$13]); [.C429])" office:value-type="string" office:string-value="weiß">
            <text:p>weiß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welc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30]; [.$Q$3]); [.C430])" office:value-type="string" office:string-value="welch">
            <text:p>welch</text:p>
          </table:table-cell>
          <table:table-cell table:style-name="ce14" table:formula="of:=HYPERLINK(CONCATENATE([.$Q$5]; [.C430]; [.$Q$6]); [.C430])" office:value-type="string" office:string-value="welch">
            <text:p>welch</text:p>
          </table:table-cell>
          <table:table-cell table:style-name="ce8" table:formula="of:=HYPERLINK(CONCATENATE([.$Q$8]; [.C430]); [.C430])" office:value-type="string" office:string-value="welch">
            <text:p>welch</text:p>
          </table:table-cell>
          <table:table-cell table:style-name="ce8" table:formula="of:=HYPERLINK(CONCATENATE([.$Q$10]; [.C430]); [.C430])" office:value-type="string" office:string-value="welch">
            <text:p>welch</text:p>
          </table:table-cell>
          <table:table-cell table:style-name="ce19" table:formula="of:=HYPERLINK(CONCATENATE([.$Q$12]; [.C430]; [.$Q$13]); [.C430])" office:value-type="string" office:string-value="welch">
            <text:p>welc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welche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what</text:p>
          </table:table-cell>
          <table:table-cell table:style-name="ce4"/>
          <table:table-cell table:style-name="ce13" table:formula="of:=HYPERLINK(CONCATENATE([.$Q$2]; [.C431]; [.$Q$3]); [.C431])" office:value-type="string" office:string-value="welche">
            <text:p>welche</text:p>
          </table:table-cell>
          <table:table-cell table:style-name="ce18" table:formula="of:=HYPERLINK(CONCATENATE([.$Q$5]; [.C431]; [.$Q$6]); [.C431])" office:value-type="string" office:string-value="welche">
            <text:p>welche</text:p>
          </table:table-cell>
          <table:table-cell table:style-name="ce8" table:formula="of:=HYPERLINK(CONCATENATE([.$Q$8]; [.C431]); [.C431])" office:value-type="string" office:string-value="welche">
            <text:p>welche</text:p>
          </table:table-cell>
          <table:table-cell table:style-name="ce8" table:formula="of:=HYPERLINK(CONCATENATE([.$Q$10]; [.C431]); [.C431])" office:value-type="string" office:string-value="welche">
            <text:p>welche</text:p>
          </table:table-cell>
          <table:table-cell table:style-name="ce19" table:formula="of:=HYPERLINK(CONCATENATE([.$Q$12]; [.C431]; [.$Q$13]); [.C431])" office:value-type="string" office:string-value="welche">
            <text:p>welch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3" table:formula="of:=HYPERLINK(CONCATENATE([.$Q$2]; [.C432]; [.$Q$3]); [.C432])" office:value-type="string" office:string-value="wenig">
            <text:p>wenig</text:p>
          </table:table-cell>
          <table:table-cell table:style-name="ce8" table:formula="of:=HYPERLINK(CONCATENATE([.$Q$5]; [.C432]; [.$Q$6]); [.C432])" office:value-type="string" office:string-value="wenig">
            <text:p>wenig</text:p>
          </table:table-cell>
          <table:table-cell table:style-name="ce8" table:formula="of:=HYPERLINK(CONCATENATE([.$Q$8]; [.C432]); [.C432])" office:value-type="string" office:string-value="wenig">
            <text:p>wenig</text:p>
          </table:table-cell>
          <table:table-cell table:style-name="ce8" table:formula="of:=HYPERLINK(CONCATENATE([.$Q$10]; [.C432]); [.C432])" office:value-type="string" office:string-value="wenig">
            <text:p>wenig</text:p>
          </table:table-cell>
          <table:table-cell table:style-name="ce19" table:formula="of:=HYPERLINK(CONCATENATE([.$Q$12]; [.C432]; [.$Q$13]); [.C432])" office:value-type="string" office:string-value="wenig">
            <text:p>weni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ir</text:p>
          </table:table-cell>
          <table:table-cell table:style-name="ce4"/>
          <table:table-cell table:style-name="ce4" office:value-type="string">
            <text:p>werden</text:p>
          </table:table-cell>
          <table:table-cell table:style-name="ce4" table:number-columns-repeated="2"/>
          <table:table-cell table:style-name="ce4" office:value-type="string">
            <text:p>verb</text:p>
          </table:table-cell>
          <table:table-cell table:style-name="ce4"/>
          <table:table-cell table:style-name="ce4" office:value-type="float" office:value="1">
            <text:p>1</text:p>
          </table:table-cell>
          <table:table-cell office:value-type="string">
            <text:p>will</text:p>
          </table:table-cell>
          <table:table-cell table:style-name="ce4"/>
          <table:table-cell table:style-name="ce13" table:formula="of:=HYPERLINK(CONCATENATE([.$Q$2]; [.C433]; [.$Q$3]); [.C433])" office:value-type="string" office:string-value="werden">
            <text:p>werden</text:p>
          </table:table-cell>
          <table:table-cell table:style-name="ce18" table:formula="of:=HYPERLINK(CONCATENATE([.$Q$5]; [.C433]; [.$Q$6]); [.C433])" office:value-type="string" office:string-value="werden">
            <text:p>werden</text:p>
          </table:table-cell>
          <table:table-cell table:style-name="ce8" table:formula="of:=HYPERLINK(CONCATENATE([.$Q$8]; [.C433]); [.C433])" office:value-type="string" office:string-value="werden">
            <text:p>werden</text:p>
          </table:table-cell>
          <table:table-cell table:style-name="ce8" table:formula="of:=HYPERLINK(CONCATENATE([.$Q$10]; [.C433]); [.C433])" office:value-type="string" office:string-value="werden">
            <text:p>werden</text:p>
          </table:table-cell>
          <table:table-cell table:style-name="ce19" table:formula="of:=HYPERLINK(CONCATENATE([.$Q$12]; [.C433]; [.$Q$13]); [.C433])" office:value-type="string" office:string-value="werden">
            <text:p>wer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3" table:formula="of:=HYPERLINK(CONCATENATE([.$Q$2]; [.C434]; [.$Q$3]); [.C434])" office:value-type="string" office:string-value="Werk">
            <text:p>Werk</text:p>
          </table:table-cell>
          <table:table-cell table:style-name="ce8" table:formula="of:=HYPERLINK(CONCATENATE([.$Q$5]; [.C434]; [.$Q$6]); [.C434])" office:value-type="string" office:string-value="Werk">
            <text:p>Werk</text:p>
          </table:table-cell>
          <table:table-cell table:style-name="ce8" table:formula="of:=HYPERLINK(CONCATENATE([.$Q$8]; [.C434]); [.C434])" office:value-type="string" office:string-value="Werk">
            <text:p>Werk</text:p>
          </table:table-cell>
          <table:table-cell table:style-name="ce8" table:formula="of:=HYPERLINK(CONCATENATE([.$Q$10]; [.C434]); [.C434])" office:value-type="string" office:string-value="Werk">
            <text:p>Werk</text:p>
          </table:table-cell>
          <table:table-cell table:style-name="ce19" table:formula="of:=HYPERLINK(CONCATENATE([.$Q$12]; [.C434]; [.$Q$13]); [.C434])" office:value-type="string" office:string-value="Werk">
            <text:p>Wer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3" table:formula="of:=HYPERLINK(CONCATENATE([.$Q$2]; [.C435]; [.$Q$3]); [.C435])" office:value-type="string" office:string-value="Werkstatt">
            <text:p>Werkstatt</text:p>
          </table:table-cell>
          <table:table-cell table:style-name="ce8" table:formula="of:=HYPERLINK(CONCATENATE([.$Q$5]; [.C435]; [.$Q$6]); [.C435])" office:value-type="string" office:string-value="Werkstatt">
            <text:p>Werkstatt</text:p>
          </table:table-cell>
          <table:table-cell table:style-name="ce8" table:formula="of:=HYPERLINK(CONCATENATE([.$Q$8]; [.C435]); [.C435])" office:value-type="string" office:string-value="Werkstatt">
            <text:p>Werkstatt</text:p>
          </table:table-cell>
          <table:table-cell table:style-name="ce8" table:formula="of:=HYPERLINK(CONCATENATE([.$Q$10]; [.C435]); [.C435])" office:value-type="string" office:string-value="Werkstatt">
            <text:p>Werkstatt</text:p>
          </table:table-cell>
          <table:table-cell table:style-name="ce19" table:formula="of:=HYPERLINK(CONCATENATE([.$Q$12]; [.C435]; [.$Q$13]); [.C435])" office:value-type="string" office:string-value="Werkstatt">
            <text:p>Werkstat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3" table:formula="of:=HYPERLINK(CONCATENATE([.$Q$2]; [.C436]; [.$Q$3]); [.C436])" office:value-type="string" office:string-value="wert">
            <text:p>wert</text:p>
          </table:table-cell>
          <table:table-cell table:style-name="ce8" table:formula="of:=HYPERLINK(CONCATENATE([.$Q$5]; [.C436]; [.$Q$6]); [.C436])" office:value-type="string" office:string-value="wert">
            <text:p>wert</text:p>
          </table:table-cell>
          <table:table-cell table:style-name="ce8" table:formula="of:=HYPERLINK(CONCATENATE([.$Q$8]; [.C436]); [.C436])" office:value-type="string" office:string-value="wert">
            <text:p>wert</text:p>
          </table:table-cell>
          <table:table-cell table:style-name="ce8" table:formula="of:=HYPERLINK(CONCATENATE([.$Q$10]; [.C436]); [.C436])" office:value-type="string" office:string-value="wert">
            <text:p>wert</text:p>
          </table:table-cell>
          <table:table-cell table:style-name="ce19" table:formula="of:=HYPERLINK(CONCATENATE([.$Q$12]; [.C436]; [.$Q$13]); [.C436])" office:value-type="string" office:string-value="wert">
            <text:p>wer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3" table:formula="of:=HYPERLINK(CONCATENATE([.$Q$2]; [.C437]; [.$Q$3]); [.C437])" office:value-type="string" office:string-value="wesentlich">
            <text:p>wesentlich</text:p>
          </table:table-cell>
          <table:table-cell table:style-name="ce8" table:formula="of:=HYPERLINK(CONCATENATE([.$Q$5]; [.C437]; [.$Q$6]); [.C437])" office:value-type="string" office:string-value="wesentlich">
            <text:p>wesentlich</text:p>
          </table:table-cell>
          <table:table-cell table:style-name="ce8" table:formula="of:=HYPERLINK(CONCATENATE([.$Q$8]; [.C437]); [.C437])" office:value-type="string" office:string-value="wesentlich">
            <text:p>wesentlich</text:p>
          </table:table-cell>
          <table:table-cell table:style-name="ce8" table:formula="of:=HYPERLINK(CONCATENATE([.$Q$10]; [.C437]); [.C437])" office:value-type="string" office:string-value="wesentlich">
            <text:p>wesentlich</text:p>
          </table:table-cell>
          <table:table-cell table:style-name="ce19" table:formula="of:=HYPERLINK(CONCATENATE([.$Q$12]; [.C437]; [.$Q$13]); [.C437])" office:value-type="string" office:string-value="wesentlich">
            <text:p>wesent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3" table:formula="of:=HYPERLINK(CONCATENATE([.$Q$2]; [.C438]; [.$Q$3]); [.C438])" office:value-type="string" office:string-value="wichtig">
            <text:p>wichtig</text:p>
          </table:table-cell>
          <table:table-cell table:style-name="ce8" table:formula="of:=HYPERLINK(CONCATENATE([.$Q$5]; [.C438]; [.$Q$6]); [.C438])" office:value-type="string" office:string-value="wichtig">
            <text:p>wichtig</text:p>
          </table:table-cell>
          <table:table-cell table:style-name="ce8" table:formula="of:=HYPERLINK(CONCATENATE([.$Q$8]; [.C438]); [.C438])" office:value-type="string" office:string-value="wichtig">
            <text:p>wichtig</text:p>
          </table:table-cell>
          <table:table-cell table:style-name="ce8" table:formula="of:=HYPERLINK(CONCATENATE([.$Q$10]; [.C438]); [.C438])" office:value-type="string" office:string-value="wichtig">
            <text:p>wichtig</text:p>
          </table:table-cell>
          <table:table-cell table:style-name="ce19" table:formula="of:=HYPERLINK(CONCATENATE([.$Q$12]; [.C438]; [.$Q$13]); [.C438])" office:value-type="string" office:string-value="wichtig">
            <text:p>wicht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3" table:formula="of:=HYPERLINK(CONCATENATE([.$Q$2];[.C439]; [.$Q$3]); [.C439])" office:value-type="string" office:string-value="wiedersehen">
            <text:p>wiedersehen</text:p>
          </table:table-cell>
          <table:table-cell table:style-name="ce8" table:formula="of:=HYPERLINK(CONCATENATE([.$Q$5]; [.C439]; [.$Q$6]); [.C439])" office:value-type="string" office:string-value="wiedersehen">
            <text:p>wiedersehen</text:p>
          </table:table-cell>
          <table:table-cell table:style-name="ce8" table:formula="of:=HYPERLINK(CONCATENATE([.$Q$8]; [.C439]); [.C439])" office:value-type="string" office:string-value="wiedersehen">
            <text:p>wiedersehen</text:p>
          </table:table-cell>
          <table:table-cell table:style-name="ce8" table:formula="of:=HYPERLINK(CONCATENATE([.$Q$10]; [.C439]); [.C439])" office:value-type="string" office:string-value="wiedersehen">
            <text:p>wiedersehen</text:p>
          </table:table-cell>
          <table:table-cell table:style-name="ce19" table:formula="of:=HYPERLINK(CONCATENATE([.$Q$12]; [.C439]; [.$Q$13]); [.C439])" office:value-type="string" office:string-value="wiedersehen">
            <text:p>wieder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3" table:formula="of:=HYPERLINK(CONCATENATE([.$Q$2]; [.C440]; [.$Q$3]); [.C440])" office:value-type="string" office:string-value="willkommen">
            <text:p>willkommen</text:p>
          </table:table-cell>
          <table:table-cell table:style-name="ce8" table:formula="of:=HYPERLINK(CONCATENATE([.$Q$5]; [.C440]; [.$Q$6]); [.C440])" office:value-type="string" office:string-value="willkommen">
            <text:p>willkommen</text:p>
          </table:table-cell>
          <table:table-cell table:style-name="ce8" table:formula="of:=HYPERLINK(CONCATENATE([.$Q$8]; [.C440]); [.C440])" office:value-type="string" office:string-value="willkommen">
            <text:p>willkommen</text:p>
          </table:table-cell>
          <table:table-cell table:style-name="ce8" table:formula="of:=HYPERLINK(CONCATENATE([.$Q$10]; [.C440]); [.C440])" office:value-type="string" office:string-value="willkommen">
            <text:p>willkommen</text:p>
          </table:table-cell>
          <table:table-cell table:style-name="ce19" table:formula="of:=HYPERLINK(CONCATENATE([.$Q$12]; [.C440]; [.$Q$13]); [.C440])" office:value-type="string" office:string-value="willkommen">
            <text:p>willko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3" table:formula="of:=HYPERLINK(CONCATENATE([.$Q$2]; [.C441]; [.$Q$3]); [.C441])" office:value-type="string" office:string-value="wir">
            <text:p>wir</text:p>
          </table:table-cell>
          <table:table-cell table:style-name="ce8" table:formula="of:=HYPERLINK(CONCATENATE([.$Q$5]; [.C441]; [.$Q$6]); [.C441])" office:value-type="string" office:string-value="wir">
            <text:p>wir</text:p>
          </table:table-cell>
          <table:table-cell table:style-name="ce8" table:formula="of:=HYPERLINK(CONCATENATE([.$Q$8]; [.C441]); [.C441])" office:value-type="string" office:string-value="wir">
            <text:p>wir</text:p>
          </table:table-cell>
          <table:table-cell table:style-name="ce8" table:formula="of:=HYPERLINK(CONCATENATE([.$Q$10]; [.C441]); [.C441])" office:value-type="string" office:string-value="wir">
            <text:p>wir</text:p>
          </table:table-cell>
          <table:table-cell table:style-name="ce19" table:formula="of:=HYPERLINK(CONCATENATE([.$Q$12]; [.C441]; [.$Q$13]); [.C441])" office:value-type="string" office:string-value="wir">
            <text:p>wi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3" table:formula="of:=HYPERLINK(CONCATENATE([.$Q$2]; [.C442]; [.$Q$3]); [.C442])" office:value-type="string" office:string-value="wirklich">
            <text:p>wirklich</text:p>
          </table:table-cell>
          <table:table-cell table:style-name="ce8" table:formula="of:=HYPERLINK(CONCATENATE([.$Q$5]; [.C442]; [.$Q$6]); [.C442])" office:value-type="string" office:string-value="wirklich">
            <text:p>wirklich</text:p>
          </table:table-cell>
          <table:table-cell table:style-name="ce8" table:formula="of:=HYPERLINK(CONCATENATE([.$Q$8]; [.C442]); [.C442])" office:value-type="string" office:string-value="wirklich">
            <text:p>wirklich</text:p>
          </table:table-cell>
          <table:table-cell table:style-name="ce8" table:formula="of:=HYPERLINK(CONCATENATE([.$Q$10]; [.C442]); [.C442])" office:value-type="string" office:string-value="wirklich">
            <text:p>wirklich</text:p>
          </table:table-cell>
          <table:table-cell table:style-name="ce19" table:formula="of:=HYPERLINK(CONCATENATE([.$Q$12]; [.C442]; [.$Q$13]); [.C442])" office:value-type="string" office:string-value="wirklich">
            <text:p>wirk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443]; [.$Q$3]); [.C443])" office:value-type="string" office:string-value="wissen">
            <text:p>wissen</text:p>
          </table:table-cell>
          <table:table-cell table:style-name="ce8" table:formula="of:=HYPERLINK(CONCATENATE([.$Q$5]; [.C443]; [.$Q$6]); [.C443])" office:value-type="string" office:string-value="wissen">
            <text:p>wissen</text:p>
          </table:table-cell>
          <table:table-cell table:style-name="ce8" table:formula="of:=HYPERLINK(CONCATENATE([.$Q$8]; [.C443]); [.C443])" office:value-type="string" office:string-value="wissen">
            <text:p>wissen</text:p>
          </table:table-cell>
          <table:table-cell table:style-name="ce8" table:formula="of:=HYPERLINK(CONCATENATE([.$Q$10]; [.C443]); [.C443])" office:value-type="string" office:string-value="wissen">
            <text:p>wissen</text:p>
          </table:table-cell>
          <table:table-cell table:style-name="ce19" table:formula="of:=HYPERLINK(CONCATENATE([.$Q$12]; [.C443]; [.$Q$13]); [.C443])" office:value-type="string" office:string-value="wissen">
            <text:p>wis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3" table:formula="of:=HYPERLINK(CONCATENATE([.$Q$2]; [.C444]; [.$Q$3]); [.C444])" office:value-type="string" office:string-value="Wohnung">
            <text:p>Wohnung</text:p>
          </table:table-cell>
          <table:table-cell table:style-name="ce8" table:formula="of:=HYPERLINK(CONCATENATE([.$Q$5]; [.C444]; [.$Q$6]); [.C444])" office:value-type="string" office:string-value="Wohnung">
            <text:p>Wohnung</text:p>
          </table:table-cell>
          <table:table-cell table:style-name="ce8" table:formula="of:=HYPERLINK(CONCATENATE([.$Q$8]; [.C444]); [.C444])" office:value-type="string" office:string-value="Wohnung">
            <text:p>Wohnung</text:p>
          </table:table-cell>
          <table:table-cell table:style-name="ce8" table:formula="of:=HYPERLINK(CONCATENATE([.$Q$10]; [.C444]); [.C444])" office:value-type="string" office:string-value="Wohnung">
            <text:p>Wohnung</text:p>
          </table:table-cell>
          <table:table-cell table:style-name="ce19" table:formula="of:=HYPERLINK(CONCATENATE([.$Q$12]; [.C444]; [.$Q$13]); [.C444])" office:value-type="string" office:string-value="Wohnung">
            <text:p>Wohn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3" table:formula="of:=HYPERLINK(CONCATENATE([.$Q$2]; [.C445]; [.$Q$3]); [.C445])" office:value-type="string" office:string-value="Wolf">
            <text:p>Wolf</text:p>
          </table:table-cell>
          <table:table-cell table:style-name="ce8" table:formula="of:=HYPERLINK(CONCATENATE([.$Q$5]; [.C445]; [.$Q$6]); [.C445])" office:value-type="string" office:string-value="Wolf">
            <text:p>Wolf</text:p>
          </table:table-cell>
          <table:table-cell table:style-name="ce8" table:formula="of:=HYPERLINK(CONCATENATE([.$Q$8]; [.C445]); [.C445])" office:value-type="string" office:string-value="Wolf">
            <text:p>Wolf</text:p>
          </table:table-cell>
          <table:table-cell table:style-name="ce8" table:formula="of:=HYPERLINK(CONCATENATE([.$Q$10]; [.C445]); [.C445])" office:value-type="string" office:string-value="Wolf">
            <text:p>Wolf</text:p>
          </table:table-cell>
          <table:table-cell table:style-name="ce19" table:formula="of:=HYPERLINK(CONCATENATE([.$Q$12]; [.C445]; [.$Q$13]); [.C445])" office:value-type="string" office:string-value="Wolf">
            <text:p>Wolf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3" table:formula="of:=HYPERLINK(CONCATENATE([.$Q$2]; [.C446]; [.$Q$3]); [.C446])" office:value-type="string" office:string-value="wollen">
            <text:p>wollen</text:p>
          </table:table-cell>
          <table:table-cell table:style-name="ce8" table:formula="of:=HYPERLINK(CONCATENATE([.$Q$5]; [.C446]; [.$Q$6]); [.C446])" office:value-type="string" office:string-value="wollen">
            <text:p>wollen</text:p>
          </table:table-cell>
          <table:table-cell table:style-name="ce8" table:formula="of:=HYPERLINK(CONCATENATE([.$Q$8]; [.C446]); [.C446])" office:value-type="string" office:string-value="wollen">
            <text:p>wollen</text:p>
          </table:table-cell>
          <table:table-cell table:style-name="ce8" table:formula="of:=HYPERLINK(CONCATENATE([.$Q$10]; [.C446]); [.C446])" office:value-type="string" office:string-value="wollen">
            <text:p>wollen</text:p>
          </table:table-cell>
          <table:table-cell table:style-name="ce19" table:formula="of:=HYPERLINK(CONCATENATE([.$Q$12]; [.C446]; [.$Q$13]); [.C446])" office:value-type="string" office:string-value="wollen">
            <text:p>wol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3" table:formula="of:=HYPERLINK(CONCATENATE([.$Q$2]; [.C447]; [.$Q$3]); [.C447])" office:value-type="string" office:string-value="Wort">
            <text:p>Wort</text:p>
          </table:table-cell>
          <table:table-cell table:style-name="ce8" table:formula="of:=HYPERLINK(CONCATENATE([.$Q$5]; [.C447]; [.$Q$6]); [.C447])" office:value-type="string" office:string-value="Wort">
            <text:p>Wort</text:p>
          </table:table-cell>
          <table:table-cell table:style-name="ce8" table:formula="of:=HYPERLINK(CONCATENATE([.$Q$8]; [.C447]); [.C447])" office:value-type="string" office:string-value="Wort">
            <text:p>Wort</text:p>
          </table:table-cell>
          <table:table-cell table:style-name="ce8" table:formula="of:=HYPERLINK(CONCATENATE([.$Q$10]; [.C447]); [.C447])" office:value-type="string" office:string-value="Wort">
            <text:p>Wort</text:p>
          </table:table-cell>
          <table:table-cell table:style-name="ce19" table:formula="of:=HYPERLINK(CONCATENATE([.$Q$12]; [.C447]; [.$Q$13]); [.C447])" office:value-type="string" office:string-value="Wort">
            <text:p>Wor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3" table:formula="of:=HYPERLINK(CONCATENATE([.$Q$2]; [.C448]; [.$Q$3]); [.C448])" office:value-type="string" office:string-value="Zahl">
            <text:p>Zahl</text:p>
          </table:table-cell>
          <table:table-cell table:style-name="ce8" table:formula="of:=HYPERLINK(CONCATENATE([.$Q$5]; [.C448]; [.$Q$6]); [.C448])" office:value-type="string" office:string-value="Zahl">
            <text:p>Zahl</text:p>
          </table:table-cell>
          <table:table-cell table:style-name="ce8" table:formula="of:=HYPERLINK(CONCATENATE([.$Q$8]; [.C448]); [.C448])" office:value-type="string" office:string-value="Zahl">
            <text:p>Zahl</text:p>
          </table:table-cell>
          <table:table-cell table:style-name="ce8" table:formula="of:=HYPERLINK(CONCATENATE([.$Q$10]; [.C448]); [.C448])" office:value-type="string" office:string-value="Zahl">
            <text:p>Zahl</text:p>
          </table:table-cell>
          <table:table-cell table:style-name="ce19" table:formula="of:=HYPERLINK(CONCATENATE([.$Q$12]; [.C448]; [.$Q$13]); [.C448])" office:value-type="string" office:string-value="Zahl">
            <text:p>Za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3" table:formula="of:=HYPERLINK(CONCATENATE([.$Q$2]; [.C449]; [.$Q$3]); [.C449])" office:value-type="string" office:string-value="zählen">
            <text:p>zählen</text:p>
          </table:table-cell>
          <table:table-cell table:style-name="ce8" table:formula="of:=HYPERLINK(CONCATENATE([.$Q$5]; [.C449]; [.$Q$6]); [.C449])" office:value-type="string" office:string-value="zählen">
            <text:p>zählen</text:p>
          </table:table-cell>
          <table:table-cell table:style-name="ce8" table:formula="of:=HYPERLINK(CONCATENATE([.$Q$8]; [.C449]); [.C449])" office:value-type="string" office:string-value="zählen">
            <text:p>zählen</text:p>
          </table:table-cell>
          <table:table-cell table:style-name="ce8" table:formula="of:=HYPERLINK(CONCATENATE([.$Q$10]; [.C449]); [.C449])" office:value-type="string" office:string-value="zählen">
            <text:p>zählen</text:p>
          </table:table-cell>
          <table:table-cell table:style-name="ce19" table:formula="of:=HYPERLINK(CONCATENATE([.$Q$12]; [.C449]; [.$Q$13]); [.C449])" office:value-type="string" office:string-value="zählen">
            <text:p>zähl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3" table:formula="of:=HYPERLINK(CONCATENATE([.$Q$2]; [.C450]; [.$Q$3]); [.C450])" office:value-type="string" office:string-value="zehn">
            <text:p>zehn</text:p>
          </table:table-cell>
          <table:table-cell table:style-name="ce8" table:formula="of:=HYPERLINK(CONCATENATE([.$Q$5]; [.C450]; [.$Q$6]); [.C450])" office:value-type="string" office:string-value="zehn">
            <text:p>zehn</text:p>
          </table:table-cell>
          <table:table-cell table:style-name="ce8" table:formula="of:=HYPERLINK(CONCATENATE([.$Q$8]; [.C450]); [.C450])" office:value-type="string" office:string-value="zehn">
            <text:p>zehn</text:p>
          </table:table-cell>
          <table:table-cell table:style-name="ce8" table:formula="of:=HYPERLINK(CONCATENATE([.$Q$10]; [.C450]); [.C450])" office:value-type="string" office:string-value="zehn">
            <text:p>zehn</text:p>
          </table:table-cell>
          <table:table-cell table:style-name="ce19" table:formula="of:=HYPERLINK(CONCATENATE([.$Q$12]; [.C450]; [.$Q$13]); [.C450])" office:value-type="string" office:string-value="zehn">
            <text:p>zeh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3" table:formula="of:=HYPERLINK(CONCATENATE([.$Q$2]; [.C451]; [.$Q$3]); [.C451])" office:value-type="string" office:string-value="Zeitung">
            <text:p>Zeitung</text:p>
          </table:table-cell>
          <table:table-cell table:style-name="ce8" table:formula="of:=HYPERLINK(CONCATENATE([.$Q$5]; [.C451]; [.$Q$6]); [.C451])" office:value-type="string" office:string-value="Zeitung">
            <text:p>Zeitung</text:p>
          </table:table-cell>
          <table:table-cell table:style-name="ce8" table:formula="of:=HYPERLINK(CONCATENATE([.$Q$8]; [.C451]); [.C451])" office:value-type="string" office:string-value="Zeitung">
            <text:p>Zeitung</text:p>
          </table:table-cell>
          <table:table-cell table:style-name="ce8" table:formula="of:=HYPERLINK(CONCATENATE([.$Q$10]; [.C451]); [.C451])" office:value-type="string" office:string-value="Zeitung">
            <text:p>Zeitung</text:p>
          </table:table-cell>
          <table:table-cell table:style-name="ce19" table:formula="of:=HYPERLINK(CONCATENATE([.$Q$12]; [.C451]; [.$Q$13]); [.C451])" office:value-type="string" office:string-value="Zeitung">
            <text:p>Zeitun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zieml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quite</text:p>
          </table:table-cell>
          <table:table-cell table:style-name="ce5"/>
          <table:table-cell table:style-name="ce14" table:formula="of:=HYPERLINK(CONCATENATE([.$Q$2]; [.C452]; [.$Q$3]); [.C452])" office:value-type="string" office:string-value="ziemlich">
            <text:p>ziemlich</text:p>
          </table:table-cell>
          <table:table-cell table:style-name="ce14" table:formula="of:=HYPERLINK(CONCATENATE([.$Q$5]; [.C452]; [.$Q$6]); [.C452])" office:value-type="string" office:string-value="ziemlich">
            <text:p>ziemlich</text:p>
          </table:table-cell>
          <table:table-cell table:style-name="ce8" table:formula="of:=HYPERLINK(CONCATENATE([.$Q$8]; [.C452]); [.C452])" office:value-type="string" office:string-value="ziemlich">
            <text:p>ziemlich</text:p>
          </table:table-cell>
          <table:table-cell table:style-name="ce8" table:formula="of:=HYPERLINK(CONCATENATE([.$Q$10]; [.C452]); [.C452])" office:value-type="string" office:string-value="ziemlich">
            <text:p>ziemlich</text:p>
          </table:table-cell>
          <table:table-cell table:style-name="ce19" table:formula="of:=HYPERLINK(CONCATENATE([.$Q$12]; [.C452]; [.$Q$13]); [.C452])" office:value-type="string" office:string-value="ziemlich">
            <text:p>ziem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3" table:formula="of:=HYPERLINK(CONCATENATE([.$Q$2]; [.C453]; [.$Q$3]); [.C453])" office:value-type="string" office:string-value="Zitrone">
            <text:p>Zitrone</text:p>
          </table:table-cell>
          <table:table-cell table:style-name="ce8" table:formula="of:=HYPERLINK(CONCATENATE([.$Q$5]; [.C453]; [.$Q$6]); [.C453])" office:value-type="string" office:string-value="Zitrone">
            <text:p>Zitrone</text:p>
          </table:table-cell>
          <table:table-cell table:style-name="ce8" table:formula="of:=HYPERLINK(CONCATENATE([.$Q$8]; [.C453]); [.C453])" office:value-type="string" office:string-value="Zitrone">
            <text:p>Zitrone</text:p>
          </table:table-cell>
          <table:table-cell table:style-name="ce8" table:formula="of:=HYPERLINK(CONCATENATE([.$Q$10]; [.C453]); [.C453])" office:value-type="string" office:string-value="Zitrone">
            <text:p>Zitrone</text:p>
          </table:table-cell>
          <table:table-cell table:style-name="ce19" table:formula="of:=HYPERLINK(CONCATENATE([.$Q$12]; [.C453]; [.$Q$13]); [.C453])" office:value-type="string" office:string-value="Zitrone">
            <text:p>Zitron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3" table:formula="of:=HYPERLINK(CONCATENATE([.$Q$2]; [.C454]; [.$Q$3]); [.C454])" office:value-type="string" office:string-value="Zucker">
            <text:p>Zucker</text:p>
          </table:table-cell>
          <table:table-cell table:style-name="ce8" table:formula="of:=HYPERLINK(CONCATENATE([.$Q$5]; [.C454]; [.$Q$6]); [.C454])" office:value-type="string" office:string-value="Zucker">
            <text:p>Zucker</text:p>
          </table:table-cell>
          <table:table-cell table:style-name="ce8" table:formula="of:=HYPERLINK(CONCATENATE([.$Q$8]; [.C454]); [.C454])" office:value-type="string" office:string-value="Zucker">
            <text:p>Zucker</text:p>
          </table:table-cell>
          <table:table-cell table:style-name="ce8" table:formula="of:=HYPERLINK(CONCATENATE([.$Q$10]; [.C454]); [.C454])" office:value-type="string" office:string-value="Zucker">
            <text:p>Zucker</text:p>
          </table:table-cell>
          <table:table-cell table:style-name="ce19" table:formula="of:=HYPERLINK(CONCATENATE([.$Q$12]; [.C454]; [.$Q$13]); [.C454])" office:value-type="string" office:string-value="Zucker">
            <text:p>Zuck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3" table:formula="of:=HYPERLINK(CONCATENATE([.$Q$2]; [.C455]; [.$Q$3]); [.C455])" office:value-type="string" office:string-value="zufrieden">
            <text:p>zufrieden</text:p>
          </table:table-cell>
          <table:table-cell table:style-name="ce8" table:formula="of:=HYPERLINK(CONCATENATE([.$Q$5]; [.C455]; [.$Q$6]); [.C455])" office:value-type="string" office:string-value="zufrieden">
            <text:p>zufrieden</text:p>
          </table:table-cell>
          <table:table-cell table:style-name="ce8" table:formula="of:=HYPERLINK(CONCATENATE([.$Q$8]; [.C455]); [.C455])" office:value-type="string" office:string-value="zufrieden">
            <text:p>zufrieden</text:p>
          </table:table-cell>
          <table:table-cell table:style-name="ce8" table:formula="of:=HYPERLINK(CONCATENATE([.$Q$10]; [.C455]); [.C455])" office:value-type="string" office:string-value="zufrieden">
            <text:p>zufrieden</text:p>
          </table:table-cell>
          <table:table-cell table:style-name="ce19" table:formula="of:=HYPERLINK(CONCATENATE([.$Q$12]; [.C455]; [.$Q$13]); [.C455])" office:value-type="string" office:string-value="zufrieden">
            <text:p>zufried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3" table:formula="of:=HYPERLINK(CONCATENATE([.$Q$2]; [.C456]; [.$Q$3]); [.C456])" office:value-type="string" office:string-value="zusätzlich">
            <text:p>zusätzlich</text:p>
          </table:table-cell>
          <table:table-cell table:style-name="ce8" table:formula="of:=HYPERLINK(CONCATENATE([.$Q$5]; [.C456]; [.$Q$6]); [.C456])" office:value-type="string" office:string-value="zusätzlich">
            <text:p>zusätzlich</text:p>
          </table:table-cell>
          <table:table-cell table:style-name="ce8" table:formula="of:=HYPERLINK(CONCATENATE([.$Q$8]; [.C456]); [.C456])" office:value-type="string" office:string-value="zusätzlich">
            <text:p>zusätzlich</text:p>
          </table:table-cell>
          <table:table-cell table:style-name="ce8" table:formula="of:=HYPERLINK(CONCATENATE([.$Q$10]; [.C456]); [.C456])" office:value-type="string" office:string-value="zusätzlich">
            <text:p>zusätzlich</text:p>
          </table:table-cell>
          <table:table-cell table:style-name="ce19" table:formula="of:=HYPERLINK(CONCATENATE([.$Q$12]; [.C456]; [.$Q$13]); [.C456])" office:value-type="string" office:string-value="zusätzlich">
            <text:p>zusätz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57]; [.$Q$3]); [.C457])" office:value-type="string" office:string-value="zuständig">
            <text:p>zuständig</text:p>
          </table:table-cell>
          <table:table-cell table:style-name="ce8" table:formula="of:=HYPERLINK(CONCATENATE([.$Q$5]; [.C457]; [.$Q$6]); [.C457])" office:value-type="string" office:string-value="zuständig">
            <text:p>zuständig</text:p>
          </table:table-cell>
          <table:table-cell table:style-name="ce8" table:formula="of:=HYPERLINK(CONCATENATE([.$Q$8]; [.C457]); [.C457])" office:value-type="string" office:string-value="zuständig">
            <text:p>zuständig</text:p>
          </table:table-cell>
          <table:table-cell table:style-name="ce8" table:formula="of:=HYPERLINK(CONCATENATE([.$Q$10]; [.C457]); [.C457])" office:value-type="string" office:string-value="zuständig">
            <text:p>zuständig</text:p>
          </table:table-cell>
          <table:table-cell table:style-name="ce19" table:formula="of:=HYPERLINK(CONCATENATE([.$Q$12]; [.C457]; [.$Q$13]); [.C457])" office:value-type="string" office:string-value="zuständig">
            <text:p>zuständ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3" table:formula="of:=HYPERLINK(CONCATENATE([.$Q$2]; [.C458]; [.$Q$3]); [.C458])" office:value-type="string" office:string-value="zwei">
            <text:p>zwei</text:p>
          </table:table-cell>
          <table:table-cell table:style-name="ce8" table:formula="of:=HYPERLINK(CONCATENATE([.$Q$5]; [.C458]; [.$Q$6]); [.C458])" office:value-type="string" office:string-value="zwei">
            <text:p>zwei</text:p>
          </table:table-cell>
          <table:table-cell table:style-name="ce8" table:formula="of:=HYPERLINK(CONCATENATE([.$Q$8]; [.C458]); [.C458])" office:value-type="string" office:string-value="zwei">
            <text:p>zwei</text:p>
          </table:table-cell>
          <table:table-cell table:style-name="ce8" table:formula="of:=HYPERLINK(CONCATENATE([.$Q$10]; [.C458]); [.C458])" office:value-type="string" office:string-value="zwei">
            <text:p>zwei</text:p>
          </table:table-cell>
          <table:table-cell table:style-name="ce19" table:formula="of:=HYPERLINK(CONCATENATE([.$Q$12]; [.C458]; [.$Q$13]); [.C458])" office:value-type="string" office:string-value="zwei">
            <text:p>zwe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3" table:formula="of:=HYPERLINK(CONCATENATE([.$Q$2]; [.C459]; [.$Q$3]); [.C459])" office:value-type="string" office:string-value="zweit">
            <text:p>zweit</text:p>
          </table:table-cell>
          <table:table-cell table:style-name="ce8" table:formula="of:=HYPERLINK(CONCATENATE([.$Q$5]; [.C459]; [.$Q$6]); [.C459])" office:value-type="string" office:string-value="zweit">
            <text:p>zweit</text:p>
          </table:table-cell>
          <table:table-cell table:style-name="ce8" table:formula="of:=HYPERLINK(CONCATENATE([.$Q$8]; [.C459]); [.C459])" office:value-type="string" office:string-value="zweit">
            <text:p>zweit</text:p>
          </table:table-cell>
          <table:table-cell table:style-name="ce8" table:formula="of:=HYPERLINK(CONCATENATE([.$Q$10]; [.C459]); [.C459])" office:value-type="string" office:string-value="zweit">
            <text:p>zweit</text:p>
          </table:table-cell>
          <table:table-cell table:style-name="ce19" table:formula="of:=HYPERLINK(CONCATENATE([.$Q$12]; [.C459]; [.$Q$13]); [.C459])" office:value-type="string" office:string-value="zweit">
            <text:p>zwei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3" table:formula="of:=HYPERLINK(CONCATENATE([.$Q$2]; [.C460]; [.$Q$3]); [.C460])" office:value-type="string" office:string-value="zwölf">
            <text:p>zwölf</text:p>
          </table:table-cell>
          <table:table-cell table:style-name="ce8" table:formula="of:=HYPERLINK(CONCATENATE([.$Q$5]; [.C460]; [.$Q$6]); [.C460])" office:value-type="string" office:string-value="zwölf">
            <text:p>zwölf</text:p>
          </table:table-cell>
          <table:table-cell table:style-name="ce8" table:formula="of:=HYPERLINK(CONCATENATE([.$Q$8]; [.C460]); [.C460])" office:value-type="string" office:string-value="zwölf">
            <text:p>zwölf</text:p>
          </table:table-cell>
          <table:table-cell table:style-name="ce8" table:formula="of:=HYPERLINK(CONCATENATE([.$Q$10]; [.C460]); [.C460])" office:value-type="string" office:string-value="zwölf">
            <text:p>zwölf</text:p>
          </table:table-cell>
          <table:table-cell table:style-name="ce19" table:formula="of:=HYPERLINK(CONCATENATE([.$Q$12]; [.C460]; [.$Q$13]); [.C460])" office:value-type="string" office:string-value="zwölf">
            <text:p>zwölf</text:p>
          </table:table-cell>
          <table:table-cell table:style-name="ce19"/>
          <table:table-cell table:number-columns-repeated="2"/>
        </table:table-row>
        <table:table-row table:style-name="ro4" table:number-rows-repeated="1048113">
          <table:table-cell table:number-columns-repeated="18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4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4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4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4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4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4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4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4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4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4">
          <table:table-cell table:number-columns-repeated="2" office:value-type="string">
            <text:p>noun</text:p>
          </table:table-cell>
          <table:table-cell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4">
          <table:table-cell table:number-columns-repeated="2" office:value-type="string">
            <text:p>verb</text:p>
          </table:table-cell>
          <table:table-cell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4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4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4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4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4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4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4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4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4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4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4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4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4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4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4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2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0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9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40">
          <table:table-cell table:style-name="ce7" table:number-columns-repeated="4"/>
          <table:table-cell table:style-name="ce17"/>
        </table:table-row>
        <table:table-row table:style-name="ro4" table:number-rows-repeated="8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2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8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10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1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104779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0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5-09T00:11:27</dc:date>
    <meta:editing-duration>P1DT5H10M43S</meta:editing-duration>
    <meta:editing-cycles>34</meta:editing-cycles>
    <meta:document-statistic meta:table-count="3" meta:cell-count="5319" meta:object-count="0"/>
  </office:meta>
</office:document-meta>
</file>